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Sequential" draw:style-name="gr1" draw:text-style-name="P1" svg:width="21.853cm" svg:height="12.302cm" svg:x="1.354cm" svg:y="8.806cm">
            <draw:object draw:notify-on-update-of-ranges="Sheet1.A1:Sheet1.E1 Sheet1.A1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673cm" svg:height="12.062cm" svg:x="1.066cm" svg:y="22.889cm">
            <draw:object draw:notify-on-update-of-ranges="Sheet1.J1:Sheet1.J1 Sheet1.U1:Sheet1.U1 Sheet1.AF1:Sheet1.AF1 Sheet1.AQ1:Sheet1.AQ1 Sheet1.BB1:Sheet1.BB1 Sheet1.J12:Sheet1.J12 Sheet1.U12:Sheet1.U12 Sheet1.AF12:Sheet1.AF12 Sheet1.AQ12:Sheet1.AQ12 Sheet1.BB12:Sheet1.B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304cm" svg:height="10.781cm" svg:x="2.661cm" svg:y="36.356cm">
            <draw:object draw:notify-on-update-of-ranges="Sheet1.CI1:Sheet1.CI1 Sheet1.CT1:Sheet1.CT1 Sheet1.DE1:Sheet1.DE1 Sheet1.DP1:Sheet1.DP1 Sheet1.EA1:Sheet1.EA1 Sheet1.CI12:Sheet1.CI12 Sheet1.CT12:Sheet1.CT12 Sheet1.DE12:Sheet1.DE12 Sheet1.DP12:Sheet1.DP12 Sheet1.EA12:Sheet1.EA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78cm" svg:height="9.031cm" svg:x="46.546cm" svg:y="49.761cm">
            <draw:object draw:notify-on-update-of-ranges="Sheet1.U19:Sheet1.U19 Sheet1.AF19:Sheet1.AF19 Sheet1.AQ19:Sheet1.AQ19 Sheet1.BB19:Sheet1.BB19 Sheet1.BM19:Sheet1.BM19 Sheet1.U54:Sheet1.U54 Sheet1.AF54:Sheet1.AF54 Sheet1.AQ54:Sheet1.AQ54 Sheet1.BB54:Sheet1.BB54 Sheet1.BM54:Sheet1.BM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03cm" svg:height="8.805cm" svg:x="65.05cm" svg:y="49.707cm">
            <draw:object draw:notify-on-update-of-ranges="Sheet1.U65:Sheet1.U65 Sheet1.AF65:Sheet1.AF65 Sheet1.AQ65:Sheet1.AQ65 Sheet1.BB65:Sheet1.BB65 Sheet1.BM65:Sheet1.BM65 Sheet1.U100:Sheet1.U100 Sheet1.AF100:Sheet1.AF100 Sheet1.AQ100:Sheet1.AQ100 Sheet1.BB100:Sheet1.BB100 Sheet1.BM100:Sheet1.B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88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style-name="ce1" office:value-type="float" office:value="100" calcext:value-type="float" table:number-columns-spanned="10" table:number-rows-spanned="1">
            <text:p>100</text:p>
          </table:table-cell>
          <table:covered-table-cell table:number-columns-repeated="9" table:style-name="ce2"/>
          <table:table-cell/>
          <table:table-cell table:style-name="ce1" office:value-type="float" office:value="200" calcext:value-type="float" table:number-columns-spanned="10" table:number-rows-spanned="1">
            <text:p>200</text:p>
          </table:table-cell>
          <table:covered-table-cell table:number-columns-repeated="9"/>
          <table:table-cell/>
          <table:table-cell table:style-name="ce1" office:value-type="float" office:value="300" calcext:value-type="float" table:number-columns-spanned="10" table:number-rows-spanned="1">
            <text:p>300</text:p>
          </table:table-cell>
          <table:covered-table-cell table:number-columns-repeated="9"/>
          <table:table-cell/>
          <table:table-cell table:style-name="ce1" office:value-type="float" office:value="400" calcext:value-type="float" table:number-columns-spanned="10" table:number-rows-spanned="1">
            <text:p>400</text:p>
          </table:table-cell>
          <table:covered-table-cell table:number-columns-repeated="9"/>
          <table:table-cell/>
          <table:table-cell table:style-name="ce1" office:value-type="float" office:value="500" calcext:value-type="float" table:number-columns-spanned="10" table:number-rows-spanned="1">
            <text:p>500</text:p>
          </table:table-cell>
          <table:covered-table-cell table:number-columns-repeated="9"/>
          <table:table-cell/>
          <table:table-cell table:style-name="ce1" office:value-type="float" office:value="800" calcext:value-type="float" table:number-columns-spanned="10" table:number-rows-spanned="1">
            <text:p>800</text:p>
          </table:table-cell>
          <table:covered-table-cell table:number-columns-repeated="9"/>
          <table:table-cell/>
          <table:table-cell table:style-name="ce1" office:value-type="float" office:value="1600" calcext:value-type="float" table:number-columns-spanned="10" table:number-rows-spanned="1">
            <text:p>1600</text:p>
          </table:table-cell>
          <table:covered-table-cell table:number-columns-repeated="9" table:style-name="ce2"/>
          <table:table-cell/>
          <table:table-cell table:style-name="ce1" office:value-type="float" office:value="100" calcext:value-type="float" table:number-columns-spanned="10" table:number-rows-spanned="1">
            <text:p>100</text:p>
          </table:table-cell>
          <table:covered-table-cell table:number-columns-repeated="9" table:style-name="ce2"/>
          <table:table-cell/>
          <table:table-cell table:style-name="ce1" office:value-type="float" office:value="200" calcext:value-type="float" table:number-columns-spanned="10" table:number-rows-spanned="1">
            <text:p>200</text:p>
          </table:table-cell>
          <table:covered-table-cell table:number-columns-repeated="9" table:style-name="ce2"/>
          <table:table-cell/>
          <table:table-cell table:style-name="ce1" office:value-type="float" office:value="300" calcext:value-type="float" table:number-columns-spanned="10" table:number-rows-spanned="1">
            <text:p>300</text:p>
          </table:table-cell>
          <table:covered-table-cell table:number-columns-repeated="9" table:style-name="ce2"/>
          <table:table-cell/>
          <table:table-cell table:style-name="ce1" office:value-type="float" office:value="400" calcext:value-type="float" table:number-columns-spanned="10" table:number-rows-spanned="1">
            <text:p>400</text:p>
          </table:table-cell>
          <table:covered-table-cell table:number-columns-repeated="9" table:style-name="ce2"/>
          <table:table-cell/>
          <table:table-cell table:style-name="ce1" office:value-type="float" office:value="500" calcext:value-type="float" table:number-columns-spanned="10" table:number-rows-spanned="1">
            <text:p>500</text:p>
          </table:table-cell>
          <table:covered-table-cell table:number-columns-repeated="9" table:style-name="ce2"/>
          <table:table-cell/>
          <table:table-cell table:style-name="ce1" office:value-type="float" office:value="800" calcext:value-type="float" table:number-columns-spanned="10" table:number-rows-spanned="1">
            <text:p>800</text:p>
          </table:table-cell>
          <table:covered-table-cell table:number-columns-repeated="9" table:style-name="ce2"/>
          <table:table-cell/>
          <table:table-cell table:style-name="ce1" office:value-type="float" office:value="1600" calcext:value-type="float" table:number-columns-spanned="10" table:number-rows-spanned="1">
            <text:p>1600</text:p>
          </table:table-cell>
          <table:covered-table-cell table:number-columns-repeated="9" table:style-name="ce2"/>
        </table:table-row>
        <table:table-row table:style-name="ro1">
          <table:table-cell office:value-type="float" office:value="0.020882" calcext:value-type="float">
            <text:p>0,020882</text:p>
          </table:table-cell>
          <table:table-cell office:value-type="float" office:value="0.089247" calcext:value-type="float">
            <text:p>0,089247</text:p>
          </table:table-cell>
          <table:table-cell office:value-type="float" office:value="0.284843" calcext:value-type="float">
            <text:p>0,284843</text:p>
          </table:table-cell>
          <table:table-cell office:value-type="float" office:value="0.732041" calcext:value-type="float">
            <text:p>0,732041</text:p>
          </table:table-cell>
          <table:table-cell office:value-type="float" office:value="1.738516" calcext:value-type="float">
            <text:p>1,738516</text:p>
          </table:table-cell>
          <table:table-cell office:value-type="float" office:value="8.682412" calcext:value-type="float">
            <text:p>8,682412</text:p>
          </table:table-cell>
          <table:table-cell office:value-type="float" office:value="86.261226" calcext:value-type="float">
            <text:p>86,261226</text:p>
          </table:table-cell>
          <table:table-cell table:number-columns-repeated="2"/>
          <table:table-cell table:style-name="ce2" office:value-type="float" office:value="0.015311" calcext:value-type="float">
            <text:p>0,015311</text:p>
          </table:table-cell>
          <table:table-cell table:style-name="ce2" office:value-type="float" office:value="0.009007" calcext:value-type="float">
            <text:p>0,009007</text:p>
          </table:table-cell>
          <table:table-cell table:style-name="ce2" office:value-type="float" office:value="0.006128" calcext:value-type="float">
            <text:p>0,006128</text:p>
          </table:table-cell>
          <table:table-cell table:style-name="ce2" office:value-type="float" office:value="0.030964" calcext:value-type="float">
            <text:p>0,030964</text:p>
          </table:table-cell>
          <table:table-cell table:style-name="ce2" office:value-type="float" office:value="0.026056" calcext:value-type="float">
            <text:p>0,026056</text:p>
          </table:table-cell>
          <table:table-cell table:style-name="ce2" office:value-type="float" office:value="0.017871" calcext:value-type="float">
            <text:p>0,017871</text:p>
          </table:table-cell>
          <table:table-cell table:style-name="ce2" office:value-type="float" office:value="0.006983" calcext:value-type="float">
            <text:p>0,006983</text:p>
          </table:table-cell>
          <table:table-cell table:style-name="ce2" office:value-type="float" office:value="0.006713" calcext:value-type="float">
            <text:p>0,006713</text:p>
          </table:table-cell>
          <table:table-cell table:style-name="ce2" office:value-type="float" office:value="0.008164" calcext:value-type="float">
            <text:p>0,008164</text:p>
          </table:table-cell>
          <table:table-cell table:style-name="ce2" office:value-type="float" office:value="0.015404" calcext:value-type="float">
            <text:p>0,015404</text:p>
          </table:table-cell>
          <table:table-cell/>
          <table:table-cell office:value-type="float" office:value="0.145505" calcext:value-type="float">
            <text:p>0,145505</text:p>
          </table:table-cell>
          <table:table-cell office:value-type="float" office:value="0.117353" calcext:value-type="float">
            <text:p>0,117353</text:p>
          </table:table-cell>
          <table:table-cell office:value-type="float" office:value="0.118917" calcext:value-type="float">
            <text:p>0,118917</text:p>
          </table:table-cell>
          <table:table-cell office:value-type="float" office:value="0.167562" calcext:value-type="float">
            <text:p>0,167562</text:p>
          </table:table-cell>
          <table:table-cell office:value-type="float" office:value="0.178738" calcext:value-type="float">
            <text:p>0,178738</text:p>
          </table:table-cell>
          <table:table-cell office:value-type="float" office:value="0.162045" calcext:value-type="float">
            <text:p>0,162045</text:p>
          </table:table-cell>
          <table:table-cell office:value-type="float" office:value="0.145649" calcext:value-type="float">
            <text:p>0,145649</text:p>
          </table:table-cell>
          <table:table-cell office:value-type="float" office:value="0.173696" calcext:value-type="float">
            <text:p>0,173696</text:p>
          </table:table-cell>
          <table:table-cell office:value-type="float" office:value="0.18328" calcext:value-type="float">
            <text:p>0,18328</text:p>
          </table:table-cell>
          <table:table-cell office:value-type="float" office:value="0.174956" calcext:value-type="float">
            <text:p>0,174956</text:p>
          </table:table-cell>
          <table:table-cell/>
          <table:table-cell office:value-type="float" office:value="0.528159" calcext:value-type="float">
            <text:p>0,528159</text:p>
          </table:table-cell>
          <table:table-cell office:value-type="float" office:value="0.605151" calcext:value-type="float">
            <text:p>0,605151</text:p>
          </table:table-cell>
          <table:table-cell office:value-type="float" office:value="0.577393" calcext:value-type="float">
            <text:p>0,577393</text:p>
          </table:table-cell>
          <table:table-cell office:value-type="float" office:value="0.575746" calcext:value-type="float">
            <text:p>0,575746</text:p>
          </table:table-cell>
          <table:table-cell office:value-type="float" office:value="0.515364" calcext:value-type="float">
            <text:p>0,515364</text:p>
          </table:table-cell>
          <table:table-cell office:value-type="float" office:value="0.65064" calcext:value-type="float">
            <text:p>0,65064</text:p>
          </table:table-cell>
          <table:table-cell office:value-type="float" office:value="0.647539" calcext:value-type="float">
            <text:p>0,647539</text:p>
          </table:table-cell>
          <table:table-cell office:value-type="float" office:value="0.591902" calcext:value-type="float">
            <text:p>0,591902</text:p>
          </table:table-cell>
          <table:table-cell office:value-type="float" office:value="0.613376" calcext:value-type="float">
            <text:p>0,613376</text:p>
          </table:table-cell>
          <table:table-cell office:value-type="float" office:value="0.595645" calcext:value-type="float">
            <text:p>0,595645</text:p>
          </table:table-cell>
          <table:table-cell/>
          <table:table-cell office:value-type="float" office:value="1.716459" calcext:value-type="float">
            <text:p>1,716459</text:p>
          </table:table-cell>
          <table:table-cell office:value-type="float" office:value="1.759807" calcext:value-type="float">
            <text:p>1,759807</text:p>
          </table:table-cell>
          <table:table-cell office:value-type="float" office:value="1.82717" calcext:value-type="float">
            <text:p>1,82717</text:p>
          </table:table-cell>
          <table:table-cell office:value-type="float" office:value="1.950245" calcext:value-type="float">
            <text:p>1,950245</text:p>
          </table:table-cell>
          <table:table-cell office:value-type="float" office:value="1.859192" calcext:value-type="float">
            <text:p>1,859192</text:p>
          </table:table-cell>
          <table:table-cell office:value-type="float" office:value="1.912077" calcext:value-type="float">
            <text:p>1,912077</text:p>
          </table:table-cell>
          <table:table-cell office:value-type="float" office:value="2.298815" calcext:value-type="float">
            <text:p>2,298815</text:p>
          </table:table-cell>
          <table:table-cell office:value-type="float" office:value="2.533537" calcext:value-type="float">
            <text:p>2,533537</text:p>
          </table:table-cell>
          <table:table-cell office:value-type="float" office:value="3.377464" calcext:value-type="float">
            <text:p>3,377464</text:p>
          </table:table-cell>
          <table:table-cell office:value-type="float" office:value="2.583101" calcext:value-type="float">
            <text:p>2,583101</text:p>
          </table:table-cell>
          <table:table-cell/>
          <table:table-cell office:value-type="float" office:value="3.464326" calcext:value-type="float">
            <text:p>3,464326</text:p>
          </table:table-cell>
          <table:table-cell office:value-type="float" office:value="3.956689" calcext:value-type="float">
            <text:p>3,956689</text:p>
          </table:table-cell>
          <table:table-cell office:value-type="float" office:value="4.35757" calcext:value-type="float">
            <text:p>4,35757</text:p>
          </table:table-cell>
          <table:table-cell office:value-type="float" office:value="4.679035" calcext:value-type="float">
            <text:p>4,679035</text:p>
          </table:table-cell>
          <table:table-cell office:value-type="float" office:value="4.317513" calcext:value-type="float">
            <text:p>4,317513</text:p>
          </table:table-cell>
          <table:table-cell office:value-type="float" office:value="4.844222" calcext:value-type="float">
            <text:p>4,844222</text:p>
          </table:table-cell>
          <table:table-cell office:value-type="float" office:value="4.375558" calcext:value-type="float">
            <text:p>4,375558</text:p>
          </table:table-cell>
          <table:table-cell office:value-type="float" office:value="4.864459" calcext:value-type="float">
            <text:p>4,864459</text:p>
          </table:table-cell>
          <table:table-cell office:value-type="float" office:value="4.692113" calcext:value-type="float">
            <text:p>4,692113</text:p>
          </table:table-cell>
          <table:table-cell office:value-type="float" office:value="5.241118" calcext:value-type="float">
            <text:p>5,241118</text:p>
          </table:table-cell>
          <table:table-cell/>
          <table:table-cell office:value-type="float" office:value="21.027496" calcext:value-type="float">
            <text:p>21,027496</text:p>
          </table:table-cell>
          <table:table-cell office:value-type="float" office:value="21.614084" calcext:value-type="float">
            <text:p>21,614084</text:p>
          </table:table-cell>
          <table:table-cell office:value-type="float" office:value="20.995339" calcext:value-type="float">
            <text:p>20,995339</text:p>
          </table:table-cell>
          <table:table-cell office:value-type="float" office:value="20.934384" calcext:value-type="float">
            <text:p>20,934384</text:p>
          </table:table-cell>
          <table:table-cell office:value-type="float" office:value="22.615794" calcext:value-type="float">
            <text:p>22,615794</text:p>
          </table:table-cell>
          <table:table-cell office:value-type="float" office:value="22.654762" calcext:value-type="float">
            <text:p>22,654762</text:p>
          </table:table-cell>
          <table:table-cell office:value-type="float" office:value="21.346057" calcext:value-type="float">
            <text:p>21,346057</text:p>
          </table:table-cell>
          <table:table-cell office:value-type="float" office:value="22.798146" calcext:value-type="float">
            <text:p>22,798146</text:p>
          </table:table-cell>
          <table:table-cell office:value-type="float" office:value="22.776094" calcext:value-type="float">
            <text:p>22,776094</text:p>
          </table:table-cell>
          <table:table-cell office:value-type="float" office:value="22.854091" calcext:value-type="float">
            <text:p>22,854091</text:p>
          </table:table-cell>
          <table:table-cell/>
          <table:table-cell table:style-name="ce2" office:value-type="float" office:value="201.202498" calcext:value-type="float">
            <text:p>201,202498</text:p>
          </table:table-cell>
          <table:table-cell table:style-name="ce2" office:value-type="float" office:value="204.847061" calcext:value-type="float">
            <text:p>204,847061</text:p>
          </table:table-cell>
          <table:table-cell table:style-name="ce2" office:value-type="float" office:value="204.227069" calcext:value-type="float">
            <text:p>204,227069</text:p>
          </table:table-cell>
          <table:table-cell table:style-name="ce2" office:value-type="float" office:value="200.493285" calcext:value-type="float">
            <text:p>200,493285</text:p>
          </table:table-cell>
          <table:table-cell table:style-name="ce2" office:value-type="float" office:value="201.712566" calcext:value-type="float">
            <text:p>201,712566</text:p>
          </table:table-cell>
          <table:table-cell table:style-name="ce2" office:value-type="float" office:value="200.306626" calcext:value-type="float">
            <text:p>200,306626</text:p>
          </table:table-cell>
          <table:table-cell table:style-name="ce2" office:value-type="float" office:value="203.047046" calcext:value-type="float">
            <text:p>203,047046</text:p>
          </table:table-cell>
          <table:table-cell table:style-name="ce2" office:value-type="float" office:value="202.583444" calcext:value-type="float">
            <text:p>202,583444</text:p>
          </table:table-cell>
          <table:table-cell table:style-name="ce2" office:value-type="float" office:value="203.180189" calcext:value-type="float">
            <text:p>203,180189</text:p>
          </table:table-cell>
          <table:table-cell table:style-name="ce2" office:value-type="float" office:value="203.101839" calcext:value-type="float">
            <text:p>203,101839</text:p>
          </table:table-cell>
          <table:table-cell/>
          <table:table-cell table:style-name="ce2" office:value-type="float" office:value="0.009885" calcext:value-type="float">
            <text:p>0,009885</text:p>
          </table:table-cell>
          <table:table-cell table:style-name="ce2" office:value-type="float" office:value="0.007851" calcext:value-type="float">
            <text:p>0,007851</text:p>
          </table:table-cell>
          <table:table-cell table:style-name="ce2" office:value-type="float" office:value="0.007446" calcext:value-type="float">
            <text:p>0,007446</text:p>
          </table:table-cell>
          <table:table-cell table:style-name="ce2" office:value-type="float" office:value="0.009519" calcext:value-type="float">
            <text:p>0,009519</text:p>
          </table:table-cell>
          <table:table-cell table:style-name="ce2" office:value-type="float" office:value="0.018403" calcext:value-type="float">
            <text:p>0,018403</text:p>
          </table:table-cell>
          <table:table-cell table:style-name="ce2" office:value-type="float" office:value="0.007228" calcext:value-type="float">
            <text:p>0,007228</text:p>
          </table:table-cell>
          <table:table-cell table:style-name="ce2" office:value-type="float" office:value="0.014687" calcext:value-type="float">
            <text:p>0,014687</text:p>
          </table:table-cell>
          <table:table-cell table:style-name="ce2" office:value-type="float" office:value="0.007716" calcext:value-type="float">
            <text:p>0,007716</text:p>
          </table:table-cell>
          <table:table-cell table:style-name="ce2" office:value-type="float" office:value="0.009132" calcext:value-type="float">
            <text:p>0,009132</text:p>
          </table:table-cell>
          <table:table-cell table:style-name="ce2" office:value-type="float" office:value="0.01324" calcext:value-type="float">
            <text:p>0,01324</text:p>
          </table:table-cell>
          <table:table-cell/>
          <table:table-cell table:style-name="ce2" office:value-type="float" office:value="0.126031" calcext:value-type="float">
            <text:p>0,126031</text:p>
          </table:table-cell>
          <table:table-cell table:style-name="ce2" office:value-type="float" office:value="0.104286" calcext:value-type="float">
            <text:p>0,104286</text:p>
          </table:table-cell>
          <table:table-cell table:style-name="ce2" office:value-type="float" office:value="0.077404" calcext:value-type="float">
            <text:p>0,077404</text:p>
          </table:table-cell>
          <table:table-cell table:style-name="ce2" office:value-type="float" office:value="0.13535" calcext:value-type="float">
            <text:p>0,13535</text:p>
          </table:table-cell>
          <table:table-cell table:style-name="ce2" office:value-type="float" office:value="0.044963" calcext:value-type="float">
            <text:p>0,044963</text:p>
          </table:table-cell>
          <table:table-cell table:style-name="ce2" office:value-type="float" office:value="0.095727" calcext:value-type="float">
            <text:p>0,095727</text:p>
          </table:table-cell>
          <table:table-cell table:style-name="ce2" office:value-type="float" office:value="0.136529" calcext:value-type="float">
            <text:p>0,136529</text:p>
          </table:table-cell>
          <table:table-cell table:style-name="ce2" office:value-type="float" office:value="0.119502" calcext:value-type="float">
            <text:p>0,119502</text:p>
          </table:table-cell>
          <table:table-cell table:style-name="ce2" office:value-type="float" office:value="0.051968" calcext:value-type="float">
            <text:p>0,051968</text:p>
          </table:table-cell>
          <table:table-cell table:style-name="ce2" office:value-type="float" office:value="0.162871" calcext:value-type="float">
            <text:p>0,162871</text:p>
          </table:table-cell>
          <table:table-cell/>
          <table:table-cell table:style-name="ce2" office:value-type="float" office:value="0.328653" calcext:value-type="float">
            <text:p>0,328653</text:p>
          </table:table-cell>
          <table:table-cell table:style-name="ce2" office:value-type="float" office:value="0.318194" calcext:value-type="float">
            <text:p>0,318194</text:p>
          </table:table-cell>
          <table:table-cell table:style-name="ce2" office:value-type="float" office:value="0.312999" calcext:value-type="float">
            <text:p>0,312999</text:p>
          </table:table-cell>
          <table:table-cell table:style-name="ce2" office:value-type="float" office:value="0.27352" calcext:value-type="float">
            <text:p>0,27352</text:p>
          </table:table-cell>
          <table:table-cell table:style-name="ce2" office:value-type="float" office:value="0.195019" calcext:value-type="float">
            <text:p>0,195019</text:p>
          </table:table-cell>
          <table:table-cell table:style-name="ce2" office:value-type="float" office:value="0.351969" calcext:value-type="float">
            <text:p>0,351969</text:p>
          </table:table-cell>
          <table:table-cell table:style-name="ce2" office:value-type="float" office:value="0.520871" calcext:value-type="float">
            <text:p>0,520871</text:p>
          </table:table-cell>
          <table:table-cell table:style-name="ce2" office:value-type="float" office:value="0.353766" calcext:value-type="float">
            <text:p>0,353766</text:p>
          </table:table-cell>
          <table:table-cell table:style-name="ce2" office:value-type="float" office:value="0.211007" calcext:value-type="float">
            <text:p>0,211007</text:p>
          </table:table-cell>
          <table:table-cell table:style-name="ce2" office:value-type="float" office:value="0.344954" calcext:value-type="float">
            <text:p>0,344954</text:p>
          </table:table-cell>
          <table:table-cell/>
          <table:table-cell table:style-name="ce2" office:value-type="float" office:value="1.619822" calcext:value-type="float">
            <text:p>1,619822</text:p>
          </table:table-cell>
          <table:table-cell table:style-name="ce2" office:value-type="float" office:value="1.682266" calcext:value-type="float">
            <text:p>1,682266</text:p>
          </table:table-cell>
          <table:table-cell table:style-name="ce2" office:value-type="float" office:value="1.640757" calcext:value-type="float">
            <text:p>1,640757</text:p>
          </table:table-cell>
          <table:table-cell table:style-name="ce2" office:value-type="float" office:value="1.640309" calcext:value-type="float">
            <text:p>1,640309</text:p>
          </table:table-cell>
          <table:table-cell table:style-name="ce2" office:value-type="float" office:value="1.73616" calcext:value-type="float">
            <text:p>1,73616</text:p>
          </table:table-cell>
          <table:table-cell table:style-name="ce2" office:value-type="float" office:value="1.532028" calcext:value-type="float">
            <text:p>1,532028</text:p>
          </table:table-cell>
          <table:table-cell table:style-name="ce2" office:value-type="float" office:value="1.661609" calcext:value-type="float">
            <text:p>1,661609</text:p>
          </table:table-cell>
          <table:table-cell table:style-name="ce2" office:value-type="float" office:value="1.761565" calcext:value-type="float">
            <text:p>1,761565</text:p>
          </table:table-cell>
          <table:table-cell table:style-name="ce2" office:value-type="float" office:value="1.725798" calcext:value-type="float">
            <text:p>1,725798</text:p>
          </table:table-cell>
          <table:table-cell table:style-name="ce2" office:value-type="float" office:value="1.86016" calcext:value-type="float">
            <text:p>1,86016</text:p>
          </table:table-cell>
          <table:table-cell/>
          <table:table-cell table:style-name="ce2" office:value-type="float" office:value="3.009412" calcext:value-type="float">
            <text:p>3,009412</text:p>
          </table:table-cell>
          <table:table-cell table:style-name="ce2" office:value-type="float" office:value="3.246414" calcext:value-type="float">
            <text:p>3,246414</text:p>
          </table:table-cell>
          <table:table-cell table:style-name="ce2" office:value-type="float" office:value="3.882962" calcext:value-type="float">
            <text:p>3,882962</text:p>
          </table:table-cell>
          <table:table-cell table:style-name="ce2" office:value-type="float" office:value="3.830942" calcext:value-type="float">
            <text:p>3,830942</text:p>
          </table:table-cell>
          <table:table-cell table:style-name="ce2" office:value-type="float" office:value="3.811831" calcext:value-type="float">
            <text:p>3,811831</text:p>
          </table:table-cell>
          <table:table-cell table:style-name="ce2" office:value-type="float" office:value="1.880886" calcext:value-type="float">
            <text:p>1,880886</text:p>
          </table:table-cell>
          <table:table-cell table:style-name="ce2" office:value-type="float" office:value="4.803861" calcext:value-type="float">
            <text:p>4,803861</text:p>
          </table:table-cell>
          <table:table-cell table:style-name="ce2" office:value-type="float" office:value="4.972819" calcext:value-type="float">
            <text:p>4,972819</text:p>
          </table:table-cell>
          <table:table-cell table:style-name="ce2" office:value-type="float" office:value="4.855883" calcext:value-type="float">
            <text:p>4,855883</text:p>
          </table:table-cell>
          <table:table-cell table:style-name="ce2" office:value-type="float" office:value="5.150658" calcext:value-type="float">
            <text:p>5,150658</text:p>
          </table:table-cell>
          <table:table-cell/>
          <table:table-cell table:style-name="ce2" office:value-type="float" office:value="18.291143" calcext:value-type="float">
            <text:p>18,291143</text:p>
          </table:table-cell>
          <table:table-cell table:style-name="ce2" office:value-type="float" office:value="19.575697" calcext:value-type="float">
            <text:p>19,575697</text:p>
          </table:table-cell>
          <table:table-cell table:style-name="ce2" office:value-type="float" office:value="20.168518" calcext:value-type="float">
            <text:p>20,168518</text:p>
          </table:table-cell>
          <table:table-cell table:style-name="ce2" office:value-type="float" office:value="20.313792" calcext:value-type="float">
            <text:p>20,313792</text:p>
          </table:table-cell>
          <table:table-cell table:style-name="ce2" office:value-type="float" office:value="20.787549" calcext:value-type="float">
            <text:p>20,787549</text:p>
          </table:table-cell>
          <table:table-cell table:style-name="ce2" office:value-type="float" office:value="21.290194" calcext:value-type="float">
            <text:p>21,290194</text:p>
          </table:table-cell>
          <table:table-cell table:style-name="ce2" office:value-type="float" office:value="22.108231" calcext:value-type="float">
            <text:p>22,108231</text:p>
          </table:table-cell>
          <table:table-cell table:style-name="ce2" office:value-type="float" office:value="21.420458" calcext:value-type="float">
            <text:p>21,420458</text:p>
          </table:table-cell>
          <table:table-cell table:style-name="ce2" office:value-type="float" office:value="21.284964" calcext:value-type="float">
            <text:p>21,284964</text:p>
          </table:table-cell>
          <table:table-cell table:style-name="ce2" office:value-type="float" office:value="21.894963" calcext:value-type="float">
            <text:p>21,894963</text:p>
          </table:table-cell>
          <table:table-cell/>
          <table:table-cell table:style-name="ce2" office:value-type="float" office:value="206.594448" calcext:value-type="float">
            <text:p>206,594448</text:p>
          </table:table-cell>
          <table:table-cell table:style-name="ce2" office:value-type="float" office:value="210.846433" calcext:value-type="float">
            <text:p>210,846433</text:p>
          </table:table-cell>
          <table:table-cell table:style-name="ce2" office:value-type="float" office:value="213.642665" calcext:value-type="float">
            <text:p>213,642665</text:p>
          </table:table-cell>
          <table:table-cell table:style-name="ce2" office:value-type="float" office:value="212.106038" calcext:value-type="float">
            <text:p>212,106038</text:p>
          </table:table-cell>
          <table:table-cell table:style-name="ce2" office:value-type="float" office:value="210.66058" calcext:value-type="float">
            <text:p>210,66058</text:p>
          </table:table-cell>
          <table:table-cell table:style-name="ce2" office:value-type="float" office:value="212.052705" calcext:value-type="float">
            <text:p>212,052705</text:p>
          </table:table-cell>
          <table:table-cell table:style-name="ce2" office:value-type="float" office:value="209.823433" calcext:value-type="float">
            <text:p>209,823433</text:p>
          </table:table-cell>
          <table:table-cell table:style-name="ce2" office:value-type="float" office:value="213.435103" calcext:value-type="float">
            <text:p>213,435103</text:p>
          </table:table-cell>
          <table:table-cell table:style-name="ce2" office:value-type="float" office:value="213.332204" calcext:value-type="float">
            <text:p>213,332204</text:p>
          </table:table-cell>
          <table:table-cell table:style-name="ce2" office:value-type="float" office:value="216.236308" calcext:value-type="float">
            <text:p>216,236308</text:p>
          </table:table-cell>
        </table:table-row>
        <table:table-row table:style-name="ro1">
          <table:table-cell office:value-type="float" office:value="0.012442" calcext:value-type="float">
            <text:p>0,012442</text:p>
          </table:table-cell>
          <table:table-cell office:value-type="float" office:value="0.086859" calcext:value-type="float">
            <text:p>0,086859</text:p>
          </table:table-cell>
          <table:table-cell office:value-type="float" office:value="0.282038" calcext:value-type="float">
            <text:p>0,282038</text:p>
          </table:table-cell>
          <table:table-cell office:value-type="float" office:value="0.752164" calcext:value-type="float">
            <text:p>0,752164</text:p>
          </table:table-cell>
          <table:table-cell office:value-type="float" office:value="1.734908" calcext:value-type="float">
            <text:p>1,734908</text:p>
          </table:table-cell>
          <table:table-cell office:value-type="float" office:value="8.680088" calcext:value-type="float">
            <text:p>8,680088</text:p>
          </table:table-cell>
          <table:table-cell office:value-type="float" office:value="91.477864" calcext:value-type="float">
            <text:p>91,477864</text:p>
          </table:table-cell>
          <table:table-cell table:number-columns-repeated="2"/>
          <table:table-cell table:style-name="ce2" office:value-type="float" office:value="0.010676" calcext:value-type="float">
            <text:p>0,010676</text:p>
          </table:table-cell>
          <table:table-cell table:style-name="ce2" office:value-type="float" office:value="0.011193" calcext:value-type="float">
            <text:p>0,011193</text:p>
          </table:table-cell>
          <table:table-cell table:style-name="ce2" office:value-type="float" office:value="0.00864" calcext:value-type="float">
            <text:p>0,00864</text:p>
          </table:table-cell>
          <table:table-cell table:style-name="ce2" office:value-type="float" office:value="0.033618" calcext:value-type="float">
            <text:p>0,033618</text:p>
          </table:table-cell>
          <table:table-cell table:style-name="ce2" office:value-type="float" office:value="0.024939" calcext:value-type="float">
            <text:p>0,024939</text:p>
          </table:table-cell>
          <table:table-cell table:style-name="ce2" office:value-type="float" office:value="0.024042" calcext:value-type="float">
            <text:p>0,024042</text:p>
          </table:table-cell>
          <table:table-cell table:style-name="ce2" office:value-type="float" office:value="0.012779" calcext:value-type="float">
            <text:p>0,012779</text:p>
          </table:table-cell>
          <table:table-cell table:style-name="ce2" office:value-type="float" office:value="0.014585" calcext:value-type="float">
            <text:p>0,014585</text:p>
          </table:table-cell>
          <table:table-cell table:style-name="ce2" office:value-type="float" office:value="0.020494" calcext:value-type="float">
            <text:p>0,020494</text:p>
          </table:table-cell>
          <table:table-cell table:style-name="ce2" office:value-type="float" office:value="0.01721" calcext:value-type="float">
            <text:p>0,01721</text:p>
          </table:table-cell>
          <table:table-cell/>
          <table:table-cell office:value-type="float" office:value="0.156361" calcext:value-type="float">
            <text:p>0,156361</text:p>
          </table:table-cell>
          <table:table-cell office:value-type="float" office:value="0.159488" calcext:value-type="float">
            <text:p>0,159488</text:p>
          </table:table-cell>
          <table:table-cell office:value-type="float" office:value="0.180349" calcext:value-type="float">
            <text:p>0,180349</text:p>
          </table:table-cell>
          <table:table-cell office:value-type="float" office:value="0.162641" calcext:value-type="float">
            <text:p>0,162641</text:p>
          </table:table-cell>
          <table:table-cell office:value-type="float" office:value="0.1826" calcext:value-type="float">
            <text:p>0,1826</text:p>
          </table:table-cell>
          <table:table-cell office:value-type="float" office:value="0.176198" calcext:value-type="float">
            <text:p>0,176198</text:p>
          </table:table-cell>
          <table:table-cell office:value-type="float" office:value="0.197832" calcext:value-type="float">
            <text:p>0,197832</text:p>
          </table:table-cell>
          <table:table-cell office:value-type="float" office:value="0.183216" calcext:value-type="float">
            <text:p>0,183216</text:p>
          </table:table-cell>
          <table:table-cell office:value-type="float" office:value="0.187128" calcext:value-type="float">
            <text:p>0,187128</text:p>
          </table:table-cell>
          <table:table-cell office:value-type="float" office:value="0.188622" calcext:value-type="float">
            <text:p>0,188622</text:p>
          </table:table-cell>
          <table:table-cell/>
          <table:table-cell office:value-type="float" office:value="0.609565" calcext:value-type="float">
            <text:p>0,609565</text:p>
          </table:table-cell>
          <table:table-cell office:value-type="float" office:value="0.623652" calcext:value-type="float">
            <text:p>0,623652</text:p>
          </table:table-cell>
          <table:table-cell office:value-type="float" office:value="0.603266" calcext:value-type="float">
            <text:p>0,603266</text:p>
          </table:table-cell>
          <table:table-cell office:value-type="float" office:value="0.62678" calcext:value-type="float">
            <text:p>0,62678</text:p>
          </table:table-cell>
          <table:table-cell office:value-type="float" office:value="0.548096" calcext:value-type="float">
            <text:p>0,548096</text:p>
          </table:table-cell>
          <table:table-cell office:value-type="float" office:value="0.679775" calcext:value-type="float">
            <text:p>0,679775</text:p>
          </table:table-cell>
          <table:table-cell office:value-type="float" office:value="0.713505" calcext:value-type="float">
            <text:p>0,713505</text:p>
          </table:table-cell>
          <table:table-cell office:value-type="float" office:value="0.634027" calcext:value-type="float">
            <text:p>0,634027</text:p>
          </table:table-cell>
          <table:table-cell office:value-type="float" office:value="0.647789" calcext:value-type="float">
            <text:p>0,647789</text:p>
          </table:table-cell>
          <table:table-cell office:value-type="float" office:value="0.684994" calcext:value-type="float">
            <text:p>0,684994</text:p>
          </table:table-cell>
          <table:table-cell/>
          <table:table-cell office:value-type="float" office:value="1.791939" calcext:value-type="float">
            <text:p>1,791939</text:p>
          </table:table-cell>
          <table:table-cell office:value-type="float" office:value="1.857803" calcext:value-type="float">
            <text:p>1,857803</text:p>
          </table:table-cell>
          <table:table-cell office:value-type="float" office:value="1.926408" calcext:value-type="float">
            <text:p>1,926408</text:p>
          </table:table-cell>
          <table:table-cell office:value-type="float" office:value="2.118472" calcext:value-type="float">
            <text:p>2,118472</text:p>
          </table:table-cell>
          <table:table-cell office:value-type="float" office:value="2.000387" calcext:value-type="float">
            <text:p>2,000387</text:p>
          </table:table-cell>
          <table:table-cell office:value-type="float" office:value="2.004994" calcext:value-type="float">
            <text:p>2,004994</text:p>
          </table:table-cell>
          <table:table-cell office:value-type="float" office:value="2.298026" calcext:value-type="float">
            <text:p>2,298026</text:p>
          </table:table-cell>
          <table:table-cell office:value-type="float" office:value="2.597037" calcext:value-type="float">
            <text:p>2,597037</text:p>
          </table:table-cell>
          <table:table-cell office:value-type="float" office:value="3.374983" calcext:value-type="float">
            <text:p>3,374983</text:p>
          </table:table-cell>
          <table:table-cell office:value-type="float" office:value="2.650661" calcext:value-type="float">
            <text:p>2,650661</text:p>
          </table:table-cell>
          <table:table-cell/>
          <table:table-cell office:value-type="float" office:value="3.779182" calcext:value-type="float">
            <text:p>3,779182</text:p>
          </table:table-cell>
          <table:table-cell office:value-type="float" office:value="4.082741" calcext:value-type="float">
            <text:p>4,082741</text:p>
          </table:table-cell>
          <table:table-cell office:value-type="float" office:value="4.509457" calcext:value-type="float">
            <text:p>4,509457</text:p>
          </table:table-cell>
          <table:table-cell office:value-type="float" office:value="4.691533" calcext:value-type="float">
            <text:p>4,691533</text:p>
          </table:table-cell>
          <table:table-cell office:value-type="float" office:value="4.344392" calcext:value-type="float">
            <text:p>4,344392</text:p>
          </table:table-cell>
          <table:table-cell office:value-type="float" office:value="4.918404" calcext:value-type="float">
            <text:p>4,918404</text:p>
          </table:table-cell>
          <table:table-cell office:value-type="float" office:value="4.456889" calcext:value-type="float">
            <text:p>4,456889</text:p>
          </table:table-cell>
          <table:table-cell office:value-type="float" office:value="4.882195" calcext:value-type="float">
            <text:p>4,882195</text:p>
          </table:table-cell>
          <table:table-cell office:value-type="float" office:value="4.834103" calcext:value-type="float">
            <text:p>4,834103</text:p>
          </table:table-cell>
          <table:table-cell office:value-type="float" office:value="5.225897" calcext:value-type="float">
            <text:p>5,225897</text:p>
          </table:table-cell>
          <table:table-cell/>
          <table:table-cell office:value-type="float" office:value="21.40252" calcext:value-type="float">
            <text:p>21,40252</text:p>
          </table:table-cell>
          <table:table-cell office:value-type="float" office:value="21.668364" calcext:value-type="float">
            <text:p>21,668364</text:p>
          </table:table-cell>
          <table:table-cell office:value-type="float" office:value="21.696094" calcext:value-type="float">
            <text:p>21,696094</text:p>
          </table:table-cell>
          <table:table-cell office:value-type="float" office:value="21.0967" calcext:value-type="float">
            <text:p>21,0967</text:p>
          </table:table-cell>
          <table:table-cell office:value-type="float" office:value="22.750119" calcext:value-type="float">
            <text:p>22,750119</text:p>
          </table:table-cell>
          <table:table-cell office:value-type="float" office:value="22.771667" calcext:value-type="float">
            <text:p>22,771667</text:p>
          </table:table-cell>
          <table:table-cell office:value-type="float" office:value="21.338961" calcext:value-type="float">
            <text:p>21,338961</text:p>
          </table:table-cell>
          <table:table-cell office:value-type="float" office:value="22.937861" calcext:value-type="float">
            <text:p>22,937861</text:p>
          </table:table-cell>
          <table:table-cell office:value-type="float" office:value="22.859682" calcext:value-type="float">
            <text:p>22,859682</text:p>
          </table:table-cell>
          <table:table-cell office:value-type="float" office:value="22.935924" calcext:value-type="float">
            <text:p>22,935924</text:p>
          </table:table-cell>
          <table:table-cell/>
          <table:table-cell table:style-name="ce2" office:value-type="float" office:value="202.09329" calcext:value-type="float">
            <text:p>202,09329</text:p>
          </table:table-cell>
          <table:table-cell table:style-name="ce2" office:value-type="float" office:value="205.032058" calcext:value-type="float">
            <text:p>205,032058</text:p>
          </table:table-cell>
          <table:table-cell table:style-name="ce2" office:value-type="float" office:value="204.920446" calcext:value-type="float">
            <text:p>204,920446</text:p>
          </table:table-cell>
          <table:table-cell table:style-name="ce2" office:value-type="float" office:value="200.766136" calcext:value-type="float">
            <text:p>200,766136</text:p>
          </table:table-cell>
          <table:table-cell table:style-name="ce2" office:value-type="float" office:value="202.353744" calcext:value-type="float">
            <text:p>202,353744</text:p>
          </table:table-cell>
          <table:table-cell table:style-name="ce2" office:value-type="float" office:value="200.982073" calcext:value-type="float">
            <text:p>200,982073</text:p>
          </table:table-cell>
          <table:table-cell table:style-name="ce2" office:value-type="float" office:value="203.615308" calcext:value-type="float">
            <text:p>203,615308</text:p>
          </table:table-cell>
          <table:table-cell table:style-name="ce2" office:value-type="float" office:value="202.58614" calcext:value-type="float">
            <text:p>202,58614</text:p>
          </table:table-cell>
          <table:table-cell table:style-name="ce2" office:value-type="float" office:value="203.481988" calcext:value-type="float">
            <text:p>203,481988</text:p>
          </table:table-cell>
          <table:table-cell table:style-name="ce2" office:value-type="float" office:value="203.530019" calcext:value-type="float">
            <text:p>203,530019</text:p>
          </table:table-cell>
          <table:table-cell/>
          <table:table-cell table:style-name="ce2" office:value-type="float" office:value="0.018272" calcext:value-type="float">
            <text:p>0,018272</text:p>
          </table:table-cell>
          <table:table-cell table:style-name="ce2" office:value-type="float" office:value="0.033914" calcext:value-type="float">
            <text:p>0,033914</text:p>
          </table:table-cell>
          <table:table-cell table:style-name="ce2" office:value-type="float" office:value="0.027689" calcext:value-type="float">
            <text:p>0,027689</text:p>
          </table:table-cell>
          <table:table-cell table:style-name="ce2" office:value-type="float" office:value="0.034938" calcext:value-type="float">
            <text:p>0,034938</text:p>
          </table:table-cell>
          <table:table-cell table:style-name="ce2" office:value-type="float" office:value="0.019408" calcext:value-type="float">
            <text:p>0,019408</text:p>
          </table:table-cell>
          <table:table-cell table:style-name="ce2" office:value-type="float" office:value="0.02017" calcext:value-type="float">
            <text:p>0,02017</text:p>
          </table:table-cell>
          <table:table-cell table:style-name="ce2" office:value-type="float" office:value="0.02884" calcext:value-type="float">
            <text:p>0,02884</text:p>
          </table:table-cell>
          <table:table-cell table:style-name="ce2" office:value-type="float" office:value="0.020034" calcext:value-type="float">
            <text:p>0,020034</text:p>
          </table:table-cell>
          <table:table-cell table:style-name="ce2" office:value-type="float" office:value="0.028297" calcext:value-type="float">
            <text:p>0,028297</text:p>
          </table:table-cell>
          <table:table-cell table:style-name="ce2" office:value-type="float" office:value="0.02558" calcext:value-type="float">
            <text:p>0,02558</text:p>
          </table:table-cell>
          <table:table-cell/>
          <table:table-cell table:style-name="ce2" office:value-type="float" office:value="0.128505" calcext:value-type="float">
            <text:p>0,128505</text:p>
          </table:table-cell>
          <table:table-cell table:style-name="ce2" office:value-type="float" office:value="0.108074" calcext:value-type="float">
            <text:p>0,108074</text:p>
          </table:table-cell>
          <table:table-cell table:style-name="ce2" office:value-type="float" office:value="0.141708" calcext:value-type="float">
            <text:p>0,141708</text:p>
          </table:table-cell>
          <table:table-cell table:style-name="ce2" office:value-type="float" office:value="0.134753" calcext:value-type="float">
            <text:p>0,134753</text:p>
          </table:table-cell>
          <table:table-cell table:style-name="ce2" office:value-type="float" office:value="0.116752" calcext:value-type="float">
            <text:p>0,116752</text:p>
          </table:table-cell>
          <table:table-cell table:style-name="ce2" office:value-type="float" office:value="0.106785" calcext:value-type="float">
            <text:p>0,106785</text:p>
          </table:table-cell>
          <table:table-cell table:style-name="ce2" office:value-type="float" office:value="0.140858" calcext:value-type="float">
            <text:p>0,140858</text:p>
          </table:table-cell>
          <table:table-cell table:style-name="ce2" office:value-type="float" office:value="0.121041" calcext:value-type="float">
            <text:p>0,121041</text:p>
          </table:table-cell>
          <table:table-cell table:style-name="ce2" office:value-type="float" office:value="0.123139" calcext:value-type="float">
            <text:p>0,123139</text:p>
          </table:table-cell>
          <table:table-cell table:style-name="ce2" office:value-type="float" office:value="0.175017" calcext:value-type="float">
            <text:p>0,175017</text:p>
          </table:table-cell>
          <table:table-cell/>
          <table:table-cell table:style-name="ce2" office:value-type="float" office:value="0.459752" calcext:value-type="float">
            <text:p>0,459752</text:p>
          </table:table-cell>
          <table:table-cell table:style-name="ce2" office:value-type="float" office:value="0.384829" calcext:value-type="float">
            <text:p>0,384829</text:p>
          </table:table-cell>
          <table:table-cell table:style-name="ce2" office:value-type="float" office:value="0.409697" calcext:value-type="float">
            <text:p>0,409697</text:p>
          </table:table-cell>
          <table:table-cell table:style-name="ce2" office:value-type="float" office:value="0.410942" calcext:value-type="float">
            <text:p>0,410942</text:p>
          </table:table-cell>
          <table:table-cell table:style-name="ce2" office:value-type="float" office:value="0.31144" calcext:value-type="float">
            <text:p>0,31144</text:p>
          </table:table-cell>
          <table:table-cell table:style-name="ce2" office:value-type="float" office:value="0.328208" calcext:value-type="float">
            <text:p>0,328208</text:p>
          </table:table-cell>
          <table:table-cell table:style-name="ce2" office:value-type="float" office:value="0.573203" calcext:value-type="float">
            <text:p>0,573203</text:p>
          </table:table-cell>
          <table:table-cell table:style-name="ce2" office:value-type="float" office:value="0.464711" calcext:value-type="float">
            <text:p>0,464711</text:p>
          </table:table-cell>
          <table:table-cell table:style-name="ce2" office:value-type="float" office:value="0.443092" calcext:value-type="float">
            <text:p>0,443092</text:p>
          </table:table-cell>
          <table:table-cell table:style-name="ce2" office:value-type="float" office:value="0.424275" calcext:value-type="float">
            <text:p>0,424275</text:p>
          </table:table-cell>
          <table:table-cell/>
          <table:table-cell table:style-name="ce2" office:value-type="float" office:value="1.631647" calcext:value-type="float">
            <text:p>1,631647</text:p>
          </table:table-cell>
          <table:table-cell table:style-name="ce2" office:value-type="float" office:value="1.705804" calcext:value-type="float">
            <text:p>1,705804</text:p>
          </table:table-cell>
          <table:table-cell table:style-name="ce2" office:value-type="float" office:value="1.691546" calcext:value-type="float">
            <text:p>1,691546</text:p>
          </table:table-cell>
          <table:table-cell table:style-name="ce2" office:value-type="float" office:value="1.650506" calcext:value-type="float">
            <text:p>1,650506</text:p>
          </table:table-cell>
          <table:table-cell table:style-name="ce2" office:value-type="float" office:value="1.761359" calcext:value-type="float">
            <text:p>1,761359</text:p>
          </table:table-cell>
          <table:table-cell table:style-name="ce2" office:value-type="float" office:value="1.615831" calcext:value-type="float">
            <text:p>1,615831</text:p>
          </table:table-cell>
          <table:table-cell table:style-name="ce2" office:value-type="float" office:value="1.710325" calcext:value-type="float">
            <text:p>1,710325</text:p>
          </table:table-cell>
          <table:table-cell table:style-name="ce2" office:value-type="float" office:value="1.805564" calcext:value-type="float">
            <text:p>1,805564</text:p>
          </table:table-cell>
          <table:table-cell table:style-name="ce2" office:value-type="float" office:value="1.754475" calcext:value-type="float">
            <text:p>1,754475</text:p>
          </table:table-cell>
          <table:table-cell table:style-name="ce2" office:value-type="float" office:value="1.940478" calcext:value-type="float">
            <text:p>1,940478</text:p>
          </table:table-cell>
          <table:table-cell/>
          <table:table-cell table:style-name="ce2" office:value-type="float" office:value="3.846354" calcext:value-type="float">
            <text:p>3,846354</text:p>
          </table:table-cell>
          <table:table-cell table:style-name="ce2" office:value-type="float" office:value="4.329497" calcext:value-type="float">
            <text:p>4,329497</text:p>
          </table:table-cell>
          <table:table-cell table:style-name="ce2" office:value-type="float" office:value="4.228731" calcext:value-type="float">
            <text:p>4,228731</text:p>
          </table:table-cell>
          <table:table-cell table:style-name="ce2" office:value-type="float" office:value="5.000221" calcext:value-type="float">
            <text:p>5,000221</text:p>
          </table:table-cell>
          <table:table-cell table:style-name="ce2" office:value-type="float" office:value="4.64115" calcext:value-type="float">
            <text:p>4,64115</text:p>
          </table:table-cell>
          <table:table-cell table:style-name="ce2" office:value-type="float" office:value="3.545609" calcext:value-type="float">
            <text:p>3,545609</text:p>
          </table:table-cell>
          <table:table-cell table:style-name="ce2" office:value-type="float" office:value="4.802864" calcext:value-type="float">
            <text:p>4,802864</text:p>
          </table:table-cell>
          <table:table-cell table:style-name="ce2" office:value-type="float" office:value="5.069662" calcext:value-type="float">
            <text:p>5,069662</text:p>
          </table:table-cell>
          <table:table-cell table:style-name="ce2" office:value-type="float" office:value="5.079688" calcext:value-type="float">
            <text:p>5,079688</text:p>
          </table:table-cell>
          <table:table-cell table:style-name="ce2" office:value-type="float" office:value="5.385112" calcext:value-type="float">
            <text:p>5,385112</text:p>
          </table:table-cell>
          <table:table-cell/>
          <table:table-cell table:style-name="ce2" office:value-type="float" office:value="18.467475" calcext:value-type="float">
            <text:p>18,467475</text:p>
          </table:table-cell>
          <table:table-cell table:style-name="ce2" office:value-type="float" office:value="19.670707" calcext:value-type="float">
            <text:p>19,670707</text:p>
          </table:table-cell>
          <table:table-cell table:style-name="ce2" office:value-type="float" office:value="20.318905" calcext:value-type="float">
            <text:p>20,318905</text:p>
          </table:table-cell>
          <table:table-cell table:style-name="ce2" office:value-type="float" office:value="20.498294" calcext:value-type="float">
            <text:p>20,498294</text:p>
          </table:table-cell>
          <table:table-cell table:style-name="ce2" office:value-type="float" office:value="20.987793" calcext:value-type="float">
            <text:p>20,987793</text:p>
          </table:table-cell>
          <table:table-cell table:style-name="ce2" office:value-type="float" office:value="21.744685" calcext:value-type="float">
            <text:p>21,744685</text:p>
          </table:table-cell>
          <table:table-cell table:style-name="ce2" office:value-type="float" office:value="22.394224" calcext:value-type="float">
            <text:p>22,394224</text:p>
          </table:table-cell>
          <table:table-cell table:style-name="ce2" office:value-type="float" office:value="21.581561" calcext:value-type="float">
            <text:p>21,581561</text:p>
          </table:table-cell>
          <table:table-cell table:style-name="ce2" office:value-type="float" office:value="21.715279" calcext:value-type="float">
            <text:p>21,715279</text:p>
          </table:table-cell>
          <table:table-cell table:style-name="ce2" office:value-type="float" office:value="22.494071" calcext:value-type="float">
            <text:p>22,494071</text:p>
          </table:table-cell>
          <table:table-cell/>
          <table:table-cell table:style-name="ce2" office:value-type="float" office:value="206.986464" calcext:value-type="float">
            <text:p>206,986464</text:p>
          </table:table-cell>
          <table:table-cell table:style-name="ce2" office:value-type="float" office:value="211.83766" calcext:value-type="float">
            <text:p>211,83766</text:p>
          </table:table-cell>
          <table:table-cell table:style-name="ce2" office:value-type="float" office:value="214.07568" calcext:value-type="float">
            <text:p>214,07568</text:p>
          </table:table-cell>
          <table:table-cell table:style-name="ce2" office:value-type="float" office:value="212.241648" calcext:value-type="float">
            <text:p>212,241648</text:p>
          </table:table-cell>
          <table:table-cell table:style-name="ce2" office:value-type="float" office:value="210.820733" calcext:value-type="float">
            <text:p>210,820733</text:p>
          </table:table-cell>
          <table:table-cell table:style-name="ce2" office:value-type="float" office:value="212.379367" calcext:value-type="float">
            <text:p>212,379367</text:p>
          </table:table-cell>
          <table:table-cell table:style-name="ce2" office:value-type="float" office:value="210.667195" calcext:value-type="float">
            <text:p>210,667195</text:p>
          </table:table-cell>
          <table:table-cell table:style-name="ce2" office:value-type="float" office:value="213.981584" calcext:value-type="float">
            <text:p>213,981584</text:p>
          </table:table-cell>
          <table:table-cell table:style-name="ce2" office:value-type="float" office:value="215.042856" calcext:value-type="float">
            <text:p>215,042856</text:p>
          </table:table-cell>
          <table:table-cell table:style-name="ce2" office:value-type="float" office:value="216.294335" calcext:value-type="float">
            <text:p>216,294335</text:p>
          </table:table-cell>
        </table:table-row>
        <table:table-row table:style-name="ro1">
          <table:table-cell office:value-type="float" office:value="0.010532" calcext:value-type="float">
            <text:p>0,010532</text:p>
          </table:table-cell>
          <table:table-cell office:value-type="float" office:value="0.08547" calcext:value-type="float">
            <text:p>0,08547</text:p>
          </table:table-cell>
          <table:table-cell office:value-type="float" office:value="0.27985" calcext:value-type="float">
            <text:p>0,27985</text:p>
          </table:table-cell>
          <table:table-cell office:value-type="float" office:value="0.731537" calcext:value-type="float">
            <text:p>0,731537</text:p>
          </table:table-cell>
          <table:table-cell office:value-type="float" office:value="1.742809" calcext:value-type="float">
            <text:p>1,742809</text:p>
          </table:table-cell>
          <table:table-cell office:value-type="float" office:value="8.994744" calcext:value-type="float">
            <text:p>8,994744</text:p>
          </table:table-cell>
          <table:table-cell office:value-type="float" office:value="93.775448" calcext:value-type="float">
            <text:p>93,775448</text:p>
          </table:table-cell>
          <table:table-cell table:number-columns-repeated="2"/>
          <table:table-cell table:style-name="ce2" office:value-type="float" office:value="0.018768" calcext:value-type="float">
            <text:p>0,018768</text:p>
          </table:table-cell>
          <table:table-cell table:style-name="ce2" office:value-type="float" office:value="0.01265" calcext:value-type="float">
            <text:p>0,01265</text:p>
          </table:table-cell>
          <table:table-cell table:style-name="ce2" office:value-type="float" office:value="0.010473" calcext:value-type="float">
            <text:p>0,010473</text:p>
          </table:table-cell>
          <table:table-cell table:style-name="ce2" office:value-type="float" office:value="0.032626" calcext:value-type="float">
            <text:p>0,032626</text:p>
          </table:table-cell>
          <table:table-cell table:style-name="ce2" office:value-type="float" office:value="0.027315" calcext:value-type="float">
            <text:p>0,027315</text:p>
          </table:table-cell>
          <table:table-cell table:style-name="ce2" office:value-type="float" office:value="0.027314" calcext:value-type="float">
            <text:p>0,027314</text:p>
          </table:table-cell>
          <table:table-cell table:style-name="ce2" office:value-type="float" office:value="0.017049" calcext:value-type="float">
            <text:p>0,017049</text:p>
          </table:table-cell>
          <table:table-cell table:style-name="ce2" office:value-type="float" office:value="0.01215" calcext:value-type="float">
            <text:p>0,01215</text:p>
          </table:table-cell>
          <table:table-cell table:style-name="ce2" office:value-type="float" office:value="0.021358" calcext:value-type="float">
            <text:p>0,021358</text:p>
          </table:table-cell>
          <table:table-cell table:style-name="ce2" office:value-type="float" office:value="0.02566" calcext:value-type="float">
            <text:p>0,02566</text:p>
          </table:table-cell>
          <table:table-cell/>
          <table:table-cell office:value-type="float" office:value="0.164595" calcext:value-type="float">
            <text:p>0,164595</text:p>
          </table:table-cell>
          <table:table-cell office:value-type="float" office:value="0.176162" calcext:value-type="float">
            <text:p>0,176162</text:p>
          </table:table-cell>
          <table:table-cell office:value-type="float" office:value="0.183003" calcext:value-type="float">
            <text:p>0,183003</text:p>
          </table:table-cell>
          <table:table-cell office:value-type="float" office:value="0.171575" calcext:value-type="float">
            <text:p>0,171575</text:p>
          </table:table-cell>
          <table:table-cell office:value-type="float" office:value="0.184121" calcext:value-type="float">
            <text:p>0,184121</text:p>
          </table:table-cell>
          <table:table-cell office:value-type="float" office:value="0.1814" calcext:value-type="float">
            <text:p>0,1814</text:p>
          </table:table-cell>
          <table:table-cell office:value-type="float" office:value="0.198124" calcext:value-type="float">
            <text:p>0,198124</text:p>
          </table:table-cell>
          <table:table-cell office:value-type="float" office:value="0.188734" calcext:value-type="float">
            <text:p>0,188734</text:p>
          </table:table-cell>
          <table:table-cell office:value-type="float" office:value="0.194827" calcext:value-type="float">
            <text:p>0,194827</text:p>
          </table:table-cell>
          <table:table-cell office:value-type="float" office:value="0.194558" calcext:value-type="float">
            <text:p>0,194558</text:p>
          </table:table-cell>
          <table:table-cell/>
          <table:table-cell office:value-type="float" office:value="0.633026" calcext:value-type="float">
            <text:p>0,633026</text:p>
          </table:table-cell>
          <table:table-cell office:value-type="float" office:value="0.640566" calcext:value-type="float">
            <text:p>0,640566</text:p>
          </table:table-cell>
          <table:table-cell office:value-type="float" office:value="0.614104" calcext:value-type="float">
            <text:p>0,614104</text:p>
          </table:table-cell>
          <table:table-cell office:value-type="float" office:value="0.626068" calcext:value-type="float">
            <text:p>0,626068</text:p>
          </table:table-cell>
          <table:table-cell office:value-type="float" office:value="0.635334" calcext:value-type="float">
            <text:p>0,635334</text:p>
          </table:table-cell>
          <table:table-cell office:value-type="float" office:value="0.698701" calcext:value-type="float">
            <text:p>0,698701</text:p>
          </table:table-cell>
          <table:table-cell office:value-type="float" office:value="0.708567" calcext:value-type="float">
            <text:p>0,708567</text:p>
          </table:table-cell>
          <table:table-cell office:value-type="float" office:value="0.680672" calcext:value-type="float">
            <text:p>0,680672</text:p>
          </table:table-cell>
          <table:table-cell office:value-type="float" office:value="0.652519" calcext:value-type="float">
            <text:p>0,652519</text:p>
          </table:table-cell>
          <table:table-cell office:value-type="float" office:value="0.689939" calcext:value-type="float">
            <text:p>0,689939</text:p>
          </table:table-cell>
          <table:table-cell/>
          <table:table-cell office:value-type="float" office:value="1.793291" calcext:value-type="float">
            <text:p>1,793291</text:p>
          </table:table-cell>
          <table:table-cell office:value-type="float" office:value="1.871817" calcext:value-type="float">
            <text:p>1,871817</text:p>
          </table:table-cell>
          <table:table-cell office:value-type="float" office:value="1.933919" calcext:value-type="float">
            <text:p>1,933919</text:p>
          </table:table-cell>
          <table:table-cell office:value-type="float" office:value="2.206659" calcext:value-type="float">
            <text:p>2,206659</text:p>
          </table:table-cell>
          <table:table-cell office:value-type="float" office:value="2.013359" calcext:value-type="float">
            <text:p>2,013359</text:p>
          </table:table-cell>
          <table:table-cell office:value-type="float" office:value="1.994996" calcext:value-type="float">
            <text:p>1,994996</text:p>
          </table:table-cell>
          <table:table-cell office:value-type="float" office:value="2.370831" calcext:value-type="float">
            <text:p>2,370831</text:p>
          </table:table-cell>
          <table:table-cell office:value-type="float" office:value="2.681114" calcext:value-type="float">
            <text:p>2,681114</text:p>
          </table:table-cell>
          <table:table-cell office:value-type="float" office:value="3.412969" calcext:value-type="float">
            <text:p>3,412969</text:p>
          </table:table-cell>
          <table:table-cell office:value-type="float" office:value="2.658096" calcext:value-type="float">
            <text:p>2,658096</text:p>
          </table:table-cell>
          <table:table-cell/>
          <table:table-cell office:value-type="float" office:value="3.834843" calcext:value-type="float">
            <text:p>3,834843</text:p>
          </table:table-cell>
          <table:table-cell office:value-type="float" office:value="4.082234" calcext:value-type="float">
            <text:p>4,082234</text:p>
          </table:table-cell>
          <table:table-cell office:value-type="float" office:value="4.529065" calcext:value-type="float">
            <text:p>4,529065</text:p>
          </table:table-cell>
          <table:table-cell office:value-type="float" office:value="4.934442" calcext:value-type="float">
            <text:p>4,934442</text:p>
          </table:table-cell>
          <table:table-cell office:value-type="float" office:value="4.345959" calcext:value-type="float">
            <text:p>4,345959</text:p>
          </table:table-cell>
          <table:table-cell office:value-type="float" office:value="5.0274" calcext:value-type="float">
            <text:p>5,0274</text:p>
          </table:table-cell>
          <table:table-cell office:value-type="float" office:value="4.468174" calcext:value-type="float">
            <text:p>4,468174</text:p>
          </table:table-cell>
          <table:table-cell office:value-type="float" office:value="4.977305" calcext:value-type="float">
            <text:p>4,977305</text:p>
          </table:table-cell>
          <table:table-cell office:value-type="float" office:value="4.878842" calcext:value-type="float">
            <text:p>4,878842</text:p>
          </table:table-cell>
          <table:table-cell office:value-type="float" office:value="5.253071" calcext:value-type="float">
            <text:p>5,253071</text:p>
          </table:table-cell>
          <table:table-cell/>
          <table:table-cell office:value-type="float" office:value="21.497327" calcext:value-type="float">
            <text:p>21,497327</text:p>
          </table:table-cell>
          <table:table-cell office:value-type="float" office:value="21.698451" calcext:value-type="float">
            <text:p>21,698451</text:p>
          </table:table-cell>
          <table:table-cell office:value-type="float" office:value="21.833398" calcext:value-type="float">
            <text:p>21,833398</text:p>
          </table:table-cell>
          <table:table-cell office:value-type="float" office:value="21.109092" calcext:value-type="float">
            <text:p>21,109092</text:p>
          </table:table-cell>
          <table:table-cell office:value-type="float" office:value="22.753172" calcext:value-type="float">
            <text:p>22,753172</text:p>
          </table:table-cell>
          <table:table-cell office:value-type="float" office:value="22.785643" calcext:value-type="float">
            <text:p>22,785643</text:p>
          </table:table-cell>
          <table:table-cell office:value-type="float" office:value="21.477013" calcext:value-type="float">
            <text:p>21,477013</text:p>
          </table:table-cell>
          <table:table-cell office:value-type="float" office:value="22.993784" calcext:value-type="float">
            <text:p>22,993784</text:p>
          </table:table-cell>
          <table:table-cell office:value-type="float" office:value="22.878461" calcext:value-type="float">
            <text:p>22,878461</text:p>
          </table:table-cell>
          <table:table-cell office:value-type="float" office:value="23.017425" calcext:value-type="float">
            <text:p>23,017425</text:p>
          </table:table-cell>
          <table:table-cell/>
          <table:table-cell table:style-name="ce2" office:value-type="float" office:value="202.326555" calcext:value-type="float">
            <text:p>202,326555</text:p>
          </table:table-cell>
          <table:table-cell table:style-name="ce2" office:value-type="float" office:value="205.230024" calcext:value-type="float">
            <text:p>205,230024</text:p>
          </table:table-cell>
          <table:table-cell table:style-name="ce2" office:value-type="float" office:value="205.039024" calcext:value-type="float">
            <text:p>205,039024</text:p>
          </table:table-cell>
          <table:table-cell table:style-name="ce2" office:value-type="float" office:value="201.077251" calcext:value-type="float">
            <text:p>201,077251</text:p>
          </table:table-cell>
          <table:table-cell table:style-name="ce2" office:value-type="float" office:value="202.749787" calcext:value-type="float">
            <text:p>202,749787</text:p>
          </table:table-cell>
          <table:table-cell table:style-name="ce2" office:value-type="float" office:value="201.136413" calcext:value-type="float">
            <text:p>201,136413</text:p>
          </table:table-cell>
          <table:table-cell table:style-name="ce2" office:value-type="float" office:value="203.905323" calcext:value-type="float">
            <text:p>203,905323</text:p>
          </table:table-cell>
          <table:table-cell table:style-name="ce2" office:value-type="float" office:value="202.870917" calcext:value-type="float">
            <text:p>202,870917</text:p>
          </table:table-cell>
          <table:table-cell table:style-name="ce2" office:value-type="float" office:value="203.543024" calcext:value-type="float">
            <text:p>203,543024</text:p>
          </table:table-cell>
          <table:table-cell table:style-name="ce2" office:value-type="float" office:value="203.655362" calcext:value-type="float">
            <text:p>203,655362</text:p>
          </table:table-cell>
          <table:table-cell/>
          <table:table-cell table:style-name="ce2" office:value-type="float" office:value="0.04553" calcext:value-type="float">
            <text:p>0,04553</text:p>
          </table:table-cell>
          <table:table-cell table:style-name="ce2" office:value-type="float" office:value="0.042245" calcext:value-type="float">
            <text:p>0,042245</text:p>
          </table:table-cell>
          <table:table-cell table:style-name="ce2" office:value-type="float" office:value="0.031725" calcext:value-type="float">
            <text:p>0,031725</text:p>
          </table:table-cell>
          <table:table-cell table:style-name="ce2" office:value-type="float" office:value="0.036063" calcext:value-type="float">
            <text:p>0,036063</text:p>
          </table:table-cell>
          <table:table-cell table:style-name="ce2" office:value-type="float" office:value="0.020028" calcext:value-type="float">
            <text:p>0,020028</text:p>
          </table:table-cell>
          <table:table-cell table:style-name="ce2" office:value-type="float" office:value="0.023355" calcext:value-type="float">
            <text:p>0,023355</text:p>
          </table:table-cell>
          <table:table-cell table:style-name="ce2" office:value-type="float" office:value="0.03808" calcext:value-type="float">
            <text:p>0,03808</text:p>
          </table:table-cell>
          <table:table-cell table:style-name="ce2" office:value-type="float" office:value="0.027654" calcext:value-type="float">
            <text:p>0,027654</text:p>
          </table:table-cell>
          <table:table-cell table:style-name="ce2" office:value-type="float" office:value="0.02925" calcext:value-type="float">
            <text:p>0,02925</text:p>
          </table:table-cell>
          <table:table-cell table:style-name="ce2" office:value-type="float" office:value="0.036771" calcext:value-type="float">
            <text:p>0,036771</text:p>
          </table:table-cell>
          <table:table-cell/>
          <table:table-cell table:style-name="ce2" office:value-type="float" office:value="0.141757" calcext:value-type="float">
            <text:p>0,141757</text:p>
          </table:table-cell>
          <table:table-cell table:style-name="ce2" office:value-type="float" office:value="0.173495" calcext:value-type="float">
            <text:p>0,173495</text:p>
          </table:table-cell>
          <table:table-cell table:style-name="ce2" office:value-type="float" office:value="0.145953" calcext:value-type="float">
            <text:p>0,145953</text:p>
          </table:table-cell>
          <table:table-cell table:style-name="ce2" office:value-type="float" office:value="0.17457" calcext:value-type="float">
            <text:p>0,17457</text:p>
          </table:table-cell>
          <table:table-cell table:style-name="ce2" office:value-type="float" office:value="0.132838" calcext:value-type="float">
            <text:p>0,132838</text:p>
          </table:table-cell>
          <table:table-cell table:style-name="ce2" office:value-type="float" office:value="0.161106" calcext:value-type="float">
            <text:p>0,161106</text:p>
          </table:table-cell>
          <table:table-cell table:style-name="ce2" office:value-type="float" office:value="0.154336" calcext:value-type="float">
            <text:p>0,154336</text:p>
          </table:table-cell>
          <table:table-cell table:style-name="ce2" office:value-type="float" office:value="0.18238" calcext:value-type="float">
            <text:p>0,18238</text:p>
          </table:table-cell>
          <table:table-cell table:style-name="ce2" office:value-type="float" office:value="0.169539" calcext:value-type="float">
            <text:p>0,169539</text:p>
          </table:table-cell>
          <table:table-cell table:style-name="ce2" office:value-type="float" office:value="0.183489" calcext:value-type="float">
            <text:p>0,183489</text:p>
          </table:table-cell>
          <table:table-cell/>
          <table:table-cell table:style-name="ce2" office:value-type="float" office:value="0.560402" calcext:value-type="float">
            <text:p>0,560402</text:p>
          </table:table-cell>
          <table:table-cell table:style-name="ce2" office:value-type="float" office:value="0.46675" calcext:value-type="float">
            <text:p>0,46675</text:p>
          </table:table-cell>
          <table:table-cell table:style-name="ce2" office:value-type="float" office:value="0.53086" calcext:value-type="float">
            <text:p>0,53086</text:p>
          </table:table-cell>
          <table:table-cell table:style-name="ce2" office:value-type="float" office:value="0.516624" calcext:value-type="float">
            <text:p>0,516624</text:p>
          </table:table-cell>
          <table:table-cell table:style-name="ce2" office:value-type="float" office:value="0.521626" calcext:value-type="float">
            <text:p>0,521626</text:p>
          </table:table-cell>
          <table:table-cell table:style-name="ce2" office:value-type="float" office:value="0.480391" calcext:value-type="float">
            <text:p>0,480391</text:p>
          </table:table-cell>
          <table:table-cell table:style-name="ce2" office:value-type="float" office:value="0.603595" calcext:value-type="float">
            <text:p>0,603595</text:p>
          </table:table-cell>
          <table:table-cell table:style-name="ce2" office:value-type="float" office:value="0.569251" calcext:value-type="float">
            <text:p>0,569251</text:p>
          </table:table-cell>
          <table:table-cell table:style-name="ce2" office:value-type="float" office:value="0.545767" calcext:value-type="float">
            <text:p>0,545767</text:p>
          </table:table-cell>
          <table:table-cell table:style-name="ce2" office:value-type="float" office:value="0.584335" calcext:value-type="float">
            <text:p>0,584335</text:p>
          </table:table-cell>
          <table:table-cell/>
          <table:table-cell table:style-name="ce2" office:value-type="float" office:value="1.62219" calcext:value-type="float">
            <text:p>1,62219</text:p>
          </table:table-cell>
          <table:table-cell table:style-name="ce2" office:value-type="float" office:value="1.718259" calcext:value-type="float">
            <text:p>1,718259</text:p>
          </table:table-cell>
          <table:table-cell table:style-name="ce2" office:value-type="float" office:value="1.703095" calcext:value-type="float">
            <text:p>1,703095</text:p>
          </table:table-cell>
          <table:table-cell table:style-name="ce2" office:value-type="float" office:value="1.743929" calcext:value-type="float">
            <text:p>1,743929</text:p>
          </table:table-cell>
          <table:table-cell table:style-name="ce2" office:value-type="float" office:value="1.778078" calcext:value-type="float">
            <text:p>1,778078</text:p>
          </table:table-cell>
          <table:table-cell table:style-name="ce2" office:value-type="float" office:value="1.727808" calcext:value-type="float">
            <text:p>1,727808</text:p>
          </table:table-cell>
          <table:table-cell table:style-name="ce2" office:value-type="float" office:value="1.843644" calcext:value-type="float">
            <text:p>1,843644</text:p>
          </table:table-cell>
          <table:table-cell table:style-name="ce2" office:value-type="float" office:value="1.85248" calcext:value-type="float">
            <text:p>1,85248</text:p>
          </table:table-cell>
          <table:table-cell table:style-name="ce2" office:value-type="float" office:value="1.842859" calcext:value-type="float">
            <text:p>1,842859</text:p>
          </table:table-cell>
          <table:table-cell table:style-name="ce2" office:value-type="float" office:value="1.936144" calcext:value-type="float">
            <text:p>1,936144</text:p>
          </table:table-cell>
          <table:table-cell/>
          <table:table-cell table:style-name="ce2" office:value-type="float" office:value="4.054124" calcext:value-type="float">
            <text:p>4,054124</text:p>
          </table:table-cell>
          <table:table-cell table:style-name="ce2" office:value-type="float" office:value="4.743478" calcext:value-type="float">
            <text:p>4,743478</text:p>
          </table:table-cell>
          <table:table-cell table:style-name="ce2" office:value-type="float" office:value="4.336473" calcext:value-type="float">
            <text:p>4,336473</text:p>
          </table:table-cell>
          <table:table-cell table:style-name="ce2" office:value-type="float" office:value="5.592507" calcext:value-type="float">
            <text:p>5,592507</text:p>
          </table:table-cell>
          <table:table-cell table:style-name="ce2" office:value-type="float" office:value="4.721837" calcext:value-type="float">
            <text:p>4,721837</text:p>
          </table:table-cell>
          <table:table-cell table:style-name="ce2" office:value-type="float" office:value="4.151835" calcext:value-type="float">
            <text:p>4,151835</text:p>
          </table:table-cell>
          <table:table-cell table:style-name="ce2" office:value-type="float" office:value="4.985017" calcext:value-type="float">
            <text:p>4,985017</text:p>
          </table:table-cell>
          <table:table-cell table:style-name="ce2" office:value-type="float" office:value="5.174537" calcext:value-type="float">
            <text:p>5,174537</text:p>
          </table:table-cell>
          <table:table-cell table:style-name="ce2" office:value-type="float" office:value="5.152715" calcext:value-type="float">
            <text:p>5,152715</text:p>
          </table:table-cell>
          <table:table-cell table:style-name="ce2" office:value-type="float" office:value="5.547879" calcext:value-type="float">
            <text:p>5,547879</text:p>
          </table:table-cell>
          <table:table-cell/>
          <table:table-cell table:style-name="ce2" office:value-type="float" office:value="18.494014" calcext:value-type="float">
            <text:p>18,494014</text:p>
          </table:table-cell>
          <table:table-cell table:style-name="ce2" office:value-type="float" office:value="19.672331" calcext:value-type="float">
            <text:p>19,672331</text:p>
          </table:table-cell>
          <table:table-cell table:style-name="ce2" office:value-type="float" office:value="20.414645" calcext:value-type="float">
            <text:p>20,414645</text:p>
          </table:table-cell>
          <table:table-cell table:style-name="ce2" office:value-type="float" office:value="20.563875" calcext:value-type="float">
            <text:p>20,563875</text:p>
          </table:table-cell>
          <table:table-cell table:style-name="ce2" office:value-type="float" office:value="20.982339" calcext:value-type="float">
            <text:p>20,982339</text:p>
          </table:table-cell>
          <table:table-cell table:style-name="ce2" office:value-type="float" office:value="21.957655" calcext:value-type="float">
            <text:p>21,957655</text:p>
          </table:table-cell>
          <table:table-cell table:style-name="ce2" office:value-type="float" office:value="22.621111" calcext:value-type="float">
            <text:p>22,621111</text:p>
          </table:table-cell>
          <table:table-cell table:style-name="ce2" office:value-type="float" office:value="21.750775" calcext:value-type="float">
            <text:p>21,750775</text:p>
          </table:table-cell>
          <table:table-cell table:style-name="ce2" office:value-type="float" office:value="21.999867" calcext:value-type="float">
            <text:p>21,999867</text:p>
          </table:table-cell>
          <table:table-cell table:style-name="ce2" office:value-type="float" office:value="22.530247" calcext:value-type="float">
            <text:p>22,530247</text:p>
          </table:table-cell>
          <table:table-cell/>
          <table:table-cell table:style-name="ce2" office:value-type="float" office:value="207.545301" calcext:value-type="float">
            <text:p>207,545301</text:p>
          </table:table-cell>
          <table:table-cell table:style-name="ce2" office:value-type="float" office:value="212.390965" calcext:value-type="float">
            <text:p>212,390965</text:p>
          </table:table-cell>
          <table:table-cell table:style-name="ce2" office:value-type="float" office:value="214.293095" calcext:value-type="float">
            <text:p>214,293095</text:p>
          </table:table-cell>
          <table:table-cell table:style-name="ce2" office:value-type="float" office:value="212.752647" calcext:value-type="float">
            <text:p>212,752647</text:p>
          </table:table-cell>
          <table:table-cell table:style-name="ce2" office:value-type="float" office:value="210.94118" calcext:value-type="float">
            <text:p>210,94118</text:p>
          </table:table-cell>
          <table:table-cell table:style-name="ce2" office:value-type="float" office:value="212.720256" calcext:value-type="float">
            <text:p>212,720256</text:p>
          </table:table-cell>
          <table:table-cell table:style-name="ce2" office:value-type="float" office:value="213.009179" calcext:value-type="float">
            <text:p>213,009179</text:p>
          </table:table-cell>
          <table:table-cell table:style-name="ce2" office:value-type="float" office:value="214.692874" calcext:value-type="float">
            <text:p>214,692874</text:p>
          </table:table-cell>
          <table:table-cell table:style-name="ce2" office:value-type="float" office:value="215.514948" calcext:value-type="float">
            <text:p>215,514948</text:p>
          </table:table-cell>
          <table:table-cell table:style-name="ce2" office:value-type="float" office:value="216.312459" calcext:value-type="float">
            <text:p>216,312459</text:p>
          </table:table-cell>
        </table:table-row>
        <table:table-row table:style-name="ro1">
          <table:table-cell office:value-type="float" office:value="0.010663" calcext:value-type="float">
            <text:p>0,010663</text:p>
          </table:table-cell>
          <table:table-cell office:value-type="float" office:value="0.086574" calcext:value-type="float">
            <text:p>0,086574</text:p>
          </table:table-cell>
          <table:table-cell office:value-type="float" office:value="0.273051" calcext:value-type="float">
            <text:p>0,273051</text:p>
          </table:table-cell>
          <table:table-cell office:value-type="float" office:value="0.736055" calcext:value-type="float">
            <text:p>0,736055</text:p>
          </table:table-cell>
          <table:table-cell office:value-type="float" office:value="1.744097" calcext:value-type="float">
            <text:p>1,744097</text:p>
          </table:table-cell>
          <table:table-cell office:value-type="float" office:value="8.902847" calcext:value-type="float">
            <text:p>8,902847</text:p>
          </table:table-cell>
          <table:table-cell office:value-type="float" office:value="92.467851" calcext:value-type="float">
            <text:p>92,467851</text:p>
          </table:table-cell>
          <table:table-cell table:number-columns-repeated="2"/>
          <table:table-cell table:style-name="ce2" office:value-type="float" office:value="0.020304" calcext:value-type="float">
            <text:p>0,020304</text:p>
          </table:table-cell>
          <table:table-cell table:style-name="ce2" office:value-type="float" office:value="0.018193" calcext:value-type="float">
            <text:p>0,018193</text:p>
          </table:table-cell>
          <table:table-cell table:style-name="ce2" office:value-type="float" office:value="0.031895" calcext:value-type="float">
            <text:p>0,031895</text:p>
          </table:table-cell>
          <table:table-cell table:style-name="ce2" office:value-type="float" office:value="0.033787" calcext:value-type="float">
            <text:p>0,033787</text:p>
          </table:table-cell>
          <table:table-cell table:style-name="ce2" office:value-type="float" office:value="0.026832" calcext:value-type="float">
            <text:p>0,026832</text:p>
          </table:table-cell>
          <table:table-cell table:style-name="ce2" office:value-type="float" office:value="0.028394" calcext:value-type="float">
            <text:p>0,028394</text:p>
          </table:table-cell>
          <table:table-cell table:style-name="ce2" office:value-type="float" office:value="0.008838" calcext:value-type="float">
            <text:p>0,008838</text:p>
          </table:table-cell>
          <table:table-cell table:style-name="ce2" office:value-type="float" office:value="0.012129" calcext:value-type="float">
            <text:p>0,012129</text:p>
          </table:table-cell>
          <table:table-cell table:style-name="ce2" office:value-type="float" office:value="0.029572" calcext:value-type="float">
            <text:p>0,029572</text:p>
          </table:table-cell>
          <table:table-cell table:style-name="ce2" office:value-type="float" office:value="0.02299" calcext:value-type="float">
            <text:p>0,02299</text:p>
          </table:table-cell>
          <table:table-cell/>
          <table:table-cell office:value-type="float" office:value="0.171527" calcext:value-type="float">
            <text:p>0,171527</text:p>
          </table:table-cell>
          <table:table-cell office:value-type="float" office:value="0.184583" calcext:value-type="float">
            <text:p>0,184583</text:p>
          </table:table-cell>
          <table:table-cell office:value-type="float" office:value="0.18816" calcext:value-type="float">
            <text:p>0,18816</text:p>
          </table:table-cell>
          <table:table-cell office:value-type="float" office:value="0.174652" calcext:value-type="float">
            <text:p>0,174652</text:p>
          </table:table-cell>
          <table:table-cell office:value-type="float" office:value="0.188306" calcext:value-type="float">
            <text:p>0,188306</text:p>
          </table:table-cell>
          <table:table-cell office:value-type="float" office:value="0.196384" calcext:value-type="float">
            <text:p>0,196384</text:p>
          </table:table-cell>
          <table:table-cell office:value-type="float" office:value="0.198819" calcext:value-type="float">
            <text:p>0,198819</text:p>
          </table:table-cell>
          <table:table-cell office:value-type="float" office:value="0.190162" calcext:value-type="float">
            <text:p>0,190162</text:p>
          </table:table-cell>
          <table:table-cell office:value-type="float" office:value="0.20148" calcext:value-type="float">
            <text:p>0,20148</text:p>
          </table:table-cell>
          <table:table-cell office:value-type="float" office:value="0.207396" calcext:value-type="float">
            <text:p>0,207396</text:p>
          </table:table-cell>
          <table:table-cell/>
          <table:table-cell office:value-type="float" office:value="0.623264" calcext:value-type="float">
            <text:p>0,623264</text:p>
          </table:table-cell>
          <table:table-cell office:value-type="float" office:value="0.661162" calcext:value-type="float">
            <text:p>0,661162</text:p>
          </table:table-cell>
          <table:table-cell office:value-type="float" office:value="0.674677" calcext:value-type="float">
            <text:p>0,674677</text:p>
          </table:table-cell>
          <table:table-cell office:value-type="float" office:value="0.645599" calcext:value-type="float">
            <text:p>0,645599</text:p>
          </table:table-cell>
          <table:table-cell office:value-type="float" office:value="0.63068" calcext:value-type="float">
            <text:p>0,63068</text:p>
          </table:table-cell>
          <table:table-cell office:value-type="float" office:value="0.701883" calcext:value-type="float">
            <text:p>0,701883</text:p>
          </table:table-cell>
          <table:table-cell office:value-type="float" office:value="0.724857" calcext:value-type="float">
            <text:p>0,724857</text:p>
          </table:table-cell>
          <table:table-cell office:value-type="float" office:value="0.68743" calcext:value-type="float">
            <text:p>0,68743</text:p>
          </table:table-cell>
          <table:table-cell office:value-type="float" office:value="0.684095" calcext:value-type="float">
            <text:p>0,684095</text:p>
          </table:table-cell>
          <table:table-cell office:value-type="float" office:value="0.701682" calcext:value-type="float">
            <text:p>0,701682</text:p>
          </table:table-cell>
          <table:table-cell/>
          <table:table-cell office:value-type="float" office:value="1.802654" calcext:value-type="float">
            <text:p>1,802654</text:p>
          </table:table-cell>
          <table:table-cell office:value-type="float" office:value="1.886737" calcext:value-type="float">
            <text:p>1,886737</text:p>
          </table:table-cell>
          <table:table-cell office:value-type="float" office:value="1.931349" calcext:value-type="float">
            <text:p>1,931349</text:p>
          </table:table-cell>
          <table:table-cell office:value-type="float" office:value="2.194939" calcext:value-type="float">
            <text:p>2,194939</text:p>
          </table:table-cell>
          <table:table-cell office:value-type="float" office:value="2.060751" calcext:value-type="float">
            <text:p>2,060751</text:p>
          </table:table-cell>
          <table:table-cell office:value-type="float" office:value="2.049434" calcext:value-type="float">
            <text:p>2,049434</text:p>
          </table:table-cell>
          <table:table-cell office:value-type="float" office:value="2.40307" calcext:value-type="float">
            <text:p>2,40307</text:p>
          </table:table-cell>
          <table:table-cell office:value-type="float" office:value="2.693898" calcext:value-type="float">
            <text:p>2,693898</text:p>
          </table:table-cell>
          <table:table-cell office:value-type="float" office:value="3.489625" calcext:value-type="float">
            <text:p>3,489625</text:p>
          </table:table-cell>
          <table:table-cell office:value-type="float" office:value="2.642285" calcext:value-type="float">
            <text:p>2,642285</text:p>
          </table:table-cell>
          <table:table-cell/>
          <table:table-cell office:value-type="float" office:value="3.878864" calcext:value-type="float">
            <text:p>3,878864</text:p>
          </table:table-cell>
          <table:table-cell office:value-type="float" office:value="4.149884" calcext:value-type="float">
            <text:p>4,149884</text:p>
          </table:table-cell>
          <table:table-cell office:value-type="float" office:value="4.527694" calcext:value-type="float">
            <text:p>4,527694</text:p>
          </table:table-cell>
          <table:table-cell office:value-type="float" office:value="5.068398" calcext:value-type="float">
            <text:p>5,068398</text:p>
          </table:table-cell>
          <table:table-cell office:value-type="float" office:value="4.406251" calcext:value-type="float">
            <text:p>4,406251</text:p>
          </table:table-cell>
          <table:table-cell office:value-type="float" office:value="5.079497" calcext:value-type="float">
            <text:p>5,079497</text:p>
          </table:table-cell>
          <table:table-cell office:value-type="float" office:value="4.540455" calcext:value-type="float">
            <text:p>4,540455</text:p>
          </table:table-cell>
          <table:table-cell office:value-type="float" office:value="5.017766" calcext:value-type="float">
            <text:p>5,017766</text:p>
          </table:table-cell>
          <table:table-cell office:value-type="float" office:value="4.89749" calcext:value-type="float">
            <text:p>4,89749</text:p>
          </table:table-cell>
          <table:table-cell office:value-type="float" office:value="5.271865" calcext:value-type="float">
            <text:p>5,271865</text:p>
          </table:table-cell>
          <table:table-cell/>
          <table:table-cell office:value-type="float" office:value="21.598544" calcext:value-type="float">
            <text:p>21,598544</text:p>
          </table:table-cell>
          <table:table-cell office:value-type="float" office:value="21.785742" calcext:value-type="float">
            <text:p>21,785742</text:p>
          </table:table-cell>
          <table:table-cell office:value-type="float" office:value="21.909436" calcext:value-type="float">
            <text:p>21,909436</text:p>
          </table:table-cell>
          <table:table-cell office:value-type="float" office:value="21.17354" calcext:value-type="float">
            <text:p>21,17354</text:p>
          </table:table-cell>
          <table:table-cell office:value-type="float" office:value="22.772542" calcext:value-type="float">
            <text:p>22,772542</text:p>
          </table:table-cell>
          <table:table-cell office:value-type="float" office:value="22.839471" calcext:value-type="float">
            <text:p>22,839471</text:p>
          </table:table-cell>
          <table:table-cell office:value-type="float" office:value="21.501077" calcext:value-type="float">
            <text:p>21,501077</text:p>
          </table:table-cell>
          <table:table-cell office:value-type="float" office:value="23.022506" calcext:value-type="float">
            <text:p>23,022506</text:p>
          </table:table-cell>
          <table:table-cell office:value-type="float" office:value="23.019014" calcext:value-type="float">
            <text:p>23,019014</text:p>
          </table:table-cell>
          <table:table-cell office:value-type="float" office:value="23.010463" calcext:value-type="float">
            <text:p>23,010463</text:p>
          </table:table-cell>
          <table:table-cell/>
          <table:table-cell table:style-name="ce2" office:value-type="float" office:value="202.45625" calcext:value-type="float">
            <text:p>202,45625</text:p>
          </table:table-cell>
          <table:table-cell table:style-name="ce2" office:value-type="float" office:value="205.252445" calcext:value-type="float">
            <text:p>205,252445</text:p>
          </table:table-cell>
          <table:table-cell table:style-name="ce2" office:value-type="float" office:value="205.133477" calcext:value-type="float">
            <text:p>205,133477</text:p>
          </table:table-cell>
          <table:table-cell table:style-name="ce2" office:value-type="float" office:value="201.089237" calcext:value-type="float">
            <text:p>201,089237</text:p>
          </table:table-cell>
          <table:table-cell table:style-name="ce2" office:value-type="float" office:value="202.780442" calcext:value-type="float">
            <text:p>202,780442</text:p>
          </table:table-cell>
          <table:table-cell table:style-name="ce2" office:value-type="float" office:value="201.396802" calcext:value-type="float">
            <text:p>201,396802</text:p>
          </table:table-cell>
          <table:table-cell table:style-name="ce2" office:value-type="float" office:value="204.195458" calcext:value-type="float">
            <text:p>204,195458</text:p>
          </table:table-cell>
          <table:table-cell table:style-name="ce2" office:value-type="float" office:value="202.974906" calcext:value-type="float">
            <text:p>202,974906</text:p>
          </table:table-cell>
          <table:table-cell table:style-name="ce2" office:value-type="float" office:value="203.620464" calcext:value-type="float">
            <text:p>203,620464</text:p>
          </table:table-cell>
          <table:table-cell table:style-name="ce2" office:value-type="float" office:value="203.992393" calcext:value-type="float">
            <text:p>203,992393</text:p>
          </table:table-cell>
          <table:table-cell/>
          <table:table-cell table:style-name="ce2" office:value-type="float" office:value="0.032425" calcext:value-type="float">
            <text:p>0,032425</text:p>
          </table:table-cell>
          <table:table-cell table:style-name="ce2" office:value-type="float" office:value="0.028794" calcext:value-type="float">
            <text:p>0,028794</text:p>
          </table:table-cell>
          <table:table-cell table:style-name="ce2" office:value-type="float" office:value="0.040717" calcext:value-type="float">
            <text:p>0,040717</text:p>
          </table:table-cell>
          <table:table-cell table:style-name="ce2" office:value-type="float" office:value="0.044554" calcext:value-type="float">
            <text:p>0,044554</text:p>
          </table:table-cell>
          <table:table-cell table:style-name="ce2" office:value-type="float" office:value="0.033363" calcext:value-type="float">
            <text:p>0,033363</text:p>
          </table:table-cell>
          <table:table-cell table:style-name="ce2" office:value-type="float" office:value="0.026825" calcext:value-type="float">
            <text:p>0,026825</text:p>
          </table:table-cell>
          <table:table-cell table:style-name="ce2" office:value-type="float" office:value="0.043856" calcext:value-type="float">
            <text:p>0,043856</text:p>
          </table:table-cell>
          <table:table-cell table:style-name="ce2" office:value-type="float" office:value="0.023716" calcext:value-type="float">
            <text:p>0,023716</text:p>
          </table:table-cell>
          <table:table-cell table:style-name="ce2" office:value-type="float" office:value="0.027196" calcext:value-type="float">
            <text:p>0,027196</text:p>
          </table:table-cell>
          <table:table-cell table:style-name="ce2" office:value-type="float" office:value="0.047407" calcext:value-type="float">
            <text:p>0,047407</text:p>
          </table:table-cell>
          <table:table-cell/>
          <table:table-cell table:style-name="ce2" office:value-type="float" office:value="0.163252" calcext:value-type="float">
            <text:p>0,163252</text:p>
          </table:table-cell>
          <table:table-cell table:style-name="ce2" office:value-type="float" office:value="0.169934" calcext:value-type="float">
            <text:p>0,169934</text:p>
          </table:table-cell>
          <table:table-cell table:style-name="ce2" office:value-type="float" office:value="0.184187" calcext:value-type="float">
            <text:p>0,184187</text:p>
          </table:table-cell>
          <table:table-cell table:style-name="ce2" office:value-type="float" office:value="0.193402" calcext:value-type="float">
            <text:p>0,193402</text:p>
          </table:table-cell>
          <table:table-cell table:style-name="ce2" office:value-type="float" office:value="0.163391" calcext:value-type="float">
            <text:p>0,163391</text:p>
          </table:table-cell>
          <table:table-cell table:style-name="ce2" office:value-type="float" office:value="0.171772" calcext:value-type="float">
            <text:p>0,171772</text:p>
          </table:table-cell>
          <table:table-cell table:style-name="ce2" office:value-type="float" office:value="0.182596" calcext:value-type="float">
            <text:p>0,182596</text:p>
          </table:table-cell>
          <table:table-cell table:style-name="ce2" office:value-type="float" office:value="0.187876" calcext:value-type="float">
            <text:p>0,187876</text:p>
          </table:table-cell>
          <table:table-cell table:style-name="ce2" office:value-type="float" office:value="0.196148" calcext:value-type="float">
            <text:p>0,196148</text:p>
          </table:table-cell>
          <table:table-cell table:style-name="ce2" office:value-type="float" office:value="0.164197" calcext:value-type="float">
            <text:p>0,164197</text:p>
          </table:table-cell>
          <table:table-cell/>
          <table:table-cell table:style-name="ce2" office:value-type="float" office:value="0.568397" calcext:value-type="float">
            <text:p>0,568397</text:p>
          </table:table-cell>
          <table:table-cell table:style-name="ce2" office:value-type="float" office:value="0.54756" calcext:value-type="float">
            <text:p>0,54756</text:p>
          </table:table-cell>
          <table:table-cell table:style-name="ce2" office:value-type="float" office:value="0.613345" calcext:value-type="float">
            <text:p>0,613345</text:p>
          </table:table-cell>
          <table:table-cell table:style-name="ce2" office:value-type="float" office:value="0.587582" calcext:value-type="float">
            <text:p>0,587582</text:p>
          </table:table-cell>
          <table:table-cell table:style-name="ce2" office:value-type="float" office:value="0.548015" calcext:value-type="float">
            <text:p>0,548015</text:p>
          </table:table-cell>
          <table:table-cell table:style-name="ce2" office:value-type="float" office:value="0.58761" calcext:value-type="float">
            <text:p>0,58761</text:p>
          </table:table-cell>
          <table:table-cell table:style-name="ce2" office:value-type="float" office:value="0.648885" calcext:value-type="float">
            <text:p>0,648885</text:p>
          </table:table-cell>
          <table:table-cell table:style-name="ce2" office:value-type="float" office:value="0.58826" calcext:value-type="float">
            <text:p>0,58826</text:p>
          </table:table-cell>
          <table:table-cell table:style-name="ce2" office:value-type="float" office:value="0.597671" calcext:value-type="float">
            <text:p>0,597671</text:p>
          </table:table-cell>
          <table:table-cell table:style-name="ce2" office:value-type="float" office:value="0.664703" calcext:value-type="float">
            <text:p>0,664703</text:p>
          </table:table-cell>
          <table:table-cell/>
          <table:table-cell table:style-name="ce2" office:value-type="float" office:value="1.642424" calcext:value-type="float">
            <text:p>1,642424</text:p>
          </table:table-cell>
          <table:table-cell table:style-name="ce2" office:value-type="float" office:value="1.734701" calcext:value-type="float">
            <text:p>1,734701</text:p>
          </table:table-cell>
          <table:table-cell table:style-name="ce2" office:value-type="float" office:value="1.766024" calcext:value-type="float">
            <text:p>1,766024</text:p>
          </table:table-cell>
          <table:table-cell table:style-name="ce2" office:value-type="float" office:value="1.753493" calcext:value-type="float">
            <text:p>1,753493</text:p>
          </table:table-cell>
          <table:table-cell table:style-name="ce2" office:value-type="float" office:value="1.797867" calcext:value-type="float">
            <text:p>1,797867</text:p>
          </table:table-cell>
          <table:table-cell table:style-name="ce2" office:value-type="float" office:value="1.806844" calcext:value-type="float">
            <text:p>1,806844</text:p>
          </table:table-cell>
          <table:table-cell table:style-name="ce2" office:value-type="float" office:value="1.892996" calcext:value-type="float">
            <text:p>1,892996</text:p>
          </table:table-cell>
          <table:table-cell table:style-name="ce2" office:value-type="float" office:value="1.915309" calcext:value-type="float">
            <text:p>1,915309</text:p>
          </table:table-cell>
          <table:table-cell table:style-name="ce2" office:value-type="float" office:value="1.889438" calcext:value-type="float">
            <text:p>1,889438</text:p>
          </table:table-cell>
          <table:table-cell table:style-name="ce2" office:value-type="float" office:value="1.957768" calcext:value-type="float">
            <text:p>1,957768</text:p>
          </table:table-cell>
          <table:table-cell/>
          <table:table-cell table:style-name="ce2" office:value-type="float" office:value="4.123126" calcext:value-type="float">
            <text:p>4,123126</text:p>
          </table:table-cell>
          <table:table-cell table:style-name="ce2" office:value-type="float" office:value="4.785001" calcext:value-type="float">
            <text:p>4,785001</text:p>
          </table:table-cell>
          <table:table-cell table:style-name="ce2" office:value-type="float" office:value="4.375272" calcext:value-type="float">
            <text:p>4,375272</text:p>
          </table:table-cell>
          <table:table-cell table:style-name="ce2" office:value-type="float" office:value="5.958307" calcext:value-type="float">
            <text:p>5,958307</text:p>
          </table:table-cell>
          <table:table-cell table:style-name="ce2" office:value-type="float" office:value="4.969573" calcext:value-type="float">
            <text:p>4,969573</text:p>
          </table:table-cell>
          <table:table-cell table:style-name="ce2" office:value-type="float" office:value="4.495027" calcext:value-type="float">
            <text:p>4,495027</text:p>
          </table:table-cell>
          <table:table-cell table:style-name="ce2" office:value-type="float" office:value="5.018299" calcext:value-type="float">
            <text:p>5,018299</text:p>
          </table:table-cell>
          <table:table-cell table:style-name="ce2" office:value-type="float" office:value="5.289985" calcext:value-type="float">
            <text:p>5,289985</text:p>
          </table:table-cell>
          <table:table-cell table:style-name="ce2" office:value-type="float" office:value="5.232021" calcext:value-type="float">
            <text:p>5,232021</text:p>
          </table:table-cell>
          <table:table-cell table:style-name="ce2" office:value-type="float" office:value="5.657391" calcext:value-type="float">
            <text:p>5,657391</text:p>
          </table:table-cell>
          <table:table-cell/>
          <table:table-cell table:style-name="ce2" office:value-type="float" office:value="18.626439" calcext:value-type="float">
            <text:p>18,626439</text:p>
          </table:table-cell>
          <table:table-cell table:style-name="ce2" office:value-type="float" office:value="19.720964" calcext:value-type="float">
            <text:p>19,720964</text:p>
          </table:table-cell>
          <table:table-cell table:style-name="ce2" office:value-type="float" office:value="20.490111" calcext:value-type="float">
            <text:p>20,490111</text:p>
          </table:table-cell>
          <table:table-cell table:style-name="ce2" office:value-type="float" office:value="20.581312" calcext:value-type="float">
            <text:p>20,581312</text:p>
          </table:table-cell>
          <table:table-cell table:style-name="ce2" office:value-type="float" office:value="21.144688" calcext:value-type="float">
            <text:p>21,144688</text:p>
          </table:table-cell>
          <table:table-cell table:style-name="ce2" office:value-type="float" office:value="22.009428" calcext:value-type="float">
            <text:p>22,009428</text:p>
          </table:table-cell>
          <table:table-cell table:style-name="ce2" office:value-type="float" office:value="22.675781" calcext:value-type="float">
            <text:p>22,675781</text:p>
          </table:table-cell>
          <table:table-cell table:style-name="ce2" office:value-type="float" office:value="21.998566" calcext:value-type="float">
            <text:p>21,998566</text:p>
          </table:table-cell>
          <table:table-cell table:style-name="ce2" office:value-type="float" office:value="22.125929" calcext:value-type="float">
            <text:p>22,125929</text:p>
          </table:table-cell>
          <table:table-cell table:style-name="ce2" office:value-type="float" office:value="22.536549" calcext:value-type="float">
            <text:p>22,536549</text:p>
          </table:table-cell>
          <table:table-cell/>
          <table:table-cell table:style-name="ce2" office:value-type="float" office:value="207.661417" calcext:value-type="float">
            <text:p>207,661417</text:p>
          </table:table-cell>
          <table:table-cell table:style-name="ce2" office:value-type="float" office:value="212.401206" calcext:value-type="float">
            <text:p>212,401206</text:p>
          </table:table-cell>
          <table:table-cell table:style-name="ce2" office:value-type="float" office:value="214.888228" calcext:value-type="float">
            <text:p>214,888228</text:p>
          </table:table-cell>
          <table:table-cell table:style-name="ce2" office:value-type="float" office:value="212.948607" calcext:value-type="float">
            <text:p>212,948607</text:p>
          </table:table-cell>
          <table:table-cell table:style-name="ce2" office:value-type="float" office:value="211.412703" calcext:value-type="float">
            <text:p>211,412703</text:p>
          </table:table-cell>
          <table:table-cell table:style-name="ce2" office:value-type="float" office:value="213.000308" calcext:value-type="float">
            <text:p>213,000308</text:p>
          </table:table-cell>
          <table:table-cell table:style-name="ce2" office:value-type="float" office:value="213.203123" calcext:value-type="float">
            <text:p>213,203123</text:p>
          </table:table-cell>
          <table:table-cell table:style-name="ce2" office:value-type="float" office:value="214.73583" calcext:value-type="float">
            <text:p>214,73583</text:p>
          </table:table-cell>
          <table:table-cell table:style-name="ce2" office:value-type="float" office:value="215.866338" calcext:value-type="float">
            <text:p>215,866338</text:p>
          </table:table-cell>
          <table:table-cell table:style-name="ce2" office:value-type="float" office:value="216.6454" calcext:value-type="float">
            <text:p>216,6454</text:p>
          </table:table-cell>
        </table:table-row>
        <table:table-row table:style-name="ro1">
          <table:table-cell office:value-type="float" office:value="0.010424" calcext:value-type="float">
            <text:p>0,010424</text:p>
          </table:table-cell>
          <table:table-cell office:value-type="float" office:value="0.085219" calcext:value-type="float">
            <text:p>0,085219</text:p>
          </table:table-cell>
          <table:table-cell office:value-type="float" office:value="0.278912" calcext:value-type="float">
            <text:p>0,278912</text:p>
          </table:table-cell>
          <table:table-cell office:value-type="float" office:value="0.747429" calcext:value-type="float">
            <text:p>0,747429</text:p>
          </table:table-cell>
          <table:table-cell office:value-type="float" office:value="1.719535" calcext:value-type="float">
            <text:p>1,719535</text:p>
          </table:table-cell>
          <table:table-cell office:value-type="float" office:value="9.229879" calcext:value-type="float">
            <text:p>9,229879</text:p>
          </table:table-cell>
          <table:table-cell office:value-type="float" office:value="96.811679" calcext:value-type="float">
            <text:p>96,811679</text:p>
          </table:table-cell>
          <table:table-cell table:number-columns-repeated="2"/>
          <table:table-cell table:style-name="ce2" office:value-type="float" office:value="0.020014" calcext:value-type="float">
            <text:p>0,020014</text:p>
          </table:table-cell>
          <table:table-cell table:style-name="ce2" office:value-type="float" office:value="0.027517" calcext:value-type="float">
            <text:p>0,027517</text:p>
          </table:table-cell>
          <table:table-cell table:style-name="ce2" office:value-type="float" office:value="0.043094" calcext:value-type="float">
            <text:p>0,043094</text:p>
          </table:table-cell>
          <table:table-cell table:style-name="ce2" office:value-type="float" office:value="0.041524" calcext:value-type="float">
            <text:p>0,041524</text:p>
          </table:table-cell>
          <table:table-cell table:style-name="ce2" office:value-type="float" office:value="0.01524" calcext:value-type="float">
            <text:p>0,01524</text:p>
          </table:table-cell>
          <table:table-cell table:style-name="ce2" office:value-type="float" office:value="0.024069" calcext:value-type="float">
            <text:p>0,024069</text:p>
          </table:table-cell>
          <table:table-cell table:style-name="ce2" office:value-type="float" office:value="0.0178" calcext:value-type="float">
            <text:p>0,0178</text:p>
          </table:table-cell>
          <table:table-cell table:style-name="ce2" office:value-type="float" office:value="0.023811" calcext:value-type="float">
            <text:p>0,023811</text:p>
          </table:table-cell>
          <table:table-cell table:style-name="ce2" office:value-type="float" office:value="0.028374" calcext:value-type="float">
            <text:p>0,028374</text:p>
          </table:table-cell>
          <table:table-cell table:style-name="ce2" office:value-type="float" office:value="0.017538" calcext:value-type="float">
            <text:p>0,017538</text:p>
          </table:table-cell>
          <table:table-cell/>
          <table:table-cell office:value-type="float" office:value="0.161254" calcext:value-type="float">
            <text:p>0,161254</text:p>
          </table:table-cell>
          <table:table-cell office:value-type="float" office:value="0.184695" calcext:value-type="float">
            <text:p>0,184695</text:p>
          </table:table-cell>
          <table:table-cell office:value-type="float" office:value="0.192014" calcext:value-type="float">
            <text:p>0,192014</text:p>
          </table:table-cell>
          <table:table-cell office:value-type="float" office:value="0.18092" calcext:value-type="float">
            <text:p>0,18092</text:p>
          </table:table-cell>
          <table:table-cell office:value-type="float" office:value="0.197768" calcext:value-type="float">
            <text:p>0,197768</text:p>
          </table:table-cell>
          <table:table-cell office:value-type="float" office:value="0.204843" calcext:value-type="float">
            <text:p>0,204843</text:p>
          </table:table-cell>
          <table:table-cell office:value-type="float" office:value="0.231912" calcext:value-type="float">
            <text:p>0,231912</text:p>
          </table:table-cell>
          <table:table-cell office:value-type="float" office:value="0.195125" calcext:value-type="float">
            <text:p>0,195125</text:p>
          </table:table-cell>
          <table:table-cell office:value-type="float" office:value="0.200111" calcext:value-type="float">
            <text:p>0,200111</text:p>
          </table:table-cell>
          <table:table-cell office:value-type="float" office:value="0.204261" calcext:value-type="float">
            <text:p>0,204261</text:p>
          </table:table-cell>
          <table:table-cell/>
          <table:table-cell office:value-type="float" office:value="0.666486" calcext:value-type="float">
            <text:p>0,666486</text:p>
          </table:table-cell>
          <table:table-cell office:value-type="float" office:value="0.66642" calcext:value-type="float">
            <text:p>0,66642</text:p>
          </table:table-cell>
          <table:table-cell office:value-type="float" office:value="0.665314" calcext:value-type="float">
            <text:p>0,665314</text:p>
          </table:table-cell>
          <table:table-cell office:value-type="float" office:value="0.660273" calcext:value-type="float">
            <text:p>0,660273</text:p>
          </table:table-cell>
          <table:table-cell office:value-type="float" office:value="0.647184" calcext:value-type="float">
            <text:p>0,647184</text:p>
          </table:table-cell>
          <table:table-cell office:value-type="float" office:value="0.724072" calcext:value-type="float">
            <text:p>0,724072</text:p>
          </table:table-cell>
          <table:table-cell office:value-type="float" office:value="0.73919" calcext:value-type="float">
            <text:p>0,73919</text:p>
          </table:table-cell>
          <table:table-cell office:value-type="float" office:value="0.696568" calcext:value-type="float">
            <text:p>0,696568</text:p>
          </table:table-cell>
          <table:table-cell office:value-type="float" office:value="0.686881" calcext:value-type="float">
            <text:p>0,686881</text:p>
          </table:table-cell>
          <table:table-cell office:value-type="float" office:value="0.712223" calcext:value-type="float">
            <text:p>0,712223</text:p>
          </table:table-cell>
          <table:table-cell/>
          <table:table-cell office:value-type="float" office:value="1.829047" calcext:value-type="float">
            <text:p>1,829047</text:p>
          </table:table-cell>
          <table:table-cell office:value-type="float" office:value="1.885725" calcext:value-type="float">
            <text:p>1,885725</text:p>
          </table:table-cell>
          <table:table-cell office:value-type="float" office:value="1.943792" calcext:value-type="float">
            <text:p>1,943792</text:p>
          </table:table-cell>
          <table:table-cell office:value-type="float" office:value="2.226321" calcext:value-type="float">
            <text:p>2,226321</text:p>
          </table:table-cell>
          <table:table-cell office:value-type="float" office:value="2.054672" calcext:value-type="float">
            <text:p>2,054672</text:p>
          </table:table-cell>
          <table:table-cell office:value-type="float" office:value="2.102283" calcext:value-type="float">
            <text:p>2,102283</text:p>
          </table:table-cell>
          <table:table-cell office:value-type="float" office:value="2.417419" calcext:value-type="float">
            <text:p>2,417419</text:p>
          </table:table-cell>
          <table:table-cell office:value-type="float" office:value="2.724632" calcext:value-type="float">
            <text:p>2,724632</text:p>
          </table:table-cell>
          <table:table-cell office:value-type="float" office:value="3.515855" calcext:value-type="float">
            <text:p>3,515855</text:p>
          </table:table-cell>
          <table:table-cell office:value-type="float" office:value="2.672396" calcext:value-type="float">
            <text:p>2,672396</text:p>
          </table:table-cell>
          <table:table-cell/>
          <table:table-cell office:value-type="float" office:value="4.03152" calcext:value-type="float">
            <text:p>4,03152</text:p>
          </table:table-cell>
          <table:table-cell office:value-type="float" office:value="4.18552" calcext:value-type="float">
            <text:p>4,18552</text:p>
          </table:table-cell>
          <table:table-cell office:value-type="float" office:value="4.551015" calcext:value-type="float">
            <text:p>4,551015</text:p>
          </table:table-cell>
          <table:table-cell office:value-type="float" office:value="5.149193" calcext:value-type="float">
            <text:p>5,149193</text:p>
          </table:table-cell>
          <table:table-cell office:value-type="float" office:value="4.445086" calcext:value-type="float">
            <text:p>4,445086</text:p>
          </table:table-cell>
          <table:table-cell office:value-type="float" office:value="5.075801" calcext:value-type="float">
            <text:p>5,075801</text:p>
          </table:table-cell>
          <table:table-cell office:value-type="float" office:value="4.669961" calcext:value-type="float">
            <text:p>4,669961</text:p>
          </table:table-cell>
          <table:table-cell office:value-type="float" office:value="5.037097" calcext:value-type="float">
            <text:p>5,037097</text:p>
          </table:table-cell>
          <table:table-cell office:value-type="float" office:value="4.90168" calcext:value-type="float">
            <text:p>4,90168</text:p>
          </table:table-cell>
          <table:table-cell office:value-type="float" office:value="5.311263" calcext:value-type="float">
            <text:p>5,311263</text:p>
          </table:table-cell>
          <table:table-cell/>
          <table:table-cell office:value-type="float" office:value="21.629989" calcext:value-type="float">
            <text:p>21,629989</text:p>
          </table:table-cell>
          <table:table-cell office:value-type="float" office:value="21.868952" calcext:value-type="float">
            <text:p>21,868952</text:p>
          </table:table-cell>
          <table:table-cell office:value-type="float" office:value="21.951588" calcext:value-type="float">
            <text:p>21,951588</text:p>
          </table:table-cell>
          <table:table-cell office:value-type="float" office:value="21.210729" calcext:value-type="float">
            <text:p>21,210729</text:p>
          </table:table-cell>
          <table:table-cell office:value-type="float" office:value="22.755948" calcext:value-type="float">
            <text:p>22,755948</text:p>
          </table:table-cell>
          <table:table-cell office:value-type="float" office:value="22.87248" calcext:value-type="float">
            <text:p>22,87248</text:p>
          </table:table-cell>
          <table:table-cell office:value-type="float" office:value="21.51621" calcext:value-type="float">
            <text:p>21,51621</text:p>
          </table:table-cell>
          <table:table-cell office:value-type="float" office:value="23.031267" calcext:value-type="float">
            <text:p>23,031267</text:p>
          </table:table-cell>
          <table:table-cell office:value-type="float" office:value="23.073416" calcext:value-type="float">
            <text:p>23,073416</text:p>
          </table:table-cell>
          <table:table-cell office:value-type="float" office:value="23.017011" calcext:value-type="float">
            <text:p>23,017011</text:p>
          </table:table-cell>
          <table:table-cell/>
          <table:table-cell table:style-name="ce2" office:value-type="float" office:value="202.564591" calcext:value-type="float">
            <text:p>202,564591</text:p>
          </table:table-cell>
          <table:table-cell table:style-name="ce2" office:value-type="float" office:value="205.330809" calcext:value-type="float">
            <text:p>205,330809</text:p>
          </table:table-cell>
          <table:table-cell table:style-name="ce2" office:value-type="float" office:value="205.119418" calcext:value-type="float">
            <text:p>205,119418</text:p>
          </table:table-cell>
          <table:table-cell table:style-name="ce2" office:value-type="float" office:value="201.232779" calcext:value-type="float">
            <text:p>201,232779</text:p>
          </table:table-cell>
          <table:table-cell table:style-name="ce2" office:value-type="float" office:value="202.977624" calcext:value-type="float">
            <text:p>202,977624</text:p>
          </table:table-cell>
          <table:table-cell table:style-name="ce2" office:value-type="float" office:value="201.517055" calcext:value-type="float">
            <text:p>201,517055</text:p>
          </table:table-cell>
          <table:table-cell table:style-name="ce2" office:value-type="float" office:value="204.49178" calcext:value-type="float">
            <text:p>204,49178</text:p>
          </table:table-cell>
          <table:table-cell table:style-name="ce2" office:value-type="float" office:value="202.986834" calcext:value-type="float">
            <text:p>202,986834</text:p>
          </table:table-cell>
          <table:table-cell table:style-name="ce2" office:value-type="float" office:value="203.617385" calcext:value-type="float">
            <text:p>203,617385</text:p>
          </table:table-cell>
          <table:table-cell table:style-name="ce2" office:value-type="float" office:value="204.074721" calcext:value-type="float">
            <text:p>204,074721</text:p>
          </table:table-cell>
          <table:table-cell/>
          <table:table-cell table:style-name="ce2" office:value-type="float" office:value="0.056371" calcext:value-type="float">
            <text:p>0,056371</text:p>
          </table:table-cell>
          <table:table-cell table:style-name="ce2" office:value-type="float" office:value="0.040313" calcext:value-type="float">
            <text:p>0,040313</text:p>
          </table:table-cell>
          <table:table-cell table:style-name="ce2" office:value-type="float" office:value="0.049954" calcext:value-type="float">
            <text:p>0,049954</text:p>
          </table:table-cell>
          <table:table-cell table:style-name="ce2" office:value-type="float" office:value="0.04264" calcext:value-type="float">
            <text:p>0,04264</text:p>
          </table:table-cell>
          <table:table-cell table:style-name="ce2" office:value-type="float" office:value="0.023879" calcext:value-type="float">
            <text:p>0,023879</text:p>
          </table:table-cell>
          <table:table-cell table:style-name="ce2" office:value-type="float" office:value="0.042689" calcext:value-type="float">
            <text:p>0,042689</text:p>
          </table:table-cell>
          <table:table-cell table:style-name="ce2" office:value-type="float" office:value="0.039459" calcext:value-type="float">
            <text:p>0,039459</text:p>
          </table:table-cell>
          <table:table-cell table:style-name="ce2" office:value-type="float" office:value="0.029206" calcext:value-type="float">
            <text:p>0,029206</text:p>
          </table:table-cell>
          <table:table-cell table:style-name="ce2" office:value-type="float" office:value="0.017817" calcext:value-type="float">
            <text:p>0,017817</text:p>
          </table:table-cell>
          <table:table-cell table:style-name="ce2" office:value-type="float" office:value="0.026287" calcext:value-type="float">
            <text:p>0,026287</text:p>
          </table:table-cell>
          <table:table-cell/>
          <table:table-cell table:style-name="ce2" office:value-type="float" office:value="0.17822" calcext:value-type="float">
            <text:p>0,17822</text:p>
          </table:table-cell>
          <table:table-cell table:style-name="ce2" office:value-type="float" office:value="0.184961" calcext:value-type="float">
            <text:p>0,184961</text:p>
          </table:table-cell>
          <table:table-cell table:style-name="ce2" office:value-type="float" office:value="0.201412" calcext:value-type="float">
            <text:p>0,201412</text:p>
          </table:table-cell>
          <table:table-cell table:style-name="ce2" office:value-type="float" office:value="0.179319" calcext:value-type="float">
            <text:p>0,179319</text:p>
          </table:table-cell>
          <table:table-cell table:style-name="ce2" office:value-type="float" office:value="0.19457" calcext:value-type="float">
            <text:p>0,19457</text:p>
          </table:table-cell>
          <table:table-cell table:style-name="ce2" office:value-type="float" office:value="0.173589" calcext:value-type="float">
            <text:p>0,173589</text:p>
          </table:table-cell>
          <table:table-cell table:style-name="ce2" office:value-type="float" office:value="0.185722" calcext:value-type="float">
            <text:p>0,185722</text:p>
          </table:table-cell>
          <table:table-cell table:style-name="ce2" office:value-type="float" office:value="0.202999" calcext:value-type="float">
            <text:p>0,202999</text:p>
          </table:table-cell>
          <table:table-cell table:style-name="ce2" office:value-type="float" office:value="0.230251" calcext:value-type="float">
            <text:p>0,230251</text:p>
          </table:table-cell>
          <table:table-cell table:style-name="ce2" office:value-type="float" office:value="0.190523" calcext:value-type="float">
            <text:p>0,190523</text:p>
          </table:table-cell>
          <table:table-cell/>
          <table:table-cell table:style-name="ce2" office:value-type="float" office:value="0.609605" calcext:value-type="float">
            <text:p>0,609605</text:p>
          </table:table-cell>
          <table:table-cell table:style-name="ce2" office:value-type="float" office:value="0.59095" calcext:value-type="float">
            <text:p>0,59095</text:p>
          </table:table-cell>
          <table:table-cell table:style-name="ce2" office:value-type="float" office:value="0.653833" calcext:value-type="float">
            <text:p>0,653833</text:p>
          </table:table-cell>
          <table:table-cell table:style-name="ce2" office:value-type="float" office:value="0.579725" calcext:value-type="float">
            <text:p>0,579725</text:p>
          </table:table-cell>
          <table:table-cell table:style-name="ce2" office:value-type="float" office:value="0.60776" calcext:value-type="float">
            <text:p>0,60776</text:p>
          </table:table-cell>
          <table:table-cell table:style-name="ce2" office:value-type="float" office:value="0.647868" calcext:value-type="float">
            <text:p>0,647868</text:p>
          </table:table-cell>
          <table:table-cell table:style-name="ce2" office:value-type="float" office:value="0.685891" calcext:value-type="float">
            <text:p>0,685891</text:p>
          </table:table-cell>
          <table:table-cell table:style-name="ce2" office:value-type="float" office:value="0.651866" calcext:value-type="float">
            <text:p>0,651866</text:p>
          </table:table-cell>
          <table:table-cell table:style-name="ce2" office:value-type="float" office:value="0.673125" calcext:value-type="float">
            <text:p>0,673125</text:p>
          </table:table-cell>
          <table:table-cell table:style-name="ce2" office:value-type="float" office:value="0.680222" calcext:value-type="float">
            <text:p>0,680222</text:p>
          </table:table-cell>
          <table:table-cell/>
          <table:table-cell table:style-name="ce2" office:value-type="float" office:value="1.701674" calcext:value-type="float">
            <text:p>1,701674</text:p>
          </table:table-cell>
          <table:table-cell table:style-name="ce2" office:value-type="float" office:value="1.754156" calcext:value-type="float">
            <text:p>1,754156</text:p>
          </table:table-cell>
          <table:table-cell table:style-name="ce2" office:value-type="float" office:value="1.806372" calcext:value-type="float">
            <text:p>1,806372</text:p>
          </table:table-cell>
          <table:table-cell table:style-name="ce2" office:value-type="float" office:value="1.771353" calcext:value-type="float">
            <text:p>1,771353</text:p>
          </table:table-cell>
          <table:table-cell table:style-name="ce2" office:value-type="float" office:value="1.814436" calcext:value-type="float">
            <text:p>1,814436</text:p>
          </table:table-cell>
          <table:table-cell table:style-name="ce2" office:value-type="float" office:value="1.869027" calcext:value-type="float">
            <text:p>1,869027</text:p>
          </table:table-cell>
          <table:table-cell table:style-name="ce2" office:value-type="float" office:value="1.903926" calcext:value-type="float">
            <text:p>1,903926</text:p>
          </table:table-cell>
          <table:table-cell table:style-name="ce2" office:value-type="float" office:value="1.926504" calcext:value-type="float">
            <text:p>1,926504</text:p>
          </table:table-cell>
          <table:table-cell table:style-name="ce2" office:value-type="float" office:value="1.932568" calcext:value-type="float">
            <text:p>1,932568</text:p>
          </table:table-cell>
          <table:table-cell table:style-name="ce2" office:value-type="float" office:value="1.97297" calcext:value-type="float">
            <text:p>1,97297</text:p>
          </table:table-cell>
          <table:table-cell/>
          <table:table-cell table:style-name="ce2" office:value-type="float" office:value="4.365511" calcext:value-type="float">
            <text:p>4,365511</text:p>
          </table:table-cell>
          <table:table-cell table:style-name="ce2" office:value-type="float" office:value="4.857928" calcext:value-type="float">
            <text:p>4,857928</text:p>
          </table:table-cell>
          <table:table-cell table:style-name="ce2" office:value-type="float" office:value="4.53054" calcext:value-type="float">
            <text:p>4,53054</text:p>
          </table:table-cell>
          <table:table-cell table:style-name="ce2" office:value-type="float" office:value="5.981752" calcext:value-type="float">
            <text:p>5,981752</text:p>
          </table:table-cell>
          <table:table-cell table:style-name="ce2" office:value-type="float" office:value="5.13642" calcext:value-type="float">
            <text:p>5,13642</text:p>
          </table:table-cell>
          <table:table-cell table:style-name="ce2" office:value-type="float" office:value="4.630538" calcext:value-type="float">
            <text:p>4,630538</text:p>
          </table:table-cell>
          <table:table-cell table:style-name="ce2" office:value-type="float" office:value="5.153311" calcext:value-type="float">
            <text:p>5,153311</text:p>
          </table:table-cell>
          <table:table-cell table:style-name="ce2" office:value-type="float" office:value="5.308225" calcext:value-type="float">
            <text:p>5,308225</text:p>
          </table:table-cell>
          <table:table-cell table:style-name="ce2" office:value-type="float" office:value="5.381213" calcext:value-type="float">
            <text:p>5,381213</text:p>
          </table:table-cell>
          <table:table-cell table:style-name="ce2" office:value-type="float" office:value="5.676199" calcext:value-type="float">
            <text:p>5,676199</text:p>
          </table:table-cell>
          <table:table-cell/>
          <table:table-cell table:style-name="ce2" office:value-type="float" office:value="18.692257" calcext:value-type="float">
            <text:p>18,692257</text:p>
          </table:table-cell>
          <table:table-cell table:style-name="ce2" office:value-type="float" office:value="19.734019" calcext:value-type="float">
            <text:p>19,734019</text:p>
          </table:table-cell>
          <table:table-cell table:style-name="ce2" office:value-type="float" office:value="20.491765" calcext:value-type="float">
            <text:p>20,491765</text:p>
          </table:table-cell>
          <table:table-cell table:style-name="ce2" office:value-type="float" office:value="20.714551" calcext:value-type="float">
            <text:p>20,714551</text:p>
          </table:table-cell>
          <table:table-cell table:style-name="ce2" office:value-type="float" office:value="21.202944" calcext:value-type="float">
            <text:p>21,202944</text:p>
          </table:table-cell>
          <table:table-cell table:style-name="ce2" office:value-type="float" office:value="22.042373" calcext:value-type="float">
            <text:p>22,042373</text:p>
          </table:table-cell>
          <table:table-cell table:style-name="ce2" office:value-type="float" office:value="22.72693" calcext:value-type="float">
            <text:p>22,72693</text:p>
          </table:table-cell>
          <table:table-cell table:style-name="ce2" office:value-type="float" office:value="22.073976" calcext:value-type="float">
            <text:p>22,073976</text:p>
          </table:table-cell>
          <table:table-cell table:style-name="ce2" office:value-type="float" office:value="22.237922" calcext:value-type="float">
            <text:p>22,237922</text:p>
          </table:table-cell>
          <table:table-cell table:style-name="ce2" office:value-type="float" office:value="22.605325" calcext:value-type="float">
            <text:p>22,605325</text:p>
          </table:table-cell>
          <table:table-cell/>
          <table:table-cell table:style-name="ce2" office:value-type="float" office:value="207.714452" calcext:value-type="float">
            <text:p>207,714452</text:p>
          </table:table-cell>
          <table:table-cell table:style-name="ce2" office:value-type="float" office:value="212.468157" calcext:value-type="float">
            <text:p>212,468157</text:p>
          </table:table-cell>
          <table:table-cell table:style-name="ce2" office:value-type="float" office:value="215.122446" calcext:value-type="float">
            <text:p>215,122446</text:p>
          </table:table-cell>
          <table:table-cell table:style-name="ce2" office:value-type="float" office:value="213.037806" calcext:value-type="float">
            <text:p>213,037806</text:p>
          </table:table-cell>
          <table:table-cell table:style-name="ce2" office:value-type="float" office:value="211.483453" calcext:value-type="float">
            <text:p>211,483453</text:p>
          </table:table-cell>
          <table:table-cell table:style-name="ce2" office:value-type="float" office:value="213.14821" calcext:value-type="float">
            <text:p>213,14821</text:p>
          </table:table-cell>
          <table:table-cell table:style-name="ce2" office:value-type="float" office:value="213.301113" calcext:value-type="float">
            <text:p>213,301113</text:p>
          </table:table-cell>
          <table:table-cell table:style-name="ce2" office:value-type="float" office:value="214.745607" calcext:value-type="float">
            <text:p>214,745607</text:p>
          </table:table-cell>
          <table:table-cell table:style-name="ce2" office:value-type="float" office:value="215.991806" calcext:value-type="float">
            <text:p>215,991806</text:p>
          </table:table-cell>
          <table:table-cell table:style-name="ce2" office:value-type="float" office:value="217.071284" calcext:value-type="float">
            <text:p>217,071284</text:p>
          </table:table-cell>
        </table:table-row>
        <table:table-row table:style-name="ro1">
          <table:table-cell office:value-type="float" office:value="0.0104" calcext:value-type="float">
            <text:p>0,0104</text:p>
          </table:table-cell>
          <table:table-cell office:value-type="float" office:value="0.08662" calcext:value-type="float">
            <text:p>0,08662</text:p>
          </table:table-cell>
          <table:table-cell office:value-type="float" office:value="0.277851" calcext:value-type="float">
            <text:p>0,277851</text:p>
          </table:table-cell>
          <table:table-cell office:value-type="float" office:value="0.709837" calcext:value-type="float">
            <text:p>0,709837</text:p>
          </table:table-cell>
          <table:table-cell office:value-type="float" office:value="1.75433" calcext:value-type="float">
            <text:p>1,75433</text:p>
          </table:table-cell>
          <table:table-cell office:value-type="float" office:value="9.464056" calcext:value-type="float">
            <text:p>9,464056</text:p>
          </table:table-cell>
          <table:table-cell office:value-type="float" office:value="95.343931" calcext:value-type="float">
            <text:p>95,343931</text:p>
          </table:table-cell>
          <table:table-cell table:number-columns-repeated="2"/>
          <table:table-cell table:style-name="ce2" office:value-type="float" office:value="0.017903" calcext:value-type="float">
            <text:p>0,017903</text:p>
          </table:table-cell>
          <table:table-cell table:style-name="ce2" office:value-type="float" office:value="0.034475" calcext:value-type="float">
            <text:p>0,034475</text:p>
          </table:table-cell>
          <table:table-cell table:style-name="ce2" office:value-type="float" office:value="0.03433" calcext:value-type="float">
            <text:p>0,03433</text:p>
          </table:table-cell>
          <table:table-cell table:style-name="ce2" office:value-type="float" office:value="0.040336" calcext:value-type="float">
            <text:p>0,040336</text:p>
          </table:table-cell>
          <table:table-cell table:style-name="ce2" office:value-type="float" office:value="0.022173" calcext:value-type="float">
            <text:p>0,022173</text:p>
          </table:table-cell>
          <table:table-cell table:style-name="ce2" office:value-type="float" office:value="0.017781" calcext:value-type="float">
            <text:p>0,017781</text:p>
          </table:table-cell>
          <table:table-cell table:style-name="ce2" office:value-type="float" office:value="0.013707" calcext:value-type="float">
            <text:p>0,013707</text:p>
          </table:table-cell>
          <table:table-cell table:style-name="ce2" office:value-type="float" office:value="0.02147" calcext:value-type="float">
            <text:p>0,02147</text:p>
          </table:table-cell>
          <table:table-cell table:style-name="ce2" office:value-type="float" office:value="0.030125" calcext:value-type="float">
            <text:p>0,030125</text:p>
          </table:table-cell>
          <table:table-cell table:style-name="ce2" office:value-type="float" office:value="0.03036" calcext:value-type="float">
            <text:p>0,03036</text:p>
          </table:table-cell>
          <table:table-cell/>
          <table:table-cell office:value-type="float" office:value="0.161652" calcext:value-type="float">
            <text:p>0,161652</text:p>
          </table:table-cell>
          <table:table-cell office:value-type="float" office:value="0.190965" calcext:value-type="float">
            <text:p>0,190965</text:p>
          </table:table-cell>
          <table:table-cell office:value-type="float" office:value="0.191777" calcext:value-type="float">
            <text:p>0,191777</text:p>
          </table:table-cell>
          <table:table-cell office:value-type="float" office:value="0.191244" calcext:value-type="float">
            <text:p>0,191244</text:p>
          </table:table-cell>
          <table:table-cell office:value-type="float" office:value="0.18741" calcext:value-type="float">
            <text:p>0,18741</text:p>
          </table:table-cell>
          <table:table-cell office:value-type="float" office:value="0.205184" calcext:value-type="float">
            <text:p>0,205184</text:p>
          </table:table-cell>
          <table:table-cell office:value-type="float" office:value="0.228835" calcext:value-type="float">
            <text:p>0,228835</text:p>
          </table:table-cell>
          <table:table-cell office:value-type="float" office:value="0.205798" calcext:value-type="float">
            <text:p>0,205798</text:p>
          </table:table-cell>
          <table:table-cell office:value-type="float" office:value="0.210488" calcext:value-type="float">
            <text:p>0,210488</text:p>
          </table:table-cell>
          <table:table-cell office:value-type="float" office:value="0.215882" calcext:value-type="float">
            <text:p>0,215882</text:p>
          </table:table-cell>
          <table:table-cell/>
          <table:table-cell office:value-type="float" office:value="0.675916" calcext:value-type="float">
            <text:p>0,675916</text:p>
          </table:table-cell>
          <table:table-cell office:value-type="float" office:value="0.668768" calcext:value-type="float">
            <text:p>0,668768</text:p>
          </table:table-cell>
          <table:table-cell office:value-type="float" office:value="0.683942" calcext:value-type="float">
            <text:p>0,683942</text:p>
          </table:table-cell>
          <table:table-cell office:value-type="float" office:value="0.651125" calcext:value-type="float">
            <text:p>0,651125</text:p>
          </table:table-cell>
          <table:table-cell office:value-type="float" office:value="0.638933" calcext:value-type="float">
            <text:p>0,638933</text:p>
          </table:table-cell>
          <table:table-cell office:value-type="float" office:value="0.725008" calcext:value-type="float">
            <text:p>0,725008</text:p>
          </table:table-cell>
          <table:table-cell office:value-type="float" office:value="0.752761" calcext:value-type="float">
            <text:p>0,752761</text:p>
          </table:table-cell>
          <table:table-cell office:value-type="float" office:value="0.68544" calcext:value-type="float">
            <text:p>0,68544</text:p>
          </table:table-cell>
          <table:table-cell office:value-type="float" office:value="0.699716" calcext:value-type="float">
            <text:p>0,699716</text:p>
          </table:table-cell>
          <table:table-cell office:value-type="float" office:value="0.721326" calcext:value-type="float">
            <text:p>0,721326</text:p>
          </table:table-cell>
          <table:table-cell/>
          <table:table-cell office:value-type="float" office:value="1.835411" calcext:value-type="float">
            <text:p>1,835411</text:p>
          </table:table-cell>
          <table:table-cell office:value-type="float" office:value="1.897674" calcext:value-type="float">
            <text:p>1,897674</text:p>
          </table:table-cell>
          <table:table-cell office:value-type="float" office:value="1.950045" calcext:value-type="float">
            <text:p>1,950045</text:p>
          </table:table-cell>
          <table:table-cell office:value-type="float" office:value="2.235088" calcext:value-type="float">
            <text:p>2,235088</text:p>
          </table:table-cell>
          <table:table-cell office:value-type="float" office:value="2.060276" calcext:value-type="float">
            <text:p>2,060276</text:p>
          </table:table-cell>
          <table:table-cell office:value-type="float" office:value="2.13067" calcext:value-type="float">
            <text:p>2,13067</text:p>
          </table:table-cell>
          <table:table-cell office:value-type="float" office:value="2.430508" calcext:value-type="float">
            <text:p>2,430508</text:p>
          </table:table-cell>
          <table:table-cell office:value-type="float" office:value="2.750414" calcext:value-type="float">
            <text:p>2,750414</text:p>
          </table:table-cell>
          <table:table-cell office:value-type="float" office:value="3.545711" calcext:value-type="float">
            <text:p>3,545711</text:p>
          </table:table-cell>
          <table:table-cell office:value-type="float" office:value="2.672201" calcext:value-type="float">
            <text:p>2,672201</text:p>
          </table:table-cell>
          <table:table-cell/>
          <table:table-cell office:value-type="float" office:value="4.0663" calcext:value-type="float">
            <text:p>4,0663</text:p>
          </table:table-cell>
          <table:table-cell office:value-type="float" office:value="4.200853" calcext:value-type="float">
            <text:p>4,200853</text:p>
          </table:table-cell>
          <table:table-cell office:value-type="float" office:value="4.548284" calcext:value-type="float">
            <text:p>4,548284</text:p>
          </table:table-cell>
          <table:table-cell office:value-type="float" office:value="5.14222" calcext:value-type="float">
            <text:p>5,14222</text:p>
          </table:table-cell>
          <table:table-cell office:value-type="float" office:value="4.533361" calcext:value-type="float">
            <text:p>4,533361</text:p>
          </table:table-cell>
          <table:table-cell office:value-type="float" office:value="5.10649" calcext:value-type="float">
            <text:p>5,10649</text:p>
          </table:table-cell>
          <table:table-cell office:value-type="float" office:value="4.698494" calcext:value-type="float">
            <text:p>4,698494</text:p>
          </table:table-cell>
          <table:table-cell office:value-type="float" office:value="5.078247" calcext:value-type="float">
            <text:p>5,078247</text:p>
          </table:table-cell>
          <table:table-cell office:value-type="float" office:value="4.905266" calcext:value-type="float">
            <text:p>4,905266</text:p>
          </table:table-cell>
          <table:table-cell office:value-type="float" office:value="5.333092" calcext:value-type="float">
            <text:p>5,333092</text:p>
          </table:table-cell>
          <table:table-cell/>
          <table:table-cell office:value-type="float" office:value="21.601092" calcext:value-type="float">
            <text:p>21,601092</text:p>
          </table:table-cell>
          <table:table-cell office:value-type="float" office:value="21.897976" calcext:value-type="float">
            <text:p>21,897976</text:p>
          </table:table-cell>
          <table:table-cell office:value-type="float" office:value="21.974256" calcext:value-type="float">
            <text:p>21,974256</text:p>
          </table:table-cell>
          <table:table-cell office:value-type="float" office:value="21.209589" calcext:value-type="float">
            <text:p>21,209589</text:p>
          </table:table-cell>
          <table:table-cell office:value-type="float" office:value="22.762934" calcext:value-type="float">
            <text:p>22,762934</text:p>
          </table:table-cell>
          <table:table-cell office:value-type="float" office:value="22.86002" calcext:value-type="float">
            <text:p>22,86002</text:p>
          </table:table-cell>
          <table:table-cell office:value-type="float" office:value="21.518786" calcext:value-type="float">
            <text:p>21,518786</text:p>
          </table:table-cell>
          <table:table-cell office:value-type="float" office:value="23.091894" calcext:value-type="float">
            <text:p>23,091894</text:p>
          </table:table-cell>
          <table:table-cell office:value-type="float" office:value="23.080494" calcext:value-type="float">
            <text:p>23,080494</text:p>
          </table:table-cell>
          <table:table-cell office:value-type="float" office:value="23.029404" calcext:value-type="float">
            <text:p>23,029404</text:p>
          </table:table-cell>
          <table:table-cell/>
          <table:table-cell table:style-name="ce2" office:value-type="float" office:value="202.589057" calcext:value-type="float">
            <text:p>202,589057</text:p>
          </table:table-cell>
          <table:table-cell table:style-name="ce2" office:value-type="float" office:value="205.407468" calcext:value-type="float">
            <text:p>205,407468</text:p>
          </table:table-cell>
          <table:table-cell table:style-name="ce2" office:value-type="float" office:value="205.130071" calcext:value-type="float">
            <text:p>205,130071</text:p>
          </table:table-cell>
          <table:table-cell table:style-name="ce2" office:value-type="float" office:value="201.69211" calcext:value-type="float">
            <text:p>201,69211</text:p>
          </table:table-cell>
          <table:table-cell table:style-name="ce2" office:value-type="float" office:value="203.097979" calcext:value-type="float">
            <text:p>203,097979</text:p>
          </table:table-cell>
          <table:table-cell table:style-name="ce2" office:value-type="float" office:value="201.546106" calcext:value-type="float">
            <text:p>201,546106</text:p>
          </table:table-cell>
          <table:table-cell table:style-name="ce2" office:value-type="float" office:value="204.549468" calcext:value-type="float">
            <text:p>204,549468</text:p>
          </table:table-cell>
          <table:table-cell table:style-name="ce2" office:value-type="float" office:value="203.040636" calcext:value-type="float">
            <text:p>203,040636</text:p>
          </table:table-cell>
          <table:table-cell table:style-name="ce2" office:value-type="float" office:value="203.658756" calcext:value-type="float">
            <text:p>203,658756</text:p>
          </table:table-cell>
          <table:table-cell table:style-name="ce2" office:value-type="float" office:value="204.235426" calcext:value-type="float">
            <text:p>204,235426</text:p>
          </table:table-cell>
          <table:table-cell/>
          <table:table-cell table:style-name="ce2" office:value-type="float" office:value="0.057897" calcext:value-type="float">
            <text:p>0,057897</text:p>
          </table:table-cell>
          <table:table-cell table:style-name="ce2" office:value-type="float" office:value="0.017954" calcext:value-type="float">
            <text:p>0,017954</text:p>
          </table:table-cell>
          <table:table-cell table:style-name="ce2" office:value-type="float" office:value="0.036893" calcext:value-type="float">
            <text:p>0,036893</text:p>
          </table:table-cell>
          <table:table-cell table:style-name="ce2" office:value-type="float" office:value="0.04155" calcext:value-type="float">
            <text:p>0,04155</text:p>
          </table:table-cell>
          <table:table-cell table:style-name="ce2" office:value-type="float" office:value="0.023644" calcext:value-type="float">
            <text:p>0,023644</text:p>
          </table:table-cell>
          <table:table-cell table:style-name="ce2" office:value-type="float" office:value="0.039558" calcext:value-type="float">
            <text:p>0,039558</text:p>
          </table:table-cell>
          <table:table-cell table:style-name="ce2" office:value-type="float" office:value="0.023614" calcext:value-type="float">
            <text:p>0,023614</text:p>
          </table:table-cell>
          <table:table-cell table:style-name="ce2" office:value-type="float" office:value="0.031835" calcext:value-type="float">
            <text:p>0,031835</text:p>
          </table:table-cell>
          <table:table-cell table:style-name="ce2" office:value-type="float" office:value="0.028973" calcext:value-type="float">
            <text:p>0,028973</text:p>
          </table:table-cell>
          <table:table-cell table:style-name="ce2" office:value-type="float" office:value="0.042254" calcext:value-type="float">
            <text:p>0,042254</text:p>
          </table:table-cell>
          <table:table-cell/>
          <table:table-cell table:style-name="ce2" office:value-type="float" office:value="0.182299" calcext:value-type="float">
            <text:p>0,182299</text:p>
          </table:table-cell>
          <table:table-cell table:style-name="ce2" office:value-type="float" office:value="0.188868" calcext:value-type="float">
            <text:p>0,188868</text:p>
          </table:table-cell>
          <table:table-cell table:style-name="ce2" office:value-type="float" office:value="0.1995" calcext:value-type="float">
            <text:p>0,1995</text:p>
          </table:table-cell>
          <table:table-cell table:style-name="ce2" office:value-type="float" office:value="0.189853" calcext:value-type="float">
            <text:p>0,189853</text:p>
          </table:table-cell>
          <table:table-cell table:style-name="ce2" office:value-type="float" office:value="0.221997" calcext:value-type="float">
            <text:p>0,221997</text:p>
          </table:table-cell>
          <table:table-cell table:style-name="ce2" office:value-type="float" office:value="0.18958" calcext:value-type="float">
            <text:p>0,18958</text:p>
          </table:table-cell>
          <table:table-cell table:style-name="ce2" office:value-type="float" office:value="0.208872" calcext:value-type="float">
            <text:p>0,208872</text:p>
          </table:table-cell>
          <table:table-cell table:style-name="ce2" office:value-type="float" office:value="0.200606" calcext:value-type="float">
            <text:p>0,200606</text:p>
          </table:table-cell>
          <table:table-cell table:style-name="ce2" office:value-type="float" office:value="0.228372" calcext:value-type="float">
            <text:p>0,228372</text:p>
          </table:table-cell>
          <table:table-cell table:style-name="ce2" office:value-type="float" office:value="0.189563" calcext:value-type="float">
            <text:p>0,189563</text:p>
          </table:table-cell>
          <table:table-cell/>
          <table:table-cell table:style-name="ce2" office:value-type="float" office:value="0.661953" calcext:value-type="float">
            <text:p>0,661953</text:p>
          </table:table-cell>
          <table:table-cell table:style-name="ce2" office:value-type="float" office:value="0.672725" calcext:value-type="float">
            <text:p>0,672725</text:p>
          </table:table-cell>
          <table:table-cell table:style-name="ce2" office:value-type="float" office:value="0.664" calcext:value-type="float">
            <text:p>0,664</text:p>
          </table:table-cell>
          <table:table-cell table:style-name="ce2" office:value-type="float" office:value="0.646723" calcext:value-type="float">
            <text:p>0,646723</text:p>
          </table:table-cell>
          <table:table-cell table:style-name="ce2" office:value-type="float" office:value="0.654931" calcext:value-type="float">
            <text:p>0,654931</text:p>
          </table:table-cell>
          <table:table-cell table:style-name="ce2" office:value-type="float" office:value="0.695317" calcext:value-type="float">
            <text:p>0,695317</text:p>
          </table:table-cell>
          <table:table-cell table:style-name="ce2" office:value-type="float" office:value="0.701394" calcext:value-type="float">
            <text:p>0,701394</text:p>
          </table:table-cell>
          <table:table-cell table:style-name="ce2" office:value-type="float" office:value="0.693704" calcext:value-type="float">
            <text:p>0,693704</text:p>
          </table:table-cell>
          <table:table-cell table:style-name="ce2" office:value-type="float" office:value="0.716049" calcext:value-type="float">
            <text:p>0,716049</text:p>
          </table:table-cell>
          <table:table-cell table:style-name="ce2" office:value-type="float" office:value="0.707204" calcext:value-type="float">
            <text:p>0,707204</text:p>
          </table:table-cell>
          <table:table-cell/>
          <table:table-cell table:style-name="ce2" office:value-type="float" office:value="1.694775" calcext:value-type="float">
            <text:p>1,694775</text:p>
          </table:table-cell>
          <table:table-cell table:style-name="ce2" office:value-type="float" office:value="1.768696" calcext:value-type="float">
            <text:p>1,768696</text:p>
          </table:table-cell>
          <table:table-cell table:style-name="ce2" office:value-type="float" office:value="1.803886" calcext:value-type="float">
            <text:p>1,803886</text:p>
          </table:table-cell>
          <table:table-cell table:style-name="ce2" office:value-type="float" office:value="1.846982" calcext:value-type="float">
            <text:p>1,846982</text:p>
          </table:table-cell>
          <table:table-cell table:style-name="ce2" office:value-type="float" office:value="1.816175" calcext:value-type="float">
            <text:p>1,816175</text:p>
          </table:table-cell>
          <table:table-cell table:style-name="ce2" office:value-type="float" office:value="1.879189" calcext:value-type="float">
            <text:p>1,879189</text:p>
          </table:table-cell>
          <table:table-cell table:style-name="ce2" office:value-type="float" office:value="1.895491" calcext:value-type="float">
            <text:p>1,895491</text:p>
          </table:table-cell>
          <table:table-cell table:style-name="ce2" office:value-type="float" office:value="1.924133" calcext:value-type="float">
            <text:p>1,924133</text:p>
          </table:table-cell>
          <table:table-cell table:style-name="ce2" office:value-type="float" office:value="1.943122" calcext:value-type="float">
            <text:p>1,943122</text:p>
          </table:table-cell>
          <table:table-cell table:style-name="ce2" office:value-type="float" office:value="1.97481" calcext:value-type="float">
            <text:p>1,97481</text:p>
          </table:table-cell>
          <table:table-cell/>
          <table:table-cell table:style-name="ce2" office:value-type="float" office:value="4.527023" calcext:value-type="float">
            <text:p>4,527023</text:p>
          </table:table-cell>
          <table:table-cell table:style-name="ce2" office:value-type="float" office:value="4.97933" calcext:value-type="float">
            <text:p>4,97933</text:p>
          </table:table-cell>
          <table:table-cell table:style-name="ce2" office:value-type="float" office:value="4.543779" calcext:value-type="float">
            <text:p>4,543779</text:p>
          </table:table-cell>
          <table:table-cell table:style-name="ce2" office:value-type="float" office:value="5.999577" calcext:value-type="float">
            <text:p>5,999577</text:p>
          </table:table-cell>
          <table:table-cell table:style-name="ce2" office:value-type="float" office:value="5.148372" calcext:value-type="float">
            <text:p>5,148372</text:p>
          </table:table-cell>
          <table:table-cell table:style-name="ce2" office:value-type="float" office:value="4.691126" calcext:value-type="float">
            <text:p>4,691126</text:p>
          </table:table-cell>
          <table:table-cell table:style-name="ce2" office:value-type="float" office:value="5.255845" calcext:value-type="float">
            <text:p>5,255845</text:p>
          </table:table-cell>
          <table:table-cell table:style-name="ce2" office:value-type="float" office:value="5.313473" calcext:value-type="float">
            <text:p>5,313473</text:p>
          </table:table-cell>
          <table:table-cell table:style-name="ce2" office:value-type="float" office:value="5.452717" calcext:value-type="float">
            <text:p>5,452717</text:p>
          </table:table-cell>
          <table:table-cell table:style-name="ce2" office:value-type="float" office:value="5.764967" calcext:value-type="float">
            <text:p>5,764967</text:p>
          </table:table-cell>
          <table:table-cell/>
          <table:table-cell table:style-name="ce2" office:value-type="float" office:value="18.792748" calcext:value-type="float">
            <text:p>18,792748</text:p>
          </table:table-cell>
          <table:table-cell table:style-name="ce2" office:value-type="float" office:value="19.750597" calcext:value-type="float">
            <text:p>19,750597</text:p>
          </table:table-cell>
          <table:table-cell table:style-name="ce2" office:value-type="float" office:value="20.532389" calcext:value-type="float">
            <text:p>20,532389</text:p>
          </table:table-cell>
          <table:table-cell table:style-name="ce2" office:value-type="float" office:value="20.748327" calcext:value-type="float">
            <text:p>20,748327</text:p>
          </table:table-cell>
          <table:table-cell table:style-name="ce2" office:value-type="float" office:value="21.297703" calcext:value-type="float">
            <text:p>21,297703</text:p>
          </table:table-cell>
          <table:table-cell table:style-name="ce2" office:value-type="float" office:value="22.161244" calcext:value-type="float">
            <text:p>22,161244</text:p>
          </table:table-cell>
          <table:table-cell table:style-name="ce2" office:value-type="float" office:value="22.827087" calcext:value-type="float">
            <text:p>22,827087</text:p>
          </table:table-cell>
          <table:table-cell table:style-name="ce2" office:value-type="float" office:value="22.134604" calcext:value-type="float">
            <text:p>22,134604</text:p>
          </table:table-cell>
          <table:table-cell table:style-name="ce2" office:value-type="float" office:value="22.361577" calcext:value-type="float">
            <text:p>22,361577</text:p>
          </table:table-cell>
          <table:table-cell table:style-name="ce2" office:value-type="float" office:value="22.747787" calcext:value-type="float">
            <text:p>22,747787</text:p>
          </table:table-cell>
          <table:table-cell/>
          <table:table-cell table:style-name="ce2" office:value-type="float" office:value="208.333268" calcext:value-type="float">
            <text:p>208,333268</text:p>
          </table:table-cell>
          <table:table-cell table:style-name="ce2" office:value-type="float" office:value="212.883914" calcext:value-type="float">
            <text:p>212,883914</text:p>
          </table:table-cell>
          <table:table-cell table:style-name="ce2" office:value-type="float" office:value="215.216853" calcext:value-type="float">
            <text:p>215,216853</text:p>
          </table:table-cell>
          <table:table-cell table:style-name="ce2" office:value-type="float" office:value="213.107559" calcext:value-type="float">
            <text:p>213,107559</text:p>
          </table:table-cell>
          <table:table-cell table:style-name="ce2" office:value-type="float" office:value="211.635967" calcext:value-type="float">
            <text:p>211,635967</text:p>
          </table:table-cell>
          <table:table-cell table:style-name="ce2" office:value-type="float" office:value="213.377411" calcext:value-type="float">
            <text:p>213,377411</text:p>
          </table:table-cell>
          <table:table-cell table:style-name="ce2" office:value-type="float" office:value="213.631407" calcext:value-type="float">
            <text:p>213,631407</text:p>
          </table:table-cell>
          <table:table-cell table:style-name="ce2" office:value-type="float" office:value="214.8931" calcext:value-type="float">
            <text:p>214,8931</text:p>
          </table:table-cell>
          <table:table-cell table:style-name="ce2" office:value-type="float" office:value="216.263094" calcext:value-type="float">
            <text:p>216,263094</text:p>
          </table:table-cell>
          <table:table-cell table:style-name="ce2" office:value-type="float" office:value="217.107784" calcext:value-type="float">
            <text:p>217,107784</text:p>
          </table:table-cell>
        </table:table-row>
        <table:table-row table:style-name="ro1">
          <table:table-cell office:value-type="float" office:value="0.010561" calcext:value-type="float">
            <text:p>0,010561</text:p>
          </table:table-cell>
          <table:table-cell office:value-type="float" office:value="0.086741" calcext:value-type="float">
            <text:p>0,086741</text:p>
          </table:table-cell>
          <table:table-cell office:value-type="float" office:value="0.276827" calcext:value-type="float">
            <text:p>0,276827</text:p>
          </table:table-cell>
          <table:table-cell office:value-type="float" office:value="0.740579" calcext:value-type="float">
            <text:p>0,740579</text:p>
          </table:table-cell>
          <table:table-cell office:value-type="float" office:value="1.745229" calcext:value-type="float">
            <text:p>1,745229</text:p>
          </table:table-cell>
          <table:table-cell office:value-type="float" office:value="10.171843" calcext:value-type="float">
            <text:p>10,171843</text:p>
          </table:table-cell>
          <table:table-cell office:value-type="float" office:value="94.780555" calcext:value-type="float">
            <text:p>94,780555</text:p>
          </table:table-cell>
          <table:table-cell table:number-columns-repeated="2"/>
          <table:table-cell table:style-name="ce2" office:value-type="float" office:value="0.021548" calcext:value-type="float">
            <text:p>0,021548</text:p>
          </table:table-cell>
          <table:table-cell table:style-name="ce2" office:value-type="float" office:value="0.038681" calcext:value-type="float">
            <text:p>0,038681</text:p>
          </table:table-cell>
          <table:table-cell table:style-name="ce2" office:value-type="float" office:value="0.034766" calcext:value-type="float">
            <text:p>0,034766</text:p>
          </table:table-cell>
          <table:table-cell table:style-name="ce2" office:value-type="float" office:value="0.038744" calcext:value-type="float">
            <text:p>0,038744</text:p>
          </table:table-cell>
          <table:table-cell table:style-name="ce2" office:value-type="float" office:value="0.017366" calcext:value-type="float">
            <text:p>0,017366</text:p>
          </table:table-cell>
          <table:table-cell table:style-name="ce2" office:value-type="float" office:value="0.016199" calcext:value-type="float">
            <text:p>0,016199</text:p>
          </table:table-cell>
          <table:table-cell table:style-name="ce2" office:value-type="float" office:value="0.015882" calcext:value-type="float">
            <text:p>0,015882</text:p>
          </table:table-cell>
          <table:table-cell table:style-name="ce2" office:value-type="float" office:value="0.022598" calcext:value-type="float">
            <text:p>0,022598</text:p>
          </table:table-cell>
          <table:table-cell table:style-name="ce2" office:value-type="float" office:value="0.028488" calcext:value-type="float">
            <text:p>0,028488</text:p>
          </table:table-cell>
          <table:table-cell table:style-name="ce2" office:value-type="float" office:value="0.020662" calcext:value-type="float">
            <text:p>0,020662</text:p>
          </table:table-cell>
          <table:table-cell/>
          <table:table-cell office:value-type="float" office:value="0.174548" calcext:value-type="float">
            <text:p>0,174548</text:p>
          </table:table-cell>
          <table:table-cell office:value-type="float" office:value="0.192177" calcext:value-type="float">
            <text:p>0,192177</text:p>
          </table:table-cell>
          <table:table-cell office:value-type="float" office:value="0.201504" calcext:value-type="float">
            <text:p>0,201504</text:p>
          </table:table-cell>
          <table:table-cell office:value-type="float" office:value="0.182278" calcext:value-type="float">
            <text:p>0,182278</text:p>
          </table:table-cell>
          <table:table-cell office:value-type="float" office:value="0.201499" calcext:value-type="float">
            <text:p>0,201499</text:p>
          </table:table-cell>
          <table:table-cell office:value-type="float" office:value="0.18884" calcext:value-type="float">
            <text:p>0,18884</text:p>
          </table:table-cell>
          <table:table-cell office:value-type="float" office:value="0.228434" calcext:value-type="float">
            <text:p>0,228434</text:p>
          </table:table-cell>
          <table:table-cell office:value-type="float" office:value="0.215651" calcext:value-type="float">
            <text:p>0,215651</text:p>
          </table:table-cell>
          <table:table-cell office:value-type="float" office:value="0.213818" calcext:value-type="float">
            <text:p>0,213818</text:p>
          </table:table-cell>
          <table:table-cell office:value-type="float" office:value="0.217249" calcext:value-type="float">
            <text:p>0,217249</text:p>
          </table:table-cell>
          <table:table-cell/>
          <table:table-cell office:value-type="float" office:value="0.684081" calcext:value-type="float">
            <text:p>0,684081</text:p>
          </table:table-cell>
          <table:table-cell office:value-type="float" office:value="0.677112" calcext:value-type="float">
            <text:p>0,677112</text:p>
          </table:table-cell>
          <table:table-cell office:value-type="float" office:value="0.680886" calcext:value-type="float">
            <text:p>0,680886</text:p>
          </table:table-cell>
          <table:table-cell office:value-type="float" office:value="0.676261" calcext:value-type="float">
            <text:p>0,676261</text:p>
          </table:table-cell>
          <table:table-cell office:value-type="float" office:value="0.665754" calcext:value-type="float">
            <text:p>0,665754</text:p>
          </table:table-cell>
          <table:table-cell office:value-type="float" office:value="0.742305" calcext:value-type="float">
            <text:p>0,742305</text:p>
          </table:table-cell>
          <table:table-cell office:value-type="float" office:value="0.76499" calcext:value-type="float">
            <text:p>0,76499</text:p>
          </table:table-cell>
          <table:table-cell office:value-type="float" office:value="0.699987" calcext:value-type="float">
            <text:p>0,699987</text:p>
          </table:table-cell>
          <table:table-cell office:value-type="float" office:value="0.716024" calcext:value-type="float">
            <text:p>0,716024</text:p>
          </table:table-cell>
          <table:table-cell office:value-type="float" office:value="0.720778" calcext:value-type="float">
            <text:p>0,720778</text:p>
          </table:table-cell>
          <table:table-cell/>
          <table:table-cell office:value-type="float" office:value="1.837639" calcext:value-type="float">
            <text:p>1,837639</text:p>
          </table:table-cell>
          <table:table-cell office:value-type="float" office:value="1.889858" calcext:value-type="float">
            <text:p>1,889858</text:p>
          </table:table-cell>
          <table:table-cell office:value-type="float" office:value="1.952217" calcext:value-type="float">
            <text:p>1,952217</text:p>
          </table:table-cell>
          <table:table-cell office:value-type="float" office:value="2.247297" calcext:value-type="float">
            <text:p>2,247297</text:p>
          </table:table-cell>
          <table:table-cell office:value-type="float" office:value="2.071074" calcext:value-type="float">
            <text:p>2,071074</text:p>
          </table:table-cell>
          <table:table-cell office:value-type="float" office:value="2.123481" calcext:value-type="float">
            <text:p>2,123481</text:p>
          </table:table-cell>
          <table:table-cell office:value-type="float" office:value="2.456699" calcext:value-type="float">
            <text:p>2,456699</text:p>
          </table:table-cell>
          <table:table-cell office:value-type="float" office:value="2.775415" calcext:value-type="float">
            <text:p>2,775415</text:p>
          </table:table-cell>
          <table:table-cell office:value-type="float" office:value="3.572024" calcext:value-type="float">
            <text:p>3,572024</text:p>
          </table:table-cell>
          <table:table-cell office:value-type="float" office:value="2.676201" calcext:value-type="float">
            <text:p>2,676201</text:p>
          </table:table-cell>
          <table:table-cell/>
          <table:table-cell office:value-type="float" office:value="4.133591" calcext:value-type="float">
            <text:p>4,133591</text:p>
          </table:table-cell>
          <table:table-cell office:value-type="float" office:value="4.209301" calcext:value-type="float">
            <text:p>4,209301</text:p>
          </table:table-cell>
          <table:table-cell office:value-type="float" office:value="4.544395" calcext:value-type="float">
            <text:p>4,544395</text:p>
          </table:table-cell>
          <table:table-cell office:value-type="float" office:value="5.153104" calcext:value-type="float">
            <text:p>5,153104</text:p>
          </table:table-cell>
          <table:table-cell office:value-type="float" office:value="4.526937" calcext:value-type="float">
            <text:p>4,526937</text:p>
          </table:table-cell>
          <table:table-cell office:value-type="float" office:value="5.092891" calcext:value-type="float">
            <text:p>5,092891</text:p>
          </table:table-cell>
          <table:table-cell office:value-type="float" office:value="4.745052" calcext:value-type="float">
            <text:p>4,745052</text:p>
          </table:table-cell>
          <table:table-cell office:value-type="float" office:value="5.068279" calcext:value-type="float">
            <text:p>5,068279</text:p>
          </table:table-cell>
          <table:table-cell office:value-type="float" office:value="4.956565" calcext:value-type="float">
            <text:p>4,956565</text:p>
          </table:table-cell>
          <table:table-cell office:value-type="float" office:value="5.353117" calcext:value-type="float">
            <text:p>5,353117</text:p>
          </table:table-cell>
          <table:table-cell/>
          <table:table-cell office:value-type="float" office:value="21.665803" calcext:value-type="float">
            <text:p>21,665803</text:p>
          </table:table-cell>
          <table:table-cell office:value-type="float" office:value="21.920561" calcext:value-type="float">
            <text:p>21,920561</text:p>
          </table:table-cell>
          <table:table-cell office:value-type="float" office:value="22.018604" calcext:value-type="float">
            <text:p>22,018604</text:p>
          </table:table-cell>
          <table:table-cell office:value-type="float" office:value="21.22274" calcext:value-type="float">
            <text:p>21,22274</text:p>
          </table:table-cell>
          <table:table-cell office:value-type="float" office:value="22.781225" calcext:value-type="float">
            <text:p>22,781225</text:p>
          </table:table-cell>
          <table:table-cell office:value-type="float" office:value="22.898968" calcext:value-type="float">
            <text:p>22,898968</text:p>
          </table:table-cell>
          <table:table-cell office:value-type="float" office:value="21.586395" calcext:value-type="float">
            <text:p>21,586395</text:p>
          </table:table-cell>
          <table:table-cell office:value-type="float" office:value="23.172566" calcext:value-type="float">
            <text:p>23,172566</text:p>
          </table:table-cell>
          <table:table-cell office:value-type="float" office:value="23.07898" calcext:value-type="float">
            <text:p>23,07898</text:p>
          </table:table-cell>
          <table:table-cell office:value-type="float" office:value="23.063621" calcext:value-type="float">
            <text:p>23,063621</text:p>
          </table:table-cell>
          <table:table-cell/>
          <table:table-cell table:style-name="ce2" office:value-type="float" office:value="202.7468" calcext:value-type="float">
            <text:p>202,7468</text:p>
          </table:table-cell>
          <table:table-cell table:style-name="ce2" office:value-type="float" office:value="205.449181" calcext:value-type="float">
            <text:p>205,449181</text:p>
          </table:table-cell>
          <table:table-cell table:style-name="ce2" office:value-type="float" office:value="205.116077" calcext:value-type="float">
            <text:p>205,116077</text:p>
          </table:table-cell>
          <table:table-cell table:style-name="ce2" office:value-type="float" office:value="201.689337" calcext:value-type="float">
            <text:p>201,689337</text:p>
          </table:table-cell>
          <table:table-cell table:style-name="ce2" office:value-type="float" office:value="203.115335" calcext:value-type="float">
            <text:p>203,115335</text:p>
          </table:table-cell>
          <table:table-cell table:style-name="ce2" office:value-type="float" office:value="201.59564" calcext:value-type="float">
            <text:p>201,59564</text:p>
          </table:table-cell>
          <table:table-cell table:style-name="ce2" office:value-type="float" office:value="204.644511" calcext:value-type="float">
            <text:p>204,644511</text:p>
          </table:table-cell>
          <table:table-cell table:style-name="ce2" office:value-type="float" office:value="203.064179" calcext:value-type="float">
            <text:p>203,064179</text:p>
          </table:table-cell>
          <table:table-cell table:style-name="ce2" office:value-type="float" office:value="204.076967" calcext:value-type="float">
            <text:p>204,076967</text:p>
          </table:table-cell>
          <table:table-cell table:style-name="ce2" office:value-type="float" office:value="204.282021" calcext:value-type="float">
            <text:p>204,282021</text:p>
          </table:table-cell>
          <table:table-cell/>
          <table:table-cell table:style-name="ce2" office:value-type="float" office:value="0.065457" calcext:value-type="float">
            <text:p>0,065457</text:p>
          </table:table-cell>
          <table:table-cell table:style-name="ce2" office:value-type="float" office:value="0.030308" calcext:value-type="float">
            <text:p>0,030308</text:p>
          </table:table-cell>
          <table:table-cell table:style-name="ce2" office:value-type="float" office:value="0.041063" calcext:value-type="float">
            <text:p>0,041063</text:p>
          </table:table-cell>
          <table:table-cell table:style-name="ce2" office:value-type="float" office:value="0.040461" calcext:value-type="float">
            <text:p>0,040461</text:p>
          </table:table-cell>
          <table:table-cell table:style-name="ce2" office:value-type="float" office:value="0.020393" calcext:value-type="float">
            <text:p>0,020393</text:p>
          </table:table-cell>
          <table:table-cell table:style-name="ce2" office:value-type="float" office:value="0.037752" calcext:value-type="float">
            <text:p>0,037752</text:p>
          </table:table-cell>
          <table:table-cell table:style-name="ce2" office:value-type="float" office:value="0.043866" calcext:value-type="float">
            <text:p>0,043866</text:p>
          </table:table-cell>
          <table:table-cell table:style-name="ce2" office:value-type="float" office:value="0.036635" calcext:value-type="float">
            <text:p>0,036635</text:p>
          </table:table-cell>
          <table:table-cell table:style-name="ce2" office:value-type="float" office:value="0.026119" calcext:value-type="float">
            <text:p>0,026119</text:p>
          </table:table-cell>
          <table:table-cell table:style-name="ce2" office:value-type="float" office:value="0.022009" calcext:value-type="float">
            <text:p>0,022009</text:p>
          </table:table-cell>
          <table:table-cell/>
          <table:table-cell table:style-name="ce2" office:value-type="float" office:value="0.185215" calcext:value-type="float">
            <text:p>0,185215</text:p>
          </table:table-cell>
          <table:table-cell table:style-name="ce2" office:value-type="float" office:value="0.189171" calcext:value-type="float">
            <text:p>0,189171</text:p>
          </table:table-cell>
          <table:table-cell table:style-name="ce2" office:value-type="float" office:value="0.203209" calcext:value-type="float">
            <text:p>0,203209</text:p>
          </table:table-cell>
          <table:table-cell table:style-name="ce2" office:value-type="float" office:value="0.208302" calcext:value-type="float">
            <text:p>0,208302</text:p>
          </table:table-cell>
          <table:table-cell table:style-name="ce2" office:value-type="float" office:value="0.211635" calcext:value-type="float">
            <text:p>0,211635</text:p>
          </table:table-cell>
          <table:table-cell table:style-name="ce2" office:value-type="float" office:value="0.197218" calcext:value-type="float">
            <text:p>0,197218</text:p>
          </table:table-cell>
          <table:table-cell table:style-name="ce2" office:value-type="float" office:value="0.212402" calcext:value-type="float">
            <text:p>0,212402</text:p>
          </table:table-cell>
          <table:table-cell table:style-name="ce2" office:value-type="float" office:value="0.195107" calcext:value-type="float">
            <text:p>0,195107</text:p>
          </table:table-cell>
          <table:table-cell table:style-name="ce2" office:value-type="float" office:value="0.227766" calcext:value-type="float">
            <text:p>0,227766</text:p>
          </table:table-cell>
          <table:table-cell table:style-name="ce2" office:value-type="float" office:value="0.205515" calcext:value-type="float">
            <text:p>0,205515</text:p>
          </table:table-cell>
          <table:table-cell/>
          <table:table-cell table:style-name="ce2" office:value-type="float" office:value="0.675892" calcext:value-type="float">
            <text:p>0,675892</text:p>
          </table:table-cell>
          <table:table-cell table:style-name="ce2" office:value-type="float" office:value="0.700806" calcext:value-type="float">
            <text:p>0,700806</text:p>
          </table:table-cell>
          <table:table-cell table:style-name="ce2" office:value-type="float" office:value="0.673951" calcext:value-type="float">
            <text:p>0,673951</text:p>
          </table:table-cell>
          <table:table-cell table:style-name="ce2" office:value-type="float" office:value="0.64957" calcext:value-type="float">
            <text:p>0,64957</text:p>
          </table:table-cell>
          <table:table-cell table:style-name="ce2" office:value-type="float" office:value="0.661775" calcext:value-type="float">
            <text:p>0,661775</text:p>
          </table:table-cell>
          <table:table-cell table:style-name="ce2" office:value-type="float" office:value="0.700288" calcext:value-type="float">
            <text:p>0,700288</text:p>
          </table:table-cell>
          <table:table-cell table:style-name="ce2" office:value-type="float" office:value="0.69176" calcext:value-type="float">
            <text:p>0,69176</text:p>
          </table:table-cell>
          <table:table-cell table:style-name="ce2" office:value-type="float" office:value="0.699103" calcext:value-type="float">
            <text:p>0,699103</text:p>
          </table:table-cell>
          <table:table-cell table:style-name="ce2" office:value-type="float" office:value="0.73017" calcext:value-type="float">
            <text:p>0,73017</text:p>
          </table:table-cell>
          <table:table-cell table:style-name="ce2" office:value-type="float" office:value="0.725839" calcext:value-type="float">
            <text:p>0,725839</text:p>
          </table:table-cell>
          <table:table-cell/>
          <table:table-cell table:style-name="ce2" office:value-type="float" office:value="1.71225" calcext:value-type="float">
            <text:p>1,71225</text:p>
          </table:table-cell>
          <table:table-cell table:style-name="ce2" office:value-type="float" office:value="1.769808" calcext:value-type="float">
            <text:p>1,769808</text:p>
          </table:table-cell>
          <table:table-cell table:style-name="ce2" office:value-type="float" office:value="1.796963" calcext:value-type="float">
            <text:p>1,796963</text:p>
          </table:table-cell>
          <table:table-cell table:style-name="ce2" office:value-type="float" office:value="1.865546" calcext:value-type="float">
            <text:p>1,865546</text:p>
          </table:table-cell>
          <table:table-cell table:style-name="ce2" office:value-type="float" office:value="1.848845" calcext:value-type="float">
            <text:p>1,848845</text:p>
          </table:table-cell>
          <table:table-cell table:style-name="ce2" office:value-type="float" office:value="1.911651" calcext:value-type="float">
            <text:p>1,911651</text:p>
          </table:table-cell>
          <table:table-cell table:style-name="ce2" office:value-type="float" office:value="1.925045" calcext:value-type="float">
            <text:p>1,925045</text:p>
          </table:table-cell>
          <table:table-cell table:style-name="ce2" office:value-type="float" office:value="1.97389" calcext:value-type="float">
            <text:p>1,97389</text:p>
          </table:table-cell>
          <table:table-cell table:style-name="ce2" office:value-type="float" office:value="1.970577" calcext:value-type="float">
            <text:p>1,970577</text:p>
          </table:table-cell>
          <table:table-cell table:style-name="ce2" office:value-type="float" office:value="1.992743" calcext:value-type="float">
            <text:p>1,992743</text:p>
          </table:table-cell>
          <table:table-cell/>
          <table:table-cell table:style-name="ce2" office:value-type="float" office:value="4.555114" calcext:value-type="float">
            <text:p>4,555114</text:p>
          </table:table-cell>
          <table:table-cell table:style-name="ce2" office:value-type="float" office:value="5.085001" calcext:value-type="float">
            <text:p>5,085001</text:p>
          </table:table-cell>
          <table:table-cell table:style-name="ce2" office:value-type="float" office:value="4.588812" calcext:value-type="float">
            <text:p>4,588812</text:p>
          </table:table-cell>
          <table:table-cell table:style-name="ce2" office:value-type="float" office:value="6.097916" calcext:value-type="float">
            <text:p>6,097916</text:p>
          </table:table-cell>
          <table:table-cell table:style-name="ce2" office:value-type="float" office:value="5.266994" calcext:value-type="float">
            <text:p>5,266994</text:p>
          </table:table-cell>
          <table:table-cell table:style-name="ce2" office:value-type="float" office:value="4.699724" calcext:value-type="float">
            <text:p>4,699724</text:p>
          </table:table-cell>
          <table:table-cell table:style-name="ce2" office:value-type="float" office:value="5.307517" calcext:value-type="float">
            <text:p>5,307517</text:p>
          </table:table-cell>
          <table:table-cell table:style-name="ce2" office:value-type="float" office:value="5.348734" calcext:value-type="float">
            <text:p>5,348734</text:p>
          </table:table-cell>
          <table:table-cell table:style-name="ce2" office:value-type="float" office:value="5.506395" calcext:value-type="float">
            <text:p>5,506395</text:p>
          </table:table-cell>
          <table:table-cell table:style-name="ce2" office:value-type="float" office:value="5.778189" calcext:value-type="float">
            <text:p>5,778189</text:p>
          </table:table-cell>
          <table:table-cell/>
          <table:table-cell table:style-name="ce2" office:value-type="float" office:value="18.806556" calcext:value-type="float">
            <text:p>18,806556</text:p>
          </table:table-cell>
          <table:table-cell table:style-name="ce2" office:value-type="float" office:value="19.814466" calcext:value-type="float">
            <text:p>19,814466</text:p>
          </table:table-cell>
          <table:table-cell table:style-name="ce2" office:value-type="float" office:value="20.56998" calcext:value-type="float">
            <text:p>20,56998</text:p>
          </table:table-cell>
          <table:table-cell table:style-name="ce2" office:value-type="float" office:value="20.795291" calcext:value-type="float">
            <text:p>20,795291</text:p>
          </table:table-cell>
          <table:table-cell table:style-name="ce2" office:value-type="float" office:value="21.3137" calcext:value-type="float">
            <text:p>21,3137</text:p>
          </table:table-cell>
          <table:table-cell table:style-name="ce2" office:value-type="float" office:value="22.25866" calcext:value-type="float">
            <text:p>22,25866</text:p>
          </table:table-cell>
          <table:table-cell table:style-name="ce2" office:value-type="float" office:value="22.825842" calcext:value-type="float">
            <text:p>22,825842</text:p>
          </table:table-cell>
          <table:table-cell table:style-name="ce2" office:value-type="float" office:value="22.167778" calcext:value-type="float">
            <text:p>22,167778</text:p>
          </table:table-cell>
          <table:table-cell table:style-name="ce2" office:value-type="float" office:value="22.457331" calcext:value-type="float">
            <text:p>22,457331</text:p>
          </table:table-cell>
          <table:table-cell table:style-name="ce2" office:value-type="float" office:value="22.81308" calcext:value-type="float">
            <text:p>22,81308</text:p>
          </table:table-cell>
          <table:table-cell/>
          <table:table-cell table:style-name="ce2" office:value-type="float" office:value="208.684896" calcext:value-type="float">
            <text:p>208,684896</text:p>
          </table:table-cell>
          <table:table-cell table:style-name="ce2" office:value-type="float" office:value="212.903086" calcext:value-type="float">
            <text:p>212,903086</text:p>
          </table:table-cell>
          <table:table-cell table:style-name="ce2" office:value-type="float" office:value="215.310694" calcext:value-type="float">
            <text:p>215,310694</text:p>
          </table:table-cell>
          <table:table-cell table:style-name="ce2" office:value-type="float" office:value="213.340982" calcext:value-type="float">
            <text:p>213,340982</text:p>
          </table:table-cell>
          <table:table-cell table:style-name="ce2" office:value-type="float" office:value="211.737416" calcext:value-type="float">
            <text:p>211,737416</text:p>
          </table:table-cell>
          <table:table-cell table:style-name="ce2" office:value-type="float" office:value="213.596512" calcext:value-type="float">
            <text:p>213,596512</text:p>
          </table:table-cell>
          <table:table-cell table:style-name="ce2" office:value-type="float" office:value="213.762235" calcext:value-type="float">
            <text:p>213,762235</text:p>
          </table:table-cell>
          <table:table-cell table:style-name="ce2" office:value-type="float" office:value="214.976374" calcext:value-type="float">
            <text:p>214,976374</text:p>
          </table:table-cell>
          <table:table-cell table:style-name="ce2" office:value-type="float" office:value="216.395622" calcext:value-type="float">
            <text:p>216,395622</text:p>
          </table:table-cell>
          <table:table-cell table:style-name="ce2" office:value-type="float" office:value="217.122995" calcext:value-type="float">
            <text:p>217,122995</text:p>
          </table:table-cell>
        </table:table-row>
        <table:table-row table:style-name="ro1">
          <table:table-cell office:value-type="float" office:value="0.010373" calcext:value-type="float">
            <text:p>0,010373</text:p>
          </table:table-cell>
          <table:table-cell office:value-type="float" office:value="0.089189" calcext:value-type="float">
            <text:p>0,089189</text:p>
          </table:table-cell>
          <table:table-cell office:value-type="float" office:value="0.278278" calcext:value-type="float">
            <text:p>0,278278</text:p>
          </table:table-cell>
          <table:table-cell office:value-type="float" office:value="0.756713" calcext:value-type="float">
            <text:p>0,756713</text:p>
          </table:table-cell>
          <table:table-cell office:value-type="float" office:value="1.741133" calcext:value-type="float">
            <text:p>1,741133</text:p>
          </table:table-cell>
          <table:table-cell office:value-type="float" office:value="9.769389" calcext:value-type="float">
            <text:p>9,769389</text:p>
          </table:table-cell>
          <table:table-cell office:value-type="float" office:value="96.501257" calcext:value-type="float">
            <text:p>96,501257</text:p>
          </table:table-cell>
          <table:table-cell table:number-columns-repeated="2"/>
          <table:table-cell table:style-name="ce2" office:value-type="float" office:value="0.025132" calcext:value-type="float">
            <text:p>0,025132</text:p>
          </table:table-cell>
          <table:table-cell table:style-name="ce2" office:value-type="float" office:value="0.039126" calcext:value-type="float">
            <text:p>0,039126</text:p>
          </table:table-cell>
          <table:table-cell table:style-name="ce2" office:value-type="float" office:value="0.047874" calcext:value-type="float">
            <text:p>0,047874</text:p>
          </table:table-cell>
          <table:table-cell table:style-name="ce2" office:value-type="float" office:value="0.050092" calcext:value-type="float">
            <text:p>0,050092</text:p>
          </table:table-cell>
          <table:table-cell table:style-name="ce2" office:value-type="float" office:value="0.037559" calcext:value-type="float">
            <text:p>0,037559</text:p>
          </table:table-cell>
          <table:table-cell table:style-name="ce2" office:value-type="float" office:value="0.031896" calcext:value-type="float">
            <text:p>0,031896</text:p>
          </table:table-cell>
          <table:table-cell table:style-name="ce2" office:value-type="float" office:value="0.019702" calcext:value-type="float">
            <text:p>0,019702</text:p>
          </table:table-cell>
          <table:table-cell table:style-name="ce2" office:value-type="float" office:value="0.027674" calcext:value-type="float">
            <text:p>0,027674</text:p>
          </table:table-cell>
          <table:table-cell table:style-name="ce2" office:value-type="float" office:value="0.034332" calcext:value-type="float">
            <text:p>0,034332</text:p>
          </table:table-cell>
          <table:table-cell table:style-name="ce2" office:value-type="float" office:value="0.021174" calcext:value-type="float">
            <text:p>0,021174</text:p>
          </table:table-cell>
          <table:table-cell/>
          <table:table-cell office:value-type="float" office:value="0.173625" calcext:value-type="float">
            <text:p>0,173625</text:p>
          </table:table-cell>
          <table:table-cell office:value-type="float" office:value="0.195755" calcext:value-type="float">
            <text:p>0,195755</text:p>
          </table:table-cell>
          <table:table-cell office:value-type="float" office:value="0.207032" calcext:value-type="float">
            <text:p>0,207032</text:p>
          </table:table-cell>
          <table:table-cell office:value-type="float" office:value="0.200212" calcext:value-type="float">
            <text:p>0,200212</text:p>
          </table:table-cell>
          <table:table-cell office:value-type="float" office:value="0.211424" calcext:value-type="float">
            <text:p>0,211424</text:p>
          </table:table-cell>
          <table:table-cell office:value-type="float" office:value="0.211799" calcext:value-type="float">
            <text:p>0,211799</text:p>
          </table:table-cell>
          <table:table-cell office:value-type="float" office:value="0.238219" calcext:value-type="float">
            <text:p>0,238219</text:p>
          </table:table-cell>
          <table:table-cell office:value-type="float" office:value="0.218929" calcext:value-type="float">
            <text:p>0,218929</text:p>
          </table:table-cell>
          <table:table-cell office:value-type="float" office:value="0.210695" calcext:value-type="float">
            <text:p>0,210695</text:p>
          </table:table-cell>
          <table:table-cell office:value-type="float" office:value="0.219709" calcext:value-type="float">
            <text:p>0,219709</text:p>
          </table:table-cell>
          <table:table-cell/>
          <table:table-cell office:value-type="float" office:value="0.679927" calcext:value-type="float">
            <text:p>0,679927</text:p>
          </table:table-cell>
          <table:table-cell office:value-type="float" office:value="0.699368" calcext:value-type="float">
            <text:p>0,699368</text:p>
          </table:table-cell>
          <table:table-cell office:value-type="float" office:value="0.687582" calcext:value-type="float">
            <text:p>0,687582</text:p>
          </table:table-cell>
          <table:table-cell office:value-type="float" office:value="0.679288" calcext:value-type="float">
            <text:p>0,679288</text:p>
          </table:table-cell>
          <table:table-cell office:value-type="float" office:value="0.67481" calcext:value-type="float">
            <text:p>0,67481</text:p>
          </table:table-cell>
          <table:table-cell office:value-type="float" office:value="0.734246" calcext:value-type="float">
            <text:p>0,734246</text:p>
          </table:table-cell>
          <table:table-cell office:value-type="float" office:value="0.780005" calcext:value-type="float">
            <text:p>0,780005</text:p>
          </table:table-cell>
          <table:table-cell office:value-type="float" office:value="0.720836" calcext:value-type="float">
            <text:p>0,720836</text:p>
          </table:table-cell>
          <table:table-cell office:value-type="float" office:value="0.728982" calcext:value-type="float">
            <text:p>0,728982</text:p>
          </table:table-cell>
          <table:table-cell office:value-type="float" office:value="0.731594" calcext:value-type="float">
            <text:p>0,731594</text:p>
          </table:table-cell>
          <table:table-cell/>
          <table:table-cell office:value-type="float" office:value="1.853374" calcext:value-type="float">
            <text:p>1,853374</text:p>
          </table:table-cell>
          <table:table-cell office:value-type="float" office:value="1.906708" calcext:value-type="float">
            <text:p>1,906708</text:p>
          </table:table-cell>
          <table:table-cell office:value-type="float" office:value="1.961313" calcext:value-type="float">
            <text:p>1,961313</text:p>
          </table:table-cell>
          <table:table-cell office:value-type="float" office:value="2.261939" calcext:value-type="float">
            <text:p>2,261939</text:p>
          </table:table-cell>
          <table:table-cell office:value-type="float" office:value="2.089394" calcext:value-type="float">
            <text:p>2,089394</text:p>
          </table:table-cell>
          <table:table-cell office:value-type="float" office:value="2.147347" calcext:value-type="float">
            <text:p>2,147347</text:p>
          </table:table-cell>
          <table:table-cell office:value-type="float" office:value="2.461321" calcext:value-type="float">
            <text:p>2,461321</text:p>
          </table:table-cell>
          <table:table-cell office:value-type="float" office:value="2.757737" calcext:value-type="float">
            <text:p>2,757737</text:p>
          </table:table-cell>
          <table:table-cell office:value-type="float" office:value="3.559628" calcext:value-type="float">
            <text:p>3,559628</text:p>
          </table:table-cell>
          <table:table-cell office:value-type="float" office:value="2.719117" calcext:value-type="float">
            <text:p>2,719117</text:p>
          </table:table-cell>
          <table:table-cell/>
          <table:table-cell office:value-type="float" office:value="4.129889" calcext:value-type="float">
            <text:p>4,129889</text:p>
          </table:table-cell>
          <table:table-cell office:value-type="float" office:value="4.258653" calcext:value-type="float">
            <text:p>4,258653</text:p>
          </table:table-cell>
          <table:table-cell office:value-type="float" office:value="4.568678" calcext:value-type="float">
            <text:p>4,568678</text:p>
          </table:table-cell>
          <table:table-cell office:value-type="float" office:value="5.226131" calcext:value-type="float">
            <text:p>5,226131</text:p>
          </table:table-cell>
          <table:table-cell office:value-type="float" office:value="4.606667" calcext:value-type="float">
            <text:p>4,606667</text:p>
          </table:table-cell>
          <table:table-cell office:value-type="float" office:value="5.103731" calcext:value-type="float">
            <text:p>5,103731</text:p>
          </table:table-cell>
          <table:table-cell office:value-type="float" office:value="4.758848" calcext:value-type="float">
            <text:p>4,758848</text:p>
          </table:table-cell>
          <table:table-cell office:value-type="float" office:value="5.092011" calcext:value-type="float">
            <text:p>5,092011</text:p>
          </table:table-cell>
          <table:table-cell office:value-type="float" office:value="4.974441" calcext:value-type="float">
            <text:p>4,974441</text:p>
          </table:table-cell>
          <table:table-cell office:value-type="float" office:value="5.369927" calcext:value-type="float">
            <text:p>5,369927</text:p>
          </table:table-cell>
          <table:table-cell/>
          <table:table-cell office:value-type="float" office:value="21.764407" calcext:value-type="float">
            <text:p>21,764407</text:p>
          </table:table-cell>
          <table:table-cell office:value-type="float" office:value="21.913199" calcext:value-type="float">
            <text:p>21,913199</text:p>
          </table:table-cell>
          <table:table-cell office:value-type="float" office:value="22.046035" calcext:value-type="float">
            <text:p>22,046035</text:p>
          </table:table-cell>
          <table:table-cell office:value-type="float" office:value="21.229587" calcext:value-type="float">
            <text:p>21,229587</text:p>
          </table:table-cell>
          <table:table-cell office:value-type="float" office:value="22.806381" calcext:value-type="float">
            <text:p>22,806381</text:p>
          </table:table-cell>
          <table:table-cell office:value-type="float" office:value="22.953368" calcext:value-type="float">
            <text:p>22,953368</text:p>
          </table:table-cell>
          <table:table-cell office:value-type="float" office:value="21.582766" calcext:value-type="float">
            <text:p>21,582766</text:p>
          </table:table-cell>
          <table:table-cell office:value-type="float" office:value="23.290643" calcext:value-type="float">
            <text:p>23,290643</text:p>
          </table:table-cell>
          <table:table-cell office:value-type="float" office:value="23.078402" calcext:value-type="float">
            <text:p>23,078402</text:p>
          </table:table-cell>
          <table:table-cell office:value-type="float" office:value="23.055885" calcext:value-type="float">
            <text:p>23,055885</text:p>
          </table:table-cell>
          <table:table-cell/>
          <table:table-cell table:style-name="ce2" office:value-type="float" office:value="202.758591" calcext:value-type="float">
            <text:p>202,758591</text:p>
          </table:table-cell>
          <table:table-cell table:style-name="ce2" office:value-type="float" office:value="205.510945" calcext:value-type="float">
            <text:p>205,510945</text:p>
          </table:table-cell>
          <table:table-cell table:style-name="ce2" office:value-type="float" office:value="205.381219" calcext:value-type="float">
            <text:p>205,381219</text:p>
          </table:table-cell>
          <table:table-cell table:style-name="ce2" office:value-type="float" office:value="201.843804" calcext:value-type="float">
            <text:p>201,843804</text:p>
          </table:table-cell>
          <table:table-cell table:style-name="ce2" office:value-type="float" office:value="203.31852" calcext:value-type="float">
            <text:p>203,31852</text:p>
          </table:table-cell>
          <table:table-cell table:style-name="ce2" office:value-type="float" office:value="201.619186" calcext:value-type="float">
            <text:p>201,619186</text:p>
          </table:table-cell>
          <table:table-cell table:style-name="ce2" office:value-type="float" office:value="204.671056" calcext:value-type="float">
            <text:p>204,671056</text:p>
          </table:table-cell>
          <table:table-cell table:style-name="ce2" office:value-type="float" office:value="203.144013" calcext:value-type="float">
            <text:p>203,144013</text:p>
          </table:table-cell>
          <table:table-cell table:style-name="ce2" office:value-type="float" office:value="204.110053" calcext:value-type="float">
            <text:p>204,110053</text:p>
          </table:table-cell>
          <table:table-cell table:style-name="ce2" office:value-type="float" office:value="204.569985" calcext:value-type="float">
            <text:p>204,569985</text:p>
          </table:table-cell>
          <table:table-cell/>
          <table:table-cell table:style-name="ce2" office:value-type="float" office:value="0.071246" calcext:value-type="float">
            <text:p>0,071246</text:p>
          </table:table-cell>
          <table:table-cell table:style-name="ce2" office:value-type="float" office:value="0.049966" calcext:value-type="float">
            <text:p>0,049966</text:p>
          </table:table-cell>
          <table:table-cell table:style-name="ce2" office:value-type="float" office:value="0.046595" calcext:value-type="float">
            <text:p>0,046595</text:p>
          </table:table-cell>
          <table:table-cell table:style-name="ce2" office:value-type="float" office:value="0.032461" calcext:value-type="float">
            <text:p>0,032461</text:p>
          </table:table-cell>
          <table:table-cell table:style-name="ce2" office:value-type="float" office:value="0.020291" calcext:value-type="float">
            <text:p>0,020291</text:p>
          </table:table-cell>
          <table:table-cell table:style-name="ce2" office:value-type="float" office:value="0.053793" calcext:value-type="float">
            <text:p>0,053793</text:p>
          </table:table-cell>
          <table:table-cell table:style-name="ce2" office:value-type="float" office:value="0.041479" calcext:value-type="float">
            <text:p>0,041479</text:p>
          </table:table-cell>
          <table:table-cell table:style-name="ce2" office:value-type="float" office:value="0.02523" calcext:value-type="float">
            <text:p>0,02523</text:p>
          </table:table-cell>
          <table:table-cell table:style-name="ce2" office:value-type="float" office:value="0.023083" calcext:value-type="float">
            <text:p>0,023083</text:p>
          </table:table-cell>
          <table:table-cell table:style-name="ce2" office:value-type="float" office:value="0.034632" calcext:value-type="float">
            <text:p>0,034632</text:p>
          </table:table-cell>
          <table:table-cell/>
          <table:table-cell table:style-name="ce2" office:value-type="float" office:value="0.200219" calcext:value-type="float">
            <text:p>0,200219</text:p>
          </table:table-cell>
          <table:table-cell table:style-name="ce2" office:value-type="float" office:value="0.177955" calcext:value-type="float">
            <text:p>0,177955</text:p>
          </table:table-cell>
          <table:table-cell table:style-name="ce2" office:value-type="float" office:value="0.197472" calcext:value-type="float">
            <text:p>0,197472</text:p>
          </table:table-cell>
          <table:table-cell table:style-name="ce2" office:value-type="float" office:value="0.210691" calcext:value-type="float">
            <text:p>0,210691</text:p>
          </table:table-cell>
          <table:table-cell table:style-name="ce2" office:value-type="float" office:value="0.223298" calcext:value-type="float">
            <text:p>0,223298</text:p>
          </table:table-cell>
          <table:table-cell table:style-name="ce2" office:value-type="float" office:value="0.197641" calcext:value-type="float">
            <text:p>0,197641</text:p>
          </table:table-cell>
          <table:table-cell table:style-name="ce2" office:value-type="float" office:value="0.191456" calcext:value-type="float">
            <text:p>0,191456</text:p>
          </table:table-cell>
          <table:table-cell table:style-name="ce2" office:value-type="float" office:value="0.187248" calcext:value-type="float">
            <text:p>0,187248</text:p>
          </table:table-cell>
          <table:table-cell table:style-name="ce2" office:value-type="float" office:value="0.230711" calcext:value-type="float">
            <text:p>0,230711</text:p>
          </table:table-cell>
          <table:table-cell table:style-name="ce2" office:value-type="float" office:value="0.187278" calcext:value-type="float">
            <text:p>0,187278</text:p>
          </table:table-cell>
          <table:table-cell/>
          <table:table-cell table:style-name="ce2" office:value-type="float" office:value="0.689165" calcext:value-type="float">
            <text:p>0,689165</text:p>
          </table:table-cell>
          <table:table-cell table:style-name="ce2" office:value-type="float" office:value="0.696447" calcext:value-type="float">
            <text:p>0,696447</text:p>
          </table:table-cell>
          <table:table-cell table:style-name="ce2" office:value-type="float" office:value="0.684827" calcext:value-type="float">
            <text:p>0,684827</text:p>
          </table:table-cell>
          <table:table-cell table:style-name="ce2" office:value-type="float" office:value="0.670382" calcext:value-type="float">
            <text:p>0,670382</text:p>
          </table:table-cell>
          <table:table-cell table:style-name="ce2" office:value-type="float" office:value="0.674657" calcext:value-type="float">
            <text:p>0,674657</text:p>
          </table:table-cell>
          <table:table-cell table:style-name="ce2" office:value-type="float" office:value="0.713058" calcext:value-type="float">
            <text:p>0,713058</text:p>
          </table:table-cell>
          <table:table-cell table:style-name="ce2" office:value-type="float" office:value="0.74455" calcext:value-type="float">
            <text:p>0,74455</text:p>
          </table:table-cell>
          <table:table-cell table:style-name="ce2" office:value-type="float" office:value="0.719499" calcext:value-type="float">
            <text:p>0,719499</text:p>
          </table:table-cell>
          <table:table-cell table:style-name="ce2" office:value-type="float" office:value="0.75536" calcext:value-type="float">
            <text:p>0,75536</text:p>
          </table:table-cell>
          <table:table-cell table:style-name="ce2" office:value-type="float" office:value="0.743081" calcext:value-type="float">
            <text:p>0,743081</text:p>
          </table:table-cell>
          <table:table-cell/>
          <table:table-cell table:style-name="ce2" office:value-type="float" office:value="1.731549" calcext:value-type="float">
            <text:p>1,731549</text:p>
          </table:table-cell>
          <table:table-cell table:style-name="ce2" office:value-type="float" office:value="1.765438" calcext:value-type="float">
            <text:p>1,765438</text:p>
          </table:table-cell>
          <table:table-cell table:style-name="ce2" office:value-type="float" office:value="1.835796" calcext:value-type="float">
            <text:p>1,835796</text:p>
          </table:table-cell>
          <table:table-cell table:style-name="ce2" office:value-type="float" office:value="1.858832" calcext:value-type="float">
            <text:p>1,858832</text:p>
          </table:table-cell>
          <table:table-cell table:style-name="ce2" office:value-type="float" office:value="1.832806" calcext:value-type="float">
            <text:p>1,832806</text:p>
          </table:table-cell>
          <table:table-cell table:style-name="ce2" office:value-type="float" office:value="1.945229" calcext:value-type="float">
            <text:p>1,945229</text:p>
          </table:table-cell>
          <table:table-cell table:style-name="ce2" office:value-type="float" office:value="1.939425" calcext:value-type="float">
            <text:p>1,939425</text:p>
          </table:table-cell>
          <table:table-cell table:style-name="ce2" office:value-type="float" office:value="1.992295" calcext:value-type="float">
            <text:p>1,992295</text:p>
          </table:table-cell>
          <table:table-cell table:style-name="ce2" office:value-type="float" office:value="1.987625" calcext:value-type="float">
            <text:p>1,987625</text:p>
          </table:table-cell>
          <table:table-cell table:style-name="ce2" office:value-type="float" office:value="2.005772" calcext:value-type="float">
            <text:p>2,005772</text:p>
          </table:table-cell>
          <table:table-cell/>
          <table:table-cell table:style-name="ce2" office:value-type="float" office:value="4.618586" calcext:value-type="float">
            <text:p>4,618586</text:p>
          </table:table-cell>
          <table:table-cell table:style-name="ce2" office:value-type="float" office:value="5.113148" calcext:value-type="float">
            <text:p>5,113148</text:p>
          </table:table-cell>
          <table:table-cell table:style-name="ce2" office:value-type="float" office:value="4.635258" calcext:value-type="float">
            <text:p>4,635258</text:p>
          </table:table-cell>
          <table:table-cell table:style-name="ce2" office:value-type="float" office:value="6.094104" calcext:value-type="float">
            <text:p>6,094104</text:p>
          </table:table-cell>
          <table:table-cell table:style-name="ce2" office:value-type="float" office:value="5.32659" calcext:value-type="float">
            <text:p>5,32659</text:p>
          </table:table-cell>
          <table:table-cell table:style-name="ce2" office:value-type="float" office:value="4.817454" calcext:value-type="float">
            <text:p>4,817454</text:p>
          </table:table-cell>
          <table:table-cell table:style-name="ce2" office:value-type="float" office:value="5.353476" calcext:value-type="float">
            <text:p>5,353476</text:p>
          </table:table-cell>
          <table:table-cell table:style-name="ce2" office:value-type="float" office:value="5.404023" calcext:value-type="float">
            <text:p>5,404023</text:p>
          </table:table-cell>
          <table:table-cell table:style-name="ce2" office:value-type="float" office:value="5.520222" calcext:value-type="float">
            <text:p>5,520222</text:p>
          </table:table-cell>
          <table:table-cell table:style-name="ce2" office:value-type="float" office:value="5.857039" calcext:value-type="float">
            <text:p>5,857039</text:p>
          </table:table-cell>
          <table:table-cell/>
          <table:table-cell table:style-name="ce2" office:value-type="float" office:value="18.827336" calcext:value-type="float">
            <text:p>18,827336</text:p>
          </table:table-cell>
          <table:table-cell table:style-name="ce2" office:value-type="float" office:value="19.852963" calcext:value-type="float">
            <text:p>19,852963</text:p>
          </table:table-cell>
          <table:table-cell table:style-name="ce2" office:value-type="float" office:value="20.67933" calcext:value-type="float">
            <text:p>20,67933</text:p>
          </table:table-cell>
          <table:table-cell table:style-name="ce2" office:value-type="float" office:value="20.841816" calcext:value-type="float">
            <text:p>20,841816</text:p>
          </table:table-cell>
          <table:table-cell table:style-name="ce2" office:value-type="float" office:value="21.332332" calcext:value-type="float">
            <text:p>21,332332</text:p>
          </table:table-cell>
          <table:table-cell table:style-name="ce2" office:value-type="float" office:value="22.266065" calcext:value-type="float">
            <text:p>22,266065</text:p>
          </table:table-cell>
          <table:table-cell table:style-name="ce2" office:value-type="float" office:value="22.920004" calcext:value-type="float">
            <text:p>22,920004</text:p>
          </table:table-cell>
          <table:table-cell table:style-name="ce2" office:value-type="float" office:value="22.303014" calcext:value-type="float">
            <text:p>22,303014</text:p>
          </table:table-cell>
          <table:table-cell table:style-name="ce2" office:value-type="float" office:value="22.546602" calcext:value-type="float">
            <text:p>22,546602</text:p>
          </table:table-cell>
          <table:table-cell table:style-name="ce2" office:value-type="float" office:value="22.852471" calcext:value-type="float">
            <text:p>22,852471</text:p>
          </table:table-cell>
          <table:table-cell/>
          <table:table-cell table:style-name="ce2" office:value-type="float" office:value="208.769217" calcext:value-type="float">
            <text:p>208,769217</text:p>
          </table:table-cell>
          <table:table-cell table:style-name="ce2" office:value-type="float" office:value="213.008591" calcext:value-type="float">
            <text:p>213,008591</text:p>
          </table:table-cell>
          <table:table-cell table:style-name="ce2" office:value-type="float" office:value="215.468352" calcext:value-type="float">
            <text:p>215,468352</text:p>
          </table:table-cell>
          <table:table-cell table:style-name="ce2" office:value-type="float" office:value="213.42238" calcext:value-type="float">
            <text:p>213,42238</text:p>
          </table:table-cell>
          <table:table-cell table:style-name="ce2" office:value-type="float" office:value="211.865391" calcext:value-type="float">
            <text:p>211,865391</text:p>
          </table:table-cell>
          <table:table-cell table:style-name="ce2" office:value-type="float" office:value="213.804736" calcext:value-type="float">
            <text:p>213,804736</text:p>
          </table:table-cell>
          <table:table-cell table:style-name="ce2" office:value-type="float" office:value="213.948909" calcext:value-type="float">
            <text:p>213,948909</text:p>
          </table:table-cell>
          <table:table-cell table:style-name="ce2" office:value-type="float" office:value="215.013577" calcext:value-type="float">
            <text:p>215,013577</text:p>
          </table:table-cell>
          <table:table-cell table:style-name="ce2" office:value-type="float" office:value="216.489831" calcext:value-type="float">
            <text:p>216,489831</text:p>
          </table:table-cell>
          <table:table-cell table:style-name="ce2" office:value-type="float" office:value="217.177762" calcext:value-type="float">
            <text:p>217,177762</text:p>
          </table:table-cell>
        </table:table-row>
        <table:table-row table:style-name="ro1">
          <table:table-cell office:value-type="float" office:value="0.017063" calcext:value-type="float">
            <text:p>0,017063</text:p>
          </table:table-cell>
          <table:table-cell office:value-type="float" office:value="0.09148" calcext:value-type="float">
            <text:p>0,09148</text:p>
          </table:table-cell>
          <table:table-cell office:value-type="float" office:value="0.275874" calcext:value-type="float">
            <text:p>0,275874</text:p>
          </table:table-cell>
          <table:table-cell office:value-type="float" office:value="0.744682" calcext:value-type="float">
            <text:p>0,744682</text:p>
          </table:table-cell>
          <table:table-cell office:value-type="float" office:value="1.751127" calcext:value-type="float">
            <text:p>1,751127</text:p>
          </table:table-cell>
          <table:table-cell office:value-type="float" office:value="10.360676" calcext:value-type="float">
            <text:p>10,360676</text:p>
          </table:table-cell>
          <table:table-cell office:value-type="float" office:value="94.448576" calcext:value-type="float">
            <text:p>94,448576</text:p>
          </table:table-cell>
          <table:table-cell table:number-columns-repeated="2"/>
          <table:table-cell table:style-name="ce2" table:formula="of:=MAX([.J2:.J9])" office:value-type="float" office:value="0.025132" calcext:value-type="float">
            <text:p>0,025132</text:p>
          </table:table-cell>
          <table:table-cell table:style-name="ce2" table:formula="of:=MAX([.K2:.K9])" office:value-type="float" office:value="0.039126" calcext:value-type="float">
            <text:p>0,039126</text:p>
          </table:table-cell>
          <table:table-cell table:style-name="ce2" table:formula="of:=MAX([.L2:.L9])" office:value-type="float" office:value="0.047874" calcext:value-type="float">
            <text:p>0,047874</text:p>
          </table:table-cell>
          <table:table-cell table:style-name="ce2" table:formula="of:=MAX([.M2:.M9])" office:value-type="float" office:value="0.050092" calcext:value-type="float">
            <text:p>0,050092</text:p>
          </table:table-cell>
          <table:table-cell table:style-name="ce2" table:formula="of:=MAX([.N2:.N9])" office:value-type="float" office:value="0.037559" calcext:value-type="float">
            <text:p>0,037559</text:p>
          </table:table-cell>
          <table:table-cell table:style-name="ce2" table:formula="of:=MAX([.O2:.O9])" office:value-type="float" office:value="0.031896" calcext:value-type="float">
            <text:p>0,031896</text:p>
          </table:table-cell>
          <table:table-cell table:style-name="ce2" table:formula="of:=MAX([.P2:.P9])" office:value-type="float" office:value="0.019702" calcext:value-type="float">
            <text:p>0,019702</text:p>
          </table:table-cell>
          <table:table-cell table:style-name="ce2" table:formula="of:=MAX([.Q2:.Q9])" office:value-type="float" office:value="0.027674" calcext:value-type="float">
            <text:p>0,027674</text:p>
          </table:table-cell>
          <table:table-cell table:style-name="ce2" table:formula="of:=MAX([.R2:.R9])" office:value-type="float" office:value="0.034332" calcext:value-type="float">
            <text:p>0,034332</text:p>
          </table:table-cell>
          <table:table-cell table:style-name="ce2" table:formula="of:=MAX([.S2:.S9])" office:value-type="float" office:value="0.03036" calcext:value-type="float">
            <text:p>0,03036</text:p>
          </table:table-cell>
          <table:table-cell/>
          <table:table-cell table:formula="of:=MAX([.U2:.U9])" office:value-type="float" office:value="0.174548" calcext:value-type="float">
            <text:p>0,174548</text:p>
          </table:table-cell>
          <table:table-cell table:formula="of:=MAX([.V2:.V9])" office:value-type="float" office:value="0.195755" calcext:value-type="float">
            <text:p>0,195755</text:p>
          </table:table-cell>
          <table:table-cell table:formula="of:=MAX([.W2:.W9])" office:value-type="float" office:value="0.207032" calcext:value-type="float">
            <text:p>0,207032</text:p>
          </table:table-cell>
          <table:table-cell table:formula="of:=MAX([.X2:.X9])" office:value-type="float" office:value="0.200212" calcext:value-type="float">
            <text:p>0,200212</text:p>
          </table:table-cell>
          <table:table-cell table:formula="of:=MAX([.Y2:.Y9])" office:value-type="float" office:value="0.211424" calcext:value-type="float">
            <text:p>0,211424</text:p>
          </table:table-cell>
          <table:table-cell table:formula="of:=MAX([.Z2:.Z9])" office:value-type="float" office:value="0.211799" calcext:value-type="float">
            <text:p>0,211799</text:p>
          </table:table-cell>
          <table:table-cell table:formula="of:=MAX([.AA2:.AA9])" office:value-type="float" office:value="0.238219" calcext:value-type="float">
            <text:p>0,238219</text:p>
          </table:table-cell>
          <table:table-cell table:formula="of:=MAX([.AB2:.AB9])" office:value-type="float" office:value="0.218929" calcext:value-type="float">
            <text:p>0,218929</text:p>
          </table:table-cell>
          <table:table-cell table:formula="of:=MAX([.AC2:.AC9])" office:value-type="float" office:value="0.213818" calcext:value-type="float">
            <text:p>0,213818</text:p>
          </table:table-cell>
          <table:table-cell table:formula="of:=MAX([.AD2:.AD9])" office:value-type="float" office:value="0.219709" calcext:value-type="float">
            <text:p>0,219709</text:p>
          </table:table-cell>
          <table:table-cell/>
          <table:table-cell table:formula="of:=MAX([.AF2:.AF9])" office:value-type="float" office:value="0.684081" calcext:value-type="float">
            <text:p>0,684081</text:p>
          </table:table-cell>
          <table:table-cell table:formula="of:=MAX([.AG2:.AG9])" office:value-type="float" office:value="0.699368" calcext:value-type="float">
            <text:p>0,699368</text:p>
          </table:table-cell>
          <table:table-cell table:formula="of:=MAX([.AH2:.AH9])" office:value-type="float" office:value="0.687582" calcext:value-type="float">
            <text:p>0,687582</text:p>
          </table:table-cell>
          <table:table-cell table:formula="of:=MAX([.AI2:.AI9])" office:value-type="float" office:value="0.679288" calcext:value-type="float">
            <text:p>0,679288</text:p>
          </table:table-cell>
          <table:table-cell table:formula="of:=MAX([.AJ2:.AJ9])" office:value-type="float" office:value="0.67481" calcext:value-type="float">
            <text:p>0,67481</text:p>
          </table:table-cell>
          <table:table-cell table:formula="of:=MAX([.AK2:.AK9])" office:value-type="float" office:value="0.742305" calcext:value-type="float">
            <text:p>0,742305</text:p>
          </table:table-cell>
          <table:table-cell table:formula="of:=MAX([.AL2:.AL9])" office:value-type="float" office:value="0.780005" calcext:value-type="float">
            <text:p>0,780005</text:p>
          </table:table-cell>
          <table:table-cell table:formula="of:=MAX([.AM2:.AM9])" office:value-type="float" office:value="0.720836" calcext:value-type="float">
            <text:p>0,720836</text:p>
          </table:table-cell>
          <table:table-cell table:formula="of:=MAX([.AN2:.AN9])" office:value-type="float" office:value="0.728982" calcext:value-type="float">
            <text:p>0,728982</text:p>
          </table:table-cell>
          <table:table-cell table:formula="of:=MAX([.AO2:.AO9])" office:value-type="float" office:value="0.731594" calcext:value-type="float">
            <text:p>0,731594</text:p>
          </table:table-cell>
          <table:table-cell/>
          <table:table-cell table:formula="of:=MAX([.AQ2:.AQ9])" office:value-type="float" office:value="1.853374" calcext:value-type="float">
            <text:p>1,853374</text:p>
          </table:table-cell>
          <table:table-cell table:formula="of:=MAX([.AR2:.AR9])" office:value-type="float" office:value="1.906708" calcext:value-type="float">
            <text:p>1,906708</text:p>
          </table:table-cell>
          <table:table-cell table:formula="of:=MAX([.AS2:.AS9])" office:value-type="float" office:value="1.961313" calcext:value-type="float">
            <text:p>1,961313</text:p>
          </table:table-cell>
          <table:table-cell table:formula="of:=MAX([.AT2:.AT9])" office:value-type="float" office:value="2.261939" calcext:value-type="float">
            <text:p>2,261939</text:p>
          </table:table-cell>
          <table:table-cell table:formula="of:=MAX([.AU2:.AU9])" office:value-type="float" office:value="2.089394" calcext:value-type="float">
            <text:p>2,089394</text:p>
          </table:table-cell>
          <table:table-cell table:formula="of:=MAX([.AV2:.AV9])" office:value-type="float" office:value="2.147347" calcext:value-type="float">
            <text:p>2,147347</text:p>
          </table:table-cell>
          <table:table-cell table:formula="of:=MAX([.AW2:.AW9])" office:value-type="float" office:value="2.461321" calcext:value-type="float">
            <text:p>2,461321</text:p>
          </table:table-cell>
          <table:table-cell table:formula="of:=MAX([.AX2:.AX9])" office:value-type="float" office:value="2.775415" calcext:value-type="float">
            <text:p>2,775415</text:p>
          </table:table-cell>
          <table:table-cell table:formula="of:=MAX([.AY2:.AY9])" office:value-type="float" office:value="3.572024" calcext:value-type="float">
            <text:p>3,572024</text:p>
          </table:table-cell>
          <table:table-cell table:formula="of:=MAX([.AZ2:.AZ9])" office:value-type="float" office:value="2.719117" calcext:value-type="float">
            <text:p>2,719117</text:p>
          </table:table-cell>
          <table:table-cell/>
          <table:table-cell table:formula="of:=MAX([.BB2:.BB9])" office:value-type="float" office:value="4.133591" calcext:value-type="float">
            <text:p>4,133591</text:p>
          </table:table-cell>
          <table:table-cell table:formula="of:=MAX([.BC2:.BC9])" office:value-type="float" office:value="4.258653" calcext:value-type="float">
            <text:p>4,258653</text:p>
          </table:table-cell>
          <table:table-cell table:formula="of:=MAX([.BD2:.BD9])" office:value-type="float" office:value="4.568678" calcext:value-type="float">
            <text:p>4,568678</text:p>
          </table:table-cell>
          <table:table-cell table:formula="of:=MAX([.BE2:.BE9])" office:value-type="float" office:value="5.226131" calcext:value-type="float">
            <text:p>5,226131</text:p>
          </table:table-cell>
          <table:table-cell table:formula="of:=MAX([.BF2:.BF9])" office:value-type="float" office:value="4.606667" calcext:value-type="float">
            <text:p>4,606667</text:p>
          </table:table-cell>
          <table:table-cell table:formula="of:=MAX([.BG2:.BG9])" office:value-type="float" office:value="5.10649" calcext:value-type="float">
            <text:p>5,10649</text:p>
          </table:table-cell>
          <table:table-cell table:formula="of:=MAX([.BH2:.BH9])" office:value-type="float" office:value="4.758848" calcext:value-type="float">
            <text:p>4,758848</text:p>
          </table:table-cell>
          <table:table-cell table:formula="of:=MAX([.BI2:.BI9])" office:value-type="float" office:value="5.092011" calcext:value-type="float">
            <text:p>5,092011</text:p>
          </table:table-cell>
          <table:table-cell table:formula="of:=MAX([.BJ2:.BJ9])" office:value-type="float" office:value="4.974441" calcext:value-type="float">
            <text:p>4,974441</text:p>
          </table:table-cell>
          <table:table-cell table:formula="of:=MAX([.BK2:.BK9])" office:value-type="float" office:value="5.369927" calcext:value-type="float">
            <text:p>5,369927</text:p>
          </table:table-cell>
          <table:table-cell/>
          <table:table-cell table:formula="of:=MAX([.BM2:.BM9])" office:value-type="float" office:value="21.764407" calcext:value-type="float">
            <text:p>21,764407</text:p>
          </table:table-cell>
          <table:table-cell table:formula="of:=MAX([.BN2:.BN9])" office:value-type="float" office:value="21.920561" calcext:value-type="float">
            <text:p>21,920561</text:p>
          </table:table-cell>
          <table:table-cell table:formula="of:=MAX([.BO2:.BO9])" office:value-type="float" office:value="22.046035" calcext:value-type="float">
            <text:p>22,046035</text:p>
          </table:table-cell>
          <table:table-cell table:formula="of:=MAX([.BP2:.BP9])" office:value-type="float" office:value="21.229587" calcext:value-type="float">
            <text:p>21,229587</text:p>
          </table:table-cell>
          <table:table-cell table:formula="of:=MAX([.BQ2:.BQ9])" office:value-type="float" office:value="22.806381" calcext:value-type="float">
            <text:p>22,806381</text:p>
          </table:table-cell>
          <table:table-cell table:formula="of:=MAX([.BR2:.BR9])" office:value-type="float" office:value="22.953368" calcext:value-type="float">
            <text:p>22,953368</text:p>
          </table:table-cell>
          <table:table-cell table:formula="of:=MAX([.BS2:.BS9])" office:value-type="float" office:value="21.586395" calcext:value-type="float">
            <text:p>21,586395</text:p>
          </table:table-cell>
          <table:table-cell table:formula="of:=MAX([.BT2:.BT9])" office:value-type="float" office:value="23.290643" calcext:value-type="float">
            <text:p>23,290643</text:p>
          </table:table-cell>
          <table:table-cell table:formula="of:=MAX([.BU2:.BU9])" office:value-type="float" office:value="23.080494" calcext:value-type="float">
            <text:p>23,080494</text:p>
          </table:table-cell>
          <table:table-cell table:formula="of:=MAX([.BV2:.BV9])" office:value-type="float" office:value="23.063621" calcext:value-type="float">
            <text:p>23,063621</text:p>
          </table:table-cell>
          <table:table-cell/>
          <table:table-cell table:style-name="ce2" table:formula="of:=MAX([.BX2:.BX9])" office:value-type="float" office:value="202.758591" calcext:value-type="float">
            <text:p>202,758591</text:p>
          </table:table-cell>
          <table:table-cell table:style-name="ce2" table:formula="of:=MAX([.BY2:.BY9])" office:value-type="float" office:value="205.510945" calcext:value-type="float">
            <text:p>205,510945</text:p>
          </table:table-cell>
          <table:table-cell table:style-name="ce2" table:formula="of:=MAX([.BZ2:.BZ9])" office:value-type="float" office:value="205.381219" calcext:value-type="float">
            <text:p>205,381219</text:p>
          </table:table-cell>
          <table:table-cell table:style-name="ce2" table:formula="of:=MAX([.CA2:.CA9])" office:value-type="float" office:value="201.843804" calcext:value-type="float">
            <text:p>201,843804</text:p>
          </table:table-cell>
          <table:table-cell table:style-name="ce2" table:formula="of:=MAX([.CB2:.CB9])" office:value-type="float" office:value="203.31852" calcext:value-type="float">
            <text:p>203,31852</text:p>
          </table:table-cell>
          <table:table-cell table:style-name="ce2" table:formula="of:=MAX([.CC2:.CC9])" office:value-type="float" office:value="201.619186" calcext:value-type="float">
            <text:p>201,619186</text:p>
          </table:table-cell>
          <table:table-cell table:style-name="ce2" table:formula="of:=MAX([.CD2:.CD9])" office:value-type="float" office:value="204.671056" calcext:value-type="float">
            <text:p>204,671056</text:p>
          </table:table-cell>
          <table:table-cell table:style-name="ce2" table:formula="of:=MAX([.CE2:.CE9])" office:value-type="float" office:value="203.144013" calcext:value-type="float">
            <text:p>203,144013</text:p>
          </table:table-cell>
          <table:table-cell table:style-name="ce2" table:formula="of:=MAX([.CF2:.CF9])" office:value-type="float" office:value="204.110053" calcext:value-type="float">
            <text:p>204,110053</text:p>
          </table:table-cell>
          <table:table-cell table:style-name="ce2" table:formula="of:=MAX([.CG2:.CG9])" office:value-type="float" office:value="204.569985" calcext:value-type="float">
            <text:p>204,569985</text:p>
          </table:table-cell>
          <table:table-cell/>
          <table:table-cell table:style-name="ce2" table:formula="of:=MAX([.CI2:.CI9])" office:value-type="float" office:value="0.071246" calcext:value-type="float">
            <text:p>0,071246</text:p>
          </table:table-cell>
          <table:table-cell table:style-name="ce2" table:formula="of:=MAX([.CJ2:.CJ9])" office:value-type="float" office:value="0.049966" calcext:value-type="float">
            <text:p>0,049966</text:p>
          </table:table-cell>
          <table:table-cell table:style-name="ce2" table:formula="of:=MAX([.CK2:.CK9])" office:value-type="float" office:value="0.049954" calcext:value-type="float">
            <text:p>0,049954</text:p>
          </table:table-cell>
          <table:table-cell table:style-name="ce2" table:formula="of:=MAX([.CL2:.CL9])" office:value-type="float" office:value="0.044554" calcext:value-type="float">
            <text:p>0,044554</text:p>
          </table:table-cell>
          <table:table-cell table:style-name="ce2" table:formula="of:=MAX([.CM2:.CM9])" office:value-type="float" office:value="0.033363" calcext:value-type="float">
            <text:p>0,033363</text:p>
          </table:table-cell>
          <table:table-cell table:style-name="ce2" table:formula="of:=MAX([.CN2:.CN9])" office:value-type="float" office:value="0.053793" calcext:value-type="float">
            <text:p>0,053793</text:p>
          </table:table-cell>
          <table:table-cell table:style-name="ce2" table:formula="of:=MAX([.CO2:.CO9])" office:value-type="float" office:value="0.043866" calcext:value-type="float">
            <text:p>0,043866</text:p>
          </table:table-cell>
          <table:table-cell table:style-name="ce2" table:formula="of:=MAX([.CP2:.CP9])" office:value-type="float" office:value="0.036635" calcext:value-type="float">
            <text:p>0,036635</text:p>
          </table:table-cell>
          <table:table-cell table:style-name="ce2" table:formula="of:=MAX([.CQ2:.CQ9])" office:value-type="float" office:value="0.02925" calcext:value-type="float">
            <text:p>0,02925</text:p>
          </table:table-cell>
          <table:table-cell table:style-name="ce2" table:formula="of:=MAX([.CR2:.CR9])" office:value-type="float" office:value="0.047407" calcext:value-type="float">
            <text:p>0,047407</text:p>
          </table:table-cell>
          <table:table-cell/>
          <table:table-cell table:style-name="ce2" table:formula="of:=MAX([.CT2:.CT9])" office:value-type="float" office:value="0.200219" calcext:value-type="float">
            <text:p>0,200219</text:p>
          </table:table-cell>
          <table:table-cell table:style-name="ce2" table:formula="of:=MAX([.CU2:.CU9])" office:value-type="float" office:value="0.189171" calcext:value-type="float">
            <text:p>0,189171</text:p>
          </table:table-cell>
          <table:table-cell table:style-name="ce2" table:formula="of:=MAX([.CV2:.CV9])" office:value-type="float" office:value="0.203209" calcext:value-type="float">
            <text:p>0,203209</text:p>
          </table:table-cell>
          <table:table-cell table:style-name="ce2" table:formula="of:=MAX([.CW2:.CW9])" office:value-type="float" office:value="0.210691" calcext:value-type="float">
            <text:p>0,210691</text:p>
          </table:table-cell>
          <table:table-cell table:style-name="ce2" table:formula="of:=MAX([.CX2:.CX9])" office:value-type="float" office:value="0.223298" calcext:value-type="float">
            <text:p>0,223298</text:p>
          </table:table-cell>
          <table:table-cell table:style-name="ce2" table:formula="of:=MAX([.CY2:.CY9])" office:value-type="float" office:value="0.197641" calcext:value-type="float">
            <text:p>0,197641</text:p>
          </table:table-cell>
          <table:table-cell table:style-name="ce2" table:formula="of:=MAX([.CZ2:.CZ9])" office:value-type="float" office:value="0.212402" calcext:value-type="float">
            <text:p>0,212402</text:p>
          </table:table-cell>
          <table:table-cell table:style-name="ce2" table:formula="of:=MAX([.DA2:.DA9])" office:value-type="float" office:value="0.202999" calcext:value-type="float">
            <text:p>0,202999</text:p>
          </table:table-cell>
          <table:table-cell table:style-name="ce2" table:formula="of:=MAX([.DB2:.DB9])" office:value-type="float" office:value="0.230711" calcext:value-type="float">
            <text:p>0,230711</text:p>
          </table:table-cell>
          <table:table-cell table:style-name="ce2" table:formula="of:=MAX([.DC2:.DC9])" office:value-type="float" office:value="0.205515" calcext:value-type="float">
            <text:p>0,205515</text:p>
          </table:table-cell>
          <table:table-cell/>
          <table:table-cell table:style-name="ce2" table:formula="of:=MAX([.DE2:.DE9])" office:value-type="float" office:value="0.689165" calcext:value-type="float">
            <text:p>0,689165</text:p>
          </table:table-cell>
          <table:table-cell table:style-name="ce2" table:formula="of:=MAX([.DF2:.DF9])" office:value-type="float" office:value="0.700806" calcext:value-type="float">
            <text:p>0,700806</text:p>
          </table:table-cell>
          <table:table-cell table:style-name="ce2" table:formula="of:=MAX([.DG2:.DG9])" office:value-type="float" office:value="0.684827" calcext:value-type="float">
            <text:p>0,684827</text:p>
          </table:table-cell>
          <table:table-cell table:style-name="ce2" table:formula="of:=MAX([.DH2:.DH9])" office:value-type="float" office:value="0.670382" calcext:value-type="float">
            <text:p>0,670382</text:p>
          </table:table-cell>
          <table:table-cell table:style-name="ce2" table:formula="of:=MAX([.DI2:.DI9])" office:value-type="float" office:value="0.674657" calcext:value-type="float">
            <text:p>0,674657</text:p>
          </table:table-cell>
          <table:table-cell table:style-name="ce2" table:formula="of:=MAX([.DJ2:.DJ9])" office:value-type="float" office:value="0.713058" calcext:value-type="float">
            <text:p>0,713058</text:p>
          </table:table-cell>
          <table:table-cell table:style-name="ce2" table:formula="of:=MAX([.DK2:.DK9])" office:value-type="float" office:value="0.74455" calcext:value-type="float">
            <text:p>0,74455</text:p>
          </table:table-cell>
          <table:table-cell table:style-name="ce2" table:formula="of:=MAX([.DL2:.DL9])" office:value-type="float" office:value="0.719499" calcext:value-type="float">
            <text:p>0,719499</text:p>
          </table:table-cell>
          <table:table-cell table:style-name="ce2" table:formula="of:=MAX([.DM2:.DM9])" office:value-type="float" office:value="0.75536" calcext:value-type="float">
            <text:p>0,75536</text:p>
          </table:table-cell>
          <table:table-cell table:style-name="ce2" table:formula="of:=MAX([.DN2:.DN9])" office:value-type="float" office:value="0.743081" calcext:value-type="float">
            <text:p>0,743081</text:p>
          </table:table-cell>
          <table:table-cell/>
          <table:table-cell table:style-name="ce2" table:formula="of:=MAX([.DP2:.DP9])" office:value-type="float" office:value="1.731549" calcext:value-type="float">
            <text:p>1,731549</text:p>
          </table:table-cell>
          <table:table-cell table:style-name="ce2" table:formula="of:=MAX([.DQ2:.DQ9])" office:value-type="float" office:value="1.769808" calcext:value-type="float">
            <text:p>1,769808</text:p>
          </table:table-cell>
          <table:table-cell table:style-name="ce2" table:formula="of:=MAX([.DR2:.DR9])" office:value-type="float" office:value="1.835796" calcext:value-type="float">
            <text:p>1,835796</text:p>
          </table:table-cell>
          <table:table-cell table:style-name="ce2" table:formula="of:=MAX([.DS2:.DS9])" office:value-type="float" office:value="1.865546" calcext:value-type="float">
            <text:p>1,865546</text:p>
          </table:table-cell>
          <table:table-cell table:style-name="ce2" table:formula="of:=MAX([.DT2:.DT9])" office:value-type="float" office:value="1.848845" calcext:value-type="float">
            <text:p>1,848845</text:p>
          </table:table-cell>
          <table:table-cell table:style-name="ce2" table:formula="of:=MAX([.DU2:.DU9])" office:value-type="float" office:value="1.945229" calcext:value-type="float">
            <text:p>1,945229</text:p>
          </table:table-cell>
          <table:table-cell table:style-name="ce2" table:formula="of:=MAX([.DV2:.DV9])" office:value-type="float" office:value="1.939425" calcext:value-type="float">
            <text:p>1,939425</text:p>
          </table:table-cell>
          <table:table-cell table:style-name="ce2" table:formula="of:=MAX([.DW2:.DW9])" office:value-type="float" office:value="1.992295" calcext:value-type="float">
            <text:p>1,992295</text:p>
          </table:table-cell>
          <table:table-cell table:style-name="ce2" table:formula="of:=MAX([.DX2:.DX9])" office:value-type="float" office:value="1.987625" calcext:value-type="float">
            <text:p>1,987625</text:p>
          </table:table-cell>
          <table:table-cell table:style-name="ce2" table:formula="of:=MAX([.DY2:.DY9])" office:value-type="float" office:value="2.005772" calcext:value-type="float">
            <text:p>2,005772</text:p>
          </table:table-cell>
          <table:table-cell/>
          <table:table-cell table:style-name="ce2" table:formula="of:=MAX([.EA2:.EA9])" office:value-type="float" office:value="4.618586" calcext:value-type="float">
            <text:p>4,618586</text:p>
          </table:table-cell>
          <table:table-cell table:style-name="ce2" table:formula="of:=MAX([.EB2:.EB9])" office:value-type="float" office:value="5.113148" calcext:value-type="float">
            <text:p>5,113148</text:p>
          </table:table-cell>
          <table:table-cell table:style-name="ce2" table:formula="of:=MAX([.EC2:.EC9])" office:value-type="float" office:value="4.635258" calcext:value-type="float">
            <text:p>4,635258</text:p>
          </table:table-cell>
          <table:table-cell table:style-name="ce2" table:formula="of:=MAX([.ED2:.ED9])" office:value-type="float" office:value="6.097916" calcext:value-type="float">
            <text:p>6,097916</text:p>
          </table:table-cell>
          <table:table-cell table:style-name="ce2" table:formula="of:=MAX([.EE2:.EE9])" office:value-type="float" office:value="5.32659" calcext:value-type="float">
            <text:p>5,32659</text:p>
          </table:table-cell>
          <table:table-cell table:style-name="ce2" table:formula="of:=MAX([.EF2:.EF9])" office:value-type="float" office:value="4.817454" calcext:value-type="float">
            <text:p>4,817454</text:p>
          </table:table-cell>
          <table:table-cell table:style-name="ce2" table:formula="of:=MAX([.EG2:.EG9])" office:value-type="float" office:value="5.353476" calcext:value-type="float">
            <text:p>5,353476</text:p>
          </table:table-cell>
          <table:table-cell table:style-name="ce2" table:formula="of:=MAX([.EH2:.EH9])" office:value-type="float" office:value="5.404023" calcext:value-type="float">
            <text:p>5,404023</text:p>
          </table:table-cell>
          <table:table-cell table:style-name="ce2" table:formula="of:=MAX([.EI2:.EI9])" office:value-type="float" office:value="5.520222" calcext:value-type="float">
            <text:p>5,520222</text:p>
          </table:table-cell>
          <table:table-cell table:style-name="ce2" table:formula="of:=MAX([.EJ2:.EJ9])" office:value-type="float" office:value="5.857039" calcext:value-type="float">
            <text:p>5,857039</text:p>
          </table:table-cell>
          <table:table-cell/>
          <table:table-cell table:style-name="ce2" table:formula="of:=MAX([.EL2:.EL9])" office:value-type="float" office:value="18.827336" calcext:value-type="float">
            <text:p>18,827336</text:p>
          </table:table-cell>
          <table:table-cell table:style-name="ce2" table:formula="of:=MAX([.EM2:.EM9])" office:value-type="float" office:value="19.852963" calcext:value-type="float">
            <text:p>19,852963</text:p>
          </table:table-cell>
          <table:table-cell table:style-name="ce2" table:formula="of:=MAX([.EN2:.EN9])" office:value-type="float" office:value="20.67933" calcext:value-type="float">
            <text:p>20,67933</text:p>
          </table:table-cell>
          <table:table-cell table:style-name="ce2" table:formula="of:=MAX([.EO2:.EO9])" office:value-type="float" office:value="20.841816" calcext:value-type="float">
            <text:p>20,841816</text:p>
          </table:table-cell>
          <table:table-cell table:style-name="ce2" table:formula="of:=MAX([.EP2:.EP9])" office:value-type="float" office:value="21.332332" calcext:value-type="float">
            <text:p>21,332332</text:p>
          </table:table-cell>
          <table:table-cell table:style-name="ce2" table:formula="of:=MAX([.EQ2:.EQ9])" office:value-type="float" office:value="22.266065" calcext:value-type="float">
            <text:p>22,266065</text:p>
          </table:table-cell>
          <table:table-cell table:style-name="ce2" table:formula="of:=MAX([.ER2:.ER9])" office:value-type="float" office:value="22.920004" calcext:value-type="float">
            <text:p>22,920004</text:p>
          </table:table-cell>
          <table:table-cell table:style-name="ce2" table:formula="of:=MAX([.ES2:.ES9])" office:value-type="float" office:value="22.303014" calcext:value-type="float">
            <text:p>22,303014</text:p>
          </table:table-cell>
          <table:table-cell table:style-name="ce2" table:formula="of:=MAX([.ET2:.ET9])" office:value-type="float" office:value="22.546602" calcext:value-type="float">
            <text:p>22,546602</text:p>
          </table:table-cell>
          <table:table-cell table:style-name="ce2" table:formula="of:=MAX([.EU2:.EU9])" office:value-type="float" office:value="22.852471" calcext:value-type="float">
            <text:p>22,852471</text:p>
          </table:table-cell>
          <table:table-cell/>
          <table:table-cell table:style-name="ce2" table:formula="of:=MAX([.EW2:.EW9])" office:value-type="float" office:value="208.769217" calcext:value-type="float">
            <text:p>208,769217</text:p>
          </table:table-cell>
          <table:table-cell table:style-name="ce2" table:formula="of:=MAX([.EX2:.EX9])" office:value-type="float" office:value="213.008591" calcext:value-type="float">
            <text:p>213,008591</text:p>
          </table:table-cell>
          <table:table-cell table:style-name="ce2" table:formula="of:=MAX([.EY2:.EY9])" office:value-type="float" office:value="215.468352" calcext:value-type="float">
            <text:p>215,468352</text:p>
          </table:table-cell>
          <table:table-cell table:style-name="ce2" table:formula="of:=MAX([.EZ2:.EZ9])" office:value-type="float" office:value="213.42238" calcext:value-type="float">
            <text:p>213,42238</text:p>
          </table:table-cell>
          <table:table-cell table:style-name="ce2" table:formula="of:=MAX([.FA2:.FA9])" office:value-type="float" office:value="211.865391" calcext:value-type="float">
            <text:p>211,865391</text:p>
          </table:table-cell>
          <table:table-cell table:style-name="ce2" table:formula="of:=MAX([.FB2:.FB9])" office:value-type="float" office:value="213.804736" calcext:value-type="float">
            <text:p>213,804736</text:p>
          </table:table-cell>
          <table:table-cell table:style-name="ce2" table:formula="of:=MAX([.FC2:.FC9])" office:value-type="float" office:value="213.948909" calcext:value-type="float">
            <text:p>213,948909</text:p>
          </table:table-cell>
          <table:table-cell table:style-name="ce2" table:formula="of:=MAX([.FD2:.FD9])" office:value-type="float" office:value="215.013577" calcext:value-type="float">
            <text:p>215,013577</text:p>
          </table:table-cell>
          <table:table-cell table:style-name="ce2" table:formula="of:=MAX([.FE2:.FE9])" office:value-type="float" office:value="216.489831" calcext:value-type="float">
            <text:p>216,489831</text:p>
          </table:table-cell>
          <table:table-cell table:style-name="ce2" table:formula="of:=MAX([.FF2:.FF9])" office:value-type="float" office:value="217.177762" calcext:value-type="float">
            <text:p>217,177762</text:p>
          </table:table-cell>
        </table:table-row>
        <table:table-row table:style-name="ro1">
          <table:table-cell office:value-type="float" office:value="0.011105" calcext:value-type="float">
            <text:p>0,011105</text:p>
          </table:table-cell>
          <table:table-cell office:value-type="float" office:value="0.086287" calcext:value-type="float">
            <text:p>0,086287</text:p>
          </table:table-cell>
          <table:table-cell office:value-type="float" office:value="0.278815" calcext:value-type="float">
            <text:p>0,278815</text:p>
          </table:table-cell>
          <table:table-cell office:value-type="float" office:value="0.75666" calcext:value-type="float">
            <text:p>0,75666</text:p>
          </table:table-cell>
          <table:table-cell office:value-type="float" office:value="1.723265" calcext:value-type="float">
            <text:p>1,723265</text:p>
          </table:table-cell>
          <table:table-cell office:value-type="float" office:value="10.411506" calcext:value-type="float">
            <text:p>10,411506</text:p>
          </table:table-cell>
          <table:table-cell office:value-type="float" office:value="96.312422" calcext:value-type="float">
            <text:p>96,312422</text:p>
          </table:table-cell>
          <table:table-cell table:number-columns-repeated="2"/>
          <table:table-cell table:style-name="ce2" table:number-columns-repeated="10"/>
          <table:table-cell table:number-columns-repeated="56"/>
          <table:table-cell table:style-name="ce2" table:number-columns-repeated="10"/>
          <table:table-cell/>
          <table:table-cell table:style-name="ce2" table:number-columns-repeated="10"/>
          <table:table-cell/>
          <table:table-cell table:style-name="ce2" table:number-columns-repeated="10"/>
          <table:table-cell/>
          <table:table-cell table:style-name="ce2" table:number-columns-repeated="10"/>
          <table:table-cell/>
          <table:table-cell table:style-name="ce2" table:number-columns-repeated="10"/>
          <table:table-cell/>
          <table:table-cell table:style-name="ce2" table:number-columns-repeated="10"/>
          <table:table-cell/>
          <table:table-cell table:style-name="ce2" table:number-columns-repeated="10"/>
          <table:table-cell/>
          <table:table-cell table:style-name="ce2" table:number-columns-repeated="10"/>
        </table:table-row>
        <table:table-row table:style-name="ro1">
          <table:table-cell table:formula="of:=AVERAGE([.A2:.A11])" office:value-type="float" office:value="0.0124445" calcext:value-type="float">
            <text:p>0,0124445</text:p>
          </table:table-cell>
          <table:table-cell table:formula="of:=AVERAGE([.B2:.B11])" office:value-type="float" office:value="0.0873686" calcext:value-type="float">
            <text:p>0,0873686</text:p>
          </table:table-cell>
          <table:table-cell table:formula="of:=AVERAGE([.C2:.C11])" office:value-type="float" office:value="0.2786339" calcext:value-type="float">
            <text:p>0,2786339</text:p>
          </table:table-cell>
          <table:table-cell table:formula="of:=AVERAGE([.D2:.D11])" office:value-type="float" office:value="0.7407697" calcext:value-type="float">
            <text:p>0,7407697</text:p>
          </table:table-cell>
          <table:table-cell table:formula="of:=AVERAGE([.E2:.E11])" office:value-type="float" office:value="1.7394949" calcext:value-type="float">
            <text:p>1,7394949</text:p>
          </table:table-cell>
          <table:table-cell table:formula="of:=AVERAGE([.F2:.F11])" office:value-type="float" office:value="9.466744" calcext:value-type="float">
            <text:p>9,466744</text:p>
          </table:table-cell>
          <table:table-cell table:formula="of:=AVERAGE([.G2:.G11])" office:value-type="float" office:value="93.8180809" calcext:value-type="float">
            <text:p>93,8180809</text:p>
          </table:table-cell>
          <table:table-cell table:number-columns-repeated="2"/>
          <table:table-cell table:style-name="ce1" table:formula="of:=AVERAGE([.J10:.S10])" office:value-type="float" office:value="0.0343747" calcext:value-type="float" table:number-columns-spanned="10" table:number-rows-spanned="1">
            <text:p>0,0343747</text:p>
          </table:table-cell>
          <table:covered-table-cell table:number-columns-repeated="9" table:style-name="ce2"/>
          <table:table-cell/>
          <table:table-cell table:style-name="ce1" table:formula="of:=AVERAGE([.U10:.AD10])" office:value-type="float" office:value="0.2091445" calcext:value-type="float" table:number-columns-spanned="10" table:number-rows-spanned="1">
            <text:p>0,2091445</text:p>
          </table:table-cell>
          <table:covered-table-cell table:number-columns-repeated="9"/>
          <table:table-cell/>
          <table:table-cell table:style-name="ce1" table:formula="of:=AVERAGE([.AF10:.AO10])" office:value-type="float" office:value="0.7128851" calcext:value-type="float" table:number-columns-spanned="10" table:number-rows-spanned="1">
            <text:p>0,7128851</text:p>
          </table:table-cell>
          <table:covered-table-cell table:number-columns-repeated="9"/>
          <table:table-cell/>
          <table:table-cell table:style-name="ce1" table:formula="of:=AVERAGE([.AQ10:.AZ10])" office:value-type="float" office:value="2.3747952" calcext:value-type="float" table:number-columns-spanned="10" table:number-rows-spanned="1">
            <text:p>2,3747952</text:p>
          </table:table-cell>
          <table:covered-table-cell table:number-columns-repeated="9"/>
          <table:table-cell/>
          <table:table-cell table:style-name="ce1" table:formula="of:=AVERAGE([.BB10:.BK10])" office:value-type="float" office:value="4.8095437" calcext:value-type="float" table:number-columns-spanned="10" table:number-rows-spanned="1">
            <text:p>4,8095437</text:p>
          </table:table-cell>
          <table:covered-table-cell table:number-columns-repeated="9"/>
          <table:table-cell/>
          <table:table-cell table:style-name="ce1" table:formula="of:=AVERAGE([.BM10:.BV10])" office:value-type="float" office:value="22.3741492" calcext:value-type="float" table:number-columns-spanned="10" table:number-rows-spanned="1">
            <text:p>22,3741492</text:p>
          </table:table-cell>
          <table:covered-table-cell table:number-columns-repeated="9"/>
          <table:table-cell/>
          <table:table-cell table:style-name="ce1" table:formula="of:=AVERAGE([.BX10:.CG10])" office:value-type="float" office:value="203.6927372" calcext:value-type="float" table:number-columns-spanned="10" table:number-rows-spanned="1">
            <text:p>203,6927372</text:p>
          </table:table-cell>
          <table:covered-table-cell table:number-columns-repeated="9" table:style-name="ce2"/>
          <table:table-cell/>
          <table:table-cell table:style-name="ce1" table:formula="of:=AVERAGE([.CI10:.CR10])" office:value-type="float" office:value="0.0460034" calcext:value-type="float" table:number-columns-spanned="10" table:number-rows-spanned="1">
            <text:p>0,0460034</text:p>
          </table:table-cell>
          <table:covered-table-cell table:number-columns-repeated="9" table:style-name="ce2"/>
          <table:table-cell/>
          <table:table-cell table:style-name="ce1" table:formula="of:=AVERAGE([.CT10:.DC10])" office:value-type="float" office:value="0.2075856" calcext:value-type="float" table:number-columns-spanned="10" table:number-rows-spanned="1">
            <text:p>0,2075856</text:p>
          </table:table-cell>
          <table:covered-table-cell table:number-columns-repeated="9" table:style-name="ce2"/>
          <table:table-cell/>
          <table:table-cell table:style-name="ce1" table:formula="of:=AVERAGE([.DE10:.DN10])" office:value-type="float" office:value="0.7095385" calcext:value-type="float" table:number-columns-spanned="10" table:number-rows-spanned="1">
            <text:p>0,7095385</text:p>
          </table:table-cell>
          <table:covered-table-cell table:number-columns-repeated="9" table:style-name="ce2"/>
          <table:table-cell/>
          <table:table-cell table:style-name="ce1" table:formula="of:=AVERAGE([.DP10:.DY10])" office:value-type="float" office:value="1.892189" calcext:value-type="float" table:number-columns-spanned="10" table:number-rows-spanned="1">
            <text:p>1,892189</text:p>
          </table:table-cell>
          <table:covered-table-cell table:number-columns-repeated="9" table:style-name="ce2"/>
          <table:table-cell/>
          <table:table-cell table:style-name="ce1" table:formula="of:=AVERAGE([.EA10:.EJ10])" office:value-type="float" office:value="5.2743712" calcext:value-type="float" table:number-columns-spanned="10" table:number-rows-spanned="1">
            <text:p>5,2743712</text:p>
          </table:table-cell>
          <table:covered-table-cell table:number-columns-repeated="9" table:style-name="ce2"/>
          <table:table-cell/>
          <table:table-cell table:style-name="ce1" table:formula="of:=AVERAGE([.EL10:.EU10])" office:value-type="float" office:value="21.4421933" calcext:value-type="float" table:number-columns-spanned="10" table:number-rows-spanned="1">
            <text:p>21,4421933</text:p>
          </table:table-cell>
          <table:covered-table-cell table:number-columns-repeated="9" table:style-name="ce2"/>
          <table:table-cell/>
          <table:table-cell table:style-name="ce1" table:formula="of:=AVERAGE([.EW10:.FF10])" office:value-type="float" office:value="213.8968746" calcext:value-type="float" table:number-columns-spanned="10" table:number-rows-spanned="1">
            <text:p>213,8968746</text:p>
          </table:table-cell>
          <table:covered-table-cell table:number-columns-repeated="9" table:style-name="ce2"/>
        </table:table-row>
        <table:table-row table:style-name="ro1">
          <table:table-cell table:number-columns-repeated="20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88"/>
        </table:table-row>
        <table:table-row table:style-name="ro1">
          <table:table-cell office:value-type="string" calcext:value-type="string" table:number-columns-spanned="5" table:number-rows-spanned="1">
            <text:p>sequential</text:p>
          </table:table-cell>
          <table:covered-table-cell table:number-columns-repeated="4"/>
          <table:table-cell table:number-columns-repeated="15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88"/>
        </table:table-row>
        <table:table-row table:style-name="ro1">
          <table:table-cell table:number-columns-repeated="20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8"/>
          <table:table-cell table:style-name="Default" office:value-type="string" calcext:value-type="string">
            <text:p>proc</text:p>
          </table:table-cell>
          <table:table-cell table:style-name="Default"/>
          <table:table-cell/>
          <table:table-cell table:style-name="Default" table:number-columns-repeated="10"/>
          <table:table-cell table:number-columns-repeated="88"/>
        </table:table-row>
        <table:table-row table:style-name="ro1">
          <table:table-cell table:number-columns-repeated="20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88"/>
        </table:table-row>
        <table:table-row table:style-name="ro1">
          <table:table-cell table:number-columns-repeated="20"/>
          <table:table-cell table:style-name="Default" office:value-type="string" calcext:value-type="string">
            <text:p>proc</text:p>
          </table:table-cell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88"/>
        </table:table-row>
        <table:table-row table:style-name="ro1">
          <table:table-cell table:number-columns-repeated="20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88"/>
        </table:table-row>
        <table:table-row table:style-name="ro1">
          <table:table-cell table:number-columns-repeated="20"/>
          <table:table-cell table:style-name="ce1" office:value-type="float" office:value="80000" calcext:value-type="float" table:number-columns-spanned="10" table:number-rows-spanned="1">
            <text:p>80000</text:p>
          </table:table-cell>
          <table:covered-table-cell table:number-columns-repeated="9"/>
          <table:table-cell/>
          <table:table-cell table:style-name="ce1" office:value-type="float" office:value="160000" calcext:value-type="float" table:number-columns-spanned="10" table:number-rows-spanned="1">
            <text:p>160000</text:p>
          </table:table-cell>
          <table:covered-table-cell table:number-columns-repeated="9"/>
          <table:table-cell/>
          <table:table-cell table:style-name="ce1" office:value-type="float" office:value="320000" calcext:value-type="float" table:number-columns-spanned="10" table:number-rows-spanned="1">
            <text:p>320000</text:p>
          </table:table-cell>
          <table:covered-table-cell table:number-columns-repeated="9"/>
          <table:table-cell/>
          <table:table-cell table:style-name="ce1" office:value-type="float" office:value="640000" calcext:value-type="float" table:number-columns-spanned="10" table:number-rows-spanned="1">
            <text:p>640000</text:p>
          </table:table-cell>
          <table:covered-table-cell table:number-columns-repeated="9"/>
          <table:table-cell/>
          <table:table-cell table:style-name="ce1" office:value-type="float" office:value="1280000" calcext:value-type="float" table:number-columns-spanned="10" table:number-rows-spanned="1">
            <text:p>1280000</text:p>
          </table:table-cell>
          <table:covered-table-cell table:number-columns-repeated="9"/>
          <table:table-cell table:number-columns-repeated="88"/>
        </table:table-row>
        <table:table-row table:style-name="ro1">
          <table:table-cell table:number-columns-repeated="20"/>
          <table:table-cell office:value-type="float" office:value="143.805875" calcext:value-type="float">
            <text:p>143,805875</text:p>
          </table:table-cell>
          <table:table-cell office:value-type="float" office:value="178.334038" calcext:value-type="float">
            <text:p>178,334038</text:p>
          </table:table-cell>
          <table:table-cell office:value-type="float" office:value="192.768421" calcext:value-type="float">
            <text:p>192,768421</text:p>
          </table:table-cell>
          <table:table-cell office:value-type="float" office:value="195.502057" calcext:value-type="float">
            <text:p>195,502057</text:p>
          </table:table-cell>
          <table:table-cell office:value-type="float" office:value="197.173694" calcext:value-type="float">
            <text:p>197,173694</text:p>
          </table:table-cell>
          <table:table-cell office:value-type="float" office:value="203.446971" calcext:value-type="float">
            <text:p>203,446971</text:p>
          </table:table-cell>
          <table:table-cell office:value-type="float" office:value="198.6612" calcext:value-type="float">
            <text:p>198,6612</text:p>
          </table:table-cell>
          <table:table-cell office:value-type="float" office:value="198.386778" calcext:value-type="float">
            <text:p>198,386778</text:p>
          </table:table-cell>
          <table:table-cell office:value-type="float" office:value="201.883122" calcext:value-type="float">
            <text:p>201,883122</text:p>
          </table:table-cell>
          <table:table-cell office:value-type="float" office:value="200.342045" calcext:value-type="float">
            <text:p>200,342045</text:p>
          </table:table-cell>
          <table:table-cell/>
          <table:table-cell office:value-type="float" office:value="202.55648" calcext:value-type="float">
            <text:p>202,55648</text:p>
          </table:table-cell>
          <table:table-cell office:value-type="float" office:value="201.836471" calcext:value-type="float">
            <text:p>201,836471</text:p>
          </table:table-cell>
          <table:table-cell office:value-type="float" office:value="204.531943" calcext:value-type="float">
            <text:p>204,531943</text:p>
          </table:table-cell>
          <table:table-cell office:value-type="float" office:value="203.856118" calcext:value-type="float">
            <text:p>203,856118</text:p>
          </table:table-cell>
          <table:table-cell office:value-type="float" office:value="209.303599" calcext:value-type="float">
            <text:p>209,303599</text:p>
          </table:table-cell>
          <table:table-cell office:value-type="float" office:value="205.549089" calcext:value-type="float">
            <text:p>205,549089</text:p>
          </table:table-cell>
          <table:table-cell office:value-type="float" office:value="204.014754" calcext:value-type="float">
            <text:p>204,014754</text:p>
          </table:table-cell>
          <table:table-cell office:value-type="float" office:value="206.112096" calcext:value-type="float">
            <text:p>206,112096</text:p>
          </table:table-cell>
          <table:table-cell office:value-type="float" office:value="205.526185" calcext:value-type="float">
            <text:p>205,526185</text:p>
          </table:table-cell>
          <table:table-cell office:value-type="float" office:value="204.74595" calcext:value-type="float">
            <text:p>204,74595</text:p>
          </table:table-cell>
          <table:table-cell/>
          <table:table-cell office:value-type="float" office:value="208.177119" calcext:value-type="float">
            <text:p>208,177119</text:p>
          </table:table-cell>
          <table:table-cell office:value-type="float" office:value="203.245751" calcext:value-type="float">
            <text:p>203,245751</text:p>
          </table:table-cell>
          <table:table-cell office:value-type="float" office:value="206.692117" calcext:value-type="float">
            <text:p>206,692117</text:p>
          </table:table-cell>
          <table:table-cell office:value-type="float" office:value="208.414603" calcext:value-type="float">
            <text:p>208,414603</text:p>
          </table:table-cell>
          <table:table-cell office:value-type="float" office:value="207.543372" calcext:value-type="float">
            <text:p>207,543372</text:p>
          </table:table-cell>
          <table:table-cell office:value-type="float" office:value="204.405607" calcext:value-type="float">
            <text:p>204,405607</text:p>
          </table:table-cell>
          <table:table-cell office:value-type="float" office:value="206.168736" calcext:value-type="float">
            <text:p>206,168736</text:p>
          </table:table-cell>
          <table:table-cell office:value-type="float" office:value="207.22998" calcext:value-type="float">
            <text:p>207,22998</text:p>
          </table:table-cell>
          <table:table-cell office:value-type="float" office:value="205.284677" calcext:value-type="float">
            <text:p>205,284677</text:p>
          </table:table-cell>
          <table:table-cell office:value-type="float" office:value="204.26281" calcext:value-type="float">
            <text:p>204,26281</text:p>
          </table:table-cell>
          <table:table-cell/>
          <table:table-cell office:value-type="float" office:value="199.866431" calcext:value-type="float">
            <text:p>199,866431</text:p>
          </table:table-cell>
          <table:table-cell office:value-type="float" office:value="204.510807" calcext:value-type="float">
            <text:p>204,510807</text:p>
          </table:table-cell>
          <table:table-cell office:value-type="float" office:value="206.334995" calcext:value-type="float">
            <text:p>206,334995</text:p>
          </table:table-cell>
          <table:table-cell office:value-type="float" office:value="197.766798" calcext:value-type="float">
            <text:p>197,766798</text:p>
          </table:table-cell>
          <table:table-cell office:value-type="float" office:value="200.717182" calcext:value-type="float">
            <text:p>200,717182</text:p>
          </table:table-cell>
          <table:table-cell office:value-type="float" office:value="199.34635" calcext:value-type="float">
            <text:p>199,34635</text:p>
          </table:table-cell>
          <table:table-cell office:value-type="float" office:value="202.370095" calcext:value-type="float">
            <text:p>202,370095</text:p>
          </table:table-cell>
          <table:table-cell office:value-type="float" office:value="198.01471" calcext:value-type="float">
            <text:p>198,01471</text:p>
          </table:table-cell>
          <table:table-cell office:value-type="float" office:value="200.153389" calcext:value-type="float">
            <text:p>200,153389</text:p>
          </table:table-cell>
          <table:table-cell office:value-type="float" office:value="201.002828" calcext:value-type="float">
            <text:p>201,002828</text:p>
          </table:table-cell>
          <table:table-cell/>
          <table:table-cell office:value-type="float" office:value="187.774089" calcext:value-type="float">
            <text:p>187,774089</text:p>
          </table:table-cell>
          <table:table-cell office:value-type="float" office:value="191.160076" calcext:value-type="float">
            <text:p>191,160076</text:p>
          </table:table-cell>
          <table:table-cell office:value-type="float" office:value="191.826219" calcext:value-type="float">
            <text:p>191,826219</text:p>
          </table:table-cell>
          <table:table-cell office:value-type="float" office:value="186.448775" calcext:value-type="float">
            <text:p>186,448775</text:p>
          </table:table-cell>
          <table:table-cell office:value-type="float" office:value="188.960463" calcext:value-type="float">
            <text:p>188,960463</text:p>
          </table:table-cell>
          <table:table-cell office:value-type="float" office:value="191.05475" calcext:value-type="float">
            <text:p>191,05475</text:p>
          </table:table-cell>
          <table:table-cell office:value-type="float" office:value="198.774821" calcext:value-type="float">
            <text:p>198,774821</text:p>
          </table:table-cell>
          <table:table-cell office:value-type="float" office:value="188.014257" calcext:value-type="float">
            <text:p>188,014257</text:p>
          </table:table-cell>
          <table:table-cell office:value-type="float" office:value="192.50561" calcext:value-type="float">
            <text:p>192,50561</text:p>
          </table:table-cell>
          <table:table-cell office:value-type="float" office:value="193.94485" calcext:value-type="float">
            <text:p>193,94485</text:p>
          </table:table-cell>
          <table:table-cell table:number-columns-repeated="88"/>
        </table:table-row>
        <table:table-row table:style-name="ro1">
          <table:table-cell table:number-columns-repeated="20"/>
          <table:table-cell office:value-type="float" office:value="144.45273" calcext:value-type="float">
            <text:p>144,45273</text:p>
          </table:table-cell>
          <table:table-cell office:value-type="float" office:value="179.587473" calcext:value-type="float">
            <text:p>179,587473</text:p>
          </table:table-cell>
          <table:table-cell office:value-type="float" office:value="194.31672" calcext:value-type="float">
            <text:p>194,31672</text:p>
          </table:table-cell>
          <table:table-cell office:value-type="float" office:value="195.845054" calcext:value-type="float">
            <text:p>195,845054</text:p>
          </table:table-cell>
          <table:table-cell office:value-type="float" office:value="198.193356" calcext:value-type="float">
            <text:p>198,193356</text:p>
          </table:table-cell>
          <table:table-cell office:value-type="float" office:value="203.699388" calcext:value-type="float">
            <text:p>203,699388</text:p>
          </table:table-cell>
          <table:table-cell office:value-type="float" office:value="198.828914" calcext:value-type="float">
            <text:p>198,828914</text:p>
          </table:table-cell>
          <table:table-cell office:value-type="float" office:value="200.520441" calcext:value-type="float">
            <text:p>200,520441</text:p>
          </table:table-cell>
          <table:table-cell office:value-type="float" office:value="202.116195" calcext:value-type="float">
            <text:p>202,116195</text:p>
          </table:table-cell>
          <table:table-cell office:value-type="float" office:value="201.495187" calcext:value-type="float">
            <text:p>201,495187</text:p>
          </table:table-cell>
          <table:table-cell/>
          <table:table-cell office:value-type="float" office:value="203.114442" calcext:value-type="float">
            <text:p>203,114442</text:p>
          </table:table-cell>
          <table:table-cell office:value-type="float" office:value="202.374259" calcext:value-type="float">
            <text:p>202,374259</text:p>
          </table:table-cell>
          <table:table-cell office:value-type="float" office:value="204.668691" calcext:value-type="float">
            <text:p>204,668691</text:p>
          </table:table-cell>
          <table:table-cell office:value-type="float" office:value="204.367661" calcext:value-type="float">
            <text:p>204,367661</text:p>
          </table:table-cell>
          <table:table-cell office:value-type="float" office:value="209.57467" calcext:value-type="float">
            <text:p>209,57467</text:p>
          </table:table-cell>
          <table:table-cell office:value-type="float" office:value="206.165501" calcext:value-type="float">
            <text:p>206,165501</text:p>
          </table:table-cell>
          <table:table-cell office:value-type="float" office:value="205.218383" calcext:value-type="float">
            <text:p>205,218383</text:p>
          </table:table-cell>
          <table:table-cell office:value-type="float" office:value="206.866331" calcext:value-type="float">
            <text:p>206,866331</text:p>
          </table:table-cell>
          <table:table-cell office:value-type="float" office:value="205.837081" calcext:value-type="float">
            <text:p>205,837081</text:p>
          </table:table-cell>
          <table:table-cell office:value-type="float" office:value="204.691036" calcext:value-type="float">
            <text:p>204,691036</text:p>
          </table:table-cell>
          <table:table-cell/>
          <table:table-cell office:value-type="float" office:value="208.474949" calcext:value-type="float">
            <text:p>208,474949</text:p>
          </table:table-cell>
          <table:table-cell office:value-type="float" office:value="204.909868" calcext:value-type="float">
            <text:p>204,909868</text:p>
          </table:table-cell>
          <table:table-cell office:value-type="float" office:value="206.744099" calcext:value-type="float">
            <text:p>206,744099</text:p>
          </table:table-cell>
          <table:table-cell office:value-type="float" office:value="209.702043" calcext:value-type="float">
            <text:p>209,702043</text:p>
          </table:table-cell>
          <table:table-cell office:value-type="float" office:value="207.872383" calcext:value-type="float">
            <text:p>207,872383</text:p>
          </table:table-cell>
          <table:table-cell office:value-type="float" office:value="205.289078" calcext:value-type="float">
            <text:p>205,289078</text:p>
          </table:table-cell>
          <table:table-cell office:value-type="float" office:value="206.172337" calcext:value-type="float">
            <text:p>206,172337</text:p>
          </table:table-cell>
          <table:table-cell office:value-type="float" office:value="207.365818" calcext:value-type="float">
            <text:p>207,365818</text:p>
          </table:table-cell>
          <table:table-cell office:value-type="float" office:value="206.594257" calcext:value-type="float">
            <text:p>206,594257</text:p>
          </table:table-cell>
          <table:table-cell office:value-type="float" office:value="205.281759" calcext:value-type="float">
            <text:p>205,281759</text:p>
          </table:table-cell>
          <table:table-cell/>
          <table:table-cell office:value-type="float" office:value="200.181757" calcext:value-type="float">
            <text:p>200,181757</text:p>
          </table:table-cell>
          <table:table-cell office:value-type="float" office:value="205.304718" calcext:value-type="float">
            <text:p>205,304718</text:p>
          </table:table-cell>
          <table:table-cell office:value-type="float" office:value="207.595095" calcext:value-type="float">
            <text:p>207,595095</text:p>
          </table:table-cell>
          <table:table-cell office:value-type="float" office:value="197.98462" calcext:value-type="float">
            <text:p>197,98462</text:p>
          </table:table-cell>
          <table:table-cell office:value-type="float" office:value="200.810097" calcext:value-type="float">
            <text:p>200,810097</text:p>
          </table:table-cell>
          <table:table-cell office:value-type="float" office:value="199.717106" calcext:value-type="float">
            <text:p>199,717106</text:p>
          </table:table-cell>
          <table:table-cell office:value-type="float" office:value="202.455777" calcext:value-type="float">
            <text:p>202,455777</text:p>
          </table:table-cell>
          <table:table-cell office:value-type="float" office:value="199.226876" calcext:value-type="float">
            <text:p>199,226876</text:p>
          </table:table-cell>
          <table:table-cell office:value-type="float" office:value="200.909552" calcext:value-type="float">
            <text:p>200,909552</text:p>
          </table:table-cell>
          <table:table-cell office:value-type="float" office:value="201.438787" calcext:value-type="float">
            <text:p>201,438787</text:p>
          </table:table-cell>
          <table:table-cell/>
          <table:table-cell office:value-type="float" office:value="188.22334" calcext:value-type="float">
            <text:p>188,22334</text:p>
          </table:table-cell>
          <table:table-cell office:value-type="float" office:value="191.410721" calcext:value-type="float">
            <text:p>191,410721</text:p>
          </table:table-cell>
          <table:table-cell office:value-type="float" office:value="192.163696" calcext:value-type="float">
            <text:p>192,163696</text:p>
          </table:table-cell>
          <table:table-cell office:value-type="float" office:value="187.83265" calcext:value-type="float">
            <text:p>187,83265</text:p>
          </table:table-cell>
          <table:table-cell office:value-type="float" office:value="189.64239" calcext:value-type="float">
            <text:p>189,64239</text:p>
          </table:table-cell>
          <table:table-cell office:value-type="float" office:value="193.205716" calcext:value-type="float">
            <text:p>193,205716</text:p>
          </table:table-cell>
          <table:table-cell office:value-type="float" office:value="198.968884" calcext:value-type="float">
            <text:p>198,968884</text:p>
          </table:table-cell>
          <table:table-cell office:value-type="float" office:value="188.297418" calcext:value-type="float">
            <text:p>188,297418</text:p>
          </table:table-cell>
          <table:table-cell office:value-type="float" office:value="192.51349" calcext:value-type="float">
            <text:p>192,51349</text:p>
          </table:table-cell>
          <table:table-cell office:value-type="float" office:value="194.1595" calcext:value-type="float">
            <text:p>194,1595</text:p>
          </table:table-cell>
          <table:table-cell table:number-columns-repeated="88"/>
        </table:table-row>
        <table:table-row table:style-name="ro1">
          <table:table-cell table:number-columns-repeated="20"/>
          <table:table-cell office:value-type="float" office:value="144.454704" calcext:value-type="float">
            <text:p>144,454704</text:p>
          </table:table-cell>
          <table:table-cell office:value-type="float" office:value="179.808726" calcext:value-type="float">
            <text:p>179,808726</text:p>
          </table:table-cell>
          <table:table-cell office:value-type="float" office:value="194.486589" calcext:value-type="float">
            <text:p>194,486589</text:p>
          </table:table-cell>
          <table:table-cell office:value-type="float" office:value="195.820548" calcext:value-type="float">
            <text:p>195,820548</text:p>
          </table:table-cell>
          <table:table-cell office:value-type="float" office:value="198.712312" calcext:value-type="float">
            <text:p>198,712312</text:p>
          </table:table-cell>
          <table:table-cell office:value-type="float" office:value="203.944922" calcext:value-type="float">
            <text:p>203,944922</text:p>
          </table:table-cell>
          <table:table-cell office:value-type="float" office:value="199.971621" calcext:value-type="float">
            <text:p>199,971621</text:p>
          </table:table-cell>
          <table:table-cell office:value-type="float" office:value="200.935167" calcext:value-type="float">
            <text:p>200,935167</text:p>
          </table:table-cell>
          <table:table-cell office:value-type="float" office:value="202.378101" calcext:value-type="float">
            <text:p>202,378101</text:p>
          </table:table-cell>
          <table:table-cell office:value-type="float" office:value="201.650688" calcext:value-type="float">
            <text:p>201,650688</text:p>
          </table:table-cell>
          <table:table-cell/>
          <table:table-cell office:value-type="float" office:value="203.646033" calcext:value-type="float">
            <text:p>203,646033</text:p>
          </table:table-cell>
          <table:table-cell office:value-type="float" office:value="202.480075" calcext:value-type="float">
            <text:p>202,480075</text:p>
          </table:table-cell>
          <table:table-cell office:value-type="float" office:value="204.978046" calcext:value-type="float">
            <text:p>204,978046</text:p>
          </table:table-cell>
          <table:table-cell office:value-type="float" office:value="204.417353" calcext:value-type="float">
            <text:p>204,417353</text:p>
          </table:table-cell>
          <table:table-cell office:value-type="float" office:value="209.759387" calcext:value-type="float">
            <text:p>209,759387</text:p>
          </table:table-cell>
          <table:table-cell office:value-type="float" office:value="206.199353" calcext:value-type="float">
            <text:p>206,199353</text:p>
          </table:table-cell>
          <table:table-cell office:value-type="float" office:value="206.365207" calcext:value-type="float">
            <text:p>206,365207</text:p>
          </table:table-cell>
          <table:table-cell office:value-type="float" office:value="207.033704" calcext:value-type="float">
            <text:p>207,033704</text:p>
          </table:table-cell>
          <table:table-cell office:value-type="float" office:value="205.844069" calcext:value-type="float">
            <text:p>205,844069</text:p>
          </table:table-cell>
          <table:table-cell office:value-type="float" office:value="204.930349" calcext:value-type="float">
            <text:p>204,930349</text:p>
          </table:table-cell>
          <table:table-cell/>
          <table:table-cell office:value-type="float" office:value="209.150178" calcext:value-type="float">
            <text:p>209,150178</text:p>
          </table:table-cell>
          <table:table-cell office:value-type="float" office:value="204.979127" calcext:value-type="float">
            <text:p>204,979127</text:p>
          </table:table-cell>
          <table:table-cell office:value-type="float" office:value="207.046014" calcext:value-type="float">
            <text:p>207,046014</text:p>
          </table:table-cell>
          <table:table-cell office:value-type="float" office:value="209.791232" calcext:value-type="float">
            <text:p>209,791232</text:p>
          </table:table-cell>
          <table:table-cell office:value-type="float" office:value="207.980944" calcext:value-type="float">
            <text:p>207,980944</text:p>
          </table:table-cell>
          <table:table-cell office:value-type="float" office:value="205.978031" calcext:value-type="float">
            <text:p>205,978031</text:p>
          </table:table-cell>
          <table:table-cell office:value-type="float" office:value="206.380054" calcext:value-type="float">
            <text:p>206,380054</text:p>
          </table:table-cell>
          <table:table-cell office:value-type="float" office:value="207.672703" calcext:value-type="float">
            <text:p>207,672703</text:p>
          </table:table-cell>
          <table:table-cell office:value-type="float" office:value="206.581799" calcext:value-type="float">
            <text:p>206,581799</text:p>
          </table:table-cell>
          <table:table-cell office:value-type="float" office:value="205.490452" calcext:value-type="float">
            <text:p>205,490452</text:p>
          </table:table-cell>
          <table:table-cell/>
          <table:table-cell office:value-type="float" office:value="200.206306" calcext:value-type="float">
            <text:p>200,206306</text:p>
          </table:table-cell>
          <table:table-cell office:value-type="float" office:value="205.606075" calcext:value-type="float">
            <text:p>205,606075</text:p>
          </table:table-cell>
          <table:table-cell office:value-type="float" office:value="207.762353" calcext:value-type="float">
            <text:p>207,762353</text:p>
          </table:table-cell>
          <table:table-cell office:value-type="float" office:value="198.506563" calcext:value-type="float">
            <text:p>198,506563</text:p>
          </table:table-cell>
          <table:table-cell office:value-type="float" office:value="200.881858" calcext:value-type="float">
            <text:p>200,881858</text:p>
          </table:table-cell>
          <table:table-cell office:value-type="float" office:value="200.767626" calcext:value-type="float">
            <text:p>200,767626</text:p>
          </table:table-cell>
          <table:table-cell office:value-type="float" office:value="202.65986" calcext:value-type="float">
            <text:p>202,65986</text:p>
          </table:table-cell>
          <table:table-cell office:value-type="float" office:value="199.558127" calcext:value-type="float">
            <text:p>199,558127</text:p>
          </table:table-cell>
          <table:table-cell office:value-type="float" office:value="200.939397" calcext:value-type="float">
            <text:p>200,939397</text:p>
          </table:table-cell>
          <table:table-cell office:value-type="float" office:value="201.702722" calcext:value-type="float">
            <text:p>201,702722</text:p>
          </table:table-cell>
          <table:table-cell table:number-columns-repeated="99"/>
        </table:table-row>
        <table:table-row table:style-name="ro1">
          <table:table-cell table:number-columns-repeated="20"/>
          <table:table-cell office:value-type="float" office:value="146.329356" calcext:value-type="float">
            <text:p>146,329356</text:p>
          </table:table-cell>
          <table:table-cell office:value-type="float" office:value="179.446277" calcext:value-type="float">
            <text:p>179,446277</text:p>
          </table:table-cell>
          <table:table-cell office:value-type="float" office:value="195.023139" calcext:value-type="float">
            <text:p>195,023139</text:p>
          </table:table-cell>
          <table:table-cell office:value-type="float" office:value="196.564132" calcext:value-type="float">
            <text:p>196,564132</text:p>
          </table:table-cell>
          <table:table-cell office:value-type="float" office:value="199.669183" calcext:value-type="float">
            <text:p>199,669183</text:p>
          </table:table-cell>
          <table:table-cell office:value-type="float" office:value="205.03029" calcext:value-type="float">
            <text:p>205,03029</text:p>
          </table:table-cell>
          <table:table-cell office:value-type="float" office:value="200.643722" calcext:value-type="float">
            <text:p>200,643722</text:p>
          </table:table-cell>
          <table:table-cell office:value-type="float" office:value="201.434588" calcext:value-type="float">
            <text:p>201,434588</text:p>
          </table:table-cell>
          <table:table-cell office:value-type="float" office:value="202.78097" calcext:value-type="float">
            <text:p>202,78097</text:p>
          </table:table-cell>
          <table:table-cell office:value-type="float" office:value="202.120957" calcext:value-type="float">
            <text:p>202,120957</text:p>
          </table:table-cell>
          <table:table-cell/>
          <table:table-cell office:value-type="float" office:value="204.589939" calcext:value-type="float">
            <text:p>204,589939</text:p>
          </table:table-cell>
          <table:table-cell office:value-type="float" office:value="202.858089" calcext:value-type="float">
            <text:p>202,858089</text:p>
          </table:table-cell>
          <table:table-cell office:value-type="float" office:value="205.25348" calcext:value-type="float">
            <text:p>205,25348</text:p>
          </table:table-cell>
          <table:table-cell office:value-type="float" office:value="204.526236" calcext:value-type="float">
            <text:p>204,526236</text:p>
          </table:table-cell>
          <table:table-cell office:value-type="float" office:value="209.89073" calcext:value-type="float">
            <text:p>209,89073</text:p>
          </table:table-cell>
          <table:table-cell office:value-type="float" office:value="206.729076" calcext:value-type="float">
            <text:p>206,729076</text:p>
          </table:table-cell>
          <table:table-cell office:value-type="float" office:value="206.714589" calcext:value-type="float">
            <text:p>206,714589</text:p>
          </table:table-cell>
          <table:table-cell office:value-type="float" office:value="207.260106" calcext:value-type="float">
            <text:p>207,260106</text:p>
          </table:table-cell>
          <table:table-cell office:value-type="float" office:value="206.039622" calcext:value-type="float">
            <text:p>206,039622</text:p>
          </table:table-cell>
          <table:table-cell office:value-type="float" office:value="204.969491" calcext:value-type="float">
            <text:p>204,969491</text:p>
          </table:table-cell>
          <table:table-cell/>
          <table:table-cell office:value-type="float" office:value="209.194012" calcext:value-type="float">
            <text:p>209,194012</text:p>
          </table:table-cell>
          <table:table-cell office:value-type="float" office:value="205.200904" calcext:value-type="float">
            <text:p>205,200904</text:p>
          </table:table-cell>
          <table:table-cell office:value-type="float" office:value="207.278696" calcext:value-type="float">
            <text:p>207,278696</text:p>
          </table:table-cell>
          <table:table-cell office:value-type="float" office:value="209.809286" calcext:value-type="float">
            <text:p>209,809286</text:p>
          </table:table-cell>
          <table:table-cell office:value-type="float" office:value="208.142917" calcext:value-type="float">
            <text:p>208,142917</text:p>
          </table:table-cell>
          <table:table-cell office:value-type="float" office:value="206.496885" calcext:value-type="float">
            <text:p>206,496885</text:p>
          </table:table-cell>
          <table:table-cell office:value-type="float" office:value="206.476534" calcext:value-type="float">
            <text:p>206,476534</text:p>
          </table:table-cell>
          <table:table-cell office:value-type="float" office:value="207.770484" calcext:value-type="float">
            <text:p>207,770484</text:p>
          </table:table-cell>
          <table:table-cell office:value-type="float" office:value="206.800673" calcext:value-type="float">
            <text:p>206,800673</text:p>
          </table:table-cell>
          <table:table-cell office:value-type="float" office:value="205.64446" calcext:value-type="float">
            <text:p>205,64446</text:p>
          </table:table-cell>
          <table:table-cell/>
          <table:table-cell office:value-type="float" office:value="200.751863" calcext:value-type="float">
            <text:p>200,751863</text:p>
          </table:table-cell>
          <table:table-cell office:value-type="float" office:value="207.190555" calcext:value-type="float">
            <text:p>207,190555</text:p>
          </table:table-cell>
          <table:table-cell office:value-type="float" office:value="208.064283" calcext:value-type="float">
            <text:p>208,064283</text:p>
          </table:table-cell>
          <table:table-cell office:value-type="float" office:value="198.499779" calcext:value-type="float">
            <text:p>198,499779</text:p>
          </table:table-cell>
          <table:table-cell office:value-type="float" office:value="201.18188" calcext:value-type="float">
            <text:p>201,18188</text:p>
          </table:table-cell>
          <table:table-cell office:value-type="float" office:value="200.937723" calcext:value-type="float">
            <text:p>200,937723</text:p>
          </table:table-cell>
          <table:table-cell office:value-type="float" office:value="202.762995" calcext:value-type="float">
            <text:p>202,762995</text:p>
          </table:table-cell>
          <table:table-cell office:value-type="float" office:value="199.605336" calcext:value-type="float">
            <text:p>199,605336</text:p>
          </table:table-cell>
          <table:table-cell office:value-type="float" office:value="201.670737" calcext:value-type="float">
            <text:p>201,670737</text:p>
          </table:table-cell>
          <table:table-cell office:value-type="float" office:value="202.024677" calcext:value-type="float">
            <text:p>202,024677</text:p>
          </table:table-cell>
          <table:table-cell table:number-columns-repeated="99"/>
        </table:table-row>
        <table:table-row table:style-name="ro1">
          <table:table-cell table:number-columns-repeated="20"/>
          <table:table-cell office:value-type="float" office:value="146.327151" calcext:value-type="float">
            <text:p>146,327151</text:p>
          </table:table-cell>
          <table:table-cell office:value-type="float" office:value="179.881484" calcext:value-type="float">
            <text:p>179,881484</text:p>
          </table:table-cell>
          <table:table-cell office:value-type="float" office:value="194.979316" calcext:value-type="float">
            <text:p>194,979316</text:p>
          </table:table-cell>
          <table:table-cell office:value-type="float" office:value="196.939471" calcext:value-type="float">
            <text:p>196,939471</text:p>
          </table:table-cell>
          <table:table-cell office:value-type="float" office:value="200.103481" calcext:value-type="float">
            <text:p>200,103481</text:p>
          </table:table-cell>
          <table:table-cell office:value-type="float" office:value="205.349692" calcext:value-type="float">
            <text:p>205,349692</text:p>
          </table:table-cell>
          <table:table-cell office:value-type="float" office:value="200.338947" calcext:value-type="float">
            <text:p>200,338947</text:p>
          </table:table-cell>
          <table:table-cell office:value-type="float" office:value="201.683091" calcext:value-type="float">
            <text:p>201,683091</text:p>
          </table:table-cell>
          <table:table-cell office:value-type="float" office:value="202.374967" calcext:value-type="float">
            <text:p>202,374967</text:p>
          </table:table-cell>
          <table:table-cell office:value-type="float" office:value="202.149446" calcext:value-type="float">
            <text:p>202,149446</text:p>
          </table:table-cell>
          <table:table-cell/>
          <table:table-cell office:value-type="float" office:value="204.592952" calcext:value-type="float">
            <text:p>204,592952</text:p>
          </table:table-cell>
          <table:table-cell office:value-type="float" office:value="202.953098" calcext:value-type="float">
            <text:p>202,953098</text:p>
          </table:table-cell>
          <table:table-cell office:value-type="float" office:value="205.306628" calcext:value-type="float">
            <text:p>205,306628</text:p>
          </table:table-cell>
          <table:table-cell office:value-type="float" office:value="204.672322" calcext:value-type="float">
            <text:p>204,672322</text:p>
          </table:table-cell>
          <table:table-cell office:value-type="float" office:value="209.966531" calcext:value-type="float">
            <text:p>209,966531</text:p>
          </table:table-cell>
          <table:table-cell office:value-type="float" office:value="206.923145" calcext:value-type="float">
            <text:p>206,923145</text:p>
          </table:table-cell>
          <table:table-cell office:value-type="float" office:value="206.650864" calcext:value-type="float">
            <text:p>206,650864</text:p>
          </table:table-cell>
          <table:table-cell office:value-type="float" office:value="207.504498" calcext:value-type="float">
            <text:p>207,504498</text:p>
          </table:table-cell>
          <table:table-cell office:value-type="float" office:value="206.094507" calcext:value-type="float">
            <text:p>206,094507</text:p>
          </table:table-cell>
          <table:table-cell office:value-type="float" office:value="205.153427" calcext:value-type="float">
            <text:p>205,153427</text:p>
          </table:table-cell>
          <table:table-cell/>
          <table:table-cell office:value-type="float" office:value="209.299349" calcext:value-type="float">
            <text:p>209,299349</text:p>
          </table:table-cell>
          <table:table-cell office:value-type="float" office:value="205.429481" calcext:value-type="float">
            <text:p>205,429481</text:p>
          </table:table-cell>
          <table:table-cell office:value-type="float" office:value="207.410418" calcext:value-type="float">
            <text:p>207,410418</text:p>
          </table:table-cell>
          <table:table-cell office:value-type="float" office:value="209.914361" calcext:value-type="float">
            <text:p>209,914361</text:p>
          </table:table-cell>
          <table:table-cell office:value-type="float" office:value="208.652763" calcext:value-type="float">
            <text:p>208,652763</text:p>
          </table:table-cell>
          <table:table-cell office:value-type="float" office:value="206.641546" calcext:value-type="float">
            <text:p>206,641546</text:p>
          </table:table-cell>
          <table:table-cell office:value-type="float" office:value="206.580814" calcext:value-type="float">
            <text:p>206,580814</text:p>
          </table:table-cell>
          <table:table-cell office:value-type="float" office:value="207.81094" calcext:value-type="float">
            <text:p>207,81094</text:p>
          </table:table-cell>
          <table:table-cell office:value-type="float" office:value="206.888604" calcext:value-type="float">
            <text:p>206,888604</text:p>
          </table:table-cell>
          <table:table-cell office:value-type="float" office:value="205.777644" calcext:value-type="float">
            <text:p>205,777644</text:p>
          </table:table-cell>
          <table:table-cell table:number-columns-repeated="110"/>
        </table:table-row>
        <table:table-row table:style-name="ro1">
          <table:table-cell table:number-columns-repeated="20"/>
          <table:table-cell office:value-type="float" office:value="147.179178" calcext:value-type="float">
            <text:p>147,179178</text:p>
          </table:table-cell>
          <table:table-cell office:value-type="float" office:value="180.116239" calcext:value-type="float">
            <text:p>180,116239</text:p>
          </table:table-cell>
          <table:table-cell office:value-type="float" office:value="195.71092" calcext:value-type="float">
            <text:p>195,71092</text:p>
          </table:table-cell>
          <table:table-cell office:value-type="float" office:value="197.037222" calcext:value-type="float">
            <text:p>197,037222</text:p>
          </table:table-cell>
          <table:table-cell office:value-type="float" office:value="200.23872" calcext:value-type="float">
            <text:p>200,23872</text:p>
          </table:table-cell>
          <table:table-cell office:value-type="float" office:value="205.512315" calcext:value-type="float">
            <text:p>205,512315</text:p>
          </table:table-cell>
          <table:table-cell office:value-type="float" office:value="200.598009" calcext:value-type="float">
            <text:p>200,598009</text:p>
          </table:table-cell>
          <table:table-cell office:value-type="float" office:value="201.868639" calcext:value-type="float">
            <text:p>201,868639</text:p>
          </table:table-cell>
          <table:table-cell office:value-type="float" office:value="203.224446" calcext:value-type="float">
            <text:p>203,224446</text:p>
          </table:table-cell>
          <table:table-cell office:value-type="float" office:value="201.775857" calcext:value-type="float">
            <text:p>201,775857</text:p>
          </table:table-cell>
          <table:table-cell/>
          <table:table-cell office:value-type="float" office:value="204.790038" calcext:value-type="float">
            <text:p>204,790038</text:p>
          </table:table-cell>
          <table:table-cell office:value-type="float" office:value="203.124878" calcext:value-type="float">
            <text:p>203,124878</text:p>
          </table:table-cell>
          <table:table-cell office:value-type="float" office:value="205.481857" calcext:value-type="float">
            <text:p>205,481857</text:p>
          </table:table-cell>
          <table:table-cell office:value-type="float" office:value="204.838872" calcext:value-type="float">
            <text:p>204,838872</text:p>
          </table:table-cell>
          <table:table-cell office:value-type="float" office:value="210.372354" calcext:value-type="float">
            <text:p>210,372354</text:p>
          </table:table-cell>
          <table:table-cell office:value-type="float" office:value="207.134645" calcext:value-type="float">
            <text:p>207,134645</text:p>
          </table:table-cell>
          <table:table-cell office:value-type="float" office:value="206.844023" calcext:value-type="float">
            <text:p>206,844023</text:p>
          </table:table-cell>
          <table:table-cell office:value-type="float" office:value="207.531175" calcext:value-type="float">
            <text:p>207,531175</text:p>
          </table:table-cell>
          <table:table-cell office:value-type="float" office:value="206.066687" calcext:value-type="float">
            <text:p>206,066687</text:p>
          </table:table-cell>
          <table:table-cell office:value-type="float" office:value="205.423431" calcext:value-type="float">
            <text:p>205,423431</text:p>
          </table:table-cell>
          <table:table-cell/>
          <table:table-cell office:value-type="float" office:value="209.548185" calcext:value-type="float">
            <text:p>209,548185</text:p>
          </table:table-cell>
          <table:table-cell office:value-type="float" office:value="205.74538" calcext:value-type="float">
            <text:p>205,74538</text:p>
          </table:table-cell>
          <table:table-cell office:value-type="float" office:value="207.522749" calcext:value-type="float">
            <text:p>207,522749</text:p>
          </table:table-cell>
          <table:table-cell office:value-type="float" office:value="210.279139" calcext:value-type="float">
            <text:p>210,279139</text:p>
          </table:table-cell>
          <table:table-cell office:value-type="float" office:value="208.755052" calcext:value-type="float">
            <text:p>208,755052</text:p>
          </table:table-cell>
          <table:table-cell office:value-type="float" office:value="206.688849" calcext:value-type="float">
            <text:p>206,688849</text:p>
          </table:table-cell>
          <table:table-cell office:value-type="float" office:value="206.59623" calcext:value-type="float">
            <text:p>206,59623</text:p>
          </table:table-cell>
          <table:table-cell office:value-type="float" office:value="207.929464" calcext:value-type="float">
            <text:p>207,929464</text:p>
          </table:table-cell>
          <table:table-cell office:value-type="float" office:value="207.025576" calcext:value-type="float">
            <text:p>207,025576</text:p>
          </table:table-cell>
          <table:table-cell office:value-type="float" office:value="206.33588" calcext:value-type="float">
            <text:p>206,33588</text:p>
          </table:table-cell>
          <table:table-cell table:number-columns-repeated="110"/>
        </table:table-row>
        <table:table-row table:style-name="ro1">
          <table:table-cell table:number-columns-repeated="20"/>
          <table:table-cell office:value-type="float" office:value="147.035364" calcext:value-type="float">
            <text:p>147,035364</text:p>
          </table:table-cell>
          <table:table-cell office:value-type="float" office:value="180.130717" calcext:value-type="float">
            <text:p>180,130717</text:p>
          </table:table-cell>
          <table:table-cell office:value-type="float" office:value="196.437137" calcext:value-type="float">
            <text:p>196,437137</text:p>
          </table:table-cell>
          <table:table-cell office:value-type="float" office:value="197.360379" calcext:value-type="float">
            <text:p>197,360379</text:p>
          </table:table-cell>
          <table:table-cell office:value-type="float" office:value="200.453923" calcext:value-type="float">
            <text:p>200,453923</text:p>
          </table:table-cell>
          <table:table-cell office:value-type="float" office:value="205.199734" calcext:value-type="float">
            <text:p>205,199734</text:p>
          </table:table-cell>
          <table:table-cell office:value-type="float" office:value="201.010622" calcext:value-type="float">
            <text:p>201,010622</text:p>
          </table:table-cell>
          <table:table-cell office:value-type="float" office:value="201.762641" calcext:value-type="float">
            <text:p>201,762641</text:p>
          </table:table-cell>
          <table:table-cell office:value-type="float" office:value="203.557724" calcext:value-type="float">
            <text:p>203,557724</text:p>
          </table:table-cell>
          <table:table-cell office:value-type="float" office:value="202.381884" calcext:value-type="float">
            <text:p>202,381884</text:p>
          </table:table-cell>
          <table:table-cell/>
          <table:table-cell office:value-type="float" office:value="204.759974" calcext:value-type="float">
            <text:p>204,759974</text:p>
          </table:table-cell>
          <table:table-cell office:value-type="float" office:value="203.651864" calcext:value-type="float">
            <text:p>203,651864</text:p>
          </table:table-cell>
          <table:table-cell office:value-type="float" office:value="205.461614" calcext:value-type="float">
            <text:p>205,461614</text:p>
          </table:table-cell>
          <table:table-cell office:value-type="float" office:value="205.28571" calcext:value-type="float">
            <text:p>205,28571</text:p>
          </table:table-cell>
          <table:table-cell office:value-type="float" office:value="210.743094" calcext:value-type="float">
            <text:p>210,743094</text:p>
          </table:table-cell>
          <table:table-cell office:value-type="float" office:value="207.17318" calcext:value-type="float">
            <text:p>207,17318</text:p>
          </table:table-cell>
          <table:table-cell office:value-type="float" office:value="207.191465" calcext:value-type="float">
            <text:p>207,191465</text:p>
          </table:table-cell>
          <table:table-cell office:value-type="float" office:value="207.660988" calcext:value-type="float">
            <text:p>207,660988</text:p>
          </table:table-cell>
          <table:table-cell office:value-type="float" office:value="206.449827" calcext:value-type="float">
            <text:p>206,449827</text:p>
          </table:table-cell>
          <table:table-cell office:value-type="float" office:value="205.467618" calcext:value-type="float">
            <text:p>205,467618</text:p>
          </table:table-cell>
          <table:table-cell/>
          <table:table-cell office:value-type="float" office:value="209.558128" calcext:value-type="float">
            <text:p>209,558128</text:p>
          </table:table-cell>
          <table:table-cell office:value-type="float" office:value="205.881914" calcext:value-type="float">
            <text:p>205,881914</text:p>
          </table:table-cell>
          <table:table-cell office:value-type="float" office:value="207.889773" calcext:value-type="float">
            <text:p>207,889773</text:p>
          </table:table-cell>
          <table:table-cell office:value-type="float" office:value="210.380697" calcext:value-type="float">
            <text:p>210,380697</text:p>
          </table:table-cell>
          <table:table-cell office:value-type="float" office:value="208.957108" calcext:value-type="float">
            <text:p>208,957108</text:p>
          </table:table-cell>
          <table:table-cell office:value-type="float" office:value="206.738973" calcext:value-type="float">
            <text:p>206,738973</text:p>
          </table:table-cell>
          <table:table-cell office:value-type="float" office:value="206.742335" calcext:value-type="float">
            <text:p>206,742335</text:p>
          </table:table-cell>
          <table:table-cell office:value-type="float" office:value="207.944126" calcext:value-type="float">
            <text:p>207,944126</text:p>
          </table:table-cell>
          <table:table-cell office:value-type="float" office:value="207.026039" calcext:value-type="float">
            <text:p>207,026039</text:p>
          </table:table-cell>
          <table:table-cell office:value-type="float" office:value="206.474986" calcext:value-type="float">
            <text:p>206,474986</text:p>
          </table:table-cell>
          <table:table-cell table:number-columns-repeated="110"/>
        </table:table-row>
        <table:table-row table:style-name="ro1">
          <table:table-cell table:number-columns-repeated="20"/>
          <table:table-cell office:value-type="float" office:value="147.292697" calcext:value-type="float">
            <text:p>147,292697</text:p>
          </table:table-cell>
          <table:table-cell office:value-type="float" office:value="179.780885" calcext:value-type="float">
            <text:p>179,780885</text:p>
          </table:table-cell>
          <table:table-cell office:value-type="float" office:value="197.13483" calcext:value-type="float">
            <text:p>197,13483</text:p>
          </table:table-cell>
          <table:table-cell office:value-type="float" office:value="197.515491" calcext:value-type="float">
            <text:p>197,515491</text:p>
          </table:table-cell>
          <table:table-cell office:value-type="float" office:value="200.440502" calcext:value-type="float">
            <text:p>200,440502</text:p>
          </table:table-cell>
          <table:table-cell office:value-type="float" office:value="205.991309" calcext:value-type="float">
            <text:p>205,991309</text:p>
          </table:table-cell>
          <table:table-cell office:value-type="float" office:value="201.060524" calcext:value-type="float">
            <text:p>201,060524</text:p>
          </table:table-cell>
          <table:table-cell office:value-type="float" office:value="202.053309" calcext:value-type="float">
            <text:p>202,053309</text:p>
          </table:table-cell>
          <table:table-cell office:value-type="float" office:value="203.725481" calcext:value-type="float">
            <text:p>203,725481</text:p>
          </table:table-cell>
          <table:table-cell office:value-type="float" office:value="203.005481" calcext:value-type="float">
            <text:p>203,005481</text:p>
          </table:table-cell>
          <table:table-cell/>
          <table:table-cell office:value-type="float" office:value="204.857011" calcext:value-type="float">
            <text:p>204,857011</text:p>
          </table:table-cell>
          <table:table-cell office:value-type="float" office:value="203.650806" calcext:value-type="float">
            <text:p>203,650806</text:p>
          </table:table-cell>
          <table:table-cell office:value-type="float" office:value="205.674024" calcext:value-type="float">
            <text:p>205,674024</text:p>
          </table:table-cell>
          <table:table-cell office:value-type="float" office:value="205.362001" calcext:value-type="float">
            <text:p>205,362001</text:p>
          </table:table-cell>
          <table:table-cell office:value-type="float" office:value="210.922786" calcext:value-type="float">
            <text:p>210,922786</text:p>
          </table:table-cell>
          <table:table-cell office:value-type="float" office:value="207.061942" calcext:value-type="float">
            <text:p>207,061942</text:p>
          </table:table-cell>
          <table:table-cell office:value-type="float" office:value="207.318013" calcext:value-type="float">
            <text:p>207,318013</text:p>
          </table:table-cell>
          <table:table-cell office:value-type="float" office:value="207.837105" calcext:value-type="float">
            <text:p>207,837105</text:p>
          </table:table-cell>
          <table:table-cell office:value-type="float" office:value="206.486583" calcext:value-type="float">
            <text:p>206,486583</text:p>
          </table:table-cell>
          <table:table-cell office:value-type="float" office:value="205.48958" calcext:value-type="float">
            <text:p>205,48958</text:p>
          </table:table-cell>
          <table:table-cell/>
          <table:table-cell office:value-type="float" office:value="209.997278" calcext:value-type="float">
            <text:p>209,997278</text:p>
          </table:table-cell>
          <table:table-cell office:value-type="float" office:value="206.122726" calcext:value-type="float">
            <text:p>206,122726</text:p>
          </table:table-cell>
          <table:table-cell office:value-type="float" office:value="208.085291" calcext:value-type="float">
            <text:p>208,085291</text:p>
          </table:table-cell>
          <table:table-cell office:value-type="float" office:value="210.468813" calcext:value-type="float">
            <text:p>210,468813</text:p>
          </table:table-cell>
          <table:table-cell office:value-type="float" office:value="208.969602" calcext:value-type="float">
            <text:p>208,969602</text:p>
          </table:table-cell>
          <table:table-cell office:value-type="float" office:value="206.961177" calcext:value-type="float">
            <text:p>206,961177</text:p>
          </table:table-cell>
          <table:table-cell office:value-type="float" office:value="207.140369" calcext:value-type="float">
            <text:p>207,140369</text:p>
          </table:table-cell>
          <table:table-cell office:value-type="float" office:value="208.008237" calcext:value-type="float">
            <text:p>208,008237</text:p>
          </table:table-cell>
          <table:table-cell office:value-type="float" office:value="207.122168" calcext:value-type="float">
            <text:p>207,122168</text:p>
          </table:table-cell>
          <table:table-cell office:value-type="float" office:value="206.512825" calcext:value-type="float">
            <text:p>206,512825</text:p>
          </table:table-cell>
          <table:table-cell table:number-columns-repeated="110"/>
        </table:table-row>
        <table:table-row table:style-name="ro1">
          <table:table-cell table:number-columns-repeated="20"/>
          <table:table-cell office:value-type="float" office:value="147.612769" calcext:value-type="float">
            <text:p>147,612769</text:p>
          </table:table-cell>
          <table:table-cell office:value-type="float" office:value="180.068482" calcext:value-type="float">
            <text:p>180,068482</text:p>
          </table:table-cell>
          <table:table-cell office:value-type="float" office:value="197.820452" calcext:value-type="float">
            <text:p>197,820452</text:p>
          </table:table-cell>
          <table:table-cell office:value-type="float" office:value="197.925934" calcext:value-type="float">
            <text:p>197,925934</text:p>
          </table:table-cell>
          <table:table-cell office:value-type="float" office:value="200.321506" calcext:value-type="float">
            <text:p>200,321506</text:p>
          </table:table-cell>
          <table:table-cell office:value-type="float" office:value="206.347048" calcext:value-type="float">
            <text:p>206,347048</text:p>
          </table:table-cell>
          <table:table-cell office:value-type="float" office:value="201.24758" calcext:value-type="float">
            <text:p>201,24758</text:p>
          </table:table-cell>
          <table:table-cell office:value-type="float" office:value="202.080891" calcext:value-type="float">
            <text:p>202,080891</text:p>
          </table:table-cell>
          <table:table-cell office:value-type="float" office:value="203.664739" calcext:value-type="float">
            <text:p>203,664739</text:p>
          </table:table-cell>
          <table:table-cell office:value-type="float" office:value="203.176743" calcext:value-type="float">
            <text:p>203,176743</text:p>
          </table:table-cell>
          <table:table-cell/>
          <table:table-cell office:value-type="float" office:value="204.785165" calcext:value-type="float">
            <text:p>204,785165</text:p>
          </table:table-cell>
          <table:table-cell office:value-type="float" office:value="203.735181" calcext:value-type="float">
            <text:p>203,735181</text:p>
          </table:table-cell>
          <table:table-cell office:value-type="float" office:value="205.831742" calcext:value-type="float">
            <text:p>205,831742</text:p>
          </table:table-cell>
          <table:table-cell office:value-type="float" office:value="205.449276" calcext:value-type="float">
            <text:p>205,449276</text:p>
          </table:table-cell>
          <table:table-cell office:value-type="float" office:value="210.847812" calcext:value-type="float">
            <text:p>210,847812</text:p>
          </table:table-cell>
          <table:table-cell office:value-type="float" office:value="207.160693" calcext:value-type="float">
            <text:p>207,160693</text:p>
          </table:table-cell>
          <table:table-cell office:value-type="float" office:value="207.460679" calcext:value-type="float">
            <text:p>207,460679</text:p>
          </table:table-cell>
          <table:table-cell office:value-type="float" office:value="207.947275" calcext:value-type="float">
            <text:p>207,947275</text:p>
          </table:table-cell>
          <table:table-cell office:value-type="float" office:value="206.521056" calcext:value-type="float">
            <text:p>206,521056</text:p>
          </table:table-cell>
          <table:table-cell office:value-type="float" office:value="205.852133" calcext:value-type="float">
            <text:p>205,852133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47.717583" calcext:value-type="float">
            <text:p>147,717583</text:p>
          </table:table-cell>
          <table:table-cell office:value-type="float" office:value="180.600565" calcext:value-type="float">
            <text:p>180,600565</text:p>
          </table:table-cell>
          <table:table-cell office:value-type="float" office:value="197.583947" calcext:value-type="float">
            <text:p>197,583947</text:p>
          </table:table-cell>
          <table:table-cell office:value-type="float" office:value="197.941791" calcext:value-type="float">
            <text:p>197,941791</text:p>
          </table:table-cell>
          <table:table-cell office:value-type="float" office:value="200.177185" calcext:value-type="float">
            <text:p>200,177185</text:p>
          </table:table-cell>
          <table:table-cell office:value-type="float" office:value="206.777329" calcext:value-type="float">
            <text:p>206,777329</text:p>
          </table:table-cell>
          <table:table-cell office:value-type="float" office:value="201.840464" calcext:value-type="float">
            <text:p>201,840464</text:p>
          </table:table-cell>
          <table:table-cell office:value-type="float" office:value="202.04469" calcext:value-type="float">
            <text:p>202,04469</text:p>
          </table:table-cell>
          <table:table-cell office:value-type="float" office:value="203.452481" calcext:value-type="float">
            <text:p>203,452481</text:p>
          </table:table-cell>
          <table:table-cell office:value-type="float" office:value="202.622378" calcext:value-type="float">
            <text:p>202,622378</text:p>
          </table:table-cell>
          <table:table-cell/>
          <table:table-cell office:value-type="float" office:value="205.040418" calcext:value-type="float">
            <text:p>205,040418</text:p>
          </table:table-cell>
          <table:table-cell office:value-type="float" office:value="203.875207" calcext:value-type="float">
            <text:p>203,875207</text:p>
          </table:table-cell>
          <table:table-cell office:value-type="float" office:value="205.836338" calcext:value-type="float">
            <text:p>205,836338</text:p>
          </table:table-cell>
          <table:table-cell office:value-type="float" office:value="205.489493" calcext:value-type="float">
            <text:p>205,489493</text:p>
          </table:table-cell>
          <table:table-cell office:value-type="float" office:value="211.07068" calcext:value-type="float">
            <text:p>211,07068</text:p>
          </table:table-cell>
          <table:table-cell office:value-type="float" office:value="207.420579" calcext:value-type="float">
            <text:p>207,420579</text:p>
          </table:table-cell>
          <table:table-cell office:value-type="float" office:value="207.482581" calcext:value-type="float">
            <text:p>207,482581</text:p>
          </table:table-cell>
          <table:table-cell office:value-type="float" office:value="207.930951" calcext:value-type="float">
            <text:p>207,930951</text:p>
          </table:table-cell>
          <table:table-cell office:value-type="float" office:value="206.492645" calcext:value-type="float">
            <text:p>206,492645</text:p>
          </table:table-cell>
          <table:table-cell office:value-type="float" office:value="205.829651" calcext:value-type="float">
            <text:p>205,829651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47.656199" calcext:value-type="float">
            <text:p>147,656199</text:p>
          </table:table-cell>
          <table:table-cell office:value-type="float" office:value="180.921938" calcext:value-type="float">
            <text:p>180,921938</text:p>
          </table:table-cell>
          <table:table-cell office:value-type="float" office:value="197.906545" calcext:value-type="float">
            <text:p>197,906545</text:p>
          </table:table-cell>
          <table:table-cell office:value-type="float" office:value="198.106538" calcext:value-type="float">
            <text:p>198,106538</text:p>
          </table:table-cell>
          <table:table-cell office:value-type="float" office:value="200.51336" calcext:value-type="float">
            <text:p>200,51336</text:p>
          </table:table-cell>
          <table:table-cell office:value-type="float" office:value="206.901638" calcext:value-type="float">
            <text:p>206,901638</text:p>
          </table:table-cell>
          <table:table-cell office:value-type="float" office:value="201.771533" calcext:value-type="float">
            <text:p>201,771533</text:p>
          </table:table-cell>
          <table:table-cell office:value-type="float" office:value="201.916387" calcext:value-type="float">
            <text:p>201,916387</text:p>
          </table:table-cell>
          <table:table-cell office:value-type="float" office:value="203.35476" calcext:value-type="float">
            <text:p>203,35476</text:p>
          </table:table-cell>
          <table:table-cell office:value-type="float" office:value="203.522208" calcext:value-type="float">
            <text:p>203,522208</text:p>
          </table:table-cell>
          <table:table-cell/>
          <table:table-cell office:value-type="float" office:value="205.218876" calcext:value-type="float">
            <text:p>205,218876</text:p>
          </table:table-cell>
          <table:table-cell office:value-type="float" office:value="204.084041" calcext:value-type="float">
            <text:p>204,084041</text:p>
          </table:table-cell>
          <table:table-cell office:value-type="float" office:value="205.977475" calcext:value-type="float">
            <text:p>205,977475</text:p>
          </table:table-cell>
          <table:table-cell office:value-type="float" office:value="205.585522" calcext:value-type="float">
            <text:p>205,585522</text:p>
          </table:table-cell>
          <table:table-cell office:value-type="float" office:value="211.370684" calcext:value-type="float">
            <text:p>211,370684</text:p>
          </table:table-cell>
          <table:table-cell office:value-type="float" office:value="207.435294" calcext:value-type="float">
            <text:p>207,435294</text:p>
          </table:table-cell>
          <table:table-cell office:value-type="float" office:value="207.568751" calcext:value-type="float">
            <text:p>207,568751</text:p>
          </table:table-cell>
          <table:table-cell office:value-type="float" office:value="208.013889" calcext:value-type="float">
            <text:p>208,013889</text:p>
          </table:table-cell>
          <table:table-cell office:value-type="float" office:value="206.559444" calcext:value-type="float">
            <text:p>206,559444</text:p>
          </table:table-cell>
          <table:table-cell office:value-type="float" office:value="205.968581" calcext:value-type="float">
            <text:p>205,968581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47.634224" calcext:value-type="float">
            <text:p>147,634224</text:p>
          </table:table-cell>
          <table:table-cell office:value-type="float" office:value="181.007458" calcext:value-type="float">
            <text:p>181,007458</text:p>
          </table:table-cell>
          <table:table-cell office:value-type="float" office:value="197.89033" calcext:value-type="float">
            <text:p>197,89033</text:p>
          </table:table-cell>
          <table:table-cell office:value-type="float" office:value="198.441367" calcext:value-type="float">
            <text:p>198,441367</text:p>
          </table:table-cell>
          <table:table-cell office:value-type="float" office:value="200.972942" calcext:value-type="float">
            <text:p>200,972942</text:p>
          </table:table-cell>
          <table:table-cell office:value-type="float" office:value="206.922586" calcext:value-type="float">
            <text:p>206,922586</text:p>
          </table:table-cell>
          <table:table-cell office:value-type="float" office:value="201.605797" calcext:value-type="float">
            <text:p>201,605797</text:p>
          </table:table-cell>
          <table:table-cell office:value-type="float" office:value="201.915489" calcext:value-type="float">
            <text:p>201,915489</text:p>
          </table:table-cell>
          <table:table-cell office:value-type="float" office:value="204.150337" calcext:value-type="float">
            <text:p>204,150337</text:p>
          </table:table-cell>
          <table:table-cell office:value-type="float" office:value="203.631914" calcext:value-type="float">
            <text:p>203,631914</text:p>
          </table:table-cell>
          <table:table-cell/>
          <table:table-cell office:value-type="float" office:value="205.245868" calcext:value-type="float">
            <text:p>205,245868</text:p>
          </table:table-cell>
          <table:table-cell office:value-type="float" office:value="204.104125" calcext:value-type="float">
            <text:p>204,104125</text:p>
          </table:table-cell>
          <table:table-cell office:value-type="float" office:value="206.156174" calcext:value-type="float">
            <text:p>206,156174</text:p>
          </table:table-cell>
          <table:table-cell office:value-type="float" office:value="205.688047" calcext:value-type="float">
            <text:p>205,688047</text:p>
          </table:table-cell>
          <table:table-cell office:value-type="float" office:value="211.380555" calcext:value-type="float">
            <text:p>211,380555</text:p>
          </table:table-cell>
          <table:table-cell office:value-type="float" office:value="207.460782" calcext:value-type="float">
            <text:p>207,460782</text:p>
          </table:table-cell>
          <table:table-cell office:value-type="float" office:value="207.554509" calcext:value-type="float">
            <text:p>207,554509</text:p>
          </table:table-cell>
          <table:table-cell office:value-type="float" office:value="208.250114" calcext:value-type="float">
            <text:p>208,250114</text:p>
          </table:table-cell>
          <table:table-cell office:value-type="float" office:value="206.648493" calcext:value-type="float">
            <text:p>206,648493</text:p>
          </table:table-cell>
          <table:table-cell office:value-type="float" office:value="206.036513" calcext:value-type="float">
            <text:p>206,036513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47.912048" calcext:value-type="float">
            <text:p>147,912048</text:p>
          </table:table-cell>
          <table:table-cell office:value-type="float" office:value="180.644555" calcext:value-type="float">
            <text:p>180,644555</text:p>
          </table:table-cell>
          <table:table-cell office:value-type="float" office:value="197.351976" calcext:value-type="float">
            <text:p>197,351976</text:p>
          </table:table-cell>
          <table:table-cell office:value-type="float" office:value="198.231823" calcext:value-type="float">
            <text:p>198,231823</text:p>
          </table:table-cell>
          <table:table-cell office:value-type="float" office:value="201.016276" calcext:value-type="float">
            <text:p>201,016276</text:p>
          </table:table-cell>
          <table:table-cell office:value-type="float" office:value="206.770837" calcext:value-type="float">
            <text:p>206,770837</text:p>
          </table:table-cell>
          <table:table-cell office:value-type="float" office:value="202.207385" calcext:value-type="float">
            <text:p>202,207385</text:p>
          </table:table-cell>
          <table:table-cell office:value-type="float" office:value="202.344262" calcext:value-type="float">
            <text:p>202,344262</text:p>
          </table:table-cell>
          <table:table-cell office:value-type="float" office:value="204.237329" calcext:value-type="float">
            <text:p>204,237329</text:p>
          </table:table-cell>
          <table:table-cell office:value-type="float" office:value="204.023249" calcext:value-type="float">
            <text:p>204,023249</text:p>
          </table:table-cell>
          <table:table-cell/>
          <table:table-cell office:value-type="float" office:value="205.383838" calcext:value-type="float">
            <text:p>205,383838</text:p>
          </table:table-cell>
          <table:table-cell office:value-type="float" office:value="204.286649" calcext:value-type="float">
            <text:p>204,286649</text:p>
          </table:table-cell>
          <table:table-cell office:value-type="float" office:value="206.185702" calcext:value-type="float">
            <text:p>206,185702</text:p>
          </table:table-cell>
          <table:table-cell office:value-type="float" office:value="205.697974" calcext:value-type="float">
            <text:p>205,697974</text:p>
          </table:table-cell>
          <table:table-cell office:value-type="float" office:value="211.312876" calcext:value-type="float">
            <text:p>211,312876</text:p>
          </table:table-cell>
          <table:table-cell office:value-type="float" office:value="207.471469" calcext:value-type="float">
            <text:p>207,471469</text:p>
          </table:table-cell>
          <table:table-cell office:value-type="float" office:value="207.67418" calcext:value-type="float">
            <text:p>207,67418</text:p>
          </table:table-cell>
          <table:table-cell office:value-type="float" office:value="208.315765" calcext:value-type="float">
            <text:p>208,315765</text:p>
          </table:table-cell>
          <table:table-cell office:value-type="float" office:value="206.706269" calcext:value-type="float">
            <text:p>206,706269</text:p>
          </table:table-cell>
          <table:table-cell office:value-type="float" office:value="205.918518" calcext:value-type="float">
            <text:p>205,918518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47.886265" calcext:value-type="float">
            <text:p>147,886265</text:p>
          </table:table-cell>
          <table:table-cell office:value-type="float" office:value="180.885634" calcext:value-type="float">
            <text:p>180,885634</text:p>
          </table:table-cell>
          <table:table-cell office:value-type="float" office:value="197.98686" calcext:value-type="float">
            <text:p>197,98686</text:p>
          </table:table-cell>
          <table:table-cell office:value-type="float" office:value="198.214758" calcext:value-type="float">
            <text:p>198,214758</text:p>
          </table:table-cell>
          <table:table-cell office:value-type="float" office:value="200.978055" calcext:value-type="float">
            <text:p>200,978055</text:p>
          </table:table-cell>
          <table:table-cell office:value-type="float" office:value="206.944495" calcext:value-type="float">
            <text:p>206,944495</text:p>
          </table:table-cell>
          <table:table-cell office:value-type="float" office:value="201.979232" calcext:value-type="float">
            <text:p>201,979232</text:p>
          </table:table-cell>
          <table:table-cell office:value-type="float" office:value="202.213082" calcext:value-type="float">
            <text:p>202,213082</text:p>
          </table:table-cell>
          <table:table-cell office:value-type="float" office:value="204.38842" calcext:value-type="float">
            <text:p>204,38842</text:p>
          </table:table-cell>
          <table:table-cell office:value-type="float" office:value="204.132129" calcext:value-type="float">
            <text:p>204,132129</text:p>
          </table:table-cell>
          <table:table-cell/>
          <table:table-cell office:value-type="float" office:value="205.424683" calcext:value-type="float">
            <text:p>205,424683</text:p>
          </table:table-cell>
          <table:table-cell office:value-type="float" office:value="204.178102" calcext:value-type="float">
            <text:p>204,178102</text:p>
          </table:table-cell>
          <table:table-cell office:value-type="float" office:value="206.453728" calcext:value-type="float">
            <text:p>206,453728</text:p>
          </table:table-cell>
          <table:table-cell office:value-type="float" office:value="205.654953" calcext:value-type="float">
            <text:p>205,654953</text:p>
          </table:table-cell>
          <table:table-cell office:value-type="float" office:value="211.303291" calcext:value-type="float">
            <text:p>211,303291</text:p>
          </table:table-cell>
          <table:table-cell office:value-type="float" office:value="207.59142" calcext:value-type="float">
            <text:p>207,59142</text:p>
          </table:table-cell>
          <table:table-cell office:value-type="float" office:value="207.806501" calcext:value-type="float">
            <text:p>207,806501</text:p>
          </table:table-cell>
          <table:table-cell office:value-type="float" office:value="208.355416" calcext:value-type="float">
            <text:p>208,355416</text:p>
          </table:table-cell>
          <table:table-cell office:value-type="float" office:value="206.726868" calcext:value-type="float">
            <text:p>206,726868</text:p>
          </table:table-cell>
          <table:table-cell office:value-type="float" office:value="205.996803" calcext:value-type="float">
            <text:p>205,996803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48.325913" calcext:value-type="float">
            <text:p>148,325913</text:p>
          </table:table-cell>
          <table:table-cell office:value-type="float" office:value="181.324471" calcext:value-type="float">
            <text:p>181,324471</text:p>
          </table:table-cell>
          <table:table-cell office:value-type="float" office:value="198.057279" calcext:value-type="float">
            <text:p>198,057279</text:p>
          </table:table-cell>
          <table:table-cell office:value-type="float" office:value="198.697124" calcext:value-type="float">
            <text:p>198,697124</text:p>
          </table:table-cell>
          <table:table-cell office:value-type="float" office:value="200.92434" calcext:value-type="float">
            <text:p>200,92434</text:p>
          </table:table-cell>
          <table:table-cell office:value-type="float" office:value="206.794627" calcext:value-type="float">
            <text:p>206,794627</text:p>
          </table:table-cell>
          <table:table-cell office:value-type="float" office:value="202.330848" calcext:value-type="float">
            <text:p>202,330848</text:p>
          </table:table-cell>
          <table:table-cell office:value-type="float" office:value="202.425409" calcext:value-type="float">
            <text:p>202,425409</text:p>
          </table:table-cell>
          <table:table-cell office:value-type="float" office:value="205.000066" calcext:value-type="float">
            <text:p>205,000066</text:p>
          </table:table-cell>
          <table:table-cell office:value-type="float" office:value="204.164058" calcext:value-type="float">
            <text:p>204,164058</text:p>
          </table:table-cell>
          <table:table-cell/>
          <table:table-cell office:value-type="float" office:value="205.400933" calcext:value-type="float">
            <text:p>205,400933</text:p>
          </table:table-cell>
          <table:table-cell office:value-type="float" office:value="204.368242" calcext:value-type="float">
            <text:p>204,368242</text:p>
          </table:table-cell>
          <table:table-cell office:value-type="float" office:value="206.437388" calcext:value-type="float">
            <text:p>206,437388</text:p>
          </table:table-cell>
          <table:table-cell office:value-type="float" office:value="205.932277" calcext:value-type="float">
            <text:p>205,932277</text:p>
          </table:table-cell>
          <table:table-cell office:value-type="float" office:value="211.427368" calcext:value-type="float">
            <text:p>211,427368</text:p>
          </table:table-cell>
          <table:table-cell office:value-type="float" office:value="207.495874" calcext:value-type="float">
            <text:p>207,495874</text:p>
          </table:table-cell>
          <table:table-cell office:value-type="float" office:value="207.902019" calcext:value-type="float">
            <text:p>207,902019</text:p>
          </table:table-cell>
          <table:table-cell office:value-type="float" office:value="208.540668" calcext:value-type="float">
            <text:p>208,540668</text:p>
          </table:table-cell>
          <table:table-cell office:value-type="float" office:value="206.77837" calcext:value-type="float">
            <text:p>206,77837</text:p>
          </table:table-cell>
          <table:table-cell office:value-type="float" office:value="206.144351" calcext:value-type="float">
            <text:p>206,144351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48.285715" calcext:value-type="float">
            <text:p>148,285715</text:p>
          </table:table-cell>
          <table:table-cell office:value-type="float" office:value="181.486837" calcext:value-type="float">
            <text:p>181,486837</text:p>
          </table:table-cell>
          <table:table-cell office:value-type="float" office:value="198.06699" calcext:value-type="float">
            <text:p>198,06699</text:p>
          </table:table-cell>
          <table:table-cell office:value-type="float" office:value="198.492127" calcext:value-type="float">
            <text:p>198,492127</text:p>
          </table:table-cell>
          <table:table-cell office:value-type="float" office:value="201.206351" calcext:value-type="float">
            <text:p>201,206351</text:p>
          </table:table-cell>
          <table:table-cell office:value-type="float" office:value="207.238904" calcext:value-type="float">
            <text:p>207,238904</text:p>
          </table:table-cell>
          <table:table-cell office:value-type="float" office:value="202.322972" calcext:value-type="float">
            <text:p>202,322972</text:p>
          </table:table-cell>
          <table:table-cell office:value-type="float" office:value="202.490072" calcext:value-type="float">
            <text:p>202,490072</text:p>
          </table:table-cell>
          <table:table-cell office:value-type="float" office:value="204.981262" calcext:value-type="float">
            <text:p>204,981262</text:p>
          </table:table-cell>
          <table:table-cell office:value-type="float" office:value="203.876494" calcext:value-type="float">
            <text:p>203,876494</text:p>
          </table:table-cell>
          <table:table-cell/>
          <table:table-cell office:value-type="float" office:value="205.463545" calcext:value-type="float">
            <text:p>205,463545</text:p>
          </table:table-cell>
          <table:table-cell office:value-type="float" office:value="204.392102" calcext:value-type="float">
            <text:p>204,392102</text:p>
          </table:table-cell>
          <table:table-cell office:value-type="float" office:value="206.482394" calcext:value-type="float">
            <text:p>206,482394</text:p>
          </table:table-cell>
          <table:table-cell office:value-type="float" office:value="205.931373" calcext:value-type="float">
            <text:p>205,931373</text:p>
          </table:table-cell>
          <table:table-cell office:value-type="float" office:value="211.425716" calcext:value-type="float">
            <text:p>211,425716</text:p>
          </table:table-cell>
          <table:table-cell office:value-type="float" office:value="207.62846" calcext:value-type="float">
            <text:p>207,62846</text:p>
          </table:table-cell>
          <table:table-cell office:value-type="float" office:value="207.903456" calcext:value-type="float">
            <text:p>207,903456</text:p>
          </table:table-cell>
          <table:table-cell office:value-type="float" office:value="208.628097" calcext:value-type="float">
            <text:p>208,628097</text:p>
          </table:table-cell>
          <table:table-cell office:value-type="float" office:value="206.783987" calcext:value-type="float">
            <text:p>206,783987</text:p>
          </table:table-cell>
          <table:table-cell office:value-type="float" office:value="206.201057" calcext:value-type="float">
            <text:p>206,201057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48.133037" calcext:value-type="float">
            <text:p>148,133037</text:p>
          </table:table-cell>
          <table:table-cell office:value-type="float" office:value="181.488187" calcext:value-type="float">
            <text:p>181,488187</text:p>
          </table:table-cell>
          <table:table-cell office:value-type="float" office:value="198.428055" calcext:value-type="float">
            <text:p>198,428055</text:p>
          </table:table-cell>
          <table:table-cell office:value-type="float" office:value="198.89418" calcext:value-type="float">
            <text:p>198,89418</text:p>
          </table:table-cell>
          <table:table-cell office:value-type="float" office:value="201.100437" calcext:value-type="float">
            <text:p>201,100437</text:p>
          </table:table-cell>
          <table:table-cell office:value-type="float" office:value="207.315565" calcext:value-type="float">
            <text:p>207,315565</text:p>
          </table:table-cell>
          <table:table-cell office:value-type="float" office:value="202.481009" calcext:value-type="float">
            <text:p>202,481009</text:p>
          </table:table-cell>
          <table:table-cell office:value-type="float" office:value="202.513163" calcext:value-type="float">
            <text:p>202,513163</text:p>
          </table:table-cell>
          <table:table-cell office:value-type="float" office:value="205.052455" calcext:value-type="float">
            <text:p>205,052455</text:p>
          </table:table-cell>
          <table:table-cell office:value-type="float" office:value="204.052012" calcext:value-type="float">
            <text:p>204,052012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8.406332" calcext:value-type="float">
            <text:p>148,406332</text:p>
          </table:table-cell>
          <table:table-cell office:value-type="float" office:value="181.440419" calcext:value-type="float">
            <text:p>181,440419</text:p>
          </table:table-cell>
          <table:table-cell office:value-type="float" office:value="198.577447" calcext:value-type="float">
            <text:p>198,577447</text:p>
          </table:table-cell>
          <table:table-cell office:value-type="float" office:value="199.062845" calcext:value-type="float">
            <text:p>199,062845</text:p>
          </table:table-cell>
          <table:table-cell office:value-type="float" office:value="201.336948" calcext:value-type="float">
            <text:p>201,336948</text:p>
          </table:table-cell>
          <table:table-cell office:value-type="float" office:value="207.178331" calcext:value-type="float">
            <text:p>207,178331</text:p>
          </table:table-cell>
          <table:table-cell office:value-type="float" office:value="201.944452" calcext:value-type="float">
            <text:p>201,944452</text:p>
          </table:table-cell>
          <table:table-cell office:value-type="float" office:value="202.594376" calcext:value-type="float">
            <text:p>202,594376</text:p>
          </table:table-cell>
          <table:table-cell office:value-type="float" office:value="205.062005" calcext:value-type="float">
            <text:p>205,062005</text:p>
          </table:table-cell>
          <table:table-cell office:value-type="float" office:value="204.104399" calcext:value-type="float">
            <text:p>204,104399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8.148207" calcext:value-type="float">
            <text:p>148,148207</text:p>
          </table:table-cell>
          <table:table-cell office:value-type="float" office:value="181.335432" calcext:value-type="float">
            <text:p>181,335432</text:p>
          </table:table-cell>
          <table:table-cell office:value-type="float" office:value="198.210089" calcext:value-type="float">
            <text:p>198,210089</text:p>
          </table:table-cell>
          <table:table-cell office:value-type="float" office:value="198.711991" calcext:value-type="float">
            <text:p>198,711991</text:p>
          </table:table-cell>
          <table:table-cell office:value-type="float" office:value="201.167805" calcext:value-type="float">
            <text:p>201,167805</text:p>
          </table:table-cell>
          <table:table-cell office:value-type="float" office:value="207.11906" calcext:value-type="float">
            <text:p>207,11906</text:p>
          </table:table-cell>
          <table:table-cell office:value-type="float" office:value="202.545846" calcext:value-type="float">
            <text:p>202,545846</text:p>
          </table:table-cell>
          <table:table-cell office:value-type="float" office:value="202.726054" calcext:value-type="float">
            <text:p>202,726054</text:p>
          </table:table-cell>
          <table:table-cell office:value-type="float" office:value="205.226683" calcext:value-type="float">
            <text:p>205,226683</text:p>
          </table:table-cell>
          <table:table-cell office:value-type="float" office:value="204.590479" calcext:value-type="float">
            <text:p>204,590479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8.508225" calcext:value-type="float">
            <text:p>148,508225</text:p>
          </table:table-cell>
          <table:table-cell office:value-type="float" office:value="181.377541" calcext:value-type="float">
            <text:p>181,377541</text:p>
          </table:table-cell>
          <table:table-cell office:value-type="float" office:value="198.488836" calcext:value-type="float">
            <text:p>198,488836</text:p>
          </table:table-cell>
          <table:table-cell office:value-type="float" office:value="199.093183" calcext:value-type="float">
            <text:p>199,093183</text:p>
          </table:table-cell>
          <table:table-cell office:value-type="float" office:value="201.128556" calcext:value-type="float">
            <text:p>201,128556</text:p>
          </table:table-cell>
          <table:table-cell office:value-type="float" office:value="207.42097" calcext:value-type="float">
            <text:p>207,42097</text:p>
          </table:table-cell>
          <table:table-cell office:value-type="float" office:value="202.018522" calcext:value-type="float">
            <text:p>202,018522</text:p>
          </table:table-cell>
          <table:table-cell office:value-type="float" office:value="202.871498" calcext:value-type="float">
            <text:p>202,871498</text:p>
          </table:table-cell>
          <table:table-cell office:value-type="float" office:value="204.974448" calcext:value-type="float">
            <text:p>204,974448</text:p>
          </table:table-cell>
          <table:table-cell office:value-type="float" office:value="204.635152" calcext:value-type="float">
            <text:p>204,635152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8.698783" calcext:value-type="float">
            <text:p>148,698783</text:p>
          </table:table-cell>
          <table:table-cell office:value-type="float" office:value="181.453347" calcext:value-type="float">
            <text:p>181,453347</text:p>
          </table:table-cell>
          <table:table-cell office:value-type="float" office:value="198.680159" calcext:value-type="float">
            <text:p>198,680159</text:p>
          </table:table-cell>
          <table:table-cell office:value-type="float" office:value="198.896252" calcext:value-type="float">
            <text:p>198,896252</text:p>
          </table:table-cell>
          <table:table-cell office:value-type="float" office:value="201.782972" calcext:value-type="float">
            <text:p>201,782972</text:p>
          </table:table-cell>
          <table:table-cell office:value-type="float" office:value="207.213551" calcext:value-type="float">
            <text:p>207,213551</text:p>
          </table:table-cell>
          <table:table-cell office:value-type="float" office:value="202.522098" calcext:value-type="float">
            <text:p>202,522098</text:p>
          </table:table-cell>
          <table:table-cell office:value-type="float" office:value="202.732415" calcext:value-type="float">
            <text:p>202,732415</text:p>
          </table:table-cell>
          <table:table-cell office:value-type="float" office:value="205.294025" calcext:value-type="float">
            <text:p>205,294025</text:p>
          </table:table-cell>
          <table:table-cell office:value-type="float" office:value="204.551695" calcext:value-type="float">
            <text:p>204,551695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8.803516" calcext:value-type="float">
            <text:p>148,803516</text:p>
          </table:table-cell>
          <table:table-cell office:value-type="float" office:value="181.750328" calcext:value-type="float">
            <text:p>181,750328</text:p>
          </table:table-cell>
          <table:table-cell office:value-type="float" office:value="198.631562" calcext:value-type="float">
            <text:p>198,631562</text:p>
          </table:table-cell>
          <table:table-cell office:value-type="float" office:value="198.988799" calcext:value-type="float">
            <text:p>198,988799</text:p>
          </table:table-cell>
          <table:table-cell office:value-type="float" office:value="201.366485" calcext:value-type="float">
            <text:p>201,366485</text:p>
          </table:table-cell>
          <table:table-cell office:value-type="float" office:value="206.961163" calcext:value-type="float">
            <text:p>206,961163</text:p>
          </table:table-cell>
          <table:table-cell office:value-type="float" office:value="202.733561" calcext:value-type="float">
            <text:p>202,733561</text:p>
          </table:table-cell>
          <table:table-cell office:value-type="float" office:value="202.875314" calcext:value-type="float">
            <text:p>202,875314</text:p>
          </table:table-cell>
          <table:table-cell office:value-type="float" office:value="205.445225" calcext:value-type="float">
            <text:p>205,445225</text:p>
          </table:table-cell>
          <table:table-cell office:value-type="float" office:value="204.534099" calcext:value-type="float">
            <text:p>204,534099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8.602703" calcext:value-type="float">
            <text:p>148,602703</text:p>
          </table:table-cell>
          <table:table-cell office:value-type="float" office:value="181.818775" calcext:value-type="float">
            <text:p>181,818775</text:p>
          </table:table-cell>
          <table:table-cell office:value-type="float" office:value="198.367999" calcext:value-type="float">
            <text:p>198,367999</text:p>
          </table:table-cell>
          <table:table-cell office:value-type="float" office:value="198.972291" calcext:value-type="float">
            <text:p>198,972291</text:p>
          </table:table-cell>
          <table:table-cell office:value-type="float" office:value="201.739885" calcext:value-type="float">
            <text:p>201,739885</text:p>
          </table:table-cell>
          <table:table-cell office:value-type="float" office:value="207.53256" calcext:value-type="float">
            <text:p>207,53256</text:p>
          </table:table-cell>
          <table:table-cell office:value-type="float" office:value="202.96569" calcext:value-type="float">
            <text:p>202,96569</text:p>
          </table:table-cell>
          <table:table-cell office:value-type="float" office:value="202.839177" calcext:value-type="float">
            <text:p>202,839177</text:p>
          </table:table-cell>
          <table:table-cell office:value-type="float" office:value="205.211515" calcext:value-type="float">
            <text:p>205,211515</text:p>
          </table:table-cell>
          <table:table-cell office:value-type="float" office:value="204.382031" calcext:value-type="float">
            <text:p>204,382031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9.036956" calcext:value-type="float">
            <text:p>149,036956</text:p>
          </table:table-cell>
          <table:table-cell office:value-type="float" office:value="181.904239" calcext:value-type="float">
            <text:p>181,904239</text:p>
          </table:table-cell>
          <table:table-cell office:value-type="float" office:value="198.549546" calcext:value-type="float">
            <text:p>198,549546</text:p>
          </table:table-cell>
          <table:table-cell office:value-type="float" office:value="199.356304" calcext:value-type="float">
            <text:p>199,356304</text:p>
          </table:table-cell>
          <table:table-cell office:value-type="float" office:value="201.982339" calcext:value-type="float">
            <text:p>201,982339</text:p>
          </table:table-cell>
          <table:table-cell office:value-type="float" office:value="207.530691" calcext:value-type="float">
            <text:p>207,530691</text:p>
          </table:table-cell>
          <table:table-cell office:value-type="float" office:value="202.976436" calcext:value-type="float">
            <text:p>202,976436</text:p>
          </table:table-cell>
          <table:table-cell office:value-type="float" office:value="203.455523" calcext:value-type="float">
            <text:p>203,455523</text:p>
          </table:table-cell>
          <table:table-cell office:value-type="float" office:value="205.262344" calcext:value-type="float">
            <text:p>205,262344</text:p>
          </table:table-cell>
          <table:table-cell office:value-type="float" office:value="204.703805" calcext:value-type="float">
            <text:p>204,703805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8.94805" calcext:value-type="float">
            <text:p>148,94805</text:p>
          </table:table-cell>
          <table:table-cell office:value-type="float" office:value="181.942094" calcext:value-type="float">
            <text:p>181,942094</text:p>
          </table:table-cell>
          <table:table-cell office:value-type="float" office:value="198.804515" calcext:value-type="float">
            <text:p>198,804515</text:p>
          </table:table-cell>
          <table:table-cell office:value-type="float" office:value="199.081657" calcext:value-type="float">
            <text:p>199,081657</text:p>
          </table:table-cell>
          <table:table-cell office:value-type="float" office:value="201.592665" calcext:value-type="float">
            <text:p>201,592665</text:p>
          </table:table-cell>
          <table:table-cell office:value-type="float" office:value="207.662415" calcext:value-type="float">
            <text:p>207,662415</text:p>
          </table:table-cell>
          <table:table-cell office:value-type="float" office:value="202.654101" calcext:value-type="float">
            <text:p>202,654101</text:p>
          </table:table-cell>
          <table:table-cell office:value-type="float" office:value="203.395165" calcext:value-type="float">
            <text:p>203,395165</text:p>
          </table:table-cell>
          <table:table-cell office:value-type="float" office:value="205.743751" calcext:value-type="float">
            <text:p>205,743751</text:p>
          </table:table-cell>
          <table:table-cell office:value-type="float" office:value="204.446911" calcext:value-type="float">
            <text:p>204,446911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9.028093" calcext:value-type="float">
            <text:p>149,028093</text:p>
          </table:table-cell>
          <table:table-cell office:value-type="float" office:value="182.120466" calcext:value-type="float">
            <text:p>182,120466</text:p>
          </table:table-cell>
          <table:table-cell office:value-type="float" office:value="198.752774" calcext:value-type="float">
            <text:p>198,752774</text:p>
          </table:table-cell>
          <table:table-cell office:value-type="float" office:value="200.304987" calcext:value-type="float">
            <text:p>200,304987</text:p>
          </table:table-cell>
          <table:table-cell office:value-type="float" office:value="202.070355" calcext:value-type="float">
            <text:p>202,070355</text:p>
          </table:table-cell>
          <table:table-cell office:value-type="float" office:value="207.524206" calcext:value-type="float">
            <text:p>207,524206</text:p>
          </table:table-cell>
          <table:table-cell office:value-type="float" office:value="202.910076" calcext:value-type="float">
            <text:p>202,910076</text:p>
          </table:table-cell>
          <table:table-cell office:value-type="float" office:value="203.136177" calcext:value-type="float">
            <text:p>203,136177</text:p>
          </table:table-cell>
          <table:table-cell office:value-type="float" office:value="205.588379" calcext:value-type="float">
            <text:p>205,588379</text:p>
          </table:table-cell>
          <table:table-cell office:value-type="float" office:value="204.446928" calcext:value-type="float">
            <text:p>204,446928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9.193546" calcext:value-type="float">
            <text:p>149,193546</text:p>
          </table:table-cell>
          <table:table-cell office:value-type="float" office:value="182.177917" calcext:value-type="float">
            <text:p>182,177917</text:p>
          </table:table-cell>
          <table:table-cell office:value-type="float" office:value="198.526356" calcext:value-type="float">
            <text:p>198,526356</text:p>
          </table:table-cell>
          <table:table-cell office:value-type="float" office:value="200.365644" calcext:value-type="float">
            <text:p>200,365644</text:p>
          </table:table-cell>
          <table:table-cell office:value-type="float" office:value="202.218375" calcext:value-type="float">
            <text:p>202,218375</text:p>
          </table:table-cell>
          <table:table-cell office:value-type="float" office:value="207.489957" calcext:value-type="float">
            <text:p>207,489957</text:p>
          </table:table-cell>
          <table:table-cell office:value-type="float" office:value="202.713716" calcext:value-type="float">
            <text:p>202,713716</text:p>
          </table:table-cell>
          <table:table-cell office:value-type="float" office:value="203.505925" calcext:value-type="float">
            <text:p>203,505925</text:p>
          </table:table-cell>
          <table:table-cell office:value-type="float" office:value="205.783191" calcext:value-type="float">
            <text:p>205,783191</text:p>
          </table:table-cell>
          <table:table-cell office:value-type="float" office:value="204.574193" calcext:value-type="float">
            <text:p>204,574193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9.290454" calcext:value-type="float">
            <text:p>149,290454</text:p>
          </table:table-cell>
          <table:table-cell office:value-type="float" office:value="182.166933" calcext:value-type="float">
            <text:p>182,166933</text:p>
          </table:table-cell>
          <table:table-cell office:value-type="float" office:value="198.439517" calcext:value-type="float">
            <text:p>198,439517</text:p>
          </table:table-cell>
          <table:table-cell office:value-type="float" office:value="200.415818" calcext:value-type="float">
            <text:p>200,415818</text:p>
          </table:table-cell>
          <table:table-cell office:value-type="float" office:value="201.886165" calcext:value-type="float">
            <text:p>201,886165</text:p>
          </table:table-cell>
          <table:table-cell office:value-type="float" office:value="207.358993" calcext:value-type="float">
            <text:p>207,358993</text:p>
          </table:table-cell>
          <table:table-cell office:value-type="float" office:value="203.147782" calcext:value-type="float">
            <text:p>203,147782</text:p>
          </table:table-cell>
          <table:table-cell office:value-type="float" office:value="203.68789" calcext:value-type="float">
            <text:p>203,68789</text:p>
          </table:table-cell>
          <table:table-cell office:value-type="float" office:value="205.666061" calcext:value-type="float">
            <text:p>205,666061</text:p>
          </table:table-cell>
          <table:table-cell office:value-type="float" office:value="204.949765" calcext:value-type="float">
            <text:p>204,949765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9.188821" calcext:value-type="float">
            <text:p>149,188821</text:p>
          </table:table-cell>
          <table:table-cell office:value-type="float" office:value="181.755953" calcext:value-type="float">
            <text:p>181,755953</text:p>
          </table:table-cell>
          <table:table-cell office:value-type="float" office:value="198.523465" calcext:value-type="float">
            <text:p>198,523465</text:p>
          </table:table-cell>
          <table:table-cell office:value-type="float" office:value="200.426519" calcext:value-type="float">
            <text:p>200,426519</text:p>
          </table:table-cell>
          <table:table-cell office:value-type="float" office:value="202.169914" calcext:value-type="float">
            <text:p>202,169914</text:p>
          </table:table-cell>
          <table:table-cell office:value-type="float" office:value="207.345416" calcext:value-type="float">
            <text:p>207,345416</text:p>
          </table:table-cell>
          <table:table-cell office:value-type="float" office:value="203.282592" calcext:value-type="float">
            <text:p>203,282592</text:p>
          </table:table-cell>
          <table:table-cell office:value-type="float" office:value="203.261255" calcext:value-type="float">
            <text:p>203,261255</text:p>
          </table:table-cell>
          <table:table-cell office:value-type="float" office:value="205.740912" calcext:value-type="float">
            <text:p>205,740912</text:p>
          </table:table-cell>
          <table:table-cell office:value-type="float" office:value="205.139061" calcext:value-type="float">
            <text:p>205,139061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9.388255" calcext:value-type="float">
            <text:p>149,388255</text:p>
          </table:table-cell>
          <table:table-cell office:value-type="float" office:value="182.256122" calcext:value-type="float">
            <text:p>182,256122</text:p>
          </table:table-cell>
          <table:table-cell office:value-type="float" office:value="198.766174" calcext:value-type="float">
            <text:p>198,766174</text:p>
          </table:table-cell>
          <table:table-cell office:value-type="float" office:value="199.968251" calcext:value-type="float">
            <text:p>199,968251</text:p>
          </table:table-cell>
          <table:table-cell office:value-type="float" office:value="201.897449" calcext:value-type="float">
            <text:p>201,897449</text:p>
          </table:table-cell>
          <table:table-cell office:value-type="float" office:value="207.551375" calcext:value-type="float">
            <text:p>207,551375</text:p>
          </table:table-cell>
          <table:table-cell office:value-type="float" office:value="203.165508" calcext:value-type="float">
            <text:p>203,165508</text:p>
          </table:table-cell>
          <table:table-cell office:value-type="float" office:value="203.526659" calcext:value-type="float">
            <text:p>203,526659</text:p>
          </table:table-cell>
          <table:table-cell office:value-type="float" office:value="205.827093" calcext:value-type="float">
            <text:p>205,827093</text:p>
          </table:table-cell>
          <table:table-cell office:value-type="float" office:value="205.321062" calcext:value-type="float">
            <text:p>205,321062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8.995908" calcext:value-type="float">
            <text:p>148,995908</text:p>
          </table:table-cell>
          <table:table-cell office:value-type="float" office:value="182.328441" calcext:value-type="float">
            <text:p>182,328441</text:p>
          </table:table-cell>
          <table:table-cell office:value-type="float" office:value="199.147926" calcext:value-type="float">
            <text:p>199,147926</text:p>
          </table:table-cell>
          <table:table-cell office:value-type="float" office:value="200.245785" calcext:value-type="float">
            <text:p>200,245785</text:p>
          </table:table-cell>
          <table:table-cell office:value-type="float" office:value="201.976236" calcext:value-type="float">
            <text:p>201,976236</text:p>
          </table:table-cell>
          <table:table-cell office:value-type="float" office:value="207.714161" calcext:value-type="float">
            <text:p>207,714161</text:p>
          </table:table-cell>
          <table:table-cell office:value-type="float" office:value="203.053457" calcext:value-type="float">
            <text:p>203,053457</text:p>
          </table:table-cell>
          <table:table-cell office:value-type="float" office:value="203.754167" calcext:value-type="float">
            <text:p>203,754167</text:p>
          </table:table-cell>
          <table:table-cell office:value-type="float" office:value="205.799124" calcext:value-type="float">
            <text:p>205,799124</text:p>
          </table:table-cell>
          <table:table-cell office:value-type="float" office:value="204.720274" calcext:value-type="float">
            <text:p>204,720274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49.459079" calcext:value-type="float">
            <text:p>149,459079</text:p>
          </table:table-cell>
          <table:table-cell office:value-type="float" office:value="182.280799" calcext:value-type="float">
            <text:p>182,280799</text:p>
          </table:table-cell>
          <table:table-cell office:value-type="float" office:value="198.950238" calcext:value-type="float">
            <text:p>198,950238</text:p>
          </table:table-cell>
          <table:table-cell office:value-type="float" office:value="200.066208" calcext:value-type="float">
            <text:p>200,066208</text:p>
          </table:table-cell>
          <table:table-cell office:value-type="float" office:value="202.153385" calcext:value-type="float">
            <text:p>202,153385</text:p>
          </table:table-cell>
          <table:table-cell office:value-type="float" office:value="207.574545" calcext:value-type="float">
            <text:p>207,574545</text:p>
          </table:table-cell>
          <table:table-cell office:value-type="float" office:value="203.229761" calcext:value-type="float">
            <text:p>203,229761</text:p>
          </table:table-cell>
          <table:table-cell office:value-type="float" office:value="203.681631" calcext:value-type="float">
            <text:p>203,681631</text:p>
          </table:table-cell>
          <table:table-cell office:value-type="float" office:value="205.51838" calcext:value-type="float">
            <text:p>205,51838</text:p>
          </table:table-cell>
          <table:table-cell office:value-type="float" office:value="205.373648" calcext:value-type="float">
            <text:p>205,373648</text:p>
          </table:table-cell>
          <table:table-cell table:number-columns-repeated="132"/>
        </table:table-row>
        <table:table-row table:style-name="ro1">
          <table:table-cell table:number-columns-repeated="20"/>
          <table:table-cell table:formula="of:=MAX([.U20:.U51])" office:value-type="float" office:value="149.459079" calcext:value-type="float">
            <text:p>149,459079</text:p>
          </table:table-cell>
          <table:table-cell table:formula="of:=MAX([.V20:.V51])" office:value-type="float" office:value="182.328441" calcext:value-type="float">
            <text:p>182,328441</text:p>
          </table:table-cell>
          <table:table-cell table:formula="of:=MAX([.W20:.W51])" office:value-type="float" office:value="199.147926" calcext:value-type="float">
            <text:p>199,147926</text:p>
          </table:table-cell>
          <table:table-cell table:formula="of:=MAX([.X20:.X51])" office:value-type="float" office:value="200.426519" calcext:value-type="float">
            <text:p>200,426519</text:p>
          </table:table-cell>
          <table:table-cell table:formula="of:=MAX([.Y20:.Y51])" office:value-type="float" office:value="202.218375" calcext:value-type="float">
            <text:p>202,218375</text:p>
          </table:table-cell>
          <table:table-cell table:formula="of:=MAX([.Z20:.Z51])" office:value-type="float" office:value="207.714161" calcext:value-type="float">
            <text:p>207,714161</text:p>
          </table:table-cell>
          <table:table-cell table:formula="of:=MAX([.AA20:.AA51])" office:value-type="float" office:value="203.282592" calcext:value-type="float">
            <text:p>203,282592</text:p>
          </table:table-cell>
          <table:table-cell table:formula="of:=MAX([.AB20:.AB51])" office:value-type="float" office:value="203.754167" calcext:value-type="float">
            <text:p>203,754167</text:p>
          </table:table-cell>
          <table:table-cell table:formula="of:=MAX([.AC20:.AC51])" office:value-type="float" office:value="205.827093" calcext:value-type="float">
            <text:p>205,827093</text:p>
          </table:table-cell>
          <table:table-cell table:formula="of:=MAX([.AD20:.AD51])" office:value-type="float" office:value="205.373648" calcext:value-type="float">
            <text:p>205,373648</text:p>
          </table:table-cell>
          <table:table-cell/>
          <table:table-cell table:formula="of:=MAX([.AF20:.AF35])" office:value-type="float" office:value="205.463545" calcext:value-type="float">
            <text:p>205,463545</text:p>
          </table:table-cell>
          <table:table-cell table:formula="of:=MAX([.AG20:.AG35])" office:value-type="float" office:value="204.392102" calcext:value-type="float">
            <text:p>204,392102</text:p>
          </table:table-cell>
          <table:table-cell table:formula="of:=MAX([.AH20:.AH35])" office:value-type="float" office:value="206.482394" calcext:value-type="float">
            <text:p>206,482394</text:p>
          </table:table-cell>
          <table:table-cell table:formula="of:=MAX([.AI20:.AI35])" office:value-type="float" office:value="205.932277" calcext:value-type="float">
            <text:p>205,932277</text:p>
          </table:table-cell>
          <table:table-cell table:formula="of:=MAX([.AJ20:.AJ35])" office:value-type="float" office:value="211.427368" calcext:value-type="float">
            <text:p>211,427368</text:p>
          </table:table-cell>
          <table:table-cell table:formula="of:=MAX([.AK20:.AK35])" office:value-type="float" office:value="207.62846" calcext:value-type="float">
            <text:p>207,62846</text:p>
          </table:table-cell>
          <table:table-cell table:formula="of:=MAX([.AL20:.AL35])" office:value-type="float" office:value="207.903456" calcext:value-type="float">
            <text:p>207,903456</text:p>
          </table:table-cell>
          <table:table-cell table:formula="of:=MAX([.AM20:.AM35])" office:value-type="float" office:value="208.628097" calcext:value-type="float">
            <text:p>208,628097</text:p>
          </table:table-cell>
          <table:table-cell table:formula="of:=MAX([.AN20:.AN35])" office:value-type="float" office:value="206.783987" calcext:value-type="float">
            <text:p>206,783987</text:p>
          </table:table-cell>
          <table:table-cell table:formula="of:=MAX([.AO20:.AO35])" office:value-type="float" office:value="206.201057" calcext:value-type="float">
            <text:p>206,201057</text:p>
          </table:table-cell>
          <table:table-cell/>
          <table:table-cell table:formula="of:=MAX([.AQ20:.AQ27])" office:value-type="float" office:value="209.997278" calcext:value-type="float">
            <text:p>209,997278</text:p>
          </table:table-cell>
          <table:table-cell table:formula="of:=MAX([.AR20:.AR27])" office:value-type="float" office:value="206.122726" calcext:value-type="float">
            <text:p>206,122726</text:p>
          </table:table-cell>
          <table:table-cell table:formula="of:=MAX([.AS20:.AS27])" office:value-type="float" office:value="208.085291" calcext:value-type="float">
            <text:p>208,085291</text:p>
          </table:table-cell>
          <table:table-cell table:formula="of:=MAX([.AT20:.AT27])" office:value-type="float" office:value="210.468813" calcext:value-type="float">
            <text:p>210,468813</text:p>
          </table:table-cell>
          <table:table-cell table:formula="of:=MAX([.AU20:.AU27])" office:value-type="float" office:value="208.969602" calcext:value-type="float">
            <text:p>208,969602</text:p>
          </table:table-cell>
          <table:table-cell table:formula="of:=MAX([.AV20:.AV27])" office:value-type="float" office:value="206.961177" calcext:value-type="float">
            <text:p>206,961177</text:p>
          </table:table-cell>
          <table:table-cell table:formula="of:=MAX([.AW20:.AW27])" office:value-type="float" office:value="207.140369" calcext:value-type="float">
            <text:p>207,140369</text:p>
          </table:table-cell>
          <table:table-cell table:formula="of:=MAX([.AX20:.AX27])" office:value-type="float" office:value="208.008237" calcext:value-type="float">
            <text:p>208,008237</text:p>
          </table:table-cell>
          <table:table-cell table:formula="of:=MAX([.AY20:.AY27])" office:value-type="float" office:value="207.122168" calcext:value-type="float">
            <text:p>207,122168</text:p>
          </table:table-cell>
          <table:table-cell table:formula="of:=MAX([.AZ20:.AZ27])" office:value-type="float" office:value="206.512825" calcext:value-type="float">
            <text:p>206,512825</text:p>
          </table:table-cell>
          <table:table-cell/>
          <table:table-cell table:formula="of:=MAX([.BB20:.BB23])" office:value-type="float" office:value="200.751863" calcext:value-type="float">
            <text:p>200,751863</text:p>
          </table:table-cell>
          <table:table-cell table:formula="of:=MAX([.BC20:.BC23])" office:value-type="float" office:value="207.190555" calcext:value-type="float">
            <text:p>207,190555</text:p>
          </table:table-cell>
          <table:table-cell table:formula="of:=MAX([.BD20:.BD23])" office:value-type="float" office:value="208.064283" calcext:value-type="float">
            <text:p>208,064283</text:p>
          </table:table-cell>
          <table:table-cell table:formula="of:=MAX([.BE20:.BE23])" office:value-type="float" office:value="198.506563" calcext:value-type="float">
            <text:p>198,506563</text:p>
          </table:table-cell>
          <table:table-cell table:formula="of:=MAX([.BF20:.BF23])" office:value-type="float" office:value="201.18188" calcext:value-type="float">
            <text:p>201,18188</text:p>
          </table:table-cell>
          <table:table-cell table:formula="of:=MAX([.BG20:.BG23])" office:value-type="float" office:value="200.937723" calcext:value-type="float">
            <text:p>200,937723</text:p>
          </table:table-cell>
          <table:table-cell table:formula="of:=MAX([.BH20:.BH23])" office:value-type="float" office:value="202.762995" calcext:value-type="float">
            <text:p>202,762995</text:p>
          </table:table-cell>
          <table:table-cell table:formula="of:=MAX([.BI20:.BI23])" office:value-type="float" office:value="199.605336" calcext:value-type="float">
            <text:p>199,605336</text:p>
          </table:table-cell>
          <table:table-cell table:formula="of:=MAX([.BJ20:.BJ23])" office:value-type="float" office:value="201.670737" calcext:value-type="float">
            <text:p>201,670737</text:p>
          </table:table-cell>
          <table:table-cell table:formula="of:=MAX([.BK20:.BK23])" office:value-type="float" office:value="202.024677" calcext:value-type="float">
            <text:p>202,024677</text:p>
          </table:table-cell>
          <table:table-cell/>
          <table:table-cell table:formula="of:=MAX([.BM20:.BM21])" office:value-type="float" office:value="188.22334" calcext:value-type="float">
            <text:p>188,22334</text:p>
          </table:table-cell>
          <table:table-cell table:formula="of:=MAX([.BN20:.BN21])" office:value-type="float" office:value="191.410721" calcext:value-type="float">
            <text:p>191,410721</text:p>
          </table:table-cell>
          <table:table-cell table:formula="of:=MAX([.BO20:.BO21])" office:value-type="float" office:value="192.163696" calcext:value-type="float">
            <text:p>192,163696</text:p>
          </table:table-cell>
          <table:table-cell table:formula="of:=MAX([.BP20:.BP21])" office:value-type="float" office:value="187.83265" calcext:value-type="float">
            <text:p>187,83265</text:p>
          </table:table-cell>
          <table:table-cell table:formula="of:=MAX([.BQ20:.BQ21])" office:value-type="float" office:value="189.64239" calcext:value-type="float">
            <text:p>189,64239</text:p>
          </table:table-cell>
          <table:table-cell table:formula="of:=MAX([.BR20:.BR21])" office:value-type="float" office:value="193.205716" calcext:value-type="float">
            <text:p>193,205716</text:p>
          </table:table-cell>
          <table:table-cell table:formula="of:=MAX([.BS20:.BS21])" office:value-type="float" office:value="198.968884" calcext:value-type="float">
            <text:p>198,968884</text:p>
          </table:table-cell>
          <table:table-cell table:formula="of:=MAX([.BT20:.BT21])" office:value-type="float" office:value="188.297418" calcext:value-type="float">
            <text:p>188,297418</text:p>
          </table:table-cell>
          <table:table-cell table:formula="of:=MAX([.BU20:.BU21])" office:value-type="float" office:value="192.51349" calcext:value-type="float">
            <text:p>192,51349</text:p>
          </table:table-cell>
          <table:table-cell table:formula="of:=MAX([.BV20:.BV21])" office:value-type="float" office:value="194.1595" calcext:value-type="float">
            <text:p>194,1595</text:p>
          </table:table-cell>
          <table:table-cell table:number-columns-repeated="88"/>
        </table:table-row>
        <table:table-row table:style-name="ro1">
          <table:table-cell table:number-columns-repeated="162"/>
        </table:table-row>
        <table:table-row table:style-name="ro1">
          <table:table-cell table:number-columns-repeated="20"/>
          <table:table-cell table:style-name="ce1" table:formula="of:=AVERAGE([.U52:.AD52])" office:value-type="float" office:value="195.9532001" calcext:value-type="float" table:number-columns-spanned="10" table:number-rows-spanned="1">
            <text:p>195,9532001</text:p>
          </table:table-cell>
          <table:covered-table-cell table:number-columns-repeated="9"/>
          <table:table-cell/>
          <table:table-cell table:style-name="ce1" table:formula="of:=AVERAGE([.AF52:.AO52])" office:value-type="float" office:value="207.0842743" calcext:value-type="float" table:number-columns-spanned="10" table:number-rows-spanned="1">
            <text:p>207,0842743</text:p>
          </table:table-cell>
          <table:covered-table-cell table:number-columns-repeated="9"/>
          <table:table-cell/>
          <table:table-cell table:style-name="ce1" table:formula="of:=AVERAGE([.AQ52:.AZ52])" office:value-type="float" office:value="207.9388486" calcext:value-type="float" table:number-columns-spanned="10" table:number-rows-spanned="1">
            <text:p>207,9388486</text:p>
          </table:table-cell>
          <table:covered-table-cell table:number-columns-repeated="9"/>
          <table:table-cell/>
          <table:table-cell table:style-name="ce1" table:formula="of:=AVERAGE([.BB52:.BK52])" office:value-type="float" office:value="202.2696612" calcext:value-type="float" table:number-columns-spanned="10" table:number-rows-spanned="1">
            <text:p>202,2696612</text:p>
          </table:table-cell>
          <table:covered-table-cell table:number-columns-repeated="9"/>
          <table:table-cell/>
          <table:table-cell table:style-name="ce1" table:formula="of:=AVERAGE([.BM52:.BV52])" office:value-type="float" office:value="191.6417805" calcext:value-type="float" table:number-columns-spanned="10" table:number-rows-spanned="1">
            <text:p>191,6417805</text:p>
          </table:table-cell>
          <table:covered-table-cell table:number-columns-repeated="9"/>
          <table:table-cell table:number-columns-repeated="88"/>
        </table:table-row>
        <table:table-row table:style-name="ro1" table:number-rows-repeated="5">
          <table:table-cell table:number-columns-repeated="20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88"/>
        </table:table-row>
        <table:table-row table:style-name="ro1">
          <table:table-cell table:number-columns-repeated="20"/>
          <table:table-cell table:style-name="Default" office:value-type="string" calcext:value-type="string">
            <text:p>thread</text:p>
          </table:table-cell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88"/>
        </table:table-row>
        <table:table-row table:style-name="ro1" table:number-rows-repeated="4">
          <table:table-cell table:number-columns-repeated="20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88"/>
        </table:table-row>
        <table:table-row table:style-name="ro1">
          <table:table-cell table:number-columns-repeated="20"/>
          <table:table-cell table:style-name="ce1" office:value-type="float" office:value="32" calcext:value-type="float" table:number-columns-spanned="10" table:number-rows-spanned="1">
            <text:p>32</text:p>
          </table:table-cell>
          <table:covered-table-cell table:number-columns-repeated="9"/>
          <table:table-cell/>
          <table:table-cell table:style-name="ce1" office:value-type="float" office:value="16" calcext:value-type="float" table:number-columns-spanned="10" table:number-rows-spanned="1">
            <text:p>16</text:p>
          </table:table-cell>
          <table:covered-table-cell table:number-columns-repeated="9"/>
          <table:table-cell/>
          <table:table-cell table:style-name="ce1" office:value-type="float" office:value="8" calcext:value-type="float" table:number-columns-spanned="10" table:number-rows-spanned="1">
            <text:p>8</text:p>
          </table:table-cell>
          <table:covered-table-cell table:number-columns-repeated="9"/>
          <table:table-cell/>
          <table:table-cell table:style-name="ce1" office:value-type="float" office:value="4" calcext:value-type="float" table:number-columns-spanned="10" table:number-rows-spanned="1">
            <text:p>4</text:p>
          </table:table-cell>
          <table:covered-table-cell table:number-columns-repeated="9"/>
          <table:table-cell/>
          <table:table-cell table:style-name="ce1" office:value-type="float" office:value="2" calcext:value-type="float" table:number-columns-spanned="10" table:number-rows-spanned="1">
            <text:p>2</text:p>
          </table:table-cell>
          <table:covered-table-cell table:number-columns-repeated="9"/>
          <table:table-cell table:number-columns-repeated="88"/>
        </table:table-row>
        <table:table-row table:style-name="ro1">
          <table:table-cell table:number-columns-repeated="20"/>
          <table:table-cell office:value-type="float" office:value="185.714066" calcext:value-type="float">
            <text:p>185,714066</text:p>
          </table:table-cell>
          <table:table-cell office:value-type="float" office:value="201.484162" calcext:value-type="float">
            <text:p>201,484162</text:p>
          </table:table-cell>
          <table:table-cell office:value-type="float" office:value="202.874702" calcext:value-type="float">
            <text:p>202,874702</text:p>
          </table:table-cell>
          <table:table-cell office:value-type="float" office:value="204.488386" calcext:value-type="float">
            <text:p>204,488386</text:p>
          </table:table-cell>
          <table:table-cell office:value-type="float" office:value="205.3978" calcext:value-type="float">
            <text:p>205,3978</text:p>
          </table:table-cell>
          <table:table-cell office:value-type="float" office:value="204.557638" calcext:value-type="float">
            <text:p>204,557638</text:p>
          </table:table-cell>
          <table:table-cell office:value-type="float" office:value="202.257027" calcext:value-type="float">
            <text:p>202,257027</text:p>
          </table:table-cell>
          <table:table-cell office:value-type="float" office:value="201.336605" calcext:value-type="float">
            <text:p>201,336605</text:p>
          </table:table-cell>
          <table:table-cell office:value-type="float" office:value="202.731525" calcext:value-type="float">
            <text:p>202,731525</text:p>
          </table:table-cell>
          <table:table-cell office:value-type="float" office:value="208.288873" calcext:value-type="float">
            <text:p>208,288873</text:p>
          </table:table-cell>
          <table:table-cell/>
          <table:table-cell office:value-type="float" office:value="204.497458" calcext:value-type="float">
            <text:p>204,497458</text:p>
          </table:table-cell>
          <table:table-cell office:value-type="float" office:value="204.574768" calcext:value-type="float">
            <text:p>204,574768</text:p>
          </table:table-cell>
          <table:table-cell office:value-type="float" office:value="205.20606" calcext:value-type="float">
            <text:p>205,20606</text:p>
          </table:table-cell>
          <table:table-cell office:value-type="float" office:value="206.69749" calcext:value-type="float">
            <text:p>206,69749</text:p>
          </table:table-cell>
          <table:table-cell office:value-type="float" office:value="209.176929" calcext:value-type="float">
            <text:p>209,176929</text:p>
          </table:table-cell>
          <table:table-cell office:value-type="float" office:value="206.152594" calcext:value-type="float">
            <text:p>206,152594</text:p>
          </table:table-cell>
          <table:table-cell office:value-type="float" office:value="209.622529" calcext:value-type="float">
            <text:p>209,622529</text:p>
          </table:table-cell>
          <table:table-cell office:value-type="float" office:value="204.196987" calcext:value-type="float">
            <text:p>204,196987</text:p>
          </table:table-cell>
          <table:table-cell office:value-type="float" office:value="208.812799" calcext:value-type="float">
            <text:p>208,812799</text:p>
          </table:table-cell>
          <table:table-cell office:value-type="float" office:value="206.778748" calcext:value-type="float">
            <text:p>206,778748</text:p>
          </table:table-cell>
          <table:table-cell/>
          <table:table-cell office:value-type="float" office:value="208.29623" calcext:value-type="float">
            <text:p>208,29623</text:p>
          </table:table-cell>
          <table:table-cell office:value-type="float" office:value="205.481859" calcext:value-type="float">
            <text:p>205,481859</text:p>
          </table:table-cell>
          <table:table-cell office:value-type="float" office:value="207.385497" calcext:value-type="float">
            <text:p>207,385497</text:p>
          </table:table-cell>
          <table:table-cell office:value-type="float" office:value="210.059777" calcext:value-type="float">
            <text:p>210,059777</text:p>
          </table:table-cell>
          <table:table-cell office:value-type="float" office:value="205.877326" calcext:value-type="float">
            <text:p>205,877326</text:p>
          </table:table-cell>
          <table:table-cell office:value-type="float" office:value="212.253862" calcext:value-type="float">
            <text:p>212,253862</text:p>
          </table:table-cell>
          <table:table-cell office:value-type="float" office:value="204.905307" calcext:value-type="float">
            <text:p>204,905307</text:p>
          </table:table-cell>
          <table:table-cell office:value-type="float" office:value="206.867233" calcext:value-type="float">
            <text:p>206,867233</text:p>
          </table:table-cell>
          <table:table-cell office:value-type="float" office:value="206.493463" calcext:value-type="float">
            <text:p>206,493463</text:p>
          </table:table-cell>
          <table:table-cell office:value-type="float" office:value="207.568972" calcext:value-type="float">
            <text:p>207,568972</text:p>
          </table:table-cell>
          <table:table-cell/>
          <table:table-cell office:value-type="float" office:value="200.638726" calcext:value-type="float">
            <text:p>200,638726</text:p>
          </table:table-cell>
          <table:table-cell office:value-type="float" office:value="196.655046" calcext:value-type="float">
            <text:p>196,655046</text:p>
          </table:table-cell>
          <table:table-cell office:value-type="float" office:value="200.475286" calcext:value-type="float">
            <text:p>200,475286</text:p>
          </table:table-cell>
          <table:table-cell office:value-type="float" office:value="202.818214" calcext:value-type="float">
            <text:p>202,818214</text:p>
          </table:table-cell>
          <table:table-cell office:value-type="float" office:value="204.962699" calcext:value-type="float">
            <text:p>204,962699</text:p>
          </table:table-cell>
          <table:table-cell office:value-type="float" office:value="203.862005" calcext:value-type="float">
            <text:p>203,862005</text:p>
          </table:table-cell>
          <table:table-cell office:value-type="float" office:value="204.702822" calcext:value-type="float">
            <text:p>204,702822</text:p>
          </table:table-cell>
          <table:table-cell office:value-type="float" office:value="205.306312" calcext:value-type="float">
            <text:p>205,306312</text:p>
          </table:table-cell>
          <table:table-cell office:value-type="float" office:value="204.272643" calcext:value-type="float">
            <text:p>204,272643</text:p>
          </table:table-cell>
          <table:table-cell office:value-type="float" office:value="205.870426" calcext:value-type="float">
            <text:p>205,870426</text:p>
          </table:table-cell>
          <table:table-cell/>
          <table:table-cell office:value-type="float" office:value="197.300428" calcext:value-type="float">
            <text:p>197,300428</text:p>
          </table:table-cell>
          <table:table-cell office:value-type="float" office:value="200.671661" calcext:value-type="float">
            <text:p>200,671661</text:p>
          </table:table-cell>
          <table:table-cell office:value-type="float" office:value="203.055641" calcext:value-type="float">
            <text:p>203,055641</text:p>
          </table:table-cell>
          <table:table-cell office:value-type="float" office:value="203.153444" calcext:value-type="float">
            <text:p>203,153444</text:p>
          </table:table-cell>
          <table:table-cell office:value-type="float" office:value="201.037118" calcext:value-type="float">
            <text:p>201,037118</text:p>
          </table:table-cell>
          <table:table-cell office:value-type="float" office:value="198.827392" calcext:value-type="float">
            <text:p>198,827392</text:p>
          </table:table-cell>
          <table:table-cell office:value-type="float" office:value="198.548953" calcext:value-type="float">
            <text:p>198,548953</text:p>
          </table:table-cell>
          <table:table-cell office:value-type="float" office:value="196.478746" calcext:value-type="float">
            <text:p>196,478746</text:p>
          </table:table-cell>
          <table:table-cell office:value-type="float" office:value="196.572735" calcext:value-type="float">
            <text:p>196,572735</text:p>
          </table:table-cell>
          <table:table-cell office:value-type="float" office:value="199.784665" calcext:value-type="float">
            <text:p>199,784665</text:p>
          </table:table-cell>
          <table:table-cell table:number-columns-repeated="88"/>
        </table:table-row>
        <table:table-row table:style-name="ro1">
          <table:table-cell table:number-columns-repeated="20"/>
          <table:table-cell office:value-type="float" office:value="185.912558" calcext:value-type="float">
            <text:p>185,912558</text:p>
          </table:table-cell>
          <table:table-cell office:value-type="float" office:value="201.690066" calcext:value-type="float">
            <text:p>201,690066</text:p>
          </table:table-cell>
          <table:table-cell office:value-type="float" office:value="203.673999" calcext:value-type="float">
            <text:p>203,673999</text:p>
          </table:table-cell>
          <table:table-cell office:value-type="float" office:value="204.601899" calcext:value-type="float">
            <text:p>204,601899</text:p>
          </table:table-cell>
          <table:table-cell office:value-type="float" office:value="206.038639" calcext:value-type="float">
            <text:p>206,038639</text:p>
          </table:table-cell>
          <table:table-cell office:value-type="float" office:value="204.494485" calcext:value-type="float">
            <text:p>204,494485</text:p>
          </table:table-cell>
          <table:table-cell office:value-type="float" office:value="202.6377" calcext:value-type="float">
            <text:p>202,6377</text:p>
          </table:table-cell>
          <table:table-cell office:value-type="float" office:value="201.952356" calcext:value-type="float">
            <text:p>201,952356</text:p>
          </table:table-cell>
          <table:table-cell office:value-type="float" office:value="203.412212" calcext:value-type="float">
            <text:p>203,412212</text:p>
          </table:table-cell>
          <table:table-cell office:value-type="float" office:value="208.548955" calcext:value-type="float">
            <text:p>208,548955</text:p>
          </table:table-cell>
          <table:table-cell/>
          <table:table-cell office:value-type="float" office:value="205.057779" calcext:value-type="float">
            <text:p>205,057779</text:p>
          </table:table-cell>
          <table:table-cell office:value-type="float" office:value="204.822203" calcext:value-type="float">
            <text:p>204,822203</text:p>
          </table:table-cell>
          <table:table-cell office:value-type="float" office:value="205.266992" calcext:value-type="float">
            <text:p>205,266992</text:p>
          </table:table-cell>
          <table:table-cell office:value-type="float" office:value="207.110068" calcext:value-type="float">
            <text:p>207,110068</text:p>
          </table:table-cell>
          <table:table-cell office:value-type="float" office:value="209.4613" calcext:value-type="float">
            <text:p>209,4613</text:p>
          </table:table-cell>
          <table:table-cell office:value-type="float" office:value="207.225471" calcext:value-type="float">
            <text:p>207,225471</text:p>
          </table:table-cell>
          <table:table-cell office:value-type="float" office:value="210.674902" calcext:value-type="float">
            <text:p>210,674902</text:p>
          </table:table-cell>
          <table:table-cell office:value-type="float" office:value="204.749726" calcext:value-type="float">
            <text:p>204,749726</text:p>
          </table:table-cell>
          <table:table-cell office:value-type="float" office:value="210.130002" calcext:value-type="float">
            <text:p>210,130002</text:p>
          </table:table-cell>
          <table:table-cell office:value-type="float" office:value="207.00721" calcext:value-type="float">
            <text:p>207,00721</text:p>
          </table:table-cell>
          <table:table-cell/>
          <table:table-cell office:value-type="float" office:value="208.581149" calcext:value-type="float">
            <text:p>208,581149</text:p>
          </table:table-cell>
          <table:table-cell office:value-type="float" office:value="205.776907" calcext:value-type="float">
            <text:p>205,776907</text:p>
          </table:table-cell>
          <table:table-cell office:value-type="float" office:value="207.411214" calcext:value-type="float">
            <text:p>207,411214</text:p>
          </table:table-cell>
          <table:table-cell office:value-type="float" office:value="210.067134" calcext:value-type="float">
            <text:p>210,067134</text:p>
          </table:table-cell>
          <table:table-cell office:value-type="float" office:value="205.940042" calcext:value-type="float">
            <text:p>205,940042</text:p>
          </table:table-cell>
          <table:table-cell office:value-type="float" office:value="212.393263" calcext:value-type="float">
            <text:p>212,393263</text:p>
          </table:table-cell>
          <table:table-cell office:value-type="float" office:value="205.205627" calcext:value-type="float">
            <text:p>205,205627</text:p>
          </table:table-cell>
          <table:table-cell office:value-type="float" office:value="207.376705" calcext:value-type="float">
            <text:p>207,376705</text:p>
          </table:table-cell>
          <table:table-cell office:value-type="float" office:value="207.222591" calcext:value-type="float">
            <text:p>207,222591</text:p>
          </table:table-cell>
          <table:table-cell office:value-type="float" office:value="208.292053" calcext:value-type="float">
            <text:p>208,292053</text:p>
          </table:table-cell>
          <table:table-cell/>
          <table:table-cell office:value-type="float" office:value="200.909352" calcext:value-type="float">
            <text:p>200,909352</text:p>
          </table:table-cell>
          <table:table-cell office:value-type="float" office:value="197.073099" calcext:value-type="float">
            <text:p>197,073099</text:p>
          </table:table-cell>
          <table:table-cell office:value-type="float" office:value="201.071333" calcext:value-type="float">
            <text:p>201,071333</text:p>
          </table:table-cell>
          <table:table-cell office:value-type="float" office:value="203.085557" calcext:value-type="float">
            <text:p>203,085557</text:p>
          </table:table-cell>
          <table:table-cell office:value-type="float" office:value="205.327505" calcext:value-type="float">
            <text:p>205,327505</text:p>
          </table:table-cell>
          <table:table-cell office:value-type="float" office:value="204.367078" calcext:value-type="float">
            <text:p>204,367078</text:p>
          </table:table-cell>
          <table:table-cell office:value-type="float" office:value="205.244588" calcext:value-type="float">
            <text:p>205,244588</text:p>
          </table:table-cell>
          <table:table-cell office:value-type="float" office:value="205.353617" calcext:value-type="float">
            <text:p>205,353617</text:p>
          </table:table-cell>
          <table:table-cell office:value-type="float" office:value="204.580901" calcext:value-type="float">
            <text:p>204,580901</text:p>
          </table:table-cell>
          <table:table-cell office:value-type="float" office:value="205.940506" calcext:value-type="float">
            <text:p>205,940506</text:p>
          </table:table-cell>
          <table:table-cell/>
          <table:table-cell office:value-type="float" office:value="199.294293" calcext:value-type="float">
            <text:p>199,294293</text:p>
          </table:table-cell>
          <table:table-cell office:value-type="float" office:value="201.102116" calcext:value-type="float">
            <text:p>201,102116</text:p>
          </table:table-cell>
          <table:table-cell office:value-type="float" office:value="203.346272" calcext:value-type="float">
            <text:p>203,346272</text:p>
          </table:table-cell>
          <table:table-cell office:value-type="float" office:value="203.342374" calcext:value-type="float">
            <text:p>203,342374</text:p>
          </table:table-cell>
          <table:table-cell office:value-type="float" office:value="201.32894" calcext:value-type="float">
            <text:p>201,32894</text:p>
          </table:table-cell>
          <table:table-cell office:value-type="float" office:value="199.092564" calcext:value-type="float">
            <text:p>199,092564</text:p>
          </table:table-cell>
          <table:table-cell office:value-type="float" office:value="198.799455" calcext:value-type="float">
            <text:p>198,799455</text:p>
          </table:table-cell>
          <table:table-cell office:value-type="float" office:value="197.605967" calcext:value-type="float">
            <text:p>197,605967</text:p>
          </table:table-cell>
          <table:table-cell office:value-type="float" office:value="197.300428" calcext:value-type="float">
            <text:p>197,300428</text:p>
          </table:table-cell>
          <table:table-cell office:value-type="float" office:value="199.890107" calcext:value-type="float">
            <text:p>199,890107</text:p>
          </table:table-cell>
          <table:table-cell table:number-columns-repeated="88"/>
        </table:table-row>
        <table:table-row table:style-name="ro1">
          <table:table-cell table:number-columns-repeated="20"/>
          <table:table-cell office:value-type="float" office:value="186.175087" calcext:value-type="float">
            <text:p>186,175087</text:p>
          </table:table-cell>
          <table:table-cell office:value-type="float" office:value="201.726487" calcext:value-type="float">
            <text:p>201,726487</text:p>
          </table:table-cell>
          <table:table-cell office:value-type="float" office:value="203.728273" calcext:value-type="float">
            <text:p>203,728273</text:p>
          </table:table-cell>
          <table:table-cell office:value-type="float" office:value="204.717769" calcext:value-type="float">
            <text:p>204,717769</text:p>
          </table:table-cell>
          <table:table-cell office:value-type="float" office:value="206.064262" calcext:value-type="float">
            <text:p>206,064262</text:p>
          </table:table-cell>
          <table:table-cell office:value-type="float" office:value="205.292543" calcext:value-type="float">
            <text:p>205,292543</text:p>
          </table:table-cell>
          <table:table-cell office:value-type="float" office:value="202.804316" calcext:value-type="float">
            <text:p>202,804316</text:p>
          </table:table-cell>
          <table:table-cell office:value-type="float" office:value="202.062667" calcext:value-type="float">
            <text:p>202,062667</text:p>
          </table:table-cell>
          <table:table-cell office:value-type="float" office:value="203.562518" calcext:value-type="float">
            <text:p>203,562518</text:p>
          </table:table-cell>
          <table:table-cell office:value-type="float" office:value="208.601925" calcext:value-type="float">
            <text:p>208,601925</text:p>
          </table:table-cell>
          <table:table-cell/>
          <table:table-cell office:value-type="float" office:value="205.555801" calcext:value-type="float">
            <text:p>205,555801</text:p>
          </table:table-cell>
          <table:table-cell office:value-type="float" office:value="204.923058" calcext:value-type="float">
            <text:p>204,923058</text:p>
          </table:table-cell>
          <table:table-cell office:value-type="float" office:value="205.234608" calcext:value-type="float">
            <text:p>205,234608</text:p>
          </table:table-cell>
          <table:table-cell office:value-type="float" office:value="207.223188" calcext:value-type="float">
            <text:p>207,223188</text:p>
          </table:table-cell>
          <table:table-cell office:value-type="float" office:value="209.55743" calcext:value-type="float">
            <text:p>209,55743</text:p>
          </table:table-cell>
          <table:table-cell office:value-type="float" office:value="207.361148" calcext:value-type="float">
            <text:p>207,361148</text:p>
          </table:table-cell>
          <table:table-cell office:value-type="float" office:value="210.713915" calcext:value-type="float">
            <text:p>210,713915</text:p>
          </table:table-cell>
          <table:table-cell office:value-type="float" office:value="204.872238" calcext:value-type="float">
            <text:p>204,872238</text:p>
          </table:table-cell>
          <table:table-cell office:value-type="float" office:value="210.447345" calcext:value-type="float">
            <text:p>210,447345</text:p>
          </table:table-cell>
          <table:table-cell office:value-type="float" office:value="207.233077" calcext:value-type="float">
            <text:p>207,233077</text:p>
          </table:table-cell>
          <table:table-cell/>
          <table:table-cell office:value-type="float" office:value="208.762074" calcext:value-type="float">
            <text:p>208,762074</text:p>
          </table:table-cell>
          <table:table-cell office:value-type="float" office:value="206.333064" calcext:value-type="float">
            <text:p>206,333064</text:p>
          </table:table-cell>
          <table:table-cell office:value-type="float" office:value="207.645678" calcext:value-type="float">
            <text:p>207,645678</text:p>
          </table:table-cell>
          <table:table-cell office:value-type="float" office:value="210.535684" calcext:value-type="float">
            <text:p>210,535684</text:p>
          </table:table-cell>
          <table:table-cell office:value-type="float" office:value="206.077356" calcext:value-type="float">
            <text:p>206,077356</text:p>
          </table:table-cell>
          <table:table-cell office:value-type="float" office:value="212.528778" calcext:value-type="float">
            <text:p>212,528778</text:p>
          </table:table-cell>
          <table:table-cell office:value-type="float" office:value="205.295431" calcext:value-type="float">
            <text:p>205,295431</text:p>
          </table:table-cell>
          <table:table-cell office:value-type="float" office:value="207.541783" calcext:value-type="float">
            <text:p>207,541783</text:p>
          </table:table-cell>
          <table:table-cell office:value-type="float" office:value="207.324548" calcext:value-type="float">
            <text:p>207,324548</text:p>
          </table:table-cell>
          <table:table-cell office:value-type="float" office:value="209.222074" calcext:value-type="float">
            <text:p>209,222074</text:p>
          </table:table-cell>
          <table:table-cell/>
          <table:table-cell office:value-type="float" office:value="201.087645" calcext:value-type="float">
            <text:p>201,087645</text:p>
          </table:table-cell>
          <table:table-cell office:value-type="float" office:value="197.315901" calcext:value-type="float">
            <text:p>197,315901</text:p>
          </table:table-cell>
          <table:table-cell office:value-type="float" office:value="201.230061" calcext:value-type="float">
            <text:p>201,230061</text:p>
          </table:table-cell>
          <table:table-cell office:value-type="float" office:value="203.57351" calcext:value-type="float">
            <text:p>203,57351</text:p>
          </table:table-cell>
          <table:table-cell office:value-type="float" office:value="205.41577" calcext:value-type="float">
            <text:p>205,41577</text:p>
          </table:table-cell>
          <table:table-cell office:value-type="float" office:value="204.519847" calcext:value-type="float">
            <text:p>204,519847</text:p>
          </table:table-cell>
          <table:table-cell office:value-type="float" office:value="205.369187" calcext:value-type="float">
            <text:p>205,369187</text:p>
          </table:table-cell>
          <table:table-cell office:value-type="float" office:value="205.632049" calcext:value-type="float">
            <text:p>205,632049</text:p>
          </table:table-cell>
          <table:table-cell office:value-type="float" office:value="204.584987" calcext:value-type="float">
            <text:p>204,584987</text:p>
          </table:table-cell>
          <table:table-cell office:value-type="float" office:value="205.98048" calcext:value-type="float">
            <text:p>205,98048</text:p>
          </table:table-cell>
          <table:table-cell table:number-columns-repeated="99"/>
        </table:table-row>
        <table:table-row table:style-name="ro1">
          <table:table-cell table:number-columns-repeated="20"/>
          <table:table-cell office:value-type="float" office:value="186.590429" calcext:value-type="float">
            <text:p>186,590429</text:p>
          </table:table-cell>
          <table:table-cell office:value-type="float" office:value="202.070926" calcext:value-type="float">
            <text:p>202,070926</text:p>
          </table:table-cell>
          <table:table-cell office:value-type="float" office:value="204.447527" calcext:value-type="float">
            <text:p>204,447527</text:p>
          </table:table-cell>
          <table:table-cell office:value-type="float" office:value="205.736254" calcext:value-type="float">
            <text:p>205,736254</text:p>
          </table:table-cell>
          <table:table-cell office:value-type="float" office:value="206.26011" calcext:value-type="float">
            <text:p>206,26011</text:p>
          </table:table-cell>
          <table:table-cell office:value-type="float" office:value="205.599619" calcext:value-type="float">
            <text:p>205,599619</text:p>
          </table:table-cell>
          <table:table-cell office:value-type="float" office:value="202.771939" calcext:value-type="float">
            <text:p>202,771939</text:p>
          </table:table-cell>
          <table:table-cell office:value-type="float" office:value="202.185343" calcext:value-type="float">
            <text:p>202,185343</text:p>
          </table:table-cell>
          <table:table-cell office:value-type="float" office:value="204.513162" calcext:value-type="float">
            <text:p>204,513162</text:p>
          </table:table-cell>
          <table:table-cell office:value-type="float" office:value="208.776763" calcext:value-type="float">
            <text:p>208,776763</text:p>
          </table:table-cell>
          <table:table-cell/>
          <table:table-cell office:value-type="float" office:value="206.152301" calcext:value-type="float">
            <text:p>206,152301</text:p>
          </table:table-cell>
          <table:table-cell office:value-type="float" office:value="205.281176" calcext:value-type="float">
            <text:p>205,281176</text:p>
          </table:table-cell>
          <table:table-cell office:value-type="float" office:value="205.279908" calcext:value-type="float">
            <text:p>205,279908</text:p>
          </table:table-cell>
          <table:table-cell office:value-type="float" office:value="207.345467" calcext:value-type="float">
            <text:p>207,345467</text:p>
          </table:table-cell>
          <table:table-cell office:value-type="float" office:value="209.666116" calcext:value-type="float">
            <text:p>209,666116</text:p>
          </table:table-cell>
          <table:table-cell office:value-type="float" office:value="207.533108" calcext:value-type="float">
            <text:p>207,533108</text:p>
          </table:table-cell>
          <table:table-cell office:value-type="float" office:value="210.906738" calcext:value-type="float">
            <text:p>210,906738</text:p>
          </table:table-cell>
          <table:table-cell office:value-type="float" office:value="205.022662" calcext:value-type="float">
            <text:p>205,022662</text:p>
          </table:table-cell>
          <table:table-cell office:value-type="float" office:value="210.583346" calcext:value-type="float">
            <text:p>210,583346</text:p>
          </table:table-cell>
          <table:table-cell office:value-type="float" office:value="207.298228" calcext:value-type="float">
            <text:p>207,298228</text:p>
          </table:table-cell>
          <table:table-cell/>
          <table:table-cell office:value-type="float" office:value="209.07686" calcext:value-type="float">
            <text:p>209,07686</text:p>
          </table:table-cell>
          <table:table-cell office:value-type="float" office:value="206.356052" calcext:value-type="float">
            <text:p>206,356052</text:p>
          </table:table-cell>
          <table:table-cell office:value-type="float" office:value="207.744966" calcext:value-type="float">
            <text:p>207,744966</text:p>
          </table:table-cell>
          <table:table-cell office:value-type="float" office:value="210.599941" calcext:value-type="float">
            <text:p>210,599941</text:p>
          </table:table-cell>
          <table:table-cell office:value-type="float" office:value="206.429563" calcext:value-type="float">
            <text:p>206,429563</text:p>
          </table:table-cell>
          <table:table-cell office:value-type="float" office:value="212.847875" calcext:value-type="float">
            <text:p>212,847875</text:p>
          </table:table-cell>
          <table:table-cell office:value-type="float" office:value="205.625195" calcext:value-type="float">
            <text:p>205,625195</text:p>
          </table:table-cell>
          <table:table-cell office:value-type="float" office:value="207.764125" calcext:value-type="float">
            <text:p>207,764125</text:p>
          </table:table-cell>
          <table:table-cell office:value-type="float" office:value="207.459068" calcext:value-type="float">
            <text:p>207,459068</text:p>
          </table:table-cell>
          <table:table-cell office:value-type="float" office:value="209.275795" calcext:value-type="float">
            <text:p>209,275795</text:p>
          </table:table-cell>
          <table:table-cell/>
          <table:table-cell office:value-type="float" office:value="201.281777" calcext:value-type="float">
            <text:p>201,281777</text:p>
          </table:table-cell>
          <table:table-cell office:value-type="float" office:value="197.42519" calcext:value-type="float">
            <text:p>197,42519</text:p>
          </table:table-cell>
          <table:table-cell office:value-type="float" office:value="201.322168" calcext:value-type="float">
            <text:p>201,322168</text:p>
          </table:table-cell>
          <table:table-cell office:value-type="float" office:value="203.903337" calcext:value-type="float">
            <text:p>203,903337</text:p>
          </table:table-cell>
          <table:table-cell office:value-type="float" office:value="205.639946" calcext:value-type="float">
            <text:p>205,639946</text:p>
          </table:table-cell>
          <table:table-cell office:value-type="float" office:value="204.750159" calcext:value-type="float">
            <text:p>204,750159</text:p>
          </table:table-cell>
          <table:table-cell office:value-type="float" office:value="205.567701" calcext:value-type="float">
            <text:p>205,567701</text:p>
          </table:table-cell>
          <table:table-cell office:value-type="float" office:value="205.646064" calcext:value-type="float">
            <text:p>205,646064</text:p>
          </table:table-cell>
          <table:table-cell office:value-type="float" office:value="204.853691" calcext:value-type="float">
            <text:p>204,853691</text:p>
          </table:table-cell>
          <table:table-cell office:value-type="float" office:value="206.327542" calcext:value-type="float">
            <text:p>206,327542</text:p>
          </table:table-cell>
          <table:table-cell table:number-columns-repeated="99"/>
        </table:table-row>
        <table:table-row table:style-name="ro1">
          <table:table-cell table:number-columns-repeated="20"/>
          <table:table-cell office:value-type="float" office:value="186.907933" calcext:value-type="float">
            <text:p>186,907933</text:p>
          </table:table-cell>
          <table:table-cell office:value-type="float" office:value="202.089302" calcext:value-type="float">
            <text:p>202,089302</text:p>
          </table:table-cell>
          <table:table-cell office:value-type="float" office:value="204.686701" calcext:value-type="float">
            <text:p>204,686701</text:p>
          </table:table-cell>
          <table:table-cell office:value-type="float" office:value="205.87013" calcext:value-type="float">
            <text:p>205,87013</text:p>
          </table:table-cell>
          <table:table-cell office:value-type="float" office:value="206.238862" calcext:value-type="float">
            <text:p>206,238862</text:p>
          </table:table-cell>
          <table:table-cell office:value-type="float" office:value="205.691344" calcext:value-type="float">
            <text:p>205,691344</text:p>
          </table:table-cell>
          <table:table-cell office:value-type="float" office:value="203.03269" calcext:value-type="float">
            <text:p>203,03269</text:p>
          </table:table-cell>
          <table:table-cell office:value-type="float" office:value="202.365126" calcext:value-type="float">
            <text:p>202,365126</text:p>
          </table:table-cell>
          <table:table-cell office:value-type="float" office:value="204.560257" calcext:value-type="float">
            <text:p>204,560257</text:p>
          </table:table-cell>
          <table:table-cell office:value-type="float" office:value="209.210302" calcext:value-type="float">
            <text:p>209,210302</text:p>
          </table:table-cell>
          <table:table-cell/>
          <table:table-cell office:value-type="float" office:value="206.332819" calcext:value-type="float">
            <text:p>206,332819</text:p>
          </table:table-cell>
          <table:table-cell office:value-type="float" office:value="205.293116" calcext:value-type="float">
            <text:p>205,293116</text:p>
          </table:table-cell>
          <table:table-cell office:value-type="float" office:value="205.582543" calcext:value-type="float">
            <text:p>205,582543</text:p>
          </table:table-cell>
          <table:table-cell office:value-type="float" office:value="207.569957" calcext:value-type="float">
            <text:p>207,569957</text:p>
          </table:table-cell>
          <table:table-cell office:value-type="float" office:value="209.917271" calcext:value-type="float">
            <text:p>209,917271</text:p>
          </table:table-cell>
          <table:table-cell office:value-type="float" office:value="207.860072" calcext:value-type="float">
            <text:p>207,860072</text:p>
          </table:table-cell>
          <table:table-cell office:value-type="float" office:value="210.981041" calcext:value-type="float">
            <text:p>210,981041</text:p>
          </table:table-cell>
          <table:table-cell office:value-type="float" office:value="206.257203" calcext:value-type="float">
            <text:p>206,257203</text:p>
          </table:table-cell>
          <table:table-cell office:value-type="float" office:value="210.730392" calcext:value-type="float">
            <text:p>210,730392</text:p>
          </table:table-cell>
          <table:table-cell office:value-type="float" office:value="207.438899" calcext:value-type="float">
            <text:p>207,438899</text:p>
          </table:table-cell>
          <table:table-cell/>
          <table:table-cell office:value-type="float" office:value="209.252621" calcext:value-type="float">
            <text:p>209,252621</text:p>
          </table:table-cell>
          <table:table-cell office:value-type="float" office:value="206.588584" calcext:value-type="float">
            <text:p>206,588584</text:p>
          </table:table-cell>
          <table:table-cell office:value-type="float" office:value="207.793463" calcext:value-type="float">
            <text:p>207,793463</text:p>
          </table:table-cell>
          <table:table-cell office:value-type="float" office:value="210.698983" calcext:value-type="float">
            <text:p>210,698983</text:p>
          </table:table-cell>
          <table:table-cell office:value-type="float" office:value="206.492024" calcext:value-type="float">
            <text:p>206,492024</text:p>
          </table:table-cell>
          <table:table-cell office:value-type="float" office:value="213.007367" calcext:value-type="float">
            <text:p>213,007367</text:p>
          </table:table-cell>
          <table:table-cell office:value-type="float" office:value="205.914781" calcext:value-type="float">
            <text:p>205,914781</text:p>
          </table:table-cell>
          <table:table-cell office:value-type="float" office:value="208.05257" calcext:value-type="float">
            <text:p>208,05257</text:p>
          </table:table-cell>
          <table:table-cell office:value-type="float" office:value="207.470741" calcext:value-type="float">
            <text:p>207,470741</text:p>
          </table:table-cell>
          <table:table-cell office:value-type="float" office:value="209.330693" calcext:value-type="float">
            <text:p>209,330693</text:p>
          </table:table-cell>
          <table:table-cell table:number-columns-repeated="110"/>
        </table:table-row>
        <table:table-row table:style-name="ro1">
          <table:table-cell table:number-columns-repeated="20"/>
          <table:table-cell office:value-type="float" office:value="186.924201" calcext:value-type="float">
            <text:p>186,924201</text:p>
          </table:table-cell>
          <table:table-cell office:value-type="float" office:value="202.040846" calcext:value-type="float">
            <text:p>202,040846</text:p>
          </table:table-cell>
          <table:table-cell office:value-type="float" office:value="204.760641" calcext:value-type="float">
            <text:p>204,760641</text:p>
          </table:table-cell>
          <table:table-cell office:value-type="float" office:value="205.994337" calcext:value-type="float">
            <text:p>205,994337</text:p>
          </table:table-cell>
          <table:table-cell office:value-type="float" office:value="206.32198" calcext:value-type="float">
            <text:p>206,32198</text:p>
          </table:table-cell>
          <table:table-cell office:value-type="float" office:value="205.856276" calcext:value-type="float">
            <text:p>205,856276</text:p>
          </table:table-cell>
          <table:table-cell office:value-type="float" office:value="203.10716" calcext:value-type="float">
            <text:p>203,10716</text:p>
          </table:table-cell>
          <table:table-cell office:value-type="float" office:value="202.409337" calcext:value-type="float">
            <text:p>202,409337</text:p>
          </table:table-cell>
          <table:table-cell office:value-type="float" office:value="204.675746" calcext:value-type="float">
            <text:p>204,675746</text:p>
          </table:table-cell>
          <table:table-cell office:value-type="float" office:value="209.362722" calcext:value-type="float">
            <text:p>209,362722</text:p>
          </table:table-cell>
          <table:table-cell/>
          <table:table-cell office:value-type="float" office:value="206.459561" calcext:value-type="float">
            <text:p>206,459561</text:p>
          </table:table-cell>
          <table:table-cell office:value-type="float" office:value="205.401775" calcext:value-type="float">
            <text:p>205,401775</text:p>
          </table:table-cell>
          <table:table-cell office:value-type="float" office:value="205.770908" calcext:value-type="float">
            <text:p>205,770908</text:p>
          </table:table-cell>
          <table:table-cell office:value-type="float" office:value="208.032812" calcext:value-type="float">
            <text:p>208,032812</text:p>
          </table:table-cell>
          <table:table-cell office:value-type="float" office:value="209.963754" calcext:value-type="float">
            <text:p>209,963754</text:p>
          </table:table-cell>
          <table:table-cell office:value-type="float" office:value="207.995908" calcext:value-type="float">
            <text:p>207,995908</text:p>
          </table:table-cell>
          <table:table-cell office:value-type="float" office:value="211.000988" calcext:value-type="float">
            <text:p>211,000988</text:p>
          </table:table-cell>
          <table:table-cell office:value-type="float" office:value="206.648231" calcext:value-type="float">
            <text:p>206,648231</text:p>
          </table:table-cell>
          <table:table-cell office:value-type="float" office:value="210.717317" calcext:value-type="float">
            <text:p>210,717317</text:p>
          </table:table-cell>
          <table:table-cell office:value-type="float" office:value="207.563075" calcext:value-type="float">
            <text:p>207,563075</text:p>
          </table:table-cell>
          <table:table-cell/>
          <table:table-cell office:value-type="float" office:value="209.341365" calcext:value-type="float">
            <text:p>209,341365</text:p>
          </table:table-cell>
          <table:table-cell office:value-type="float" office:value="206.678269" calcext:value-type="float">
            <text:p>206,678269</text:p>
          </table:table-cell>
          <table:table-cell office:value-type="float" office:value="207.829419" calcext:value-type="float">
            <text:p>207,829419</text:p>
          </table:table-cell>
          <table:table-cell office:value-type="float" office:value="210.770647" calcext:value-type="float">
            <text:p>210,770647</text:p>
          </table:table-cell>
          <table:table-cell office:value-type="float" office:value="206.593518" calcext:value-type="float">
            <text:p>206,593518</text:p>
          </table:table-cell>
          <table:table-cell office:value-type="float" office:value="213.09144" calcext:value-type="float">
            <text:p>213,09144</text:p>
          </table:table-cell>
          <table:table-cell office:value-type="float" office:value="206.283941" calcext:value-type="float">
            <text:p>206,283941</text:p>
          </table:table-cell>
          <table:table-cell office:value-type="float" office:value="208.073273" calcext:value-type="float">
            <text:p>208,073273</text:p>
          </table:table-cell>
          <table:table-cell office:value-type="float" office:value="208.031715" calcext:value-type="float">
            <text:p>208,031715</text:p>
          </table:table-cell>
          <table:table-cell office:value-type="float" office:value="209.359608" calcext:value-type="float">
            <text:p>209,359608</text:p>
          </table:table-cell>
          <table:table-cell table:number-columns-repeated="110"/>
        </table:table-row>
        <table:table-row table:style-name="ro1">
          <table:table-cell table:number-columns-repeated="20"/>
          <table:table-cell office:value-type="float" office:value="187.011704" calcext:value-type="float">
            <text:p>187,011704</text:p>
          </table:table-cell>
          <table:table-cell office:value-type="float" office:value="202.238423" calcext:value-type="float">
            <text:p>202,238423</text:p>
          </table:table-cell>
          <table:table-cell office:value-type="float" office:value="204.939013" calcext:value-type="float">
            <text:p>204,939013</text:p>
          </table:table-cell>
          <table:table-cell office:value-type="float" office:value="205.958977" calcext:value-type="float">
            <text:p>205,958977</text:p>
          </table:table-cell>
          <table:table-cell office:value-type="float" office:value="206.499815" calcext:value-type="float">
            <text:p>206,499815</text:p>
          </table:table-cell>
          <table:table-cell office:value-type="float" office:value="205.894815" calcext:value-type="float">
            <text:p>205,894815</text:p>
          </table:table-cell>
          <table:table-cell office:value-type="float" office:value="203.240308" calcext:value-type="float">
            <text:p>203,240308</text:p>
          </table:table-cell>
          <table:table-cell office:value-type="float" office:value="202.457879" calcext:value-type="float">
            <text:p>202,457879</text:p>
          </table:table-cell>
          <table:table-cell office:value-type="float" office:value="204.756921" calcext:value-type="float">
            <text:p>204,756921</text:p>
          </table:table-cell>
          <table:table-cell office:value-type="float" office:value="209.608201" calcext:value-type="float">
            <text:p>209,608201</text:p>
          </table:table-cell>
          <table:table-cell/>
          <table:table-cell office:value-type="float" office:value="206.671113" calcext:value-type="float">
            <text:p>206,671113</text:p>
          </table:table-cell>
          <table:table-cell office:value-type="float" office:value="205.632558" calcext:value-type="float">
            <text:p>205,632558</text:p>
          </table:table-cell>
          <table:table-cell office:value-type="float" office:value="205.78588" calcext:value-type="float">
            <text:p>205,78588</text:p>
          </table:table-cell>
          <table:table-cell office:value-type="float" office:value="208.065472" calcext:value-type="float">
            <text:p>208,065472</text:p>
          </table:table-cell>
          <table:table-cell office:value-type="float" office:value="210.01466" calcext:value-type="float">
            <text:p>210,01466</text:p>
          </table:table-cell>
          <table:table-cell office:value-type="float" office:value="208.436645" calcext:value-type="float">
            <text:p>208,436645</text:p>
          </table:table-cell>
          <table:table-cell office:value-type="float" office:value="211.076929" calcext:value-type="float">
            <text:p>211,076929</text:p>
          </table:table-cell>
          <table:table-cell office:value-type="float" office:value="206.716937" calcext:value-type="float">
            <text:p>206,716937</text:p>
          </table:table-cell>
          <table:table-cell office:value-type="float" office:value="210.834657" calcext:value-type="float">
            <text:p>210,834657</text:p>
          </table:table-cell>
          <table:table-cell office:value-type="float" office:value="207.604867" calcext:value-type="float">
            <text:p>207,604867</text:p>
          </table:table-cell>
          <table:table-cell/>
          <table:table-cell office:value-type="float" office:value="209.367174" calcext:value-type="float">
            <text:p>209,367174</text:p>
          </table:table-cell>
          <table:table-cell office:value-type="float" office:value="206.778338" calcext:value-type="float">
            <text:p>206,778338</text:p>
          </table:table-cell>
          <table:table-cell office:value-type="float" office:value="207.905548" calcext:value-type="float">
            <text:p>207,905548</text:p>
          </table:table-cell>
          <table:table-cell office:value-type="float" office:value="210.860452" calcext:value-type="float">
            <text:p>210,860452</text:p>
          </table:table-cell>
          <table:table-cell office:value-type="float" office:value="206.712888" calcext:value-type="float">
            <text:p>206,712888</text:p>
          </table:table-cell>
          <table:table-cell office:value-type="float" office:value="213.150229" calcext:value-type="float">
            <text:p>213,150229</text:p>
          </table:table-cell>
          <table:table-cell office:value-type="float" office:value="206.342517" calcext:value-type="float">
            <text:p>206,342517</text:p>
          </table:table-cell>
          <table:table-cell office:value-type="float" office:value="208.215664" calcext:value-type="float">
            <text:p>208,215664</text:p>
          </table:table-cell>
          <table:table-cell office:value-type="float" office:value="208.140399" calcext:value-type="float">
            <text:p>208,140399</text:p>
          </table:table-cell>
          <table:table-cell office:value-type="float" office:value="209.424255" calcext:value-type="float">
            <text:p>209,424255</text:p>
          </table:table-cell>
          <table:table-cell table:number-columns-repeated="110"/>
        </table:table-row>
        <table:table-row table:style-name="ro1">
          <table:table-cell table:number-columns-repeated="20"/>
          <table:table-cell office:value-type="float" office:value="187.009797" calcext:value-type="float">
            <text:p>187,009797</text:p>
          </table:table-cell>
          <table:table-cell office:value-type="float" office:value="202.309952" calcext:value-type="float">
            <text:p>202,309952</text:p>
          </table:table-cell>
          <table:table-cell office:value-type="float" office:value="205.148634" calcext:value-type="float">
            <text:p>205,148634</text:p>
          </table:table-cell>
          <table:table-cell office:value-type="float" office:value="206.230211" calcext:value-type="float">
            <text:p>206,230211</text:p>
          </table:table-cell>
          <table:table-cell office:value-type="float" office:value="206.569965" calcext:value-type="float">
            <text:p>206,569965</text:p>
          </table:table-cell>
          <table:table-cell office:value-type="float" office:value="205.956267" calcext:value-type="float">
            <text:p>205,956267</text:p>
          </table:table-cell>
          <table:table-cell office:value-type="float" office:value="203.205058" calcext:value-type="float">
            <text:p>203,205058</text:p>
          </table:table-cell>
          <table:table-cell office:value-type="float" office:value="202.584928" calcext:value-type="float">
            <text:p>202,584928</text:p>
          </table:table-cell>
          <table:table-cell office:value-type="float" office:value="204.94737" calcext:value-type="float">
            <text:p>204,94737</text:p>
          </table:table-cell>
          <table:table-cell office:value-type="float" office:value="209.78248" calcext:value-type="float">
            <text:p>209,78248</text:p>
          </table:table-cell>
          <table:table-cell/>
          <table:table-cell office:value-type="float" office:value="206.728929" calcext:value-type="float">
            <text:p>206,728929</text:p>
          </table:table-cell>
          <table:table-cell office:value-type="float" office:value="205.870664" calcext:value-type="float">
            <text:p>205,870664</text:p>
          </table:table-cell>
          <table:table-cell office:value-type="float" office:value="205.840341" calcext:value-type="float">
            <text:p>205,840341</text:p>
          </table:table-cell>
          <table:table-cell office:value-type="float" office:value="208.185421" calcext:value-type="float">
            <text:p>208,185421</text:p>
          </table:table-cell>
          <table:table-cell office:value-type="float" office:value="210.189829" calcext:value-type="float">
            <text:p>210,189829</text:p>
          </table:table-cell>
          <table:table-cell office:value-type="float" office:value="208.532605" calcext:value-type="float">
            <text:p>208,532605</text:p>
          </table:table-cell>
          <table:table-cell office:value-type="float" office:value="211.077948" calcext:value-type="float">
            <text:p>211,077948</text:p>
          </table:table-cell>
          <table:table-cell office:value-type="float" office:value="206.692276" calcext:value-type="float">
            <text:p>206,692276</text:p>
          </table:table-cell>
          <table:table-cell office:value-type="float" office:value="211.062494" calcext:value-type="float">
            <text:p>211,062494</text:p>
          </table:table-cell>
          <table:table-cell office:value-type="float" office:value="208.060656" calcext:value-type="float">
            <text:p>208,060656</text:p>
          </table:table-cell>
          <table:table-cell/>
          <table:table-cell office:value-type="float" office:value="209.357854" calcext:value-type="float">
            <text:p>209,357854</text:p>
          </table:table-cell>
          <table:table-cell office:value-type="float" office:value="206.847476" calcext:value-type="float">
            <text:p>206,847476</text:p>
          </table:table-cell>
          <table:table-cell office:value-type="float" office:value="207.946819" calcext:value-type="float">
            <text:p>207,946819</text:p>
          </table:table-cell>
          <table:table-cell office:value-type="float" office:value="211.014135" calcext:value-type="float">
            <text:p>211,014135</text:p>
          </table:table-cell>
          <table:table-cell office:value-type="float" office:value="206.696158" calcext:value-type="float">
            <text:p>206,696158</text:p>
          </table:table-cell>
          <table:table-cell office:value-type="float" office:value="213.268933" calcext:value-type="float">
            <text:p>213,268933</text:p>
          </table:table-cell>
          <table:table-cell office:value-type="float" office:value="206.354235" calcext:value-type="float">
            <text:p>206,354235</text:p>
          </table:table-cell>
          <table:table-cell office:value-type="float" office:value="208.351381" calcext:value-type="float">
            <text:p>208,351381</text:p>
          </table:table-cell>
          <table:table-cell office:value-type="float" office:value="208.1657" calcext:value-type="float">
            <text:p>208,1657</text:p>
          </table:table-cell>
          <table:table-cell office:value-type="float" office:value="209.536245" calcext:value-type="float">
            <text:p>209,536245</text:p>
          </table:table-cell>
          <table:table-cell table:number-columns-repeated="110"/>
        </table:table-row>
        <table:table-row table:style-name="ro1">
          <table:table-cell table:number-columns-repeated="20"/>
          <table:table-cell office:value-type="float" office:value="187.032165" calcext:value-type="float">
            <text:p>187,032165</text:p>
          </table:table-cell>
          <table:table-cell office:value-type="float" office:value="202.258542" calcext:value-type="float">
            <text:p>202,258542</text:p>
          </table:table-cell>
          <table:table-cell office:value-type="float" office:value="205.216514" calcext:value-type="float">
            <text:p>205,216514</text:p>
          </table:table-cell>
          <table:table-cell office:value-type="float" office:value="206.461666" calcext:value-type="float">
            <text:p>206,461666</text:p>
          </table:table-cell>
          <table:table-cell office:value-type="float" office:value="206.697043" calcext:value-type="float">
            <text:p>206,697043</text:p>
          </table:table-cell>
          <table:table-cell office:value-type="float" office:value="206.020975" calcext:value-type="float">
            <text:p>206,020975</text:p>
          </table:table-cell>
          <table:table-cell office:value-type="float" office:value="203.396709" calcext:value-type="float">
            <text:p>203,396709</text:p>
          </table:table-cell>
          <table:table-cell office:value-type="float" office:value="202.778904" calcext:value-type="float">
            <text:p>202,778904</text:p>
          </table:table-cell>
          <table:table-cell office:value-type="float" office:value="204.985721" calcext:value-type="float">
            <text:p>204,985721</text:p>
          </table:table-cell>
          <table:table-cell office:value-type="float" office:value="209.823196" calcext:value-type="float">
            <text:p>209,823196</text:p>
          </table:table-cell>
          <table:table-cell/>
          <table:table-cell office:value-type="float" office:value="206.798772" calcext:value-type="float">
            <text:p>206,798772</text:p>
          </table:table-cell>
          <table:table-cell office:value-type="float" office:value="205.927126" calcext:value-type="float">
            <text:p>205,927126</text:p>
          </table:table-cell>
          <table:table-cell office:value-type="float" office:value="205.868497" calcext:value-type="float">
            <text:p>205,868497</text:p>
          </table:table-cell>
          <table:table-cell office:value-type="float" office:value="208.178618" calcext:value-type="float">
            <text:p>208,178618</text:p>
          </table:table-cell>
          <table:table-cell office:value-type="float" office:value="210.201114" calcext:value-type="float">
            <text:p>210,201114</text:p>
          </table:table-cell>
          <table:table-cell office:value-type="float" office:value="208.59579" calcext:value-type="float">
            <text:p>208,59579</text:p>
          </table:table-cell>
          <table:table-cell office:value-type="float" office:value="211.119394" calcext:value-type="float">
            <text:p>211,119394</text:p>
          </table:table-cell>
          <table:table-cell office:value-type="float" office:value="206.729492" calcext:value-type="float">
            <text:p>206,729492</text:p>
          </table:table-cell>
          <table:table-cell office:value-type="float" office:value="211.195316" calcext:value-type="float">
            <text:p>211,195316</text:p>
          </table:table-cell>
          <table:table-cell office:value-type="float" office:value="208.42135" calcext:value-type="float">
            <text:p>208,42135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87.08766" calcext:value-type="float">
            <text:p>187,08766</text:p>
          </table:table-cell>
          <table:table-cell office:value-type="float" office:value="202.278367" calcext:value-type="float">
            <text:p>202,278367</text:p>
          </table:table-cell>
          <table:table-cell office:value-type="float" office:value="205.26147" calcext:value-type="float">
            <text:p>205,26147</text:p>
          </table:table-cell>
          <table:table-cell office:value-type="float" office:value="206.740541" calcext:value-type="float">
            <text:p>206,740541</text:p>
          </table:table-cell>
          <table:table-cell office:value-type="float" office:value="206.823764" calcext:value-type="float">
            <text:p>206,823764</text:p>
          </table:table-cell>
          <table:table-cell office:value-type="float" office:value="206.103995" calcext:value-type="float">
            <text:p>206,103995</text:p>
          </table:table-cell>
          <table:table-cell office:value-type="float" office:value="203.391788" calcext:value-type="float">
            <text:p>203,391788</text:p>
          </table:table-cell>
          <table:table-cell office:value-type="float" office:value="202.942382" calcext:value-type="float">
            <text:p>202,942382</text:p>
          </table:table-cell>
          <table:table-cell office:value-type="float" office:value="205.268256" calcext:value-type="float">
            <text:p>205,268256</text:p>
          </table:table-cell>
          <table:table-cell office:value-type="float" office:value="209.902202" calcext:value-type="float">
            <text:p>209,902202</text:p>
          </table:table-cell>
          <table:table-cell/>
          <table:table-cell office:value-type="float" office:value="206.837833" calcext:value-type="float">
            <text:p>206,837833</text:p>
          </table:table-cell>
          <table:table-cell office:value-type="float" office:value="206.046026" calcext:value-type="float">
            <text:p>206,046026</text:p>
          </table:table-cell>
          <table:table-cell office:value-type="float" office:value="205.897485" calcext:value-type="float">
            <text:p>205,897485</text:p>
          </table:table-cell>
          <table:table-cell office:value-type="float" office:value="208.282538" calcext:value-type="float">
            <text:p>208,282538</text:p>
          </table:table-cell>
          <table:table-cell office:value-type="float" office:value="210.245641" calcext:value-type="float">
            <text:p>210,245641</text:p>
          </table:table-cell>
          <table:table-cell office:value-type="float" office:value="208.612024" calcext:value-type="float">
            <text:p>208,612024</text:p>
          </table:table-cell>
          <table:table-cell office:value-type="float" office:value="211.161854" calcext:value-type="float">
            <text:p>211,161854</text:p>
          </table:table-cell>
          <table:table-cell office:value-type="float" office:value="206.805961" calcext:value-type="float">
            <text:p>206,805961</text:p>
          </table:table-cell>
          <table:table-cell office:value-type="float" office:value="211.194182" calcext:value-type="float">
            <text:p>211,194182</text:p>
          </table:table-cell>
          <table:table-cell office:value-type="float" office:value="208.55507" calcext:value-type="float">
            <text:p>208,55507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87.248882" calcext:value-type="float">
            <text:p>187,248882</text:p>
          </table:table-cell>
          <table:table-cell office:value-type="float" office:value="202.401324" calcext:value-type="float">
            <text:p>202,401324</text:p>
          </table:table-cell>
          <table:table-cell office:value-type="float" office:value="205.336508" calcext:value-type="float">
            <text:p>205,336508</text:p>
          </table:table-cell>
          <table:table-cell office:value-type="float" office:value="206.808305" calcext:value-type="float">
            <text:p>206,808305</text:p>
          </table:table-cell>
          <table:table-cell office:value-type="float" office:value="206.903669" calcext:value-type="float">
            <text:p>206,903669</text:p>
          </table:table-cell>
          <table:table-cell office:value-type="float" office:value="206.113286" calcext:value-type="float">
            <text:p>206,113286</text:p>
          </table:table-cell>
          <table:table-cell office:value-type="float" office:value="203.44312" calcext:value-type="float">
            <text:p>203,44312</text:p>
          </table:table-cell>
          <table:table-cell office:value-type="float" office:value="203.047127" calcext:value-type="float">
            <text:p>203,047127</text:p>
          </table:table-cell>
          <table:table-cell office:value-type="float" office:value="205.297786" calcext:value-type="float">
            <text:p>205,297786</text:p>
          </table:table-cell>
          <table:table-cell office:value-type="float" office:value="210.120484" calcext:value-type="float">
            <text:p>210,120484</text:p>
          </table:table-cell>
          <table:table-cell/>
          <table:table-cell office:value-type="float" office:value="206.903471" calcext:value-type="float">
            <text:p>206,903471</text:p>
          </table:table-cell>
          <table:table-cell office:value-type="float" office:value="206.16346" calcext:value-type="float">
            <text:p>206,16346</text:p>
          </table:table-cell>
          <table:table-cell office:value-type="float" office:value="205.855327" calcext:value-type="float">
            <text:p>205,855327</text:p>
          </table:table-cell>
          <table:table-cell office:value-type="float" office:value="208.300173" calcext:value-type="float">
            <text:p>208,300173</text:p>
          </table:table-cell>
          <table:table-cell office:value-type="float" office:value="210.399162" calcext:value-type="float">
            <text:p>210,399162</text:p>
          </table:table-cell>
          <table:table-cell office:value-type="float" office:value="208.598673" calcext:value-type="float">
            <text:p>208,598673</text:p>
          </table:table-cell>
          <table:table-cell office:value-type="float" office:value="211.239892" calcext:value-type="float">
            <text:p>211,239892</text:p>
          </table:table-cell>
          <table:table-cell office:value-type="float" office:value="206.943612" calcext:value-type="float">
            <text:p>206,943612</text:p>
          </table:table-cell>
          <table:table-cell office:value-type="float" office:value="211.273924" calcext:value-type="float">
            <text:p>211,273924</text:p>
          </table:table-cell>
          <table:table-cell office:value-type="float" office:value="208.719359" calcext:value-type="float">
            <text:p>208,719359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87.296782" calcext:value-type="float">
            <text:p>187,296782</text:p>
          </table:table-cell>
          <table:table-cell office:value-type="float" office:value="202.506398" calcext:value-type="float">
            <text:p>202,506398</text:p>
          </table:table-cell>
          <table:table-cell office:value-type="float" office:value="205.347502" calcext:value-type="float">
            <text:p>205,347502</text:p>
          </table:table-cell>
          <table:table-cell office:value-type="float" office:value="206.848632" calcext:value-type="float">
            <text:p>206,848632</text:p>
          </table:table-cell>
          <table:table-cell office:value-type="float" office:value="206.974112" calcext:value-type="float">
            <text:p>206,974112</text:p>
          </table:table-cell>
          <table:table-cell office:value-type="float" office:value="206.165033" calcext:value-type="float">
            <text:p>206,165033</text:p>
          </table:table-cell>
          <table:table-cell office:value-type="float" office:value="203.51642" calcext:value-type="float">
            <text:p>203,51642</text:p>
          </table:table-cell>
          <table:table-cell office:value-type="float" office:value="202.98599" calcext:value-type="float">
            <text:p>202,98599</text:p>
          </table:table-cell>
          <table:table-cell office:value-type="float" office:value="205.478897" calcext:value-type="float">
            <text:p>205,478897</text:p>
          </table:table-cell>
          <table:table-cell office:value-type="float" office:value="210.079489" calcext:value-type="float">
            <text:p>210,079489</text:p>
          </table:table-cell>
          <table:table-cell/>
          <table:table-cell office:value-type="float" office:value="206.900736" calcext:value-type="float">
            <text:p>206,900736</text:p>
          </table:table-cell>
          <table:table-cell office:value-type="float" office:value="206.492198" calcext:value-type="float">
            <text:p>206,492198</text:p>
          </table:table-cell>
          <table:table-cell office:value-type="float" office:value="205.926371" calcext:value-type="float">
            <text:p>205,926371</text:p>
          </table:table-cell>
          <table:table-cell office:value-type="float" office:value="208.403511" calcext:value-type="float">
            <text:p>208,403511</text:p>
          </table:table-cell>
          <table:table-cell office:value-type="float" office:value="210.433442" calcext:value-type="float">
            <text:p>210,433442</text:p>
          </table:table-cell>
          <table:table-cell office:value-type="float" office:value="208.737925" calcext:value-type="float">
            <text:p>208,737925</text:p>
          </table:table-cell>
          <table:table-cell office:value-type="float" office:value="211.271514" calcext:value-type="float">
            <text:p>211,271514</text:p>
          </table:table-cell>
          <table:table-cell office:value-type="float" office:value="206.946804" calcext:value-type="float">
            <text:p>206,946804</text:p>
          </table:table-cell>
          <table:table-cell office:value-type="float" office:value="211.285119" calcext:value-type="float">
            <text:p>211,285119</text:p>
          </table:table-cell>
          <table:table-cell office:value-type="float" office:value="208.815648" calcext:value-type="float">
            <text:p>208,815648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87.291367" calcext:value-type="float">
            <text:p>187,291367</text:p>
          </table:table-cell>
          <table:table-cell office:value-type="float" office:value="202.568005" calcext:value-type="float">
            <text:p>202,568005</text:p>
          </table:table-cell>
          <table:table-cell office:value-type="float" office:value="205.325622" calcext:value-type="float">
            <text:p>205,325622</text:p>
          </table:table-cell>
          <table:table-cell office:value-type="float" office:value="206.84525" calcext:value-type="float">
            <text:p>206,84525</text:p>
          </table:table-cell>
          <table:table-cell office:value-type="float" office:value="207.114063" calcext:value-type="float">
            <text:p>207,114063</text:p>
          </table:table-cell>
          <table:table-cell office:value-type="float" office:value="206.253906" calcext:value-type="float">
            <text:p>206,253906</text:p>
          </table:table-cell>
          <table:table-cell office:value-type="float" office:value="203.770393" calcext:value-type="float">
            <text:p>203,770393</text:p>
          </table:table-cell>
          <table:table-cell office:value-type="float" office:value="203.048524" calcext:value-type="float">
            <text:p>203,048524</text:p>
          </table:table-cell>
          <table:table-cell office:value-type="float" office:value="205.695433" calcext:value-type="float">
            <text:p>205,695433</text:p>
          </table:table-cell>
          <table:table-cell office:value-type="float" office:value="210.270917" calcext:value-type="float">
            <text:p>210,270917</text:p>
          </table:table-cell>
          <table:table-cell/>
          <table:table-cell office:value-type="float" office:value="207.052791" calcext:value-type="float">
            <text:p>207,052791</text:p>
          </table:table-cell>
          <table:table-cell office:value-type="float" office:value="206.50165" calcext:value-type="float">
            <text:p>206,50165</text:p>
          </table:table-cell>
          <table:table-cell office:value-type="float" office:value="205.937783" calcext:value-type="float">
            <text:p>205,937783</text:p>
          </table:table-cell>
          <table:table-cell office:value-type="float" office:value="208.419" calcext:value-type="float">
            <text:p>208,419</text:p>
          </table:table-cell>
          <table:table-cell office:value-type="float" office:value="210.553909" calcext:value-type="float">
            <text:p>210,553909</text:p>
          </table:table-cell>
          <table:table-cell office:value-type="float" office:value="208.839327" calcext:value-type="float">
            <text:p>208,839327</text:p>
          </table:table-cell>
          <table:table-cell office:value-type="float" office:value="211.341152" calcext:value-type="float">
            <text:p>211,341152</text:p>
          </table:table-cell>
          <table:table-cell office:value-type="float" office:value="207.018337" calcext:value-type="float">
            <text:p>207,018337</text:p>
          </table:table-cell>
          <table:table-cell office:value-type="float" office:value="211.300715" calcext:value-type="float">
            <text:p>211,300715</text:p>
          </table:table-cell>
          <table:table-cell office:value-type="float" office:value="208.914961" calcext:value-type="float">
            <text:p>208,914961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87.326725" calcext:value-type="float">
            <text:p>187,326725</text:p>
          </table:table-cell>
          <table:table-cell office:value-type="float" office:value="202.526663" calcext:value-type="float">
            <text:p>202,526663</text:p>
          </table:table-cell>
          <table:table-cell office:value-type="float" office:value="205.312901" calcext:value-type="float">
            <text:p>205,312901</text:p>
          </table:table-cell>
          <table:table-cell office:value-type="float" office:value="206.892184" calcext:value-type="float">
            <text:p>206,892184</text:p>
          </table:table-cell>
          <table:table-cell office:value-type="float" office:value="207.420937" calcext:value-type="float">
            <text:p>207,420937</text:p>
          </table:table-cell>
          <table:table-cell office:value-type="float" office:value="206.321025" calcext:value-type="float">
            <text:p>206,321025</text:p>
          </table:table-cell>
          <table:table-cell office:value-type="float" office:value="203.834228" calcext:value-type="float">
            <text:p>203,834228</text:p>
          </table:table-cell>
          <table:table-cell office:value-type="float" office:value="203.059094" calcext:value-type="float">
            <text:p>203,059094</text:p>
          </table:table-cell>
          <table:table-cell office:value-type="float" office:value="205.722785" calcext:value-type="float">
            <text:p>205,722785</text:p>
          </table:table-cell>
          <table:table-cell office:value-type="float" office:value="210.279918" calcext:value-type="float">
            <text:p>210,279918</text:p>
          </table:table-cell>
          <table:table-cell/>
          <table:table-cell office:value-type="float" office:value="207.086907" calcext:value-type="float">
            <text:p>207,086907</text:p>
          </table:table-cell>
          <table:table-cell office:value-type="float" office:value="206.550569" calcext:value-type="float">
            <text:p>206,550569</text:p>
          </table:table-cell>
          <table:table-cell office:value-type="float" office:value="206.054988" calcext:value-type="float">
            <text:p>206,054988</text:p>
          </table:table-cell>
          <table:table-cell office:value-type="float" office:value="208.43619" calcext:value-type="float">
            <text:p>208,43619</text:p>
          </table:table-cell>
          <table:table-cell office:value-type="float" office:value="210.548135" calcext:value-type="float">
            <text:p>210,548135</text:p>
          </table:table-cell>
          <table:table-cell office:value-type="float" office:value="208.972331" calcext:value-type="float">
            <text:p>208,972331</text:p>
          </table:table-cell>
          <table:table-cell office:value-type="float" office:value="211.435611" calcext:value-type="float">
            <text:p>211,435611</text:p>
          </table:table-cell>
          <table:table-cell office:value-type="float" office:value="207.016838" calcext:value-type="float">
            <text:p>207,016838</text:p>
          </table:table-cell>
          <table:table-cell office:value-type="float" office:value="211.404366" calcext:value-type="float">
            <text:p>211,404366</text:p>
          </table:table-cell>
          <table:table-cell office:value-type="float" office:value="209.068128" calcext:value-type="float">
            <text:p>209,068128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87.293902" calcext:value-type="float">
            <text:p>187,293902</text:p>
          </table:table-cell>
          <table:table-cell office:value-type="float" office:value="202.666791" calcext:value-type="float">
            <text:p>202,666791</text:p>
          </table:table-cell>
          <table:table-cell office:value-type="float" office:value="205.36628" calcext:value-type="float">
            <text:p>205,36628</text:p>
          </table:table-cell>
          <table:table-cell office:value-type="float" office:value="206.911648" calcext:value-type="float">
            <text:p>206,911648</text:p>
          </table:table-cell>
          <table:table-cell office:value-type="float" office:value="207.568057" calcext:value-type="float">
            <text:p>207,568057</text:p>
          </table:table-cell>
          <table:table-cell office:value-type="float" office:value="206.366879" calcext:value-type="float">
            <text:p>206,366879</text:p>
          </table:table-cell>
          <table:table-cell office:value-type="float" office:value="203.95368" calcext:value-type="float">
            <text:p>203,95368</text:p>
          </table:table-cell>
          <table:table-cell office:value-type="float" office:value="203.221069" calcext:value-type="float">
            <text:p>203,221069</text:p>
          </table:table-cell>
          <table:table-cell office:value-type="float" office:value="205.961428" calcext:value-type="float">
            <text:p>205,961428</text:p>
          </table:table-cell>
          <table:table-cell office:value-type="float" office:value="210.334656" calcext:value-type="float">
            <text:p>210,334656</text:p>
          </table:table-cell>
          <table:table-cell/>
          <table:table-cell office:value-type="float" office:value="207.248431" calcext:value-type="float">
            <text:p>207,248431</text:p>
          </table:table-cell>
          <table:table-cell office:value-type="float" office:value="206.613355" calcext:value-type="float">
            <text:p>206,613355</text:p>
          </table:table-cell>
          <table:table-cell office:value-type="float" office:value="206.127999" calcext:value-type="float">
            <text:p>206,127999</text:p>
          </table:table-cell>
          <table:table-cell office:value-type="float" office:value="208.502719" calcext:value-type="float">
            <text:p>208,502719</text:p>
          </table:table-cell>
          <table:table-cell office:value-type="float" office:value="210.686306" calcext:value-type="float">
            <text:p>210,686306</text:p>
          </table:table-cell>
          <table:table-cell office:value-type="float" office:value="208.983761" calcext:value-type="float">
            <text:p>208,983761</text:p>
          </table:table-cell>
          <table:table-cell office:value-type="float" office:value="211.572071" calcext:value-type="float">
            <text:p>211,572071</text:p>
          </table:table-cell>
          <table:table-cell office:value-type="float" office:value="207.04515" calcext:value-type="float">
            <text:p>207,04515</text:p>
          </table:table-cell>
          <table:table-cell office:value-type="float" office:value="211.392194" calcext:value-type="float">
            <text:p>211,392194</text:p>
          </table:table-cell>
          <table:table-cell office:value-type="float" office:value="209.085125" calcext:value-type="float">
            <text:p>209,085125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87.331878" calcext:value-type="float">
            <text:p>187,331878</text:p>
          </table:table-cell>
          <table:table-cell office:value-type="float" office:value="202.596367" calcext:value-type="float">
            <text:p>202,596367</text:p>
          </table:table-cell>
          <table:table-cell office:value-type="float" office:value="205.359128" calcext:value-type="float">
            <text:p>205,359128</text:p>
          </table:table-cell>
          <table:table-cell office:value-type="float" office:value="206.981934" calcext:value-type="float">
            <text:p>206,981934</text:p>
          </table:table-cell>
          <table:table-cell office:value-type="float" office:value="207.601462" calcext:value-type="float">
            <text:p>207,601462</text:p>
          </table:table-cell>
          <table:table-cell office:value-type="float" office:value="206.599044" calcext:value-type="float">
            <text:p>206,599044</text:p>
          </table:table-cell>
          <table:table-cell office:value-type="float" office:value="204.188367" calcext:value-type="float">
            <text:p>204,188367</text:p>
          </table:table-cell>
          <table:table-cell office:value-type="float" office:value="203.301815" calcext:value-type="float">
            <text:p>203,301815</text:p>
          </table:table-cell>
          <table:table-cell office:value-type="float" office:value="205.990474" calcext:value-type="float">
            <text:p>205,990474</text:p>
          </table:table-cell>
          <table:table-cell office:value-type="float" office:value="210.335036" calcext:value-type="float">
            <text:p>210,335036</text:p>
          </table:table-cell>
          <table:table-cell/>
          <table:table-cell office:value-type="float" office:value="207.4084" calcext:value-type="float">
            <text:p>207,4084</text:p>
          </table:table-cell>
          <table:table-cell office:value-type="float" office:value="206.700026" calcext:value-type="float">
            <text:p>206,700026</text:p>
          </table:table-cell>
          <table:table-cell office:value-type="float" office:value="206.308895" calcext:value-type="float">
            <text:p>206,308895</text:p>
          </table:table-cell>
          <table:table-cell office:value-type="float" office:value="208.506659" calcext:value-type="float">
            <text:p>208,506659</text:p>
          </table:table-cell>
          <table:table-cell office:value-type="float" office:value="210.901241" calcext:value-type="float">
            <text:p>210,901241</text:p>
          </table:table-cell>
          <table:table-cell office:value-type="float" office:value="209.012834" calcext:value-type="float">
            <text:p>209,012834</text:p>
          </table:table-cell>
          <table:table-cell office:value-type="float" office:value="211.572968" calcext:value-type="float">
            <text:p>211,572968</text:p>
          </table:table-cell>
          <table:table-cell office:value-type="float" office:value="207.103475" calcext:value-type="float">
            <text:p>207,103475</text:p>
          </table:table-cell>
          <table:table-cell office:value-type="float" office:value="211.419803" calcext:value-type="float">
            <text:p>211,419803</text:p>
          </table:table-cell>
          <table:table-cell office:value-type="float" office:value="209.118228" calcext:value-type="float">
            <text:p>209,118228</text:p>
          </table:table-cell>
          <table:table-cell table:number-columns-repeated="121"/>
        </table:table-row>
        <table:table-row table:style-name="ro1">
          <table:table-cell table:number-columns-repeated="20"/>
          <table:table-cell office:value-type="float" office:value="187.753134" calcext:value-type="float">
            <text:p>187,753134</text:p>
          </table:table-cell>
          <table:table-cell office:value-type="float" office:value="202.823688" calcext:value-type="float">
            <text:p>202,823688</text:p>
          </table:table-cell>
          <table:table-cell office:value-type="float" office:value="205.481007" calcext:value-type="float">
            <text:p>205,481007</text:p>
          </table:table-cell>
          <table:table-cell office:value-type="float" office:value="206.959598" calcext:value-type="float">
            <text:p>206,959598</text:p>
          </table:table-cell>
          <table:table-cell office:value-type="float" office:value="207.707185" calcext:value-type="float">
            <text:p>207,707185</text:p>
          </table:table-cell>
          <table:table-cell office:value-type="float" office:value="206.609021" calcext:value-type="float">
            <text:p>206,609021</text:p>
          </table:table-cell>
          <table:table-cell office:value-type="float" office:value="204.494364" calcext:value-type="float">
            <text:p>204,494364</text:p>
          </table:table-cell>
          <table:table-cell office:value-type="float" office:value="203.2332" calcext:value-type="float">
            <text:p>203,2332</text:p>
          </table:table-cell>
          <table:table-cell office:value-type="float" office:value="206.094292" calcext:value-type="float">
            <text:p>206,094292</text:p>
          </table:table-cell>
          <table:table-cell office:value-type="float" office:value="210.500231" calcext:value-type="float">
            <text:p>210,500231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7.848846" calcext:value-type="float">
            <text:p>187,848846</text:p>
          </table:table-cell>
          <table:table-cell office:value-type="float" office:value="202.949173" calcext:value-type="float">
            <text:p>202,949173</text:p>
          </table:table-cell>
          <table:table-cell office:value-type="float" office:value="205.539378" calcext:value-type="float">
            <text:p>205,539378</text:p>
          </table:table-cell>
          <table:table-cell office:value-type="float" office:value="207.154874" calcext:value-type="float">
            <text:p>207,154874</text:p>
          </table:table-cell>
          <table:table-cell office:value-type="float" office:value="207.780141" calcext:value-type="float">
            <text:p>207,780141</text:p>
          </table:table-cell>
          <table:table-cell office:value-type="float" office:value="206.600625" calcext:value-type="float">
            <text:p>206,600625</text:p>
          </table:table-cell>
          <table:table-cell office:value-type="float" office:value="204.575753" calcext:value-type="float">
            <text:p>204,575753</text:p>
          </table:table-cell>
          <table:table-cell office:value-type="float" office:value="203.31327" calcext:value-type="float">
            <text:p>203,31327</text:p>
          </table:table-cell>
          <table:table-cell office:value-type="float" office:value="206.233705" calcext:value-type="float">
            <text:p>206,233705</text:p>
          </table:table-cell>
          <table:table-cell office:value-type="float" office:value="210.838429" calcext:value-type="float">
            <text:p>210,838429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7.88888" calcext:value-type="float">
            <text:p>187,88888</text:p>
          </table:table-cell>
          <table:table-cell office:value-type="float" office:value="203.060702" calcext:value-type="float">
            <text:p>203,060702</text:p>
          </table:table-cell>
          <table:table-cell office:value-type="float" office:value="205.599743" calcext:value-type="float">
            <text:p>205,599743</text:p>
          </table:table-cell>
          <table:table-cell office:value-type="float" office:value="207.220394" calcext:value-type="float">
            <text:p>207,220394</text:p>
          </table:table-cell>
          <table:table-cell office:value-type="float" office:value="207.848343" calcext:value-type="float">
            <text:p>207,848343</text:p>
          </table:table-cell>
          <table:table-cell office:value-type="float" office:value="206.665138" calcext:value-type="float">
            <text:p>206,665138</text:p>
          </table:table-cell>
          <table:table-cell office:value-type="float" office:value="204.589128" calcext:value-type="float">
            <text:p>204,589128</text:p>
          </table:table-cell>
          <table:table-cell office:value-type="float" office:value="203.421885" calcext:value-type="float">
            <text:p>203,421885</text:p>
          </table:table-cell>
          <table:table-cell office:value-type="float" office:value="206.262449" calcext:value-type="float">
            <text:p>206,262449</text:p>
          </table:table-cell>
          <table:table-cell office:value-type="float" office:value="210.862138" calcext:value-type="float">
            <text:p>210,862138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7.869577" calcext:value-type="float">
            <text:p>187,869577</text:p>
          </table:table-cell>
          <table:table-cell office:value-type="float" office:value="203.148895" calcext:value-type="float">
            <text:p>203,148895</text:p>
          </table:table-cell>
          <table:table-cell office:value-type="float" office:value="205.525688" calcext:value-type="float">
            <text:p>205,525688</text:p>
          </table:table-cell>
          <table:table-cell office:value-type="float" office:value="207.226699" calcext:value-type="float">
            <text:p>207,226699</text:p>
          </table:table-cell>
          <table:table-cell office:value-type="float" office:value="207.870522" calcext:value-type="float">
            <text:p>207,870522</text:p>
          </table:table-cell>
          <table:table-cell office:value-type="float" office:value="206.746037" calcext:value-type="float">
            <text:p>206,746037</text:p>
          </table:table-cell>
          <table:table-cell office:value-type="float" office:value="204.607041" calcext:value-type="float">
            <text:p>204,607041</text:p>
          </table:table-cell>
          <table:table-cell office:value-type="float" office:value="203.407536" calcext:value-type="float">
            <text:p>203,407536</text:p>
          </table:table-cell>
          <table:table-cell office:value-type="float" office:value="206.245661" calcext:value-type="float">
            <text:p>206,245661</text:p>
          </table:table-cell>
          <table:table-cell office:value-type="float" office:value="210.940947" calcext:value-type="float">
            <text:p>210,940947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7.942351" calcext:value-type="float">
            <text:p>187,942351</text:p>
          </table:table-cell>
          <table:table-cell office:value-type="float" office:value="203.273701" calcext:value-type="float">
            <text:p>203,273701</text:p>
          </table:table-cell>
          <table:table-cell office:value-type="float" office:value="205.639899" calcext:value-type="float">
            <text:p>205,639899</text:p>
          </table:table-cell>
          <table:table-cell office:value-type="float" office:value="207.280305" calcext:value-type="float">
            <text:p>207,280305</text:p>
          </table:table-cell>
          <table:table-cell office:value-type="float" office:value="208.0277" calcext:value-type="float">
            <text:p>208,0277</text:p>
          </table:table-cell>
          <table:table-cell office:value-type="float" office:value="206.73301" calcext:value-type="float">
            <text:p>206,73301</text:p>
          </table:table-cell>
          <table:table-cell office:value-type="float" office:value="204.686745" calcext:value-type="float">
            <text:p>204,686745</text:p>
          </table:table-cell>
          <table:table-cell office:value-type="float" office:value="203.547795" calcext:value-type="float">
            <text:p>203,547795</text:p>
          </table:table-cell>
          <table:table-cell office:value-type="float" office:value="206.327278" calcext:value-type="float">
            <text:p>206,327278</text:p>
          </table:table-cell>
          <table:table-cell office:value-type="float" office:value="210.888474" calcext:value-type="float">
            <text:p>210,888474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044635" calcext:value-type="float">
            <text:p>188,044635</text:p>
          </table:table-cell>
          <table:table-cell office:value-type="float" office:value="203.401883" calcext:value-type="float">
            <text:p>203,401883</text:p>
          </table:table-cell>
          <table:table-cell office:value-type="float" office:value="205.805542" calcext:value-type="float">
            <text:p>205,805542</text:p>
          </table:table-cell>
          <table:table-cell office:value-type="float" office:value="207.386445" calcext:value-type="float">
            <text:p>207,386445</text:p>
          </table:table-cell>
          <table:table-cell office:value-type="float" office:value="208.134688" calcext:value-type="float">
            <text:p>208,134688</text:p>
          </table:table-cell>
          <table:table-cell office:value-type="float" office:value="206.713954" calcext:value-type="float">
            <text:p>206,713954</text:p>
          </table:table-cell>
          <table:table-cell office:value-type="float" office:value="204.759232" calcext:value-type="float">
            <text:p>204,759232</text:p>
          </table:table-cell>
          <table:table-cell office:value-type="float" office:value="203.61712" calcext:value-type="float">
            <text:p>203,61712</text:p>
          </table:table-cell>
          <table:table-cell office:value-type="float" office:value="206.421911" calcext:value-type="float">
            <text:p>206,421911</text:p>
          </table:table-cell>
          <table:table-cell office:value-type="float" office:value="211.110604" calcext:value-type="float">
            <text:p>211,110604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206309" calcext:value-type="float">
            <text:p>188,206309</text:p>
          </table:table-cell>
          <table:table-cell office:value-type="float" office:value="203.420695" calcext:value-type="float">
            <text:p>203,420695</text:p>
          </table:table-cell>
          <table:table-cell office:value-type="float" office:value="205.881445" calcext:value-type="float">
            <text:p>205,881445</text:p>
          </table:table-cell>
          <table:table-cell office:value-type="float" office:value="207.41758" calcext:value-type="float">
            <text:p>207,41758</text:p>
          </table:table-cell>
          <table:table-cell office:value-type="float" office:value="208.358891" calcext:value-type="float">
            <text:p>208,358891</text:p>
          </table:table-cell>
          <table:table-cell office:value-type="float" office:value="206.79398" calcext:value-type="float">
            <text:p>206,79398</text:p>
          </table:table-cell>
          <table:table-cell office:value-type="float" office:value="204.928814" calcext:value-type="float">
            <text:p>204,928814</text:p>
          </table:table-cell>
          <table:table-cell office:value-type="float" office:value="203.736032" calcext:value-type="float">
            <text:p>203,736032</text:p>
          </table:table-cell>
          <table:table-cell office:value-type="float" office:value="206.442167" calcext:value-type="float">
            <text:p>206,442167</text:p>
          </table:table-cell>
          <table:table-cell office:value-type="float" office:value="211.137532" calcext:value-type="float">
            <text:p>211,137532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243038" calcext:value-type="float">
            <text:p>188,243038</text:p>
          </table:table-cell>
          <table:table-cell office:value-type="float" office:value="203.517115" calcext:value-type="float">
            <text:p>203,517115</text:p>
          </table:table-cell>
          <table:table-cell office:value-type="float" office:value="206.010978" calcext:value-type="float">
            <text:p>206,010978</text:p>
          </table:table-cell>
          <table:table-cell office:value-type="float" office:value="207.440511" calcext:value-type="float">
            <text:p>207,440511</text:p>
          </table:table-cell>
          <table:table-cell office:value-type="float" office:value="208.487266" calcext:value-type="float">
            <text:p>208,487266</text:p>
          </table:table-cell>
          <table:table-cell office:value-type="float" office:value="206.892401" calcext:value-type="float">
            <text:p>206,892401</text:p>
          </table:table-cell>
          <table:table-cell office:value-type="float" office:value="205.016837" calcext:value-type="float">
            <text:p>205,016837</text:p>
          </table:table-cell>
          <table:table-cell office:value-type="float" office:value="203.818135" calcext:value-type="float">
            <text:p>203,818135</text:p>
          </table:table-cell>
          <table:table-cell office:value-type="float" office:value="206.455559" calcext:value-type="float">
            <text:p>206,455559</text:p>
          </table:table-cell>
          <table:table-cell office:value-type="float" office:value="211.266832" calcext:value-type="float">
            <text:p>211,266832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453752" calcext:value-type="float">
            <text:p>188,453752</text:p>
          </table:table-cell>
          <table:table-cell office:value-type="float" office:value="203.59016" calcext:value-type="float">
            <text:p>203,59016</text:p>
          </table:table-cell>
          <table:table-cell office:value-type="float" office:value="206.013845" calcext:value-type="float">
            <text:p>206,013845</text:p>
          </table:table-cell>
          <table:table-cell office:value-type="float" office:value="207.454023" calcext:value-type="float">
            <text:p>207,454023</text:p>
          </table:table-cell>
          <table:table-cell office:value-type="float" office:value="208.52581" calcext:value-type="float">
            <text:p>208,52581</text:p>
          </table:table-cell>
          <table:table-cell office:value-type="float" office:value="206.93073" calcext:value-type="float">
            <text:p>206,93073</text:p>
          </table:table-cell>
          <table:table-cell office:value-type="float" office:value="205.031196" calcext:value-type="float">
            <text:p>205,031196</text:p>
          </table:table-cell>
          <table:table-cell office:value-type="float" office:value="203.862931" calcext:value-type="float">
            <text:p>203,862931</text:p>
          </table:table-cell>
          <table:table-cell office:value-type="float" office:value="206.480724" calcext:value-type="float">
            <text:p>206,480724</text:p>
          </table:table-cell>
          <table:table-cell office:value-type="float" office:value="211.269264" calcext:value-type="float">
            <text:p>211,269264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513414" calcext:value-type="float">
            <text:p>188,513414</text:p>
          </table:table-cell>
          <table:table-cell office:value-type="float" office:value="203.702217" calcext:value-type="float">
            <text:p>203,702217</text:p>
          </table:table-cell>
          <table:table-cell office:value-type="float" office:value="206.072017" calcext:value-type="float">
            <text:p>206,072017</text:p>
          </table:table-cell>
          <table:table-cell office:value-type="float" office:value="207.45147" calcext:value-type="float">
            <text:p>207,45147</text:p>
          </table:table-cell>
          <table:table-cell office:value-type="float" office:value="208.492106" calcext:value-type="float">
            <text:p>208,492106</text:p>
          </table:table-cell>
          <table:table-cell office:value-type="float" office:value="207.021433" calcext:value-type="float">
            <text:p>207,021433</text:p>
          </table:table-cell>
          <table:table-cell office:value-type="float" office:value="205.091664" calcext:value-type="float">
            <text:p>205,091664</text:p>
          </table:table-cell>
          <table:table-cell office:value-type="float" office:value="203.915418" calcext:value-type="float">
            <text:p>203,915418</text:p>
          </table:table-cell>
          <table:table-cell office:value-type="float" office:value="206.52624" calcext:value-type="float">
            <text:p>206,52624</text:p>
          </table:table-cell>
          <table:table-cell office:value-type="float" office:value="211.363193" calcext:value-type="float">
            <text:p>211,363193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478514" calcext:value-type="float">
            <text:p>188,478514</text:p>
          </table:table-cell>
          <table:table-cell office:value-type="float" office:value="203.785111" calcext:value-type="float">
            <text:p>203,785111</text:p>
          </table:table-cell>
          <table:table-cell office:value-type="float" office:value="206.08691" calcext:value-type="float">
            <text:p>206,08691</text:p>
          </table:table-cell>
          <table:table-cell office:value-type="float" office:value="207.481387" calcext:value-type="float">
            <text:p>207,481387</text:p>
          </table:table-cell>
          <table:table-cell office:value-type="float" office:value="208.570348" calcext:value-type="float">
            <text:p>208,570348</text:p>
          </table:table-cell>
          <table:table-cell office:value-type="float" office:value="207.154521" calcext:value-type="float">
            <text:p>207,154521</text:p>
          </table:table-cell>
          <table:table-cell office:value-type="float" office:value="205.188992" calcext:value-type="float">
            <text:p>205,188992</text:p>
          </table:table-cell>
          <table:table-cell office:value-type="float" office:value="204.02125" calcext:value-type="float">
            <text:p>204,02125</text:p>
          </table:table-cell>
          <table:table-cell office:value-type="float" office:value="206.58871" calcext:value-type="float">
            <text:p>206,58871</text:p>
          </table:table-cell>
          <table:table-cell office:value-type="float" office:value="211.278202" calcext:value-type="float">
            <text:p>211,278202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652496" calcext:value-type="float">
            <text:p>188,652496</text:p>
          </table:table-cell>
          <table:table-cell office:value-type="float" office:value="203.775209" calcext:value-type="float">
            <text:p>203,775209</text:p>
          </table:table-cell>
          <table:table-cell office:value-type="float" office:value="206.08899" calcext:value-type="float">
            <text:p>206,08899</text:p>
          </table:table-cell>
          <table:table-cell office:value-type="float" office:value="207.515617" calcext:value-type="float">
            <text:p>207,515617</text:p>
          </table:table-cell>
          <table:table-cell office:value-type="float" office:value="208.588318" calcext:value-type="float">
            <text:p>208,588318</text:p>
          </table:table-cell>
          <table:table-cell office:value-type="float" office:value="207.207902" calcext:value-type="float">
            <text:p>207,207902</text:p>
          </table:table-cell>
          <table:table-cell office:value-type="float" office:value="205.231281" calcext:value-type="float">
            <text:p>205,231281</text:p>
          </table:table-cell>
          <table:table-cell office:value-type="float" office:value="204.053028" calcext:value-type="float">
            <text:p>204,053028</text:p>
          </table:table-cell>
          <table:table-cell office:value-type="float" office:value="206.571611" calcext:value-type="float">
            <text:p>206,571611</text:p>
          </table:table-cell>
          <table:table-cell office:value-type="float" office:value="211.289049" calcext:value-type="float">
            <text:p>211,289049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691851" calcext:value-type="float">
            <text:p>188,691851</text:p>
          </table:table-cell>
          <table:table-cell office:value-type="float" office:value="203.858493" calcext:value-type="float">
            <text:p>203,858493</text:p>
          </table:table-cell>
          <table:table-cell office:value-type="float" office:value="206.09374" calcext:value-type="float">
            <text:p>206,09374</text:p>
          </table:table-cell>
          <table:table-cell office:value-type="float" office:value="207.532547" calcext:value-type="float">
            <text:p>207,532547</text:p>
          </table:table-cell>
          <table:table-cell office:value-type="float" office:value="208.703499" calcext:value-type="float">
            <text:p>208,703499</text:p>
          </table:table-cell>
          <table:table-cell office:value-type="float" office:value="207.277899" calcext:value-type="float">
            <text:p>207,277899</text:p>
          </table:table-cell>
          <table:table-cell office:value-type="float" office:value="205.284357" calcext:value-type="float">
            <text:p>205,284357</text:p>
          </table:table-cell>
          <table:table-cell office:value-type="float" office:value="204.130547" calcext:value-type="float">
            <text:p>204,130547</text:p>
          </table:table-cell>
          <table:table-cell office:value-type="float" office:value="206.646344" calcext:value-type="float">
            <text:p>206,646344</text:p>
          </table:table-cell>
          <table:table-cell office:value-type="float" office:value="211.371611" calcext:value-type="float">
            <text:p>211,371611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671205" calcext:value-type="float">
            <text:p>188,671205</text:p>
          </table:table-cell>
          <table:table-cell office:value-type="float" office:value="203.855752" calcext:value-type="float">
            <text:p>203,855752</text:p>
          </table:table-cell>
          <table:table-cell office:value-type="float" office:value="206.089178" calcext:value-type="float">
            <text:p>206,089178</text:p>
          </table:table-cell>
          <table:table-cell office:value-type="float" office:value="207.540864" calcext:value-type="float">
            <text:p>207,540864</text:p>
          </table:table-cell>
          <table:table-cell office:value-type="float" office:value="208.699263" calcext:value-type="float">
            <text:p>208,699263</text:p>
          </table:table-cell>
          <table:table-cell office:value-type="float" office:value="207.320242" calcext:value-type="float">
            <text:p>207,320242</text:p>
          </table:table-cell>
          <table:table-cell office:value-type="float" office:value="205.318957" calcext:value-type="float">
            <text:p>205,318957</text:p>
          </table:table-cell>
          <table:table-cell office:value-type="float" office:value="204.149982" calcext:value-type="float">
            <text:p>204,149982</text:p>
          </table:table-cell>
          <table:table-cell office:value-type="float" office:value="206.590497" calcext:value-type="float">
            <text:p>206,590497</text:p>
          </table:table-cell>
          <table:table-cell office:value-type="float" office:value="211.426731" calcext:value-type="float">
            <text:p>211,426731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68097" calcext:value-type="float">
            <text:p>188,68097</text:p>
          </table:table-cell>
          <table:table-cell office:value-type="float" office:value="203.947429" calcext:value-type="float">
            <text:p>203,947429</text:p>
          </table:table-cell>
          <table:table-cell office:value-type="float" office:value="206.1511" calcext:value-type="float">
            <text:p>206,1511</text:p>
          </table:table-cell>
          <table:table-cell office:value-type="float" office:value="207.549152" calcext:value-type="float">
            <text:p>207,549152</text:p>
          </table:table-cell>
          <table:table-cell office:value-type="float" office:value="208.771549" calcext:value-type="float">
            <text:p>208,771549</text:p>
          </table:table-cell>
          <table:table-cell office:value-type="float" office:value="207.348706" calcext:value-type="float">
            <text:p>207,348706</text:p>
          </table:table-cell>
          <table:table-cell office:value-type="float" office:value="205.288493" calcext:value-type="float">
            <text:p>205,288493</text:p>
          </table:table-cell>
          <table:table-cell office:value-type="float" office:value="204.163503" calcext:value-type="float">
            <text:p>204,163503</text:p>
          </table:table-cell>
          <table:table-cell office:value-type="float" office:value="206.671071" calcext:value-type="float">
            <text:p>206,671071</text:p>
          </table:table-cell>
          <table:table-cell office:value-type="float" office:value="211.423193" calcext:value-type="float">
            <text:p>211,423193</text:p>
          </table:table-cell>
          <table:table-cell table:number-columns-repeated="132"/>
        </table:table-row>
        <table:table-row table:style-name="ro1">
          <table:table-cell table:number-columns-repeated="20"/>
          <table:table-cell office:value-type="float" office:value="188.736377" calcext:value-type="float">
            <text:p>188,736377</text:p>
          </table:table-cell>
          <table:table-cell office:value-type="float" office:value="204.050543" calcext:value-type="float">
            <text:p>204,050543</text:p>
          </table:table-cell>
          <table:table-cell office:value-type="float" office:value="206.116258" calcext:value-type="float">
            <text:p>206,116258</text:p>
          </table:table-cell>
          <table:table-cell office:value-type="float" office:value="207.623094" calcext:value-type="float">
            <text:p>207,623094</text:p>
          </table:table-cell>
          <table:table-cell office:value-type="float" office:value="208.840686" calcext:value-type="float">
            <text:p>208,840686</text:p>
          </table:table-cell>
          <table:table-cell office:value-type="float" office:value="207.475981" calcext:value-type="float">
            <text:p>207,475981</text:p>
          </table:table-cell>
          <table:table-cell office:value-type="float" office:value="205.347655" calcext:value-type="float">
            <text:p>205,347655</text:p>
          </table:table-cell>
          <table:table-cell office:value-type="float" office:value="204.211534" calcext:value-type="float">
            <text:p>204,211534</text:p>
          </table:table-cell>
          <table:table-cell office:value-type="float" office:value="206.646715" calcext:value-type="float">
            <text:p>206,646715</text:p>
          </table:table-cell>
          <table:table-cell office:value-type="float" office:value="211.5026" calcext:value-type="float">
            <text:p>211,5026</text:p>
          </table:table-cell>
          <table:table-cell table:number-columns-repeated="132"/>
        </table:table-row>
        <table:table-row table:style-name="ro1">
          <table:table-cell table:number-columns-repeated="20"/>
          <table:table-cell table:formula="of:=MAX([.U66:.U97])" office:value-type="float" office:value="188.736377" calcext:value-type="float">
            <text:p>188,736377</text:p>
          </table:table-cell>
          <table:table-cell table:formula="of:=MAX([.V66:.V97])" office:value-type="float" office:value="204.050543" calcext:value-type="float">
            <text:p>204,050543</text:p>
          </table:table-cell>
          <table:table-cell table:formula="of:=MAX([.W66:.W97])" office:value-type="float" office:value="206.1511" calcext:value-type="float">
            <text:p>206,1511</text:p>
          </table:table-cell>
          <table:table-cell table:formula="of:=MAX([.X66:.X97])" office:value-type="float" office:value="207.623094" calcext:value-type="float">
            <text:p>207,623094</text:p>
          </table:table-cell>
          <table:table-cell table:formula="of:=MAX([.Y66:.Y97])" office:value-type="float" office:value="208.840686" calcext:value-type="float">
            <text:p>208,840686</text:p>
          </table:table-cell>
          <table:table-cell table:formula="of:=MAX([.Z66:.Z97])" office:value-type="float" office:value="207.475981" calcext:value-type="float">
            <text:p>207,475981</text:p>
          </table:table-cell>
          <table:table-cell table:formula="of:=MAX([.AA66:.AA97])" office:value-type="float" office:value="205.347655" calcext:value-type="float">
            <text:p>205,347655</text:p>
          </table:table-cell>
          <table:table-cell table:formula="of:=MAX([.AB66:.AB97])" office:value-type="float" office:value="204.211534" calcext:value-type="float">
            <text:p>204,211534</text:p>
          </table:table-cell>
          <table:table-cell table:formula="of:=MAX([.AC66:.AC97])" office:value-type="float" office:value="206.671071" calcext:value-type="float">
            <text:p>206,671071</text:p>
          </table:table-cell>
          <table:table-cell table:formula="of:=MAX([.AD66:.AD97])" office:value-type="float" office:value="211.5026" calcext:value-type="float">
            <text:p>211,5026</text:p>
          </table:table-cell>
          <table:table-cell/>
          <table:table-cell table:formula="of:=MAX([.AF66:.AF81])" office:value-type="float" office:value="207.4084" calcext:value-type="float">
            <text:p>207,4084</text:p>
          </table:table-cell>
          <table:table-cell table:formula="of:=MAX([.AG66:.AG81])" office:value-type="float" office:value="206.700026" calcext:value-type="float">
            <text:p>206,700026</text:p>
          </table:table-cell>
          <table:table-cell table:formula="of:=MAX([.AH66:.AH81])" office:value-type="float" office:value="206.308895" calcext:value-type="float">
            <text:p>206,308895</text:p>
          </table:table-cell>
          <table:table-cell table:formula="of:=MAX([.AI66:.AI81])" office:value-type="float" office:value="208.506659" calcext:value-type="float">
            <text:p>208,506659</text:p>
          </table:table-cell>
          <table:table-cell table:formula="of:=MAX([.AJ66:.AJ81])" office:value-type="float" office:value="210.901241" calcext:value-type="float">
            <text:p>210,901241</text:p>
          </table:table-cell>
          <table:table-cell table:formula="of:=MAX([.AK66:.AK81])" office:value-type="float" office:value="209.012834" calcext:value-type="float">
            <text:p>209,012834</text:p>
          </table:table-cell>
          <table:table-cell table:formula="of:=MAX([.AL66:.AL81])" office:value-type="float" office:value="211.572968" calcext:value-type="float">
            <text:p>211,572968</text:p>
          </table:table-cell>
          <table:table-cell table:formula="of:=MAX([.AM66:.AM81])" office:value-type="float" office:value="207.103475" calcext:value-type="float">
            <text:p>207,103475</text:p>
          </table:table-cell>
          <table:table-cell table:formula="of:=MAX([.AN66:.AN81])" office:value-type="float" office:value="211.419803" calcext:value-type="float">
            <text:p>211,419803</text:p>
          </table:table-cell>
          <table:table-cell table:formula="of:=MAX([.AO66:.AO81])" office:value-type="float" office:value="209.118228" calcext:value-type="float">
            <text:p>209,118228</text:p>
          </table:table-cell>
          <table:table-cell/>
          <table:table-cell table:formula="of:=MAX([.AQ66:.AQ73])" office:value-type="float" office:value="209.367174" calcext:value-type="float">
            <text:p>209,367174</text:p>
          </table:table-cell>
          <table:table-cell table:formula="of:=MAX([.AR66:.AR73])" office:value-type="float" office:value="206.847476" calcext:value-type="float">
            <text:p>206,847476</text:p>
          </table:table-cell>
          <table:table-cell table:formula="of:=MAX([.AS66:.AS73])" office:value-type="float" office:value="207.946819" calcext:value-type="float">
            <text:p>207,946819</text:p>
          </table:table-cell>
          <table:table-cell table:formula="of:=MAX([.AT66:.AT73])" office:value-type="float" office:value="211.014135" calcext:value-type="float">
            <text:p>211,014135</text:p>
          </table:table-cell>
          <table:table-cell table:formula="of:=MAX([.AU66:.AU73])" office:value-type="float" office:value="206.712888" calcext:value-type="float">
            <text:p>206,712888</text:p>
          </table:table-cell>
          <table:table-cell table:formula="of:=MAX([.AV66:.AV73])" office:value-type="float" office:value="213.268933" calcext:value-type="float">
            <text:p>213,268933</text:p>
          </table:table-cell>
          <table:table-cell table:formula="of:=MAX([.AW66:.AW73])" office:value-type="float" office:value="206.354235" calcext:value-type="float">
            <text:p>206,354235</text:p>
          </table:table-cell>
          <table:table-cell table:formula="of:=MAX([.AX66:.AX73])" office:value-type="float" office:value="208.351381" calcext:value-type="float">
            <text:p>208,351381</text:p>
          </table:table-cell>
          <table:table-cell table:formula="of:=MAX([.AY66:.AY73])" office:value-type="float" office:value="208.1657" calcext:value-type="float">
            <text:p>208,1657</text:p>
          </table:table-cell>
          <table:table-cell table:formula="of:=MAX([.AZ66:.AZ73])" office:value-type="float" office:value="209.536245" calcext:value-type="float">
            <text:p>209,536245</text:p>
          </table:table-cell>
          <table:table-cell/>
          <table:table-cell table:formula="of:=MAX([.BB66:.BB69])" office:value-type="float" office:value="201.281777" calcext:value-type="float">
            <text:p>201,281777</text:p>
          </table:table-cell>
          <table:table-cell table:formula="of:=MAX([.BC66:.BC69])" office:value-type="float" office:value="197.42519" calcext:value-type="float">
            <text:p>197,42519</text:p>
          </table:table-cell>
          <table:table-cell table:formula="of:=MAX([.BD66:.BD69])" office:value-type="float" office:value="201.322168" calcext:value-type="float">
            <text:p>201,322168</text:p>
          </table:table-cell>
          <table:table-cell table:formula="of:=MAX([.BE66:.BE69])" office:value-type="float" office:value="203.903337" calcext:value-type="float">
            <text:p>203,903337</text:p>
          </table:table-cell>
          <table:table-cell table:formula="of:=MAX([.BF66:.BF69])" office:value-type="float" office:value="205.639946" calcext:value-type="float">
            <text:p>205,639946</text:p>
          </table:table-cell>
          <table:table-cell table:formula="of:=MAX([.BG66:.BG69])" office:value-type="float" office:value="204.750159" calcext:value-type="float">
            <text:p>204,750159</text:p>
          </table:table-cell>
          <table:table-cell table:formula="of:=MAX([.BH66:.BH69])" office:value-type="float" office:value="205.567701" calcext:value-type="float">
            <text:p>205,567701</text:p>
          </table:table-cell>
          <table:table-cell table:formula="of:=MAX([.BI66:.BI69])" office:value-type="float" office:value="205.646064" calcext:value-type="float">
            <text:p>205,646064</text:p>
          </table:table-cell>
          <table:table-cell table:formula="of:=MAX([.BJ66:.BJ69])" office:value-type="float" office:value="204.853691" calcext:value-type="float">
            <text:p>204,853691</text:p>
          </table:table-cell>
          <table:table-cell table:formula="of:=MAX([.BK66:.BK69])" office:value-type="float" office:value="206.327542" calcext:value-type="float">
            <text:p>206,327542</text:p>
          </table:table-cell>
          <table:table-cell/>
          <table:table-cell table:formula="of:=MAX([.BM66:.BM67])" office:value-type="float" office:value="199.294293" calcext:value-type="float">
            <text:p>199,294293</text:p>
          </table:table-cell>
          <table:table-cell table:formula="of:=MAX([.BN66:.BN67])" office:value-type="float" office:value="201.102116" calcext:value-type="float">
            <text:p>201,102116</text:p>
          </table:table-cell>
          <table:table-cell table:formula="of:=MAX([.BO66:.BO67])" office:value-type="float" office:value="203.346272" calcext:value-type="float">
            <text:p>203,346272</text:p>
          </table:table-cell>
          <table:table-cell table:formula="of:=MAX([.BP66:.BP67])" office:value-type="float" office:value="203.342374" calcext:value-type="float">
            <text:p>203,342374</text:p>
          </table:table-cell>
          <table:table-cell table:formula="of:=MAX([.BQ66:.BQ67])" office:value-type="float" office:value="201.32894" calcext:value-type="float">
            <text:p>201,32894</text:p>
          </table:table-cell>
          <table:table-cell table:formula="of:=MAX([.BR66:.BR67])" office:value-type="float" office:value="199.092564" calcext:value-type="float">
            <text:p>199,092564</text:p>
          </table:table-cell>
          <table:table-cell table:formula="of:=MAX([.BS66:.BS67])" office:value-type="float" office:value="198.799455" calcext:value-type="float">
            <text:p>198,799455</text:p>
          </table:table-cell>
          <table:table-cell table:formula="of:=MAX([.BT66:.BT67])" office:value-type="float" office:value="197.605967" calcext:value-type="float">
            <text:p>197,605967</text:p>
          </table:table-cell>
          <table:table-cell table:formula="of:=MAX([.BU66:.BU67])" office:value-type="float" office:value="197.300428" calcext:value-type="float">
            <text:p>197,300428</text:p>
          </table:table-cell>
          <table:table-cell table:formula="of:=MAX([.BV66:.BV67])" office:value-type="float" office:value="199.890107" calcext:value-type="float">
            <text:p>199,890107</text:p>
          </table:table-cell>
          <table:table-cell table:number-columns-repeated="88"/>
        </table:table-row>
        <table:table-row table:style-name="ro1">
          <table:table-cell table:number-columns-repeated="162"/>
        </table:table-row>
        <table:table-row table:style-name="ro1">
          <table:table-cell table:number-columns-repeated="20"/>
          <table:table-cell table:style-name="ce1" table:formula="of:=AVERAGE([.U98:.AD98])" office:value-type="float" office:value="205.0610641" calcext:value-type="float" table:number-columns-spanned="10" table:number-rows-spanned="1">
            <text:p>205,0610641</text:p>
          </table:table-cell>
          <table:covered-table-cell table:number-columns-repeated="9"/>
          <table:table-cell/>
          <table:table-cell table:style-name="ce1" table:formula="of:=AVERAGE([.AF98:.AO98])" office:value-type="float" office:value="208.8052529" calcext:value-type="float" table:number-columns-spanned="10" table:number-rows-spanned="1">
            <text:p>208,8052529</text:p>
          </table:table-cell>
          <table:covered-table-cell table:number-columns-repeated="9"/>
          <table:table-cell/>
          <table:table-cell table:style-name="ce1" table:formula="of:=AVERAGE([.AQ98:.AZ98])" office:value-type="float" office:value="208.7564986" calcext:value-type="float" table:number-columns-spanned="10" table:number-rows-spanned="1">
            <text:p>208,7564986</text:p>
          </table:table-cell>
          <table:covered-table-cell table:number-columns-repeated="9"/>
          <table:table-cell/>
          <table:table-cell table:style-name="ce1" table:formula="of:=AVERAGE([.BB98:.BK98])" office:value-type="float" office:value="203.6717575" calcext:value-type="float" table:number-columns-spanned="10" table:number-rows-spanned="1">
            <text:p>203,6717575</text:p>
          </table:table-cell>
          <table:covered-table-cell table:number-columns-repeated="9"/>
          <table:table-cell/>
          <table:table-cell table:style-name="ce1" table:formula="of:=AVERAGE([.BM98:.BV98])" office:value-type="float" office:value="200.1102516" calcext:value-type="float" table:number-columns-spanned="10" table:number-rows-spanned="1">
            <text:p>200,1102516</text:p>
          </table:table-cell>
          <table:covered-table-cell table:number-columns-repeated="9"/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2:33:03.986553423</meta:creation-date>
    <dc:date>2023-09-18T21:02:20.979474379</dc:date>
    <meta:editing-duration>PT14M8S</meta:editing-duration>
    <meta:editing-cycles>5</meta:editing-cycles>
    <meta:generator>LibreOffice/7.3.7.2$Linux_X86_64 LibreOffice_project/30$Build-2</meta:generator>
    <meta:document-statistic meta:table-count="1" meta:cell-count="273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54cm" svg:height="12.303cm" xlink:href=".." xlink:type="simple" chart:class="chart:line" chart:style-name="ch1">
        <chart:title svg:x="9.759cm" svg:y="0.382cm" chart:style-name="ch2">
          <text:p>Sequencial</text:p>
        </chart:title>
        <chart:plot-area chart:style-name="ch3" table:cell-range-address="Sheet1.A1:Sheet1.E1 Sheet1.A12:Sheet1.E12" chart:data-source-has-labels="row" svg:x="1.448cm" svg:y="1.407cm" svg:width="19.969cm" svg:height="9.669cm">
          <chart:coordinate-region svg:x="2.175cm" svg:y="1.606cm" svg:width="18.962cm" svg:height="8.823cm"/>
          <chart:axis chart:dimension="x" chart:name="primary-x" chart:style-name="ch4" chartooo:axis-type="auto">
            <chartooo:date-scale/>
            <chart:title svg:x="10.687cm" svg:y="11.322cm" chart:style-name="ch5">
              <text:p>Tamanho</text:p>
            </chart:title>
            <chart:categories table:cell-range-address="Sheet1.A1:Sheet1.E1"/>
          </chart:axis>
          <chart:axis chart:dimension="y" chart:name="primary-y" chart:style-name="ch4">
            <chart:title svg:x="0.451cm" svg:y="7.026cm" chart:style-name="ch6">
              <text:p>Tempo (s)</text:p>
            </chart:title>
            <chart:grid chart:style-name="ch7" chart:class="major"/>
          </chart:axis>
          <chart:series chart:style-name="ch8" chart:values-cell-range-address="Sheet1.A12:Sheet1.E1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A1:Sheet1.E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124445">
                <text:p>0.0124445</text:p>
                <draw:g>
                  <svg:desc>Sheet1.A12:Sheet1.E12</svg:desc>
                </draw:g>
              </table:table-cell>
              <table:table-cell office:value-type="float" office:value="0.0873686">
                <text:p>0.0873686</text:p>
              </table:table-cell>
              <table:table-cell office:value-type="float" office:value="0.2786339">
                <text:p>0.2786339</text:p>
              </table:table-cell>
              <table:table-cell office:value-type="float" office:value="0.7407697">
                <text:p>0.7407697</text:p>
              </table:table-cell>
              <table:table-cell office:value-type="float" office:value="1.7394949">
                <text:p>1.7394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4cm" svg:height="12.063cm" xlink:href=".." xlink:type="simple" chart:class="chart:line" chart:style-name="ch1">
        <chart:title svg:x="9.95cm" svg:y="0.557cm" chart:style-name="ch2">
          <text:p>Thread</text:p>
        </chart:title>
        <chart:plot-area chart:style-name="ch3" table:cell-range-address="Sheet1.J1:Sheet1.J1 Sheet1.U1:Sheet1.U1 Sheet1.AF1:Sheet1.AF1 Sheet1.AQ1:Sheet1.AQ1 Sheet1.BB1:Sheet1.BB1 Sheet1.J12:Sheet1.J12 Sheet1.U12:Sheet1.U12 Sheet1.AF12:Sheet1.AF12 Sheet1.AQ12:Sheet1.AQ12 Sheet1.BB12:Sheet1.BB12" chart:data-source-has-labels="row" svg:x="1.444cm" svg:y="1.397cm" svg:width="19.797cm" svg:height="9.444cm">
          <chart:coordinate-region svg:x="1.88cm" svg:y="1.596cm" svg:width="19.081cm" svg:height="8.598cm"/>
          <chart:axis chart:dimension="x" chart:name="primary-x" chart:style-name="ch4" chartooo:axis-type="auto">
            <chartooo:date-scale/>
            <chart:title svg:x="10.597cm" svg:y="11.082cm" chart:style-name="ch5">
              <text:p>Tamanho</text:p>
            </chart:title>
            <chart:categories table:cell-range-address="Sheet1.J1:Sheet1.J1 Sheet1.U1:Sheet1.U1 Sheet1.AF1:Sheet1.AF1 Sheet1.AQ1:Sheet1.AQ1 Sheet1.BB1:Sheet1.BB1"/>
          </chart:axis>
          <chart:axis chart:dimension="y" chart:name="primary-y" chart:style-name="ch4">
            <chart:title svg:x="0.451cm" svg:y="6.904cm" chart:style-name="ch6">
              <text:p>Tempo (s)</text:p>
            </chart:title>
            <chart:grid chart:style-name="ch7" chart:class="major"/>
          </chart:axis>
          <chart:series chart:style-name="ch8" chart:values-cell-range-address="Sheet1.J12:Sheet1.J12 Sheet1.U12:Sheet1.U12 Sheet1.AF12:Sheet1.AF12 Sheet1.AQ12:Sheet1.AQ12 Sheet1.BB12:Sheet1.BB1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1:Sheet1.J1 Sheet1.U1:Sheet1.U1 Sheet1.AF1:Sheet1.AF1 Sheet1.AQ1:Sheet1.AQ1 Sheet1.BB1:Sheet1.BB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343747">
                <text:p>0.0343747</text:p>
                <draw:g>
                  <svg:desc>Sheet1.J12:Sheet1.J12 Sheet1.U12:Sheet1.U12 Sheet1.AF12:Sheet1.AF12 Sheet1.AQ12:Sheet1.AQ12 Sheet1.BB12:Sheet1.BB12</svg:desc>
                </draw:g>
              </table:table-cell>
              <table:table-cell office:value-type="float" office:value="0.2091445">
                <text:p>0.2091445</text:p>
              </table:table-cell>
              <table:table-cell office:value-type="float" office:value="0.7128851">
                <text:p>0.7128851</text:p>
              </table:table-cell>
              <table:table-cell office:value-type="float" office:value="2.3747952">
                <text:p>2.3747952</text:p>
              </table:table-cell>
              <table:table-cell office:value-type="float" office:value="4.8095437">
                <text:p>4.8095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05cm" svg:height="10.782cm" xlink:href=".." xlink:type="simple" chart:class="chart:line" chart:style-name="ch1">
        <chart:title svg:x="8.206cm" svg:y="0.351cm" chart:style-name="ch2">
          <text:p>Multi Process</text:p>
        </chart:title>
        <chart:plot-area chart:style-name="ch3" table:cell-range-address="Sheet1.CI1:Sheet1.CI1 Sheet1.CT1:Sheet1.CT1 Sheet1.DE1:Sheet1.DE1 Sheet1.DP1:Sheet1.DP1 Sheet1.EA1:Sheet1.EA1 Sheet1.CI12:Sheet1.CI12 Sheet1.CT12:Sheet1.CT12 Sheet1.DE12:Sheet1.DE12 Sheet1.DP12:Sheet1.DP12 Sheet1.EA12:Sheet1.EA12" chart:data-source-has-labels="row" svg:x="1.397cm" svg:y="1.345cm" svg:width="17.522cm" svg:height="8.241cm">
          <chart:coordinate-region svg:x="1.833cm" svg:y="1.544cm" svg:width="16.806cm" svg:height="7.395cm"/>
          <chart:axis chart:dimension="x" chart:name="primary-x" chart:style-name="ch4" chartooo:axis-type="auto">
            <chartooo:date-scale/>
            <chart:title svg:x="9.413cm" svg:y="9.801cm" chart:style-name="ch5">
              <text:p>Tamanho</text:p>
            </chart:title>
            <chart:categories table:cell-range-address="Sheet1.CI1:Sheet1.CI1 Sheet1.CT1:Sheet1.CT1 Sheet1.DE1:Sheet1.DE1 Sheet1.DP1:Sheet1.DP1 Sheet1.EA1:Sheet1.EA1"/>
          </chart:axis>
          <chart:axis chart:dimension="y" chart:name="primary-y" chart:style-name="ch4">
            <chart:title svg:x="0.451cm" svg:y="6.25cm" chart:style-name="ch6">
              <text:p>Tempo (s)</text:p>
            </chart:title>
            <chart:grid chart:style-name="ch7" chart:class="major"/>
          </chart:axis>
          <chart:series chart:style-name="ch8" chart:values-cell-range-address="Sheet1.CI12:Sheet1.CI12 Sheet1.CT12:Sheet1.CT12 Sheet1.DE12:Sheet1.DE12 Sheet1.DP12:Sheet1.DP12 Sheet1.EA12:Sheet1.EA1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I1:Sheet1.CI1 Sheet1.CT1:Sheet1.CT1 Sheet1.DE1:Sheet1.DE1 Sheet1.DP1:Sheet1.DP1 Sheet1.EA1:Sheet1.EA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460034">
                <text:p>0.0460034</text:p>
                <draw:g>
                  <svg:desc>Sheet1.CI12:Sheet1.CI12 Sheet1.CT12:Sheet1.CT12 Sheet1.DE12:Sheet1.DE12 Sheet1.DP12:Sheet1.DP12 Sheet1.EA12:Sheet1.EA12</svg:desc>
                </draw:g>
              </table:table-cell>
              <table:table-cell office:value-type="float" office:value="0.2075856">
                <text:p>0.2075856</text:p>
              </table:table-cell>
              <table:table-cell office:value-type="float" office:value="0.7095385">
                <text:p>0.7095385</text:p>
              </table:table-cell>
              <table:table-cell office:value-type="float" office:value="1.892189">
                <text:p>1.892189</text:p>
              </table:table-cell>
              <table:table-cell office:value-type="float" office:value="5.2743712">
                <text:p>5.27437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9.032cm" xlink:href=".." xlink:type="simple" chart:class="chart:line" chart:style-name="ch1">
        <chart:title svg:x="5.617cm" svg:y="0.316cm" chart:style-name="ch2">
          <text:p>Tempo em função de P</text:p>
        </chart:title>
        <chart:subtitle svg:x="7.191cm" svg:y="1.275cm" chart:style-name="ch3">
          <text:p>Process</text:p>
        </chart:subtitle>
        <chart:plot-area chart:style-name="ch4" table:cell-range-address="Sheet1.U19:Sheet1.U19 Sheet1.AF19:Sheet1.AF19 Sheet1.AQ19:Sheet1.AQ19 Sheet1.BB19:Sheet1.BB19 Sheet1.BM19:Sheet1.BM19 Sheet1.U54:Sheet1.U54 Sheet1.AF54:Sheet1.AF54 Sheet1.AQ54:Sheet1.AQ54 Sheet1.BB54:Sheet1.BB54 Sheet1.BM54:Sheet1.BM54" chart:data-source-has-labels="row" svg:x="1.33cm" svg:y="2.138cm" svg:width="14.33cm" svg:height="5.733cm">
          <chart:coordinate-region svg:x="2.137cm" svg:y="2.337cm" svg:width="12.873cm" svg:height="4.887cm"/>
          <chart:axis chart:dimension="x" chart:name="primary-x" chart:style-name="ch5" chartooo:axis-type="auto">
            <chartooo:date-scale/>
            <chart:title svg:x="8.332cm" svg:y="8.051cm" chart:style-name="ch6">
              <text:p>P</text:p>
            </chart:title>
            <chart:categories table:cell-range-address="Sheet1.U19:Sheet1.U19 Sheet1.AF19:Sheet1.AF19 Sheet1.AQ19:Sheet1.AQ19 Sheet1.BB19:Sheet1.BB19 Sheet1.BM19:Sheet1.BM19"/>
          </chart:axis>
          <chart:axis chart:dimension="y" chart:name="primary-y" chart:style-name="ch5">
            <chart:title svg:x="0.451cm" svg:y="5.789cm" chart:style-name="ch7">
              <text:p>Tempo (s)</text:p>
            </chart:title>
            <chart:grid chart:style-name="ch8" chart:class="major"/>
          </chart:axis>
          <chart:series chart:style-name="ch9" chart:values-cell-range-address="Sheet1.U54:Sheet1.U54 Sheet1.AF54:Sheet1.AF54 Sheet1.AQ54:Sheet1.AQ54 Sheet1.BB54:Sheet1.BB54 Sheet1.BM54:Sheet1.BM5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80000">
                <text:p>80000</text:p>
                <draw:g>
                  <svg:desc>Sheet1.U19:Sheet1.U19 Sheet1.AF19:Sheet1.AF19 Sheet1.AQ19:Sheet1.AQ19 Sheet1.BB19:Sheet1.BB19 Sheet1.BM19:Sheet1.BM19</svg:desc>
                </draw:g>
              </table:table-cell>
              <table:table-cell office:value-type="float" office:value="160000">
                <text:p>16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  <table:table-cell office:value-type="float" office:value="1280000">
                <text:p>128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5.9532001">
                <text:p>195.9532001</text:p>
                <draw:g>
                  <svg:desc>Sheet1.U54:Sheet1.U54 Sheet1.AF54:Sheet1.AF54 Sheet1.AQ54:Sheet1.AQ54 Sheet1.BB54:Sheet1.BB54 Sheet1.BM54:Sheet1.BM54</svg:desc>
                </draw:g>
              </table:table-cell>
              <table:table-cell office:value-type="float" office:value="207.0842743">
                <text:p>207.0842743</text:p>
              </table:table-cell>
              <table:table-cell office:value-type="float" office:value="207.9388486">
                <text:p>207.9388486</text:p>
              </table:table-cell>
              <table:table-cell office:value-type="float" office:value="202.2696612">
                <text:p>202.2696612</text:p>
              </table:table-cell>
              <table:table-cell office:value-type="float" office:value="191.6417805">
                <text:p>191.64178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04cm" svg:height="8.806cm" xlink:href=".." xlink:type="simple" chart:class="chart:line" chart:style-name="ch1">
        <chart:title svg:x="5.58cm" svg:y="0.312cm" chart:style-name="ch2">
          <text:p>Tempo em função de P</text:p>
        </chart:title>
        <chart:subtitle svg:x="7.273cm" svg:y="1.267cm" chart:style-name="ch3">
          <text:p>Thread</text:p>
        </chart:subtitle>
        <chart:plot-area chart:style-name="ch4" table:cell-range-address="Sheet1.U65:Sheet1.U65 Sheet1.AF65:Sheet1.AF65 Sheet1.AQ65:Sheet1.AQ65 Sheet1.BB65:Sheet1.BB65 Sheet1.BM65:Sheet1.BM65 Sheet1.U100:Sheet1.U100 Sheet1.AF100:Sheet1.AF100 Sheet1.AQ100:Sheet1.AQ100 Sheet1.BB100:Sheet1.BB100 Sheet1.BM100:Sheet1.BM100" chart:data-source-has-labels="row" svg:x="1.329cm" svg:y="2.126cm" svg:width="14.257cm" svg:height="5.523cm">
          <chart:coordinate-region svg:x="2.136cm" svg:y="2.325cm" svg:width="13.357cm" svg:height="4.677cm"/>
          <chart:axis chart:dimension="x" chart:name="primary-x" chart:style-name="ch5" chartooo:axis-type="auto">
            <chartooo:date-scale/>
            <chart:title svg:x="8.294cm" svg:y="7.825cm" chart:style-name="ch6">
              <text:p>P</text:p>
            </chart:title>
            <chart:categories table:cell-range-address="Sheet1.U65:Sheet1.U65 Sheet1.AF65:Sheet1.AF65 Sheet1.AQ65:Sheet1.AQ65 Sheet1.BB65:Sheet1.BB65 Sheet1.BM65:Sheet1.BM65"/>
          </chart:axis>
          <chart:axis chart:dimension="y" chart:name="primary-y" chart:style-name="ch5">
            <chart:title svg:x="0.451cm" svg:y="5.672cm" chart:style-name="ch7">
              <text:p>Tempo (s)</text:p>
            </chart:title>
            <chart:grid chart:style-name="ch8" chart:class="major"/>
          </chart:axis>
          <chart:series chart:style-name="ch9" chart:values-cell-range-address="Sheet1.U100:Sheet1.U100 Sheet1.AF100:Sheet1.AF100 Sheet1.AQ100:Sheet1.AQ100 Sheet1.BB100:Sheet1.BB100 Sheet1.BM100:Sheet1.BM10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Sheet1.U65:Sheet1.U65 Sheet1.AF65:Sheet1.AF65 Sheet1.AQ65:Sheet1.AQ65 Sheet1.BB65:Sheet1.BB65 Sheet1.BM65:Sheet1.BM6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5.0610641">
                <text:p>205.0610641</text:p>
                <draw:g>
                  <svg:desc>Sheet1.U100:Sheet1.U100 Sheet1.AF100:Sheet1.AF100 Sheet1.AQ100:Sheet1.AQ100 Sheet1.BB100:Sheet1.BB100 Sheet1.BM100:Sheet1.BM100</svg:desc>
                </draw:g>
              </table:table-cell>
              <table:table-cell office:value-type="float" office:value="208.8052529">
                <text:p>208.8052529</text:p>
              </table:table-cell>
              <table:table-cell office:value-type="float" office:value="208.7564986">
                <text:p>208.7564986</text:p>
              </table:table-cell>
              <table:table-cell office:value-type="float" office:value="203.6717575">
                <text:p>203.6717575</text:p>
              </table:table-cell>
              <table:table-cell office:value-type="float" office:value="200.1102516">
                <text:p>200.11025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